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f98b" officeooo:paragraph-rsid="0000f98b"/>
    </style:style>
    <style:style style:name="P2" style:family="paragraph" style:parent-style-name="Standard">
      <style:text-properties officeooo:rsid="00017359" officeooo:paragraph-rsid="00017359"/>
    </style:style>
    <style:style style:name="P3" style:family="paragraph" style:parent-style-name="Standard">
      <style:text-properties fo:color="#c9211e" fo:font-weight="bold" officeooo:paragraph-rsid="0000f98b" style:font-weight-asian="bold" style:font-weight-complex="bold"/>
    </style:style>
    <style:style style:name="P4" style:family="paragraph" style:parent-style-name="Standard">
      <style:text-properties fo:color="#c9211e" fo:font-weight="bold" officeooo:rsid="00017359" officeooo:paragraph-rsid="00017359" style:font-weight-asian="bold" style:font-weight-complex="bold"/>
    </style:style>
    <style:style style:name="T1" style:family="text">
      <style:text-properties officeooo:rsid="0000f98b"/>
    </style:style>
    <style:style style:name="T2" style:family="text">
      <style:text-properties fo:color="#7a7e85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3ae60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908b25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aab73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cf8e6d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bcbec4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bcbec4" style:font-name="0" fo:font-size="10pt" style:font-size-asian="10pt"/>
    </style:style>
    <style:style style:name="T9" style:family="text">
      <style:text-properties fo:color="#b9bcd1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b5b6e3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9373a5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56a8f5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2aacb8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5f8c8a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c77dbb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officeooo:rsid="00017359"/>
    </style:style>
    <style:style style:name="T17" style:family="text">
      <style:text-properties fo:color="#686a4e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00000" style:font-name="JetBrains Mono" fo:font-size="10pt" fo:font-style="normal" fo:font-weight="normal" officeooo:rsid="00017359" style:font-size-asian="10pt" style:font-style-asian="normal" style:font-weight-asian="normal"/>
    </style:style>
    <style:style style:name="T20" style:family="text">
      <style:text-properties fo:color="#000000" style:font-name="JetBrains Mono" fo:font-size="12pt" fo:font-style="normal" fo:font-weight="normal" officeooo:rsid="00017359" style:font-size-asian="12pt" style:font-style-asian="normal" style:font-weight-asian="normal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OS1 – PROJEKAT – SAMO </text:span><text:span text:style-name="T16">SINHRONA PROMENA</text:span><text:span text:style-name="T1"> + MODIFIKACIJE </text:span><text:span text:style-name="T16">(2024)</text:span></text:p>
      <text:p text:style-name="P4">Napomena: verovatno ima gresaka I verovatno moze mnooogo bolje</text:p>
      <text:p text:style-name="P1"><text:span text:style-name="T18"/></text:p>
      <text:p text:style-name="P1"><text:span text:style-name="T20">List.hpp</text:span><text:line-break/><text:line-break/><text:span text:style-name="T3">#ifndef </text:span><text:span text:style-name="T4">OS1_VEZBE07_RISCV_CONTEXT_SWITCH_2_INTERRUPT_LIST_HPP</text:span><text:line-break/><text:span text:style-name="T3">#define </text:span><text:span text:style-name="T4">OS1_VEZBE07_RISCV_CONTEXT_SWITCH_2_INTERRUPT_LIST_HPP</text:span><text:line-break/><text:line-break/><text:span text:style-name="T3">#include </text:span><text:span text:style-name="T5">"memoryAllocator.hpp"</text:span><text:line-break/><text:line-break/><text:span text:style-name="T6">template</text:span><text:span text:style-name="T7">&lt;</text:span><text:span text:style-name="T6">typename </text:span><text:span text:style-name="T9">T</text:span><text:span text:style-name="T7">&gt;</text:span><text:line-break/><text:span text:style-name="T6">class </text:span><text:span text:style-name="T10">Lista</text:span><text:line-break/><text:span text:style-name="T7">{</text:span><text:line-break/><text:span text:style-name="T6">private</text:span><text:span text:style-name="T7">:</text:span><text:line-break/><text:span text:style-name="T7"> <text:s text:c="3"/></text:span><text:span text:style-name="T6">struct </text:span><text:span text:style-name="T10">Elem</text:span><text:line-break/><text:span text:style-name="T10"> <text:s text:c="3"/></text:span><text:span text:style-name="T7">{</text:span><text:line-break/><text:span text:style-name="T7"> <text:s text:c="7"/></text:span><text:span text:style-name="T9">T </text:span><text:span text:style-name="T7">*</text:span><text:span text:style-name="T11">data</text:span><text:span text:style-name="T7">;</text:span><text:line-break/><text:span text:style-name="T7"> <text:s text:c="7"/></text:span><text:span text:style-name="T10">Elem </text:span><text:span text:style-name="T7">*</text:span><text:span text:style-name="T11">next</text:span><text:span text:style-name="T7">;</text:span><text:line-break/><text:line-break/><text:span text:style-name="T7"> <text:s text:c="7"/></text:span><text:span text:style-name="T12">Elem</text:span><text:span text:style-name="T7">(</text:span><text:span text:style-name="T9">T </text:span><text:span text:style-name="T7">*data, </text:span><text:span text:style-name="T10">Elem </text:span><text:span text:style-name="T7">*next) : </text:span><text:span text:style-name="T11">data</text:span><text:span text:style-name="T7">(data), </text:span><text:span text:style-name="T11">next</text:span><text:span text:style-name="T7">(next) {}</text:span><text:line-break/><text:line-break/><text:span text:style-name="T7"> <text:s text:c="3"/>};</text:span><text:line-break/><text:line-break/><text:span text:style-name="T7"> <text:s text:c="3"/></text:span><text:span text:style-name="T10">Elem </text:span><text:span text:style-name="T7">*</text:span><text:span text:style-name="T11">head</text:span><text:span text:style-name="T7">, *</text:span><text:span text:style-name="T11">tail</text:span><text:span text:style-name="T7">;</text:span><text:line-break/><text:line-break/><text:span text:style-name="T6">public</text:span><text:span text:style-name="T7">:</text:span><text:line-break/><text:span text:style-name="T7"> <text:s text:c="3"/></text:span><text:span text:style-name="T12">Lista</text:span><text:span text:style-name="T7">() : </text:span><text:span text:style-name="T11">head</text:span><text:span text:style-name="T7">(</text:span><text:span text:style-name="T13">0</text:span><text:span text:style-name="T7">), </text:span><text:span text:style-name="T11">tail</text:span><text:span text:style-name="T7">(</text:span><text:span text:style-name="T13">0</text:span><text:span text:style-name="T7">) {}</text:span><text:line-break/><text:line-break/><text:span text:style-name="T7"> <text:s text:c="3"/></text:span><text:span text:style-name="T12">Lista</text:span><text:span text:style-name="T7">(</text:span><text:span text:style-name="T6">const </text:span><text:span text:style-name="T10">Lista</text:span><text:span text:style-name="T7">&lt;</text:span><text:span text:style-name="T9">T</text:span><text:span text:style-name="T7">&gt; &amp;) = </text:span><text:span text:style-name="T6">delete</text:span><text:span text:style-name="T7">;</text:span><text:line-break/><text:line-break/><text:span text:style-name="T7"> <text:s text:c="3"/></text:span><text:span text:style-name="T10">Lista</text:span><text:span text:style-name="T7">&lt;</text:span><text:span text:style-name="T9">T</text:span><text:span text:style-name="T7">&gt; &amp;</text:span><text:span text:style-name="T6">operator</text:span><text:span text:style-name="T14">=</text:span><text:span text:style-name="T7">(</text:span><text:span text:style-name="T6">const </text:span><text:span text:style-name="T10">Lista</text:span><text:span text:style-name="T7">&lt;</text:span><text:span text:style-name="T9">T</text:span><text:span text:style-name="T7">&gt; &amp;) = </text:span><text:span text:style-name="T6">delete</text:span><text:span text:style-name="T7">;</text:span><text:line-break/><text:line-break/><text:span text:style-name="T7"> <text:s text:c="3"/></text:span><text:span text:style-name="T6">void </text:span><text:span text:style-name="T12">addFirst</text:span><text:span text:style-name="T7">(</text:span><text:span text:style-name="T9">T </text:span><text:span text:style-name="T7">*data)</text:span><text:line-break/><text:span text:style-name="T7"> <text:s text:c="3"/>{</text:span><text:line-break/><text:span text:style-name="T7"> <text:s text:c="7"/></text:span><text:span text:style-name="T10">Elem </text:span><text:span text:style-name="T7">*elem = </text:span><text:span text:style-name="T6">new </text:span><text:span text:style-name="T7">Elem(data, </text:span><text:span text:style-name="T11">head</text:span><text:span text:style-name="T7">);</text:span><text:line-break/><text:span text:style-name="T7"> <text:s text:c="7"/></text:span><text:span text:style-name="T11">head </text:span><text:span text:style-name="T7">= elem;</text:span><text:line-break/><text:span text:style-name="T7"> <text:s text:c="7"/></text:span><text:span text:style-name="T6">if </text:span><text:span text:style-name="T7">(!</text:span><text:span text:style-name="T11">tail</text:span><text:span text:style-name="T7">) { </text:span><text:span text:style-name="T11">tail </text:span><text:span text:style-name="T7">= </text:span><text:span text:style-name="T11">head</text:span><text:span text:style-name="T7">; }</text:span><text:line-break/><text:span text:style-name="T7"> <text:s text:c="3"/>}</text:span><text:line-break/><text:line-break/><text:span text:style-name="T7"> <text:s text:c="3"/></text:span><text:span text:style-name="T6">void </text:span><text:span text:style-name="T12">addLast</text:span><text:span text:style-name="T7">(</text:span><text:span text:style-name="T9">T </text:span><text:span text:style-name="T7">*data)</text:span><text:line-break/><text:span text:style-name="T7"> <text:s text:c="3"/>{</text:span><text:line-break/><text:span text:style-name="T7"> <text:s text:c="7"/></text:span><text:span text:style-name="T10">Elem </text:span><text:span text:style-name="T7">*elem = </text:span><text:span text:style-name="T6">new </text:span><text:span text:style-name="T7">Elem(data, </text:span><text:span text:style-name="T13">0</text:span><text:span text:style-name="T7">);</text:span><text:line-break/><text:span text:style-name="T7"> <text:s text:c="7"/></text:span><text:span text:style-name="T6">if </text:span><text:span text:style-name="T7">(</text:span><text:span text:style-name="T11">tail</text:span><text:span text:style-name="T7">)</text:span><text:line-break/><text:span text:style-name="T7"> <text:s text:c="7"/>{</text:span><text:line-break/><text:span text:style-name="T7"> <text:s text:c="11"/></text:span><text:span text:style-name="T11">tail</text:span><text:span text:style-name="T7">-&gt;next = elem;</text:span><text:line-break/><text:span text:style-name="T7"> <text:s text:c="11"/></text:span><text:span text:style-name="T11">tail </text:span><text:span text:style-name="T7">= elem;</text:span><text:line-break/><text:span text:style-name="T7"> <text:s text:c="7"/>} </text:span><text:span text:style-name="T6">else</text:span><text:line-break/><text:span text:style-name="T6"> <text:s text:c="7"/></text:span><text:span text:style-name="T7">{</text:span><text:line-break/><text:span text:style-name="T7"> <text:s text:c="11"/></text:span><text:span text:style-name="T11">head </text:span><text:span text:style-name="T7">= </text:span><text:span text:style-name="T11">tail </text:span><text:span text:style-name="T7">= elem;</text:span><text:line-break/><text:span text:style-name="T7"> <text:s text:c="7"/>}</text:span><text:line-break/><text:span text:style-name="T7"> <text:s text:c="3"/>}</text:span><text:line-break/><text:line-break/><text:span text:style-name="T7"> <text:s text:c="3"/></text:span><text:span text:style-name="T9">T </text:span><text:span text:style-name="T7">*</text:span><text:span text:style-name="T12">removeFirst</text:span><text:span text:style-name="T7">()</text:span><text:line-break/><text:span text:style-name="T7"> <text:s text:c="3"/>{</text:span><text:line-break/><text:span text:style-name="T7"> <text:s text:c="7"/></text:span><text:span text:style-name="T6">if </text:span><text:span text:style-name="T7">(!</text:span><text:span text:style-name="T11">head</text:span><text:span text:style-name="T7">) { </text:span><text:span text:style-name="T6">return </text:span><text:span text:style-name="T13">0</text:span><text:span text:style-name="T7">; }</text:span><text:line-break/><text:soft-page-break/><text:line-break/><text:span text:style-name="T7"> <text:s text:c="7"/></text:span><text:span text:style-name="T10">Elem </text:span><text:span text:style-name="T7">*elem = </text:span><text:span text:style-name="T11">head</text:span><text:span text:style-name="T7">;</text:span><text:line-break/><text:span text:style-name="T7"> <text:s text:c="7"/></text:span><text:span text:style-name="T11">head </text:span><text:span text:style-name="T7">= </text:span><text:span text:style-name="T11">head</text:span><text:span text:style-name="T7">-&gt;next;</text:span><text:line-break/><text:span text:style-name="T7"> <text:s text:c="7"/></text:span><text:span text:style-name="T6">if </text:span><text:span text:style-name="T7">(!</text:span><text:span text:style-name="T11">head</text:span><text:span text:style-name="T7">) { </text:span><text:span text:style-name="T11">tail </text:span><text:span text:style-name="T7">= </text:span><text:span text:style-name="T13">0</text:span><text:span text:style-name="T7">; }</text:span><text:line-break/><text:line-break/><text:span text:style-name="T7"> <text:s text:c="7"/></text:span><text:span text:style-name="T9">T </text:span><text:span text:style-name="T7">*ret = elem-&gt;data;</text:span><text:line-break/><text:span text:style-name="T7"> <text:s text:c="7"/></text:span><text:span text:style-name="T6">delete </text:span><text:span text:style-name="T7">elem;</text:span><text:line-break/><text:span text:style-name="T7"> <text:s text:c="7"/></text:span><text:span text:style-name="T6">return </text:span><text:span text:style-name="T7">ret;</text:span><text:line-break/><text:span text:style-name="T7"> <text:s text:c="3"/>}</text:span><text:line-break/><text:line-break/><text:span text:style-name="T7"> <text:s text:c="3"/></text:span><text:span text:style-name="T9">T </text:span><text:span text:style-name="T7">*</text:span><text:span text:style-name="T12">peekFirst</text:span><text:span text:style-name="T7">()</text:span><text:line-break/><text:span text:style-name="T7"> <text:s text:c="3"/>{</text:span><text:line-break/><text:span text:style-name="T7"> <text:s text:c="7"/></text:span><text:span text:style-name="T6">if </text:span><text:span text:style-name="T7">(!</text:span><text:span text:style-name="T11">head</text:span><text:span text:style-name="T7">) { </text:span><text:span text:style-name="T6">return </text:span><text:span text:style-name="T13">0</text:span><text:span text:style-name="T7">; }</text:span><text:line-break/><text:span text:style-name="T7"> <text:s text:c="7"/></text:span><text:span text:style-name="T6">return </text:span><text:span text:style-name="T11">head</text:span><text:span text:style-name="T7">-&gt;data;</text:span><text:line-break/><text:span text:style-name="T7"> <text:s text:c="3"/>}</text:span><text:line-break/><text:line-break/><text:span text:style-name="T7"> <text:s text:c="3"/></text:span><text:span text:style-name="T9">T </text:span><text:span text:style-name="T7">*</text:span><text:span text:style-name="T12">removeLast</text:span><text:span text:style-name="T7">()</text:span><text:line-break/><text:span text:style-name="T7"> <text:s text:c="3"/>{</text:span><text:line-break/><text:span text:style-name="T7"> <text:s text:c="7"/></text:span><text:span text:style-name="T6">if </text:span><text:span text:style-name="T7">(!</text:span><text:span text:style-name="T11">head</text:span><text:span text:style-name="T7">) { </text:span><text:span text:style-name="T6">return </text:span><text:span text:style-name="T13">0</text:span><text:span text:style-name="T7">; }</text:span><text:line-break/><text:line-break/><text:span text:style-name="T7"> <text:s text:c="7"/></text:span><text:span text:style-name="T10">Elem </text:span><text:span text:style-name="T7">*prev = </text:span><text:span text:style-name="T13">0</text:span><text:span text:style-name="T7">;</text:span><text:line-break/><text:span text:style-name="T7"> <text:s text:c="7"/></text:span><text:span text:style-name="T6">for </text:span><text:span text:style-name="T7">(</text:span><text:span text:style-name="T10">Elem </text:span><text:span text:style-name="T7">*curr = </text:span><text:span text:style-name="T11">head</text:span><text:span text:style-name="T7">; curr &amp;&amp; curr != </text:span><text:span text:style-name="T11">tail</text:span><text:span text:style-name="T7">; curr = curr-&gt;next)</text:span><text:line-break/><text:span text:style-name="T7"> <text:s text:c="7"/>{</text:span><text:line-break/><text:span text:style-name="T7"> <text:s text:c="11"/>prev = curr;</text:span><text:line-break/><text:span text:style-name="T7"> <text:s text:c="7"/>}</text:span><text:line-break/><text:line-break/><text:span text:style-name="T7"> <text:s text:c="7"/></text:span><text:span text:style-name="T10">Elem </text:span><text:span text:style-name="T7">*elem = </text:span><text:span text:style-name="T11">tail</text:span><text:span text:style-name="T7">;</text:span><text:line-break/><text:span text:style-name="T7"> <text:s text:c="7"/></text:span><text:span text:style-name="T6">if </text:span><text:span text:style-name="T7">(prev) { prev-&gt;next = </text:span><text:span text:style-name="T13">0</text:span><text:span text:style-name="T7">; }</text:span><text:line-break/><text:span text:style-name="T7"> <text:s text:c="7"/></text:span><text:span text:style-name="T6">else </text:span><text:span text:style-name="T7">{ </text:span><text:span text:style-name="T11">head </text:span><text:span text:style-name="T7">= </text:span><text:span text:style-name="T13">0</text:span><text:span text:style-name="T7">; }</text:span><text:line-break/><text:span text:style-name="T7"> <text:s text:c="7"/></text:span><text:span text:style-name="T11">tail </text:span><text:span text:style-name="T7">= prev;</text:span><text:line-break/><text:line-break/><text:span text:style-name="T7"> <text:s text:c="7"/></text:span><text:span text:style-name="T9">T </text:span><text:span text:style-name="T7">*ret = elem-&gt;data;</text:span><text:line-break/><text:span text:style-name="T7"> <text:s text:c="7"/></text:span><text:span text:style-name="T6">delete </text:span><text:span text:style-name="T7">elem;</text:span><text:line-break/><text:span text:style-name="T7"> <text:s text:c="7"/></text:span><text:span text:style-name="T6">return </text:span><text:span text:style-name="T7">ret;</text:span><text:line-break/><text:span text:style-name="T7"> <text:s text:c="3"/>}</text:span><text:line-break/><text:line-break/><text:span text:style-name="T7"> <text:s text:c="3"/></text:span><text:span text:style-name="T9">T </text:span><text:span text:style-name="T7">*</text:span><text:span text:style-name="T12">peekLast</text:span><text:span text:style-name="T7">()</text:span><text:line-break/><text:span text:style-name="T7"> <text:s text:c="3"/>{</text:span><text:line-break/><text:span text:style-name="T7"> <text:s text:c="7"/></text:span><text:span text:style-name="T6">if </text:span><text:span text:style-name="T7">(!</text:span><text:span text:style-name="T11">tail</text:span><text:span text:style-name="T7">) { </text:span><text:span text:style-name="T6">return </text:span><text:span text:style-name="T13">0</text:span><text:span text:style-name="T7">; }</text:span><text:line-break/><text:span text:style-name="T7"> <text:s text:c="7"/></text:span><text:span text:style-name="T6">return </text:span><text:span text:style-name="T11">tail</text:span><text:span text:style-name="T7">-&gt;data;</text:span><text:line-break/><text:span text:style-name="T7"> <text:s text:c="3"/>}</text:span><text:line-break/><text:line-break/><text:span text:style-name="T7"> <text:s text:c="3"/></text:span><text:span text:style-name="T9">T </text:span><text:span text:style-name="T7">*</text:span><text:span text:style-name="T12">peekFirstWithPriority</text:span><text:span text:style-name="T7">()</text:span><text:line-break/><text:span text:style-name="T7"> <text:s text:c="3"/>{</text:span><text:line-break/><text:span text:style-name="T7"> <text:s text:c="7"/></text:span><text:span text:style-name="T6">if </text:span><text:span text:style-name="T7">(!</text:span><text:span text:style-name="T11">head</text:span><text:span text:style-name="T7">) { </text:span><text:span text:style-name="T6">return </text:span><text:span text:style-name="T13">0</text:span><text:span text:style-name="T7">; }</text:span><text:line-break/><text:span text:style-name="T7"> <text:s text:c="7"/></text:span><text:span text:style-name="T10">Elem</text:span><text:span text:style-name="T7">* current = </text:span><text:span text:style-name="T11">head</text:span><text:span text:style-name="T7">;</text:span><text:line-break/><text:span text:style-name="T7"> <text:s text:c="7"/></text:span><text:span text:style-name="T10">Elem</text:span><text:span text:style-name="T7">* highestPriorityElem = </text:span><text:span text:style-name="T11">head</text:span><text:span text:style-name="T7">;</text:span><text:line-break/><text:line-break/><text:span text:style-name="T7"> <text:s text:c="7"/></text:span><text:span text:style-name="T6">while</text:span><text:span text:style-name="T7">(current != </text:span><text:span text:style-name="T6">nullptr</text:span><text:span text:style-name="T7">) {</text:span><text:line-break/><text:span text:style-name="T7"> <text:s text:c="11"/></text:span><text:span text:style-name="T6">if</text:span><text:span text:style-name="T7">(current-&gt;data-&gt;getMyID() &lt; highestPriorityElem-&gt;data-&gt;getMyID()) {</text:span><text:line-break/><text:span text:style-name="T7"> <text:s text:c="15"/>highestPriorityElem = current;</text:span><text:line-break/><text:span text:style-name="T7"> <text:s text:c="11"/>}</text:span><text:line-break/><text:span text:style-name="T7"> <text:s text:c="11"/>current = current-&gt;next;</text:span><text:line-break/><text:span text:style-name="T7"> <text:s text:c="7"/>}</text:span><text:line-break/><text:span text:style-name="T7"> <text:s text:c="7"/></text:span><text:span text:style-name="T6">return </text:span><text:span text:style-name="T7">highestPriorityElem-&gt;data;</text:span><text:line-break/><text:span text:style-name="T7"> <text:s text:c="3"/>}</text:span><text:line-break/><text:soft-page-break/><text:line-break/><text:span text:style-name="T7"> <text:s text:c="3"/></text:span><text:span text:style-name="T9">T </text:span><text:span text:style-name="T7">*</text:span><text:span text:style-name="T12">removeFirstWithPriority</text:span><text:span text:style-name="T7">() {</text:span><text:line-break/><text:span text:style-name="T7"> <text:s text:c="7"/></text:span><text:span text:style-name="T6">if</text:span><text:span text:style-name="T7">(!</text:span><text:span text:style-name="T11">head</text:span><text:span text:style-name="T7">) { </text:span><text:span text:style-name="T6">return </text:span><text:span text:style-name="T13">0</text:span><text:span text:style-name="T7">; }</text:span><text:line-break/><text:span text:style-name="T7"> <text:s text:c="7"/></text:span><text:span text:style-name="T10">Elem</text:span><text:span text:style-name="T7">* curr = </text:span><text:span text:style-name="T11">head</text:span><text:span text:style-name="T7">;</text:span><text:line-break/><text:span text:style-name="T7"> <text:s text:c="7"/></text:span><text:span text:style-name="T10">Elem</text:span><text:span text:style-name="T7">* prev = </text:span><text:span text:style-name="T6">nullptr</text:span><text:span text:style-name="T7">;</text:span><text:line-break/><text:span text:style-name="T7"> <text:s text:c="7"/></text:span><text:span text:style-name="T10">Elem</text:span><text:span text:style-name="T7">* highestPriorityElem = </text:span><text:span text:style-name="T11">head</text:span><text:span text:style-name="T7">;</text:span><text:line-break/><text:span text:style-name="T7"> <text:s text:c="7"/></text:span><text:span text:style-name="T10">Elem</text:span><text:span text:style-name="T7">* prevFromHighest = </text:span><text:span text:style-name="T6">nullptr</text:span><text:span text:style-name="T7">;</text:span><text:line-break/><text:line-break/><text:span text:style-name="T7"> <text:s text:c="7"/></text:span><text:span text:style-name="T6">while</text:span><text:span text:style-name="T7">(curr != </text:span><text:span text:style-name="T6">nullptr</text:span><text:span text:style-name="T7">) {</text:span><text:line-break/><text:span text:style-name="T7"> <text:s text:c="11"/></text:span><text:span text:style-name="T6">if</text:span><text:span text:style-name="T7">(curr-&gt;data-&gt;getMyID() &lt; highestPriorityElem-&gt;data-&gt;getMyID()) {</text:span><text:line-break/><text:span text:style-name="T7"> <text:s text:c="15"/>highestPriorityElem = curr;</text:span><text:line-break/><text:span text:style-name="T7"> <text:s text:c="15"/>prevFromHighest = prev;</text:span><text:line-break/><text:span text:style-name="T7"> <text:s text:c="11"/>}</text:span><text:line-break/><text:span text:style-name="T7"> <text:s text:c="11"/>prev = curr;</text:span><text:line-break/><text:span text:style-name="T7"> <text:s text:c="11"/>curr = curr-&gt;next;</text:span><text:line-break/><text:span text:style-name="T7"> <text:s text:c="7"/>}</text:span><text:line-break/><text:line-break/><text:span text:style-name="T7"> <text:s text:c="7"/></text:span><text:span text:style-name="T2">//check if first in list or not</text:span><text:line-break/><text:span text:style-name="T2"> <text:s text:c="7"/></text:span><text:span text:style-name="T6">if</text:span><text:span text:style-name="T7">(prevFromHighest == </text:span><text:span text:style-name="T6">nullptr</text:span><text:span text:style-name="T7">) {</text:span><text:line-break/><text:span text:style-name="T7"> <text:s text:c="11"/></text:span><text:span text:style-name="T11">head </text:span><text:span text:style-name="T7">= highestPriorityElem-&gt;next;</text:span><text:line-break/><text:line-break/><text:span text:style-name="T7"> <text:s text:c="7"/>}</text:span><text:line-break/><text:span text:style-name="T7"> <text:s text:c="7"/></text:span><text:span text:style-name="T6">else </text:span><text:span text:style-name="T7">{</text:span><text:line-break/><text:span text:style-name="T7"> <text:s text:c="11"/>prevFromHighest-&gt;next = highestPriorityElem-&gt;next;</text:span><text:line-break/><text:span text:style-name="T7"> <text:s text:c="7"/>}</text:span><text:line-break/><text:line-break/><text:span text:style-name="T7"> <text:s text:c="7"/></text:span><text:span text:style-name="T2">//update tail if necessary</text:span><text:line-break/><text:span text:style-name="T2"> <text:s text:c="7"/></text:span><text:span text:style-name="T6">if</text:span><text:span text:style-name="T7">(highestPriorityElem == </text:span><text:span text:style-name="T11">tail</text:span><text:span text:style-name="T7">) {</text:span><text:line-break/><text:span text:style-name="T7"> <text:s text:c="11"/></text:span><text:span text:style-name="T11">tail </text:span><text:span text:style-name="T7">= prevFromHighest;</text:span><text:line-break/><text:span text:style-name="T7"> <text:s text:c="7"/>}</text:span><text:line-break/><text:line-break/><text:span text:style-name="T7"> <text:s text:c="7"/></text:span><text:span text:style-name="T9">T</text:span><text:span text:style-name="T7">* ret = highestPriorityElem-&gt;data;</text:span><text:line-break/><text:span text:style-name="T7"> <text:s text:c="7"/></text:span><text:span text:style-name="T6">delete </text:span><text:span text:style-name="T7">highestPriorityElem;</text:span><text:line-break/><text:span text:style-name="T7"> <text:s text:c="7"/></text:span><text:span text:style-name="T6">return </text:span><text:span text:style-name="T7">ret;</text:span><text:line-break/><text:span text:style-name="T7"> <text:s text:c="3"/>}</text:span><text:line-break/><text:line-break/><text:span text:style-name="T7">};</text:span><text:line-break/><text:line-break/><text:span text:style-name="T3">#endif </text:span><text:span text:style-name="T2">//OS1_VEZBE07_RISCV_CONTEXT_SWITCH_2_INTERRUPT_LIST_HPP</text:span></text:p>
      <text:p text:style-name="P1"/>
      <text:p text:style-name="P1">memoryAllocator.hpp</text:p>
      <text:p text:style-name="P1"/>
      <text:p text:style-name="P1"><text:span text:style-name="T2">//</text:span><text:line-break/><text:span text:style-name="T2">// Created by os on 5/11/24.</text:span><text:line-break/><text:span text:style-name="T2">//</text:span><text:line-break/><text:line-break/><text:span text:style-name="T3">#ifndef </text:span><text:span text:style-name="T4">MEMORYALLOCATOR_HPP</text:span><text:line-break/><text:span text:style-name="T3">#define </text:span><text:span text:style-name="T4">MEMORYALLOCATOR_HPP</text:span><text:line-break/><text:span text:style-name="T3">#include </text:span><text:span text:style-name="T5">"../lib/hw.h"</text:span><text:line-break/><text:line-break/><text:span text:style-name="T6">void </text:span><text:span text:style-name="T12">memcpy</text:span><text:span text:style-name="T7">(</text:span><text:span text:style-name="T6">const void </text:span><text:span text:style-name="T7">*src, </text:span><text:span text:style-name="T6">const void </text:span><text:span text:style-name="T7">*dst, </text:span><text:span text:style-name="T6">int </text:span><text:span text:style-name="T7">len);</text:span><text:line-break/><text:line-break/><text:span text:style-name="T6">class </text:span><text:span text:style-name="T10">memoryAllocator </text:span><text:span text:style-name="T7">{</text:span><text:line-break/><text:span text:style-name="T6">protected</text:span><text:span text:style-name="T7">:</text:span><text:line-break/><text:span text:style-name="T7"> <text:s text:c="3"/></text:span><text:span text:style-name="T6">struct </text:span><text:span text:style-name="T10">BlockHeader</text:span><text:span text:style-name="T7">{</text:span><text:line-break/><text:soft-page-break/><text:span text:style-name="T7"> <text:s text:c="7"/></text:span><text:span text:style-name="T10">BlockHeader</text:span><text:span text:style-name="T7">* </text:span><text:span text:style-name="T11">next</text:span><text:span text:style-name="T7">;</text:span><text:line-break/><text:span text:style-name="T7"> <text:s text:c="7"/></text:span><text:span text:style-name="T9">size_t </text:span><text:span text:style-name="T11">size</text:span><text:span text:style-name="T7">;</text:span><text:line-break/><text:span text:style-name="T7"> <text:s text:c="3"/>};</text:span><text:line-break/><text:line-break/><text:span text:style-name="T6">public</text:span><text:span text:style-name="T7">:</text:span><text:line-break/><text:line-break/><text:span text:style-name="T7"> <text:s text:c="3"/></text:span><text:span text:style-name="T6">static void</text:span><text:span text:style-name="T7">* </text:span><text:span text:style-name="T12">mem_alloc</text:span><text:span text:style-name="T7">(</text:span><text:span text:style-name="T9">size_t </text:span><text:span text:style-name="T7">size);</text:span><text:line-break/><text:span text:style-name="T7"> <text:s text:c="3"/></text:span><text:span text:style-name="T6">static int </text:span><text:span text:style-name="T12">mem_free </text:span><text:span text:style-name="T7">(</text:span><text:span text:style-name="T6">void</text:span><text:span text:style-name="T7">* ptr);</text:span><text:line-break/><text:line-break/><text:line-break/><text:span text:style-name="T7"> <text:s text:c="3"/></text:span><text:span text:style-name="T6">static </text:span><text:span text:style-name="T10">BlockHeader</text:span><text:span text:style-name="T7">* </text:span><text:span text:style-name="T11">head</text:span><text:span text:style-name="T7">;</text:span><text:line-break/><text:line-break/><text:span text:style-name="T7"> <text:s text:c="3"/></text:span><text:span text:style-name="T12">memoryAllocator</text:span><text:span text:style-name="T7">(</text:span><text:span text:style-name="T10">memoryAllocator </text:span><text:span text:style-name="T7">&amp;) = </text:span><text:span text:style-name="T6">delete</text:span><text:span text:style-name="T7">;</text:span><text:line-break/><text:span text:style-name="T7"> <text:s text:c="3"/></text:span><text:span text:style-name="T6">void operator</text:span><text:span text:style-name="T14">=</text:span><text:span text:style-name="T7">(</text:span><text:span text:style-name="T6">const </text:span><text:span text:style-name="T10">memoryAllocator</text:span><text:span text:style-name="T7">&amp;) = </text:span><text:span text:style-name="T6">delete</text:span><text:span text:style-name="T7">;</text:span><text:line-break/><text:line-break/><text:span text:style-name="T7"> <text:s text:c="3"/></text:span><text:span text:style-name="T6">static void <text:s/></text:span><text:span text:style-name="T12">init</text:span><text:span text:style-name="T7">();</text:span><text:line-break/><text:span text:style-name="T7"> <text:s text:c="3"/></text:span><text:span text:style-name="T6">static </text:span><text:span text:style-name="T9">size_t </text:span><text:span text:style-name="T11">velicinaHedera</text:span><text:span text:style-name="T7">;</text:span><text:line-break/><text:span text:style-name="T7"> <text:s text:c="3"/></text:span><text:span text:style-name="T6">static </text:span><text:span text:style-name="T9">size_t </text:span><text:span text:style-name="T11">slobodnaMemorija</text:span><text:span text:style-name="T7">;</text:span><text:line-break/><text:span text:style-name="T7"> <text:s text:c="3"/></text:span><text:span text:style-name="T6">static </text:span><text:span text:style-name="T9">size_t </text:span><text:span text:style-name="T11">maxKapacitetMemorije</text:span><text:span text:style-name="T7">;</text:span><text:line-break/><text:span text:style-name="T6">private</text:span><text:span text:style-name="T7">:</text:span><text:line-break/><text:span text:style-name="T7"> <text:s text:c="3"/></text:span><text:span text:style-name="T12">memoryAllocator</text:span><text:span text:style-name="T7">(){}</text:span><text:line-break/><text:span text:style-name="T7"> <text:s text:c="3"/></text:span><text:span text:style-name="T6">static bool </text:span><text:span text:style-name="T12">pokusajDaSpojis</text:span><text:span text:style-name="T7">(</text:span><text:span text:style-name="T10">BlockHeader</text:span><text:span text:style-name="T7">* cur);</text:span><text:line-break/><text:span text:style-name="T7"> <text:s text:c="3"/></text:span><text:span text:style-name="T6">static bool </text:span><text:span text:style-name="T11">inicijalizovana</text:span><text:span text:style-name="T7">;</text:span><text:line-break/><text:line-break/><text:span text:style-name="T7">};</text:span><text:line-break/><text:line-break/><text:line-break/><text:line-break/><text:span text:style-name="T3">#endif </text:span><text:span text:style-name="T2">//PROJECT_BASE_V1_1_1_MEMORYALLOCATOR_HPP</text:span><text:line-break/><text:line-break/><text:line-break/>memoryAllocator.cpp</text:p>
      <text:p text:style-name="P1"/>
      <text:p text:style-name="P1"><text:span text:style-name="T2">//</text:span><text:line-break/><text:span text:style-name="T2">// Created by os on 5/11/24.</text:span><text:line-break/><text:span text:style-name="T2">//</text:span><text:line-break/><text:line-break/><text:span text:style-name="T3">#include </text:span><text:span text:style-name="T5">"../h/memoryAllocator.hpp"</text:span><text:line-break/><text:span text:style-name="T3">#include </text:span><text:span text:style-name="T5">"../h/tcb.hpp"</text:span><text:line-break/><text:line-break/><text:span text:style-name="T10">memoryAllocator</text:span><text:span text:style-name="T7">::</text:span><text:span text:style-name="T10">BlockHeader</text:span><text:span text:style-name="T7">* </text:span><text:span text:style-name="T10">memoryAllocator</text:span><text:span text:style-name="T7">::</text:span><text:span text:style-name="T11">head </text:span><text:span text:style-name="T7">= </text:span><text:span text:style-name="T6">nullptr</text:span><text:span text:style-name="T7">;</text:span><text:line-break/><text:span text:style-name="T9">size_t </text:span><text:span text:style-name="T10">memoryAllocator</text:span><text:span text:style-name="T7">::</text:span><text:span text:style-name="T11">velicinaHedera</text:span><text:span text:style-name="T7">= </text:span><text:span text:style-name="T6">sizeof</text:span><text:span text:style-name="T7">(</text:span><text:span text:style-name="T10">memoryAllocator</text:span><text:span text:style-name="T7">::</text:span><text:span text:style-name="T10">BlockHeader</text:span><text:span text:style-name="T7">);</text:span><text:line-break/><text:span text:style-name="T6">bool </text:span><text:span text:style-name="T10">memoryAllocator</text:span><text:span text:style-name="T7">::</text:span><text:span text:style-name="T11">inicijalizovana </text:span><text:span text:style-name="T7">=</text:span><text:span text:style-name="T6">false</text:span><text:span text:style-name="T7">;</text:span><text:line-break/><text:span text:style-name="T9">size_t </text:span><text:span text:style-name="T10">memoryAllocator</text:span><text:span text:style-name="T7">::</text:span><text:span text:style-name="T11">slobodnaMemorija </text:span><text:span text:style-name="T7">= (((</text:span><text:span text:style-name="T9">size_t</text:span><text:span text:style-name="T7">)HEAP_END_ADDR - (</text:span><text:span text:style-name="T9">size_t</text:span><text:span text:style-name="T7">)HEAP_START_ADDR - </text:span><text:span text:style-name="T11">velicinaHedera</text:span><text:span text:style-name="T7">)/MEM_BLOCK_SIZE)*MEM_BLOCK_SIZE ;</text:span><text:line-break/><text:span text:style-name="T9">size_t </text:span><text:span text:style-name="T10">memoryAllocator</text:span><text:span text:style-name="T7">::</text:span><text:span text:style-name="T11">maxKapacitetMemorije </text:span><text:span text:style-name="T7">= (((</text:span><text:span text:style-name="T9">size_t</text:span><text:span text:style-name="T7">)HEAP_END_ADDR - (</text:span><text:span text:style-name="T9">size_t</text:span><text:span text:style-name="T7">)HEAP_START_ADDR - </text:span><text:span text:style-name="T11">velicinaHedera</text:span><text:span text:style-name="T7">)/MEM_BLOCK_SIZE)*MEM_BLOCK_SIZE ;</text:span><text:line-break/><text:line-break/><text:span text:style-name="T6">void </text:span><text:span text:style-name="T10">memoryAllocator</text:span><text:span text:style-name="T7">::</text:span><text:span text:style-name="T12">init</text:span><text:span text:style-name="T7">() {</text:span><text:line-break/><text:span text:style-name="T7"> <text:s text:c="3"/></text:span><text:span text:style-name="T11">head </text:span><text:span text:style-name="T7">=( </text:span><text:span text:style-name="T10">BlockHeader</text:span><text:span text:style-name="T7">*)(HEAP_START_ADDR);</text:span><text:line-break/><text:span text:style-name="T7"> <text:s text:c="3"/></text:span><text:span text:style-name="T11">head</text:span><text:span text:style-name="T7">-&gt;</text:span><text:span text:style-name="T11">size </text:span><text:span text:style-name="T7">= ((</text:span><text:span text:style-name="T9">uint64</text:span><text:span text:style-name="T7">)HEAP_END_ADDR - (</text:span><text:span text:style-name="T9">uint64</text:span><text:span text:style-name="T7">)HEAP_START_ADDR) - </text:span><text:span text:style-name="T11">velicinaHedera</text:span><text:span text:style-name="T7">;;</text:span><text:line-break/><text:span text:style-name="T7"> <text:s text:c="3"/></text:span><text:span text:style-name="T11">head</text:span><text:span text:style-name="T7">-&gt;</text:span><text:span text:style-name="T11">next </text:span><text:span text:style-name="T7">= </text:span><text:span text:style-name="T6">nullptr</text:span><text:span text:style-name="T7">;</text:span><text:line-break/><text:span text:style-name="T7"> <text:s text:c="3"/></text:span><text:span text:style-name="T11">slobodnaMemorija </text:span><text:span text:style-name="T7">= (((</text:span><text:span text:style-name="T9">size_t</text:span><text:span text:style-name="T7">)HEAP_END_ADDR - (</text:span><text:span text:style-name="T9">size_t</text:span><text:span text:style-name="T7">)HEAP_START_ADDR - </text:span><text:span text:style-name="T11">velicinaHedera</text:span><text:span text:style-name="T7">)/MEM_BLOCK_SIZE)*MEM_BLOCK_SIZE ;</text:span><text:line-break/><text:span text:style-name="T7"> <text:s text:c="3"/></text:span><text:span text:style-name="T11">maxKapacitetMemorije </text:span><text:span text:style-name="T7">= (((</text:span><text:span text:style-name="T9">size_t</text:span><text:span text:style-name="T7">)HEAP_END_ADDR - (</text:span><text:span text:style-name="T9">size_t</text:span><text:span text:style-name="T7">)HEAP_START_ADDR - </text:span><text:soft-page-break/><text:span text:style-name="T11">velicinaHedera</text:span><text:span text:style-name="T7">)/MEM_BLOCK_SIZE)*MEM_BLOCK_SIZE ;</text:span><text:line-break/><text:span text:style-name="T7">}</text:span><text:line-break/><text:line-break/><text:span text:style-name="T6">void</text:span><text:span text:style-name="T7">* </text:span><text:span text:style-name="T10">memoryAllocator</text:span><text:span text:style-name="T7">::</text:span><text:span text:style-name="T12">mem_alloc</text:span><text:span text:style-name="T7">(</text:span><text:span text:style-name="T9">size_t </text:span><text:span text:style-name="T7">size) {</text:span><text:line-break/><text:span text:style-name="T7"> <text:s text:c="3"/></text:span><text:span text:style-name="T6">if</text:span><text:span text:style-name="T7">(!</text:span><text:span text:style-name="T11">inicijalizovana</text:span><text:span text:style-name="T7">){</text:span><text:line-break/><text:span text:style-name="T7"> <text:s text:c="7"/>init();</text:span><text:line-break/><text:span text:style-name="T7"> <text:s text:c="7"/></text:span><text:span text:style-name="T11">inicijalizovana</text:span><text:span text:style-name="T7">=</text:span><text:span text:style-name="T6">true</text:span><text:span text:style-name="T7">;</text:span><text:line-break/><text:span text:style-name="T7"> <text:s text:c="3"/>}</text:span><text:line-break/><text:line-break/><text:span text:style-name="T7"> <text:s text:c="3"/></text:span><text:span text:style-name="T6">if </text:span><text:span text:style-name="T7">(size == </text:span><text:span text:style-name="T13">0 </text:span><text:span text:style-name="T7">|| size &gt; </text:span><text:span text:style-name="T11">slobodnaMemorija</text:span><text:span text:style-name="T7">) </text:span><text:span text:style-name="T6">return nullptr</text:span><text:span text:style-name="T7">;</text:span><text:line-break/><text:line-break/><text:span text:style-name="T7"> <text:s text:c="3"/></text:span><text:span text:style-name="T2">// Align size to MEM_BLOCK_SIZE</text:span><text:line-break/><text:span text:style-name="T2"> <text:s text:c="3"/></text:span><text:span text:style-name="T6">if </text:span><text:span text:style-name="T7">(size%MEM_BLOCK_SIZE) {</text:span><text:line-break/><text:span text:style-name="T7"> <text:s text:c="7"/>size=MEM_BLOCK_SIZE*(</text:span><text:span text:style-name="T13">1</text:span><text:span text:style-name="T7">+size/MEM_BLOCK_SIZE);</text:span><text:line-break/><text:span text:style-name="T7"> <text:s text:c="3"/>}</text:span><text:line-break/><text:span text:style-name="T7"> <text:s text:c="3"/></text:span><text:span text:style-name="T2">//dodato modifikacija ping thread</text:span><text:line-break/><text:span text:style-name="T2"> <text:s text:c="3"/></text:span><text:span text:style-name="T6">if</text:span><text:span text:style-name="T7">(</text:span><text:span text:style-name="T10">TCB</text:span><text:span text:style-name="T7">::</text:span><text:span text:style-name="T11">running</text:span><text:span text:style-name="T7">){</text:span><text:line-break/><text:span text:style-name="T7"> <text:s text:c="7"/></text:span><text:span text:style-name="T10">TCB</text:span><text:span text:style-name="T7">::</text:span><text:span text:style-name="T11">running</text:span><text:span text:style-name="T7">-&gt;incrementMemory((size % MEM_BLOCK_SIZE == </text:span><text:span text:style-name="T13">0</text:span><text:span text:style-name="T7">) ?</text:span><text:line-break/><text:span text:style-name="T7"> <text:s text:c="37"/>size / MEM_BLOCK_SIZE :</text:span><text:line-break/><text:span text:style-name="T7"> <text:s text:c="37"/>(</text:span><text:span text:style-name="T13">1 </text:span><text:span text:style-name="T7">+ size / MEM_BLOCK_SIZE));</text:span><text:line-break/><text:span text:style-name="T7"> <text:s text:c="3"/>}</text:span><text:line-break/><text:line-break/><text:span text:style-name="T7"> <text:s text:c="3"/></text:span><text:span text:style-name="T10">BlockHeader</text:span><text:span text:style-name="T7">* curr = </text:span><text:span text:style-name="T11">head</text:span><text:span text:style-name="T7">;</text:span><text:line-break/><text:span text:style-name="T7"> <text:s text:c="3"/></text:span><text:span text:style-name="T10">BlockHeader</text:span><text:span text:style-name="T7">* prev = </text:span><text:span text:style-name="T6">nullptr</text:span><text:span text:style-name="T7">;</text:span><text:line-break/><text:line-break/><text:span text:style-name="T7"> <text:s text:c="3"/></text:span><text:span text:style-name="T2">//radim first fit :(</text:span><text:line-break/><text:span text:style-name="T2"> <text:s text:c="3"/></text:span><text:span text:style-name="T6">while </text:span><text:span text:style-name="T7">(curr != </text:span><text:span text:style-name="T6">nullptr</text:span><text:span text:style-name="T7">) {</text:span><text:line-break/><text:span text:style-name="T7"> <text:s text:c="7"/></text:span><text:span text:style-name="T6">if </text:span><text:span text:style-name="T7">(curr-&gt;</text:span><text:span text:style-name="T11">size </text:span><text:span text:style-name="T7">&gt;= size) {</text:span><text:line-break/><text:span text:style-name="T7"> <text:s text:c="11"/></text:span><text:span text:style-name="T2">//prvi na koji sam naisla a da u njega moze da stane zadat broj bajtova</text:span><text:line-break/><text:span text:style-name="T2"> <text:s text:c="11"/>//sta je ostalo od bloka i moze li se od tog ostatka napraviti noi blok, provera u nastavku???</text:span><text:line-break/><text:span text:style-name="T2"> <text:s text:c="11"/></text:span><text:span text:style-name="T9">size_t </text:span><text:span text:style-name="T7">remainingSize = curr-&gt;</text:span><text:span text:style-name="T11">size </text:span><text:span text:style-name="T7">- size;</text:span><text:line-break/><text:line-break/><text:span text:style-name="T7"> <text:s text:c="11"/></text:span><text:span text:style-name="T6">if </text:span><text:span text:style-name="T7">(remainingSize &gt;= </text:span><text:span text:style-name="T6">sizeof</text:span><text:span text:style-name="T7">(</text:span><text:span text:style-name="T10">BlockHeader</text:span><text:span text:style-name="T7">)) {</text:span><text:line-break/><text:span text:style-name="T7"> <text:s text:c="15"/></text:span><text:span text:style-name="T2">//pocepaj blok na stari + novi ako je moguce</text:span><text:line-break/><text:span text:style-name="T2"> <text:s text:c="15"/>// Ako je ostatak dovoljno veliki da u njega stane zaglavlje + informacije -&gt; od ostatka napravi novi blok i uvezi ga</text:span><text:line-break/><text:span text:style-name="T2"> <text:s text:c="15"/></text:span><text:span text:style-name="T10">BlockHeader</text:span><text:span text:style-name="T7">* newBlock = </text:span><text:span text:style-name="T6">reinterpret_cast</text:span><text:span text:style-name="T7">&lt;</text:span><text:span text:style-name="T10">BlockHeader</text:span><text:span text:style-name="T7">*&gt;(</text:span><text:span text:style-name="T6">reinterpret_cast</text:span><text:span text:style-name="T7">&lt;</text:span><text:span text:style-name="T6">char</text:span><text:span text:style-name="T7">*&gt;(curr) + size + </text:span><text:span text:style-name="T11">velicinaHedera</text:span><text:span text:style-name="T7">);</text:span><text:line-break/><text:span text:style-name="T7"> <text:s text:c="15"/>newBlock-&gt;</text:span><text:span text:style-name="T11">size </text:span><text:span text:style-name="T7">= remainingSize - </text:span><text:span text:style-name="T11">velicinaHedera</text:span><text:span text:style-name="T7">;</text:span><text:line-break/><text:span text:style-name="T7"> <text:s text:c="15"/>newBlock-&gt;</text:span><text:span text:style-name="T11">next </text:span><text:span text:style-name="T7">= curr-&gt;</text:span><text:span text:style-name="T11">next</text:span><text:span text:style-name="T7">;</text:span><text:line-break/><text:line-break/><text:span text:style-name="T7"> <text:s text:c="15"/></text:span><text:span text:style-name="T6">if </text:span><text:span text:style-name="T7">(prev == </text:span><text:span text:style-name="T6">nullptr</text:span><text:span text:style-name="T7">) {</text:span><text:line-break/><text:span text:style-name="T7"> <text:s text:c="19"/></text:span><text:span text:style-name="T11">head </text:span><text:span text:style-name="T7">= newBlock;</text:span><text:line-break/><text:span text:style-name="T7"> <text:s text:c="15"/>} </text:span><text:span text:style-name="T6">else </text:span><text:span text:style-name="T7">{</text:span><text:line-break/><text:span text:style-name="T7"> <text:s text:c="19"/>prev-&gt;</text:span><text:span text:style-name="T11">next </text:span><text:span text:style-name="T7">= newBlock;</text:span><text:line-break/><text:span text:style-name="T7"> <text:s text:c="15"/>}</text:span><text:line-break/><text:line-break/><text:span text:style-name="T7"> <text:s text:c="15"/>curr-&gt;</text:span><text:span text:style-name="T11">size </text:span><text:span text:style-name="T7">= size;</text:span><text:line-break/><text:span text:style-name="T7"> <text:s text:c="15"/>curr-&gt;</text:span><text:span text:style-name="T11">next </text:span><text:span text:style-name="T7">= </text:span><text:span text:style-name="T6">nullptr</text:span><text:span text:style-name="T7">;</text:span><text:line-break/><text:span text:style-name="T7"> <text:s text:c="11"/>} </text:span><text:span text:style-name="T6">else </text:span><text:span text:style-name="T7">{</text:span><text:line-break/><text:span text:style-name="T7"> <text:s text:c="15"/></text:span><text:span text:style-name="T2">// Ako blok nije dovoljno veliki da u njega stane jos nesto sem zaglavlja</text:span><text:line-break/><text:span text:style-name="T2"> <text:s text:c="15"/></text:span><text:span text:style-name="T6">if </text:span><text:span text:style-name="T7">(prev == </text:span><text:span text:style-name="T6">nullptr</text:span><text:span text:style-name="T7">) {</text:span><text:line-break/><text:span text:style-name="T7"> <text:s text:c="19"/></text:span><text:span text:style-name="T11">head </text:span><text:span text:style-name="T7">= curr-&gt;</text:span><text:span text:style-name="T11">next</text:span><text:span text:style-name="T7">;</text:span><text:line-break/><text:span text:style-name="T7"> <text:s text:c="15"/>} </text:span><text:span text:style-name="T6">else </text:span><text:span text:style-name="T7">{</text:span><text:line-break/><text:span text:style-name="T7"> <text:s text:c="19"/>prev-&gt;</text:span><text:span text:style-name="T11">next </text:span><text:span text:style-name="T7">= curr-&gt;</text:span><text:span text:style-name="T11">next</text:span><text:span text:style-name="T7">;</text:span><text:line-break/><text:span text:style-name="T7"> <text:s text:c="15"/>}</text:span><text:line-break/><text:soft-page-break/><text:span text:style-name="T7"> <text:s text:c="15"/>curr-&gt;</text:span><text:span text:style-name="T11">next </text:span><text:span text:style-name="T7">= </text:span><text:span text:style-name="T6">nullptr</text:span><text:span text:style-name="T7">;</text:span><text:line-break/><text:span text:style-name="T7"> <text:s text:c="11"/>}</text:span><text:line-break/><text:line-break/><text:span text:style-name="T7"> <text:s text:c="11"/></text:span><text:span text:style-name="T2">//smanji slobodnu memoriju za velicinu trenutnog bloka i njegov heder</text:span><text:line-break/><text:span text:style-name="T2"> <text:s text:c="11"/></text:span><text:span text:style-name="T11">slobodnaMemorija </text:span><text:span text:style-name="T7">-= curr-&gt;</text:span><text:span text:style-name="T11">size </text:span><text:span text:style-name="T7">+ </text:span><text:span text:style-name="T11">velicinaHedera</text:span><text:span text:style-name="T7">;</text:span><text:line-break/><text:span text:style-name="T7"> <text:s text:c="11"/></text:span><text:span text:style-name="T2">//vratiti pokazivac na slobodan prostor ispod zaglavlja!!!</text:span><text:line-break/><text:span text:style-name="T2"> <text:s text:c="11"/></text:span><text:span text:style-name="T6">return reinterpret_cast</text:span><text:span text:style-name="T7">&lt;</text:span><text:span text:style-name="T6">void</text:span><text:span text:style-name="T7">*&gt;(</text:span><text:span text:style-name="T6">reinterpret_cast</text:span><text:span text:style-name="T7">&lt;</text:span><text:span text:style-name="T6">char</text:span><text:span text:style-name="T7">*&gt;(curr) + </text:span><text:span text:style-name="T11">velicinaHedera</text:span><text:span text:style-name="T7">);</text:span><text:line-break/><text:span text:style-name="T7"> <text:s text:c="7"/>}</text:span><text:line-break/><text:line-break/><text:span text:style-name="T7"> <text:s text:c="7"/>prev = curr;</text:span><text:line-break/><text:span text:style-name="T7"> <text:s text:c="7"/>curr = curr-&gt;</text:span><text:span text:style-name="T11">next</text:span><text:span text:style-name="T7">;</text:span><text:line-break/><text:span text:style-name="T7"> <text:s text:c="3"/>}</text:span><text:line-break/><text:line-break/><text:span text:style-name="T7"> <text:s text:c="3"/></text:span><text:span text:style-name="T6">return nullptr</text:span><text:span text:style-name="T7">; </text:span><text:span text:style-name="T2">// No suitable block found</text:span><text:line-break/><text:span text:style-name="T7">}</text:span><text:line-break/><text:line-break/><text:span text:style-name="T6">int </text:span><text:span text:style-name="T10">memoryAllocator</text:span><text:span text:style-name="T7">::</text:span><text:span text:style-name="T12">mem_free</text:span><text:span text:style-name="T7">(</text:span><text:span text:style-name="T6">void</text:span><text:span text:style-name="T7">* ptr) {</text:span><text:line-break/><text:line-break/><text:span text:style-name="T7"> <text:s text:c="3"/></text:span><text:span text:style-name="T6">if </text:span><text:span text:style-name="T7">(!ptr) {</text:span><text:line-break/><text:span text:style-name="T7"> <text:s text:c="7"/></text:span><text:span text:style-name="T6">return </text:span><text:span text:style-name="T7">-</text:span><text:span text:style-name="T13">1</text:span><text:span text:style-name="T7">; </text:span><text:span text:style-name="T2">// Nevalidna adresa, ne moze se osloboditi nesto sto ne postoji</text:span><text:line-break/><text:span text:style-name="T2"> <text:s text:c="3"/></text:span><text:span text:style-name="T7">}</text:span><text:line-break/><text:line-break/><text:span text:style-name="T7"> <text:s text:c="3"/></text:span><text:span text:style-name="T10">BlockHeader</text:span><text:span text:style-name="T7">* freeBlock = </text:span><text:span text:style-name="T6">reinterpret_cast</text:span><text:span text:style-name="T7">&lt;</text:span><text:span text:style-name="T10">BlockHeader</text:span><text:span text:style-name="T7">*&gt;(</text:span><text:span text:style-name="T6">reinterpret_cast</text:span><text:span text:style-name="T7">&lt;</text:span><text:span text:style-name="T6">char</text:span><text:span text:style-name="T7">*&gt;(ptr) - </text:span><text:span text:style-name="T11">velicinaHedera</text:span><text:span text:style-name="T7">);</text:span><text:line-break/><text:line-break/><text:span text:style-name="T7"> <text:s text:c="3"/></text:span><text:span text:style-name="T6">if </text:span><text:span text:style-name="T7">(freeBlock-&gt;</text:span><text:span text:style-name="T11">size </text:span><text:span text:style-name="T7">% MEM_BLOCK_SIZE != </text:span><text:span text:style-name="T13">0 </text:span><text:span text:style-name="T7">|| freeBlock-&gt;</text:span><text:span text:style-name="T11">size </text:span><text:span text:style-name="T7">== </text:span><text:span text:style-name="T13">0 </text:span><text:span text:style-name="T7">|| freeBlock-&gt;</text:span><text:span text:style-name="T11">next </text:span><text:span text:style-name="T7">!= </text:span><text:span text:style-name="T6">nullptr</text:span><text:span text:style-name="T7">) {</text:span><text:line-break/><text:span text:style-name="T7"> <text:s text:c="7"/></text:span><text:span text:style-name="T6">return </text:span><text:span text:style-name="T7">-</text:span><text:span text:style-name="T13">1</text:span><text:span text:style-name="T7">; </text:span><text:span text:style-name="T2">// Nevalidan blok ili već oslobođen, ako nije poravnat onda nije ni blok, ovo trece - hoce li se ikad desiti?</text:span><text:line-break/><text:span text:style-name="T2"> <text:s text:c="7"/>//if it works - dont touch ! :)</text:span><text:line-break/><text:span text:style-name="T2"> <text:s text:c="3"/></text:span><text:span text:style-name="T7">}</text:span><text:line-break/><text:line-break/><text:span text:style-name="T7"> <text:s text:c="3"/></text:span><text:span text:style-name="T2">// Pronađi tačnu poziciju za umetanje oslobođenog bloka</text:span><text:line-break/><text:span text:style-name="T2"> <text:s text:c="3"/></text:span><text:span text:style-name="T10">BlockHeader</text:span><text:span text:style-name="T7">* curr = </text:span><text:span text:style-name="T11">head</text:span><text:span text:style-name="T7">;</text:span><text:line-break/><text:span text:style-name="T7"> <text:s text:c="3"/></text:span><text:span text:style-name="T10">BlockHeader</text:span><text:span text:style-name="T7">* prev = </text:span><text:span text:style-name="T6">nullptr</text:span><text:span text:style-name="T7">;</text:span><text:line-break/><text:line-break/><text:span text:style-name="T7"> <text:s text:c="3"/></text:span><text:span text:style-name="T6">while </text:span><text:span text:style-name="T7">(curr &amp;&amp; curr &lt; freeBlock) {</text:span><text:line-break/><text:span text:style-name="T7"> <text:s text:c="7"/>prev = curr;</text:span><text:line-break/><text:span text:style-name="T7"> <text:s text:c="7"/>curr = curr-&gt;</text:span><text:span text:style-name="T11">next</text:span><text:span text:style-name="T7">;</text:span><text:line-break/><text:span text:style-name="T7"> <text:s text:c="3"/>}</text:span><text:line-break/><text:line-break/><text:span text:style-name="T7"> <text:s text:c="3"/></text:span><text:span text:style-name="T2">// Uguraj oslobođeni blok</text:span><text:line-break/><text:span text:style-name="T2"> <text:s text:c="3"/></text:span><text:span text:style-name="T6">if </text:span><text:span text:style-name="T7">(!prev) {</text:span><text:line-break/><text:span text:style-name="T7"> <text:s text:c="7"/></text:span><text:span text:style-name="T11">head </text:span><text:span text:style-name="T7">= freeBlock;</text:span><text:line-break/><text:span text:style-name="T7"> <text:s text:c="3"/>} </text:span><text:span text:style-name="T6">else </text:span><text:span text:style-name="T7">{</text:span><text:line-break/><text:span text:style-name="T7"> <text:s text:c="7"/>prev-&gt;</text:span><text:span text:style-name="T11">next </text:span><text:span text:style-name="T7">= freeBlock;</text:span><text:line-break/><text:span text:style-name="T7"> <text:s text:c="3"/>}</text:span><text:line-break/><text:line-break/><text:span text:style-name="T7"> <text:s text:c="3"/>freeBlock-&gt;</text:span><text:span text:style-name="T11">next </text:span><text:span text:style-name="T7">= curr;</text:span><text:line-break/><text:line-break/><text:span text:style-name="T7"> <text:s text:c="3"/></text:span><text:span text:style-name="T2">// Spoji susedne slobodne blokove</text:span><text:line-break/><text:span text:style-name="T2"> <text:s text:c="3"/></text:span><text:span text:style-name="T6">while</text:span><text:span text:style-name="T7">(pokusajDaSpojis(freeBlock));</text:span><text:line-break/><text:span text:style-name="T7"> <text:s text:c="3"/></text:span><text:span text:style-name="T6">if</text:span><text:span text:style-name="T7">(prev)</text:span><text:line-break/><text:span text:style-name="T7"> <text:s text:c="7"/></text:span><text:span text:style-name="T2">//nek stoji while za svaki slucaj, isti djavo mogo je i samo if</text:span><text:line-break/><text:span text:style-name="T2"> <text:s text:c="7"/></text:span><text:span text:style-name="T6">if </text:span><text:span text:style-name="T7">(pokusajDaSpojis(prev));</text:span><text:line-break/><text:soft-page-break/><text:line-break/><text:span text:style-name="T7"> <text:s text:c="3"/></text:span><text:span text:style-name="T2">//ovde sam povecala slobodnu memoriju, jer sam oslobodila prostor - bez ovoga ne valja!!!</text:span><text:line-break/><text:span text:style-name="T2"> <text:s text:c="3"/></text:span><text:span text:style-name="T11">slobodnaMemorija </text:span><text:span text:style-name="T7">+= freeBlock-&gt;</text:span><text:span text:style-name="T11">size </text:span><text:span text:style-name="T7">+ </text:span><text:span text:style-name="T11">velicinaHedera</text:span><text:span text:style-name="T7">;</text:span><text:line-break/><text:line-break/><text:span text:style-name="T7"> <text:s text:c="3"/></text:span><text:span text:style-name="T6">return </text:span><text:span text:style-name="T13">0</text:span><text:span text:style-name="T7">; </text:span><text:span text:style-name="T2">// Uspeh</text:span><text:line-break/><text:span text:style-name="T7">}</text:span><text:line-break/><text:line-break/><text:span text:style-name="T6">bool </text:span><text:span text:style-name="T10">memoryAllocator</text:span><text:span text:style-name="T7">::</text:span><text:span text:style-name="T12">pokusajDaSpojis</text:span><text:span text:style-name="T7">(</text:span><text:span text:style-name="T10">BlockHeader</text:span><text:span text:style-name="T7">* left) {</text:span><text:line-break/><text:line-break/><text:span text:style-name="T7"> <text:s text:c="3"/></text:span><text:span text:style-name="T6">if</text:span><text:span text:style-name="T7">(left== </text:span><text:span text:style-name="T6">nullptr</text:span><text:span text:style-name="T7">)</text:span><text:span text:style-name="T6">return false</text:span><text:span text:style-name="T7">;</text:span><text:line-break/><text:span text:style-name="T7"> <text:s text:c="3"/></text:span><text:span text:style-name="T10">BlockHeader</text:span><text:span text:style-name="T7">* right = left-&gt;</text:span><text:span text:style-name="T11">next</text:span><text:span text:style-name="T7">;</text:span><text:line-break/><text:span text:style-name="T7"> <text:s text:c="3"/></text:span><text:span text:style-name="T6">if</text:span><text:span text:style-name="T7">(right== </text:span><text:span text:style-name="T6">nullptr</text:span><text:span text:style-name="T7">)</text:span><text:span text:style-name="T6">return false</text:span><text:span text:style-name="T7">;</text:span><text:line-break/><text:span text:style-name="T7"> <text:s text:c="3"/></text:span><text:span text:style-name="T6">if</text:span><text:span text:style-name="T7">((</text:span><text:span text:style-name="T6">char</text:span><text:span text:style-name="T7">*)left + left-&gt;</text:span><text:span text:style-name="T11">size </text:span><text:span text:style-name="T7">+ </text:span><text:span text:style-name="T6">sizeof</text:span><text:span text:style-name="T7">(</text:span><text:span text:style-name="T10">BlockHeader</text:span><text:span text:style-name="T7">) != (</text:span><text:span text:style-name="T6">char</text:span><text:span text:style-name="T7">*)right)</text:span><text:line-break/><text:span text:style-name="T7"> <text:s text:c="3"/>{</text:span><text:line-break/><text:span text:style-name="T7"> <text:s text:c="7"/></text:span><text:span text:style-name="T6">return false</text:span><text:span text:style-name="T7">;</text:span><text:line-break/><text:span text:style-name="T7"> <text:s text:c="3"/>}</text:span><text:line-break/><text:span text:style-name="T7"> <text:s text:c="3"/></text:span><text:span text:style-name="T10">BlockHeader</text:span><text:span text:style-name="T7">* rightright = right-&gt;</text:span><text:span text:style-name="T11">next</text:span><text:span text:style-name="T7">;</text:span><text:line-break/><text:span text:style-name="T7"> <text:s text:c="3"/>left-&gt;</text:span><text:span text:style-name="T11">size </text:span><text:span text:style-name="T7">+= right-&gt;</text:span><text:span text:style-name="T11">size </text:span><text:span text:style-name="T7">+ </text:span><text:span text:style-name="T6">sizeof</text:span><text:span text:style-name="T7">(</text:span><text:span text:style-name="T10">BlockHeader</text:span><text:span text:style-name="T7">);</text:span><text:line-break/><text:span text:style-name="T7"> <text:s text:c="3"/>left-&gt;</text:span><text:span text:style-name="T11">next </text:span><text:span text:style-name="T7">= rightright;</text:span><text:line-break/><text:span text:style-name="T7"> <text:s text:c="3"/></text:span><text:span text:style-name="T6">return true</text:span><text:span text:style-name="T7">;</text:span><text:line-break/><text:span text:style-name="T7">}</text:span><text:line-break/><text:line-break/><text:line-break/><text:span text:style-name="T6">void </text:span><text:span text:style-name="T12">memcpy</text:span><text:span text:style-name="T7">(</text:span><text:span text:style-name="T6">const void </text:span><text:span text:style-name="T7">*src, </text:span><text:span text:style-name="T6">const void </text:span><text:span text:style-name="T7">*dst, </text:span><text:span text:style-name="T6">int </text:span><text:span text:style-name="T7">len) {</text:span><text:line-break/><text:span text:style-name="T7"> <text:s text:c="3"/></text:span><text:span text:style-name="T6">char </text:span><text:span text:style-name="T7">*src1 = (</text:span><text:span text:style-name="T6">char </text:span><text:span text:style-name="T7">*) src;</text:span><text:line-break/><text:span text:style-name="T7"> <text:s text:c="3"/></text:span><text:span text:style-name="T6">char </text:span><text:span text:style-name="T7">*dst1 = (</text:span><text:span text:style-name="T6">char </text:span><text:span text:style-name="T7">*) dst;</text:span><text:line-break/><text:span text:style-name="T7"> <text:s text:c="3"/></text:span><text:span text:style-name="T6">for </text:span><text:span text:style-name="T7">(</text:span><text:span text:style-name="T6">int </text:span><text:span text:style-name="T7">i = </text:span><text:span text:style-name="T13">0</text:span><text:span text:style-name="T7">; i &lt; len; i++)</text:span><text:line-break/><text:span text:style-name="T7"> <text:s text:c="7"/>dst1[i] = src1[i];</text:span><text:line-break/><text:span text:style-name="T7">}</text:span><text:line-break/><text:line-break/></text:p>
      <text:p text:style-name="P1">Semaphore_k.hpp</text:p>
      <text:p text:style-name="P1"><text:span text:style-name="T2">//</text:span><text:line-break/><text:span text:style-name="T2">// Created by os on 5/17/24.</text:span><text:line-break/><text:span text:style-name="T2">//</text:span><text:line-break/><text:line-break/><text:span text:style-name="T3">#ifndef </text:span><text:span text:style-name="T4">SEMAPHORE_K_HPP</text:span><text:line-break/><text:span text:style-name="T3">#define </text:span><text:span text:style-name="T4">SEMAPHORE_K_HPP</text:span><text:line-break/><text:line-break/><text:span text:style-name="T3">#include </text:span><text:span text:style-name="T5">"List.hpp"</text:span><text:line-break/><text:span text:style-name="T3">#include </text:span><text:span text:style-name="T5">"tcb.hpp"</text:span><text:line-break/><text:line-break/><text:line-break/><text:span text:style-name="T6">class </text:span><text:span text:style-name="T10">Semaphore_k </text:span><text:span text:style-name="T7">{</text:span><text:line-break/><text:span text:style-name="T6">private</text:span><text:span text:style-name="T7">:</text:span><text:line-break/><text:span text:style-name="T7"> <text:s text:c="3"/></text:span><text:span text:style-name="T6">bool </text:span><text:span text:style-name="T11">closed</text:span><text:span text:style-name="T7">;</text:span><text:line-break/><text:span text:style-name="T7"> <text:s text:c="3"/></text:span><text:span text:style-name="T6">int </text:span><text:span text:style-name="T11">value</text:span><text:span text:style-name="T7">;</text:span><text:line-break/><text:span text:style-name="T7"> <text:s text:c="3"/></text:span><text:span text:style-name="T10">Lista</text:span><text:span text:style-name="T7">&lt;</text:span><text:span text:style-name="T10">TCB</text:span><text:span text:style-name="T7">&gt; </text:span><text:span text:style-name="T11">blocked</text:span><text:span text:style-name="T7">;</text:span><text:line-break/><text:line-break/><text:span text:style-name="T7"> <text:s text:c="3"/></text:span><text:span text:style-name="T6">bool </text:span><text:span text:style-name="T11">priority</text:span><text:span text:style-name="T7">;</text:span><text:line-break/><text:span text:style-name="T6">protected</text:span><text:span text:style-name="T7">:</text:span><text:line-break/><text:span text:style-name="T7"> <text:s text:c="3"/></text:span><text:span text:style-name="T6">void </text:span><text:span text:style-name="T12">block</text:span><text:span text:style-name="T7">();</text:span><text:line-break/><text:line-break/><text:span text:style-name="T7"> <text:s text:c="3"/></text:span><text:span text:style-name="T6">void </text:span><text:span text:style-name="T12">deblock</text:span><text:span text:style-name="T7">();</text:span><text:line-break/><text:line-break/><text:soft-page-break/><text:line-break/><text:span text:style-name="T6">public</text:span><text:span text:style-name="T7">:</text:span><text:line-break/><text:span text:style-name="T7"> <text:s text:c="3"/></text:span><text:span text:style-name="T6">using </text:span><text:span text:style-name="T9">sem_t </text:span><text:span text:style-name="T7">= </text:span><text:span text:style-name="T10">Semaphore_k</text:span><text:span text:style-name="T7">*;</text:span><text:line-break/><text:span text:style-name="T7"> <text:s text:c="3"/></text:span><text:span text:style-name="T6">void</text:span><text:span text:style-name="T7">* </text:span><text:span text:style-name="T6">operator new</text:span><text:span text:style-name="T7">(</text:span><text:span text:style-name="T9">size_t </text:span><text:span text:style-name="T7">size) {</text:span><text:line-break/><text:span text:style-name="T7"> <text:s text:c="7"/></text:span><text:span text:style-name="T6">return </text:span><text:span text:style-name="T10">memoryAllocator</text:span><text:span text:style-name="T7">::mem_alloc(size);</text:span><text:line-break/><text:span text:style-name="T7"> <text:s text:c="3"/>}</text:span><text:line-break/><text:span text:style-name="T7"> <text:s text:c="3"/></text:span><text:span text:style-name="T6">void</text:span><text:span text:style-name="T7">* </text:span><text:span text:style-name="T6">operator new</text:span><text:span text:style-name="T7">[](</text:span><text:span text:style-name="T9">size_t </text:span><text:span text:style-name="T7">size) {</text:span><text:line-break/><text:span text:style-name="T7"> <text:s text:c="7"/></text:span><text:span text:style-name="T6">return </text:span><text:span text:style-name="T10">memoryAllocator</text:span><text:span text:style-name="T7">::mem_alloc(size);</text:span><text:line-break/><text:span text:style-name="T7"> <text:s text:c="3"/>}</text:span><text:line-break/><text:line-break/><text:span text:style-name="T7"> <text:s text:c="3"/></text:span><text:span text:style-name="T6">void operator delete</text:span><text:span text:style-name="T7">(</text:span><text:span text:style-name="T6">void </text:span><text:span text:style-name="T7">*ptr) {</text:span><text:line-break/><text:span text:style-name="T7"> <text:s text:c="7"/></text:span><text:span text:style-name="T10">memoryAllocator</text:span><text:span text:style-name="T7">::mem_free(ptr);</text:span><text:line-break/><text:span text:style-name="T7"> <text:s text:c="3"/>}</text:span><text:line-break/><text:span text:style-name="T7"> <text:s text:c="3"/></text:span><text:span text:style-name="T6">void operator delete</text:span><text:span text:style-name="T7">[](</text:span><text:span text:style-name="T6">void </text:span><text:span text:style-name="T7">*ptr) {</text:span><text:line-break/><text:span text:style-name="T7"> <text:s text:c="7"/></text:span><text:span text:style-name="T10">memoryAllocator</text:span><text:span text:style-name="T7">::mem_free(ptr);</text:span><text:line-break/><text:span text:style-name="T7"> <text:s text:c="3"/>}</text:span><text:line-break/><text:line-break/><text:span text:style-name="T7"> <text:s text:c="3"/></text:span><text:span text:style-name="T12">Semaphore_k</text:span><text:span text:style-name="T7">(</text:span><text:span text:style-name="T6">unsigned </text:span><text:span text:style-name="T7">init = </text:span><text:span text:style-name="T13">0</text:span><text:span text:style-name="T7">):</text:span><text:span text:style-name="T11">closed</text:span><text:span text:style-name="T7">(</text:span><text:span text:style-name="T6">false</text:span><text:span text:style-name="T7">),</text:span><text:span text:style-name="T11">value</text:span><text:span text:style-name="T7">(init){</text:span><text:line-break/><text:span text:style-name="T7"> <text:s text:c="7"/></text:span><text:span text:style-name="T6">this</text:span><text:span text:style-name="T7">-&gt;</text:span><text:span text:style-name="T11">priority</text:span><text:span text:style-name="T7">=</text:span><text:span text:style-name="T6">true</text:span><text:span text:style-name="T7">;</text:span><text:line-break/><text:span text:style-name="T7"> <text:s text:c="7"/></text:span><text:span text:style-name="T2">//stavi na false priority za sve mofikacije osim za</text:span><text:line-break/><text:span text:style-name="T2"> <text:s text:c="7"/>//priority semafor</text:span><text:line-break/><text:span text:style-name="T2"> <text:s text:c="3"/></text:span><text:span text:style-name="T7">};</text:span><text:line-break/><text:line-break/><text:span text:style-name="T7"> <text:s text:c="3"/></text:span><text:span text:style-name="T6">int </text:span><text:span text:style-name="T12">wait</text:span><text:span text:style-name="T7">();</text:span><text:line-break/><text:line-break/><text:span text:style-name="T7"> <text:s text:c="3"/></text:span><text:span text:style-name="T6">int </text:span><text:span text:style-name="T12">signal</text:span><text:span text:style-name="T7">();</text:span><text:line-break/><text:line-break/><text:span text:style-name="T7"> <text:s text:c="3"/></text:span><text:span text:style-name="T6">int </text:span><text:span text:style-name="T12">trywait</text:span><text:span text:style-name="T7">();</text:span><text:line-break/><text:line-break/><text:span text:style-name="T7"> <text:s text:c="3"/></text:span><text:span text:style-name="T2">//nisam radila asinhronu</text:span><text:line-break/><text:span text:style-name="T2"> <text:s text:c="3"/></text:span><text:span text:style-name="T6">int </text:span><text:span text:style-name="T12">timedwait</text:span><text:span text:style-name="T7">(</text:span><text:span text:style-name="T9">time_t </text:span><text:span text:style-name="T7">timeout);</text:span><text:line-break/><text:line-break/><text:span text:style-name="T7"> <text:s text:c="3"/></text:span><text:span text:style-name="T6">static </text:span><text:span text:style-name="T10">Semaphore_k </text:span><text:span text:style-name="T7">*</text:span><text:span text:style-name="T12">kreirajSemafor</text:span><text:span text:style-name="T7">(</text:span><text:span text:style-name="T6">unsigned </text:span><text:span text:style-name="T7">init = </text:span><text:span text:style-name="T13">1</text:span><text:span text:style-name="T7">);</text:span><text:line-break/><text:line-break/><text:span text:style-name="T7"> <text:s text:c="3"/></text:span><text:span text:style-name="T6">int </text:span><text:span text:style-name="T12">close</text:span><text:span text:style-name="T7">();</text:span><text:line-break/><text:span text:style-name="T7"> <text:s text:c="3"/></text:span><text:span text:style-name="T12">~Semaphore_k</text:span><text:span text:style-name="T7">();</text:span><text:line-break/><text:line-break/><text:span text:style-name="T7"> <text:s text:c="3"/></text:span><text:span text:style-name="T2">//modifikacija semafor sa zetonima</text:span><text:line-break/><text:span text:style-name="T2"> <text:s text:c="3"/></text:span><text:span text:style-name="T6">int </text:span><text:span text:style-name="T12">signalN</text:span><text:span text:style-name="T7">();</text:span><text:line-break/><text:line-break/><text:span text:style-name="T7"> <text:s text:c="3"/></text:span><text:span text:style-name="T6">int </text:span><text:span text:style-name="T12">waitN</text:span><text:span text:style-name="T7">(</text:span><text:span text:style-name="T6">unsigned int </text:span><text:span text:style-name="T7">n =</text:span><text:span text:style-name="T13">0</text:span><text:span text:style-name="T7">);</text:span><text:line-break/><text:line-break/><text:span text:style-name="T7"> <text:s text:c="3"/></text:span><text:span text:style-name="T6">bool </text:span><text:span text:style-name="T12">tooglePriority</text:span><text:span text:style-name="T7">(){</text:span><text:span text:style-name="T6">return </text:span><text:span text:style-name="T11">priority </text:span><text:span text:style-name="T7">=!</text:span><text:span text:style-name="T11">priority</text:span><text:span text:style-name="T7">;};</text:span><text:line-break/><text:span text:style-name="T2">//NE ZNAM STO ALI OVO PRAVI PROBLEM//</text:span><text:line-break/><text:line-break/><text:span text:style-name="T7">};</text:span><text:line-break/><text:line-break/><text:line-break/><text:span text:style-name="T3">#endif</text:span><text:line-break/></text:p>
      <text:p text:style-name="P1">Semaphore_k.cpp</text:p>
      <text:p text:style-name="P1"><text:span text:style-name="T2">//</text:span><text:line-break/><text:span text:style-name="T2">// Created by os on 5/17/24.</text:span><text:line-break/><text:span text:style-name="T2">//</text:span><text:line-break/><text:soft-page-break/><text:line-break/><text:span text:style-name="T3">#include </text:span><text:span text:style-name="T5">"../h/Semaphore_k.hpp"</text:span><text:line-break/><text:span text:style-name="T3">#include </text:span><text:span text:style-name="T5">"../h/syscall_c.h"</text:span><text:line-break/><text:span text:style-name="T3">#include </text:span><text:span text:style-name="T5">"../test/printing.hpp"</text:span><text:line-break/><text:line-break/><text:span text:style-name="T2">//ovo mi treba za sem_open</text:span><text:line-break/><text:span text:style-name="T10">Semaphore_k </text:span><text:span text:style-name="T7">*</text:span><text:span text:style-name="T10">Semaphore_k</text:span><text:span text:style-name="T7">::</text:span><text:span text:style-name="T12">kreirajSemafor</text:span><text:span text:style-name="T7">(</text:span><text:span text:style-name="T6">unsigned int </text:span><text:span text:style-name="T7">init) {</text:span><text:line-break/><text:span text:style-name="T7"> <text:s text:c="3"/></text:span><text:span text:style-name="T6">return new </text:span><text:span text:style-name="T7">Semaphore_k(init);</text:span><text:line-break/><text:span text:style-name="T7">}</text:span><text:line-break/><text:line-break/><text:span text:style-name="T2">//deblock i block pozivam u signal i wait</text:span><text:line-break/><text:span text:style-name="T2">//slicno kao u skolskom jezgru (knjiga str. 273)</text:span><text:line-break/><text:span text:style-name="T2">//inicijalizujes sem sa unsigned, a interna semaforska</text:span><text:line-break/><text:span text:style-name="T2">//promenljiva moze value moze biti negativna</text:span><text:line-break/><text:span text:style-name="T6">void </text:span><text:span text:style-name="T10">Semaphore_k</text:span><text:span text:style-name="T7">::</text:span><text:span text:style-name="T12">deblock</text:span><text:span text:style-name="T7">() {</text:span><text:line-break/><text:line-break/><text:line-break/><text:span text:style-name="T7"> <text:s text:c="3"/></text:span><text:span text:style-name="T10">TCB</text:span><text:span text:style-name="T7">* tcb = </text:span><text:span text:style-name="T11">blocked</text:span><text:span text:style-name="T7">.removeFirst();</text:span><text:line-break/><text:span text:style-name="T7"> <text:s text:c="3"/>tcb-&gt;setBlocked(</text:span><text:span text:style-name="T6">false</text:span><text:span text:style-name="T7">);</text:span><text:line-break/><text:line-break/><text:span text:style-name="T7"> <text:s text:c="3"/></text:span><text:span text:style-name="T10">Scheduler</text:span><text:span text:style-name="T7">::put(tcb);</text:span><text:line-break/><text:span text:style-name="T7"> <text:s text:c="3"/></text:span><text:span text:style-name="T2">//printString("Jedna nit deblokirana\n");</text:span><text:line-break/><text:span text:style-name="T7">}</text:span><text:line-break/><text:line-break/><text:line-break/><text:span text:style-name="T6">void </text:span><text:span text:style-name="T10">Semaphore_k</text:span><text:span text:style-name="T7">::</text:span><text:span text:style-name="T12">block</text:span><text:span text:style-name="T7">() {</text:span><text:line-break/><text:span text:style-name="T7"> <text:s text:c="3"/></text:span><text:span text:style-name="T11">blocked</text:span><text:span text:style-name="T7">.addLast(</text:span><text:span text:style-name="T10">TCB</text:span><text:span text:style-name="T7">::</text:span><text:span text:style-name="T11">running</text:span><text:span text:style-name="T7">);</text:span><text:line-break/><text:span text:style-name="T7"> <text:s text:c="3"/></text:span><text:span text:style-name="T10">TCB</text:span><text:span text:style-name="T7">::</text:span><text:span text:style-name="T11">running</text:span><text:span text:style-name="T7">-&gt;setBlocked(</text:span><text:span text:style-name="T6">true</text:span><text:span text:style-name="T7">);</text:span><text:line-break/><text:span text:style-name="T7"> <text:s text:c="3"/>thread_dispatch();</text:span><text:line-break/><text:span text:style-name="T7">}</text:span><text:line-break/><text:line-break/><text:line-break/><text:line-break/><text:span text:style-name="T6">int </text:span><text:span text:style-name="T10">Semaphore_k</text:span><text:span text:style-name="T7">::</text:span><text:span text:style-name="T12">wait</text:span><text:span text:style-name="T7">() {</text:span><text:line-break/><text:line-break/><text:span text:style-name="T7"> <text:s text:c="3"/></text:span><text:span text:style-name="T6">if</text:span><text:span text:style-name="T7">(</text:span><text:span text:style-name="T11">closed</text:span><text:span text:style-name="T7">) {</text:span><text:line-break/><text:span text:style-name="T7"> <text:s text:c="7"/></text:span><text:span text:style-name="T6">return </text:span><text:span text:style-name="T7">-</text:span><text:span text:style-name="T13">1</text:span><text:span text:style-name="T7">;</text:span><text:line-break/><text:span text:style-name="T7"> <text:s text:c="3"/>}</text:span><text:line-break/><text:line-break/><text:span text:style-name="T7"> <text:s text:c="3"/></text:span><text:span text:style-name="T6">if</text:span><text:span text:style-name="T7">(--</text:span><text:span text:style-name="T11">value </text:span><text:span text:style-name="T7">&lt; </text:span><text:span text:style-name="T13">0</text:span><text:span text:style-name="T7">) {</text:span><text:line-break/><text:span text:style-name="T7"> <text:s text:c="7"/>block();</text:span><text:line-break/><text:line-break/><text:span text:style-name="T7"> <text:s text:c="7"/></text:span><text:span text:style-name="T6">if</text:span><text:span text:style-name="T7">(</text:span><text:span text:style-name="T11">closed</text:span><text:span text:style-name="T7">) {</text:span><text:line-break/><text:span text:style-name="T7"> <text:s text:c="11"/></text:span><text:span text:style-name="T6">return </text:span><text:span text:style-name="T7">-</text:span><text:span text:style-name="T13">1</text:span><text:span text:style-name="T7">;</text:span><text:line-break/><text:span text:style-name="T7"> <text:s text:c="7"/>}</text:span><text:line-break/><text:line-break/><text:span text:style-name="T7"> <text:s text:c="3"/>}</text:span><text:line-break/><text:line-break/><text:span text:style-name="T7"> <text:s text:c="3"/></text:span><text:span text:style-name="T6">return </text:span><text:span text:style-name="T13">0</text:span><text:span text:style-name="T7">;</text:span><text:line-break/><text:span text:style-name="T7">}</text:span><text:line-break/><text:line-break/><text:line-break/><text:span text:style-name="T6">int </text:span><text:span text:style-name="T10">Semaphore_k</text:span><text:span text:style-name="T7">::</text:span><text:span text:style-name="T12">trywait</text:span><text:span text:style-name="T7">() {</text:span><text:line-break/><text:span text:style-name="T7"> <text:s text:c="3"/></text:span><text:span text:style-name="T2">//U slučaju zaključavanja semafora vraća 0,</text:span><text:line-break/><text:soft-page-break/><text:span text:style-name="T2"> <text:s text:c="3"/></text:span><text:span text:style-name="T6">if </text:span><text:span text:style-name="T7">(</text:span><text:span text:style-name="T11">closed</text:span><text:span text:style-name="T7">) {</text:span><text:line-break/><text:span text:style-name="T7"> <text:s text:c="7"/></text:span><text:span text:style-name="T6">return </text:span><text:span text:style-name="T13">0</text:span><text:span text:style-name="T7">;</text:span><text:line-break/><text:span text:style-name="T7"> <text:s text:c="3"/>}</text:span><text:line-break/><text:line-break/><text:span text:style-name="T7"> <text:s text:c="3"/></text:span><text:span text:style-name="T2">//u slučaju neuspeha</text:span><text:line-break/><text:span text:style-name="T2"> <text:s text:c="3"/>//vraća negativnu vrednost (kod greške)</text:span><text:line-break/><text:span text:style-name="T2"> <text:s text:c="3"/></text:span><text:span text:style-name="T6">if </text:span><text:span text:style-name="T7">(</text:span><text:span text:style-name="T11">value </text:span><text:span text:style-name="T7">&lt;= </text:span><text:span text:style-name="T13">0</text:span><text:span text:style-name="T7">) {</text:span><text:line-break/><text:span text:style-name="T7"> <text:s text:c="7"/></text:span><text:span text:style-name="T6">return </text:span><text:span text:style-name="T7">-</text:span><text:span text:style-name="T13">1</text:span><text:span text:style-name="T7">; </text:span><text:span text:style-name="T2">// Semafor nije dostupan, odustajemo od čekanja</text:span><text:line-break/><text:span text:style-name="T2"> <text:s text:c="3"/></text:span><text:span text:style-name="T7">}</text:span><text:line-break/><text:span text:style-name="T7"> <text:s text:c="3"/></text:span><text:span text:style-name="T2">//mogu da umnajim kad je value&gt;0</text:span><text:line-break/><text:span text:style-name="T2"> <text:s text:c="3"/></text:span><text:span text:style-name="T7">--</text:span><text:span text:style-name="T11">value</text:span><text:span text:style-name="T7">;</text:span><text:line-break/><text:line-break/><text:span text:style-name="T7"> <text:s text:c="3"/></text:span><text:span text:style-name="T2">//u</text:span><text:line-break/><text:span text:style-name="T2"> <text:s text:c="3"/>//slučaju kada semafor nije zaključan 1</text:span><text:line-break/><text:span text:style-name="T2"> <text:s text:c="3"/></text:span><text:span text:style-name="T6">return </text:span><text:span text:style-name="T13">1</text:span><text:span text:style-name="T7">;</text:span><text:line-break/><text:line-break/><text:span text:style-name="T7">}</text:span><text:line-break/><text:line-break/><text:span text:style-name="T6">int </text:span><text:span text:style-name="T10">Semaphore_k</text:span><text:span text:style-name="T7">::</text:span><text:span text:style-name="T12">signal</text:span><text:span text:style-name="T7">() {</text:span><text:line-break/><text:line-break/><text:span text:style-name="T7"> <text:s text:c="3"/></text:span><text:span text:style-name="T6">if</text:span><text:span text:style-name="T7">(</text:span><text:span text:style-name="T11">closed</text:span><text:span text:style-name="T7">) {</text:span><text:line-break/><text:span text:style-name="T7"> <text:s text:c="7"/></text:span><text:span text:style-name="T6">return </text:span><text:span text:style-name="T7">-</text:span><text:span text:style-name="T13">1</text:span><text:span text:style-name="T7">;</text:span><text:line-break/><text:span text:style-name="T7"> <text:s text:c="3"/>}</text:span><text:line-break/><text:line-break/><text:span text:style-name="T7"> <text:s text:c="3"/></text:span><text:span text:style-name="T6">if</text:span><text:span text:style-name="T7">(++</text:span><text:span text:style-name="T11">value </text:span><text:span text:style-name="T7">&lt;= </text:span><text:span text:style-name="T13">0</text:span><text:span text:style-name="T7">) {</text:span><text:line-break/><text:span text:style-name="T7"> <text:s text:c="7"/></text:span><text:span text:style-name="T2">//deblock();</text:span><text:line-break/><text:span text:style-name="T2"> <text:s text:c="7"/></text:span><text:span text:style-name="T10">TCB</text:span><text:span text:style-name="T7">* tcb;</text:span><text:line-break/><text:span text:style-name="T7"> <text:s text:c="7"/></text:span><text:span text:style-name="T6">if</text:span><text:span text:style-name="T7">(</text:span><text:span text:style-name="T11">priority</text:span><text:span text:style-name="T7">){</text:span><text:line-break/><text:span text:style-name="T7"> <text:s text:c="11"/>tcb = </text:span><text:span text:style-name="T6">this</text:span><text:span text:style-name="T7">-&gt;</text:span><text:span text:style-name="T11">blocked</text:span><text:span text:style-name="T7">.removeFirstWithPriority();</text:span><text:line-break/><text:span text:style-name="T7"> <text:s text:c="7"/>}</text:span><text:line-break/><text:span text:style-name="T7"> <text:s text:c="7"/></text:span><text:span text:style-name="T6">else</text:span><text:span text:style-name="T7">{</text:span><text:line-break/><text:span text:style-name="T7"> <text:s text:c="11"/>tcb=</text:span><text:span text:style-name="T6">this</text:span><text:span text:style-name="T7">-&gt;</text:span><text:span text:style-name="T11">blocked</text:span><text:span text:style-name="T7">.removeFirst();</text:span><text:line-break/><text:span text:style-name="T7"> <text:s text:c="7"/>}</text:span><text:line-break/><text:span text:style-name="T7"> <text:s text:c="7"/>tcb-&gt;setBlocked(</text:span><text:span text:style-name="T6">false</text:span><text:span text:style-name="T7">);</text:span><text:line-break/><text:span text:style-name="T7"> <text:s text:c="7"/></text:span><text:span text:style-name="T10">Scheduler</text:span><text:span text:style-name="T7">::put(tcb);</text:span><text:line-break/><text:line-break/><text:span text:style-name="T7"> <text:s text:c="3"/>}</text:span><text:line-break/><text:line-break/><text:span text:style-name="T7"> <text:s text:c="3"/></text:span><text:span text:style-name="T6">return </text:span><text:span text:style-name="T13">0</text:span><text:span text:style-name="T7">;</text:span><text:line-break/><text:line-break/><text:span text:style-name="T7">}</text:span><text:line-break/><text:line-break/><text:line-break/><text:line-break/><text:line-break/><text:span text:style-name="T6">int </text:span><text:span text:style-name="T10">Semaphore_k</text:span><text:span text:style-name="T7">::</text:span><text:span text:style-name="T12">close</text:span><text:span text:style-name="T7">() {</text:span><text:line-break/><text:line-break/><text:span text:style-name="T7"> <text:s text:c="3"/></text:span><text:span text:style-name="T6">if </text:span><text:span text:style-name="T7">(</text:span><text:span text:style-name="T11">closed</text:span><text:span text:style-name="T7">) {</text:span><text:line-break/><text:span text:style-name="T7"> <text:s text:c="7"/></text:span><text:span text:style-name="T6">return </text:span><text:span text:style-name="T7">-</text:span><text:span text:style-name="T13">1</text:span><text:span text:style-name="T7">;</text:span><text:line-break/><text:span text:style-name="T7"> <text:s text:c="3"/>}</text:span><text:line-break/><text:span text:style-name="T7"> <text:s text:c="3"/></text:span><text:span text:style-name="T11">closed </text:span><text:span text:style-name="T7">= </text:span><text:span text:style-name="T6">true</text:span><text:span text:style-name="T7">;</text:span><text:line-break/><text:line-break/><text:span text:style-name="T7"> <text:s text:c="3"/></text:span><text:span text:style-name="T6">if</text:span><text:span text:style-name="T7">(</text:span><text:span text:style-name="T11">priority</text:span><text:span text:style-name="T7">){</text:span><text:line-break/><text:span text:style-name="T7"> <text:s text:c="7"/></text:span><text:span text:style-name="T6">while</text:span><text:span text:style-name="T7">(</text:span><text:span text:style-name="T6">this</text:span><text:span text:style-name="T7">-&gt;</text:span><text:span text:style-name="T11">blocked</text:span><text:span text:style-name="T7">.peekFirstWithPriority()){</text:span><text:line-break/><text:span text:style-name="T7"> <text:s text:c="11"/></text:span><text:span text:style-name="T10">TCB</text:span><text:span text:style-name="T7">* tcb = </text:span><text:span text:style-name="T6">this</text:span><text:span text:style-name="T7">-&gt;</text:span><text:span text:style-name="T11">blocked</text:span><text:span text:style-name="T7">.removeFirstWithPriority();</text:span><text:line-break/><text:soft-page-break/><text:span text:style-name="T7"> <text:s text:c="11"/>tcb-&gt;setBlocked(</text:span><text:span text:style-name="T6">false</text:span><text:span text:style-name="T7">);</text:span><text:line-break/><text:span text:style-name="T7"> <text:s text:c="11"/></text:span><text:span text:style-name="T10">Scheduler</text:span><text:span text:style-name="T7">::put(tcb);</text:span><text:line-break/><text:span text:style-name="T7"> <text:s text:c="7"/>}</text:span><text:line-break/><text:span text:style-name="T7"> <text:s text:c="3"/>}</text:span><text:line-break/><text:span text:style-name="T7"> <text:s text:c="7"/></text:span><text:span text:style-name="T2">//odblokira sve niti</text:span><text:line-break/><text:span text:style-name="T2"> <text:s text:c="3"/></text:span><text:span text:style-name="T6">else </text:span><text:span text:style-name="T7">{</text:span><text:line-break/><text:span text:style-name="T7"> <text:s text:c="7"/></text:span><text:span text:style-name="T6">while </text:span><text:span text:style-name="T7">(</text:span><text:span text:style-name="T11">blocked</text:span><text:span text:style-name="T7">.peekFirst()) {</text:span><text:line-break/><text:span text:style-name="T7"> <text:s text:c="11"/>deblock();</text:span><text:line-break/><text:span text:style-name="T7"> <text:s text:c="7"/>}</text:span><text:line-break/><text:span text:style-name="T7"> <text:s text:c="3"/>}</text:span><text:line-break/><text:span text:style-name="T7"> <text:s text:c="3"/></text:span><text:span text:style-name="T6">return </text:span><text:span text:style-name="T13">0</text:span><text:span text:style-name="T7">;</text:span><text:line-break/><text:span text:style-name="T7">}</text:span><text:line-break/><text:line-break/><text:span text:style-name="T2">//nisam radila asinhronu</text:span><text:line-break/><text:span text:style-name="T6">int </text:span><text:span text:style-name="T10">Semaphore_k</text:span><text:span text:style-name="T7">::</text:span><text:span text:style-name="T12">timedwait</text:span><text:span text:style-name="T7">(</text:span><text:span text:style-name="T9">time_t </text:span><text:span text:style-name="T7">timeout) {</text:span><text:line-break/><text:span text:style-name="T7"> <text:s text:c="3"/></text:span><text:span text:style-name="T6">return </text:span><text:span text:style-name="T13">0</text:span><text:span text:style-name="T7">;</text:span><text:line-break/><text:span text:style-name="T7">}</text:span><text:line-break/><text:line-break/><text:span text:style-name="T10">Semaphore_k</text:span><text:span text:style-name="T7">::</text:span><text:span text:style-name="T12">~Semaphore_k</text:span><text:span text:style-name="T7">() {</text:span><text:line-break/><text:span text:style-name="T7"> <text:s text:c="3"/>close();</text:span><text:line-break/><text:span text:style-name="T7">}</text:span><text:line-break/><text:line-break/><text:span text:style-name="T6">int </text:span><text:span text:style-name="T10">Semaphore_k</text:span><text:span text:style-name="T7">::</text:span><text:span text:style-name="T12">waitN</text:span><text:span text:style-name="T7">(</text:span><text:span text:style-name="T6">unsigned int </text:span><text:span text:style-name="T7">n) {</text:span><text:line-break/><text:span text:style-name="T7"> <text:s text:c="3"/></text:span><text:span text:style-name="T11">value</text:span><text:span text:style-name="T7">-=n;</text:span><text:line-break/><text:span text:style-name="T7"> <text:s text:c="3"/></text:span><text:span text:style-name="T2">//printInt(value);</text:span><text:line-break/><text:span text:style-name="T2"> <text:s text:c="3"/>//printString("\n");</text:span><text:line-break/><text:span text:style-name="T2"> <text:s text:c="3"/></text:span><text:span text:style-name="T6">if</text:span><text:span text:style-name="T7">(</text:span><text:span text:style-name="T11">value</text:span><text:span text:style-name="T7">&lt;</text:span><text:span text:style-name="T13">0</text:span><text:span text:style-name="T7">){</text:span><text:line-break/><text:span text:style-name="T7"> <text:s text:c="7"/></text:span><text:span text:style-name="T2">//printString("NIt ceka na jos: \n");</text:span><text:line-break/><text:span text:style-name="T2"> <text:s text:c="7"/></text:span><text:span text:style-name="T10">TCB</text:span><text:span text:style-name="T7">::</text:span><text:span text:style-name="T11">running</text:span><text:span text:style-name="T7">-&gt;</text:span><text:span text:style-name="T11">waiting </text:span><text:span text:style-name="T7">= -(</text:span><text:span text:style-name="T11">value</text:span><text:span text:style-name="T7">);</text:span><text:line-break/><text:span text:style-name="T7"> <text:s text:c="7"/></text:span><text:span text:style-name="T2">//printInt(TCB::running-&gt;waiting);</text:span><text:line-break/><text:span text:style-name="T2"> <text:s text:c="7"/>//printString(" zetona\n");</text:span><text:line-break/><text:span text:style-name="T2"> <text:s text:c="7"/></text:span><text:span text:style-name="T11">value</text:span><text:span text:style-name="T7">=</text:span><text:span text:style-name="T13">0</text:span><text:span text:style-name="T7">;</text:span><text:line-break/><text:span text:style-name="T7"> <text:s text:c="7"/>block();</text:span><text:line-break/><text:span text:style-name="T7"> <text:s text:c="3"/>}</text:span><text:line-break/><text:line-break/><text:span text:style-name="T7"> <text:s text:c="3"/></text:span><text:span text:style-name="T6">return </text:span><text:span text:style-name="T13">0</text:span><text:span text:style-name="T7">;</text:span><text:line-break/><text:span text:style-name="T7">}</text:span><text:line-break/><text:line-break/><text:span text:style-name="T6">int </text:span><text:span text:style-name="T10">Semaphore_k</text:span><text:span text:style-name="T7">::</text:span><text:span text:style-name="T12">signalN</text:span><text:span text:style-name="T7">() {</text:span><text:line-break/><text:line-break/><text:span text:style-name="T7"> <text:s text:c="3"/></text:span><text:span text:style-name="T10">TCB</text:span><text:span text:style-name="T7">* tcb = </text:span><text:span text:style-name="T11">blocked</text:span><text:span text:style-name="T7">.peekFirst();</text:span><text:line-break/><text:span text:style-name="T7"> <text:s text:c="3"/></text:span><text:span text:style-name="T6">if</text:span><text:span text:style-name="T7">(tcb){</text:span><text:line-break/><text:span text:style-name="T2">// <text:s text:c="7"/>printString("Usao u if waiting = \n");</text:span><text:line-break/><text:span text:style-name="T2">// <text:s text:c="7"/>printInt(tcb-&gt;waiting);</text:span><text:line-break/><text:span text:style-name="T2">// <text:s text:c="7"/>printString("\n");</text:span><text:line-break/><text:span text:style-name="T2"> <text:s text:c="7"/></text:span><text:span text:style-name="T7">tcb-&gt;</text:span><text:span text:style-name="T11">waiting</text:span><text:span text:style-name="T7">--;</text:span><text:line-break/><text:span text:style-name="T7"> <text:s text:c="7"/></text:span><text:span text:style-name="T6">if</text:span><text:span text:style-name="T7">(tcb-&gt;</text:span><text:span text:style-name="T11">waiting</text:span><text:span text:style-name="T7">==</text:span><text:span text:style-name="T13">0 </text:span><text:span text:style-name="T7">){</text:span><text:line-break/><text:span text:style-name="T7"> <text:s text:c="11"/></text:span><text:span text:style-name="T2">//printString("Usla u waiting ==0 signalN\n");</text:span><text:line-break/><text:span text:style-name="T2"> <text:s text:c="11"/></text:span><text:span text:style-name="T7">deblock();</text:span><text:line-break/><text:span text:style-name="T7"> <text:s text:c="11"/></text:span><text:span text:style-name="T2">//printString("Deblokirna\n");</text:span><text:line-break/><text:span text:style-name="T2"> <text:s text:c="7"/></text:span><text:span text:style-name="T7">}</text:span><text:line-break/><text:line-break/><text:span text:style-name="T7"> <text:s text:c="3"/>}</text:span><text:span text:style-name="T6">else</text:span><text:span text:style-name="T7">{</text:span><text:line-break/><text:span text:style-name="T7"> <text:s text:c="7"/></text:span><text:span text:style-name="T11">value</text:span><text:span text:style-name="T7">=</text:span><text:span text:style-name="T11">value</text:span><text:span text:style-name="T7">+</text:span><text:span text:style-name="T13">1</text:span><text:span text:style-name="T7">;</text:span><text:line-break/><text:span text:style-name="T7"> <text:s text:c="7"/></text:span><text:span text:style-name="T2">//printString("Value u else u signalN\n");</text:span><text:line-break/><text:span text:style-name="T2"> <text:s text:c="7"/>//printInt(value);</text:span><text:line-break/><text:soft-page-break/><text:span text:style-name="T2"> <text:s text:c="7"/>//printString("\n");</text:span><text:line-break/><text:span text:style-name="T2"> <text:s text:c="3"/></text:span><text:span text:style-name="T7">}</text:span><text:line-break/><text:line-break/><text:span text:style-name="T7"> <text:s text:c="3"/></text:span><text:span text:style-name="T6">return </text:span><text:span text:style-name="T13">0</text:span><text:span text:style-name="T7">;</text:span><text:line-break/><text:span text:style-name="T7">}</text:span><text:line-break/><text:line-break/><text:line-break/>tcb.hpp</text:p>
      <text:p text:style-name="P1"/>
      <text:p text:style-name="P1"><text:line-break/><text:span text:style-name="T3">#ifndef </text:span><text:span text:style-name="T4">TCB_HPP</text:span><text:line-break/><text:span text:style-name="T3">#define </text:span><text:span text:style-name="T4">TCB_HPP</text:span><text:line-break/><text:line-break/><text:span text:style-name="T3">#include </text:span><text:span text:style-name="T5">"../lib/hw.h"</text:span><text:line-break/><text:span text:style-name="T3">#include </text:span><text:span text:style-name="T5">"scheduler.hpp"</text:span><text:line-break/><text:line-break/><text:line-break/><text:line-break/><text:span text:style-name="T6">int </text:span><text:span text:style-name="T12">main</text:span><text:span text:style-name="T7">();</text:span><text:line-break/><text:span text:style-name="T6">typedef struct </text:span><text:span text:style-name="T10">Molecule</text:span><text:span text:style-name="T7">{</text:span><text:line-break/><text:span text:style-name="T7"> <text:s text:c="3"/></text:span><text:span text:style-name="T6">int</text:span><text:span text:style-name="T7">* </text:span><text:span text:style-name="T11">ids</text:span><text:span text:style-name="T7">;</text:span><text:line-break/><text:span text:style-name="T7"> <text:s text:c="3"/></text:span><text:span text:style-name="T6">char const </text:span><text:span text:style-name="T7">**</text:span><text:span text:style-name="T11">type</text:span><text:span text:style-name="T7">;</text:span><text:line-break/><text:span text:style-name="T7">}</text:span><text:span text:style-name="T9">Molecule</text:span><text:span text:style-name="T7">;</text:span><text:line-break/><text:line-break/><text:line-break/><text:span text:style-name="T6">class </text:span><text:span text:style-name="T10">Semaphore_k</text:span><text:span text:style-name="T7">;</text:span><text:line-break/><text:span text:style-name="T2">//Thread Control Block</text:span><text:line-break/><text:line-break/><text:span text:style-name="T6">class </text:span><text:span text:style-name="T10">TCB</text:span><text:line-break/><text:span text:style-name="T7">{</text:span><text:line-break/><text:span text:style-name="T6">public</text:span><text:span text:style-name="T7">:</text:span><text:line-break/><text:line-break/><text:span text:style-name="T7"> <text:s text:c="3"/></text:span><text:span text:style-name="T6">using </text:span><text:span text:style-name="T9">Body </text:span><text:span text:style-name="T7">= </text:span><text:span text:style-name="T6">void </text:span><text:span text:style-name="T7">(*)(</text:span><text:span text:style-name="T6">void</text:span><text:span text:style-name="T7">*);</text:span><text:line-break/><text:span text:style-name="T7"> <text:s text:c="3"/></text:span><text:span text:style-name="T6">void</text:span><text:span text:style-name="T7">* </text:span><text:span text:style-name="T6">operator new</text:span><text:span text:style-name="T7">(</text:span><text:span text:style-name="T9">size_t </text:span><text:span text:style-name="T7">size) {</text:span><text:line-break/><text:span text:style-name="T7"> <text:s text:c="7"/></text:span><text:span text:style-name="T6">return </text:span><text:span text:style-name="T10">memoryAllocator</text:span><text:span text:style-name="T7">::mem_alloc(size);</text:span><text:line-break/><text:span text:style-name="T7"> <text:s text:c="3"/>}</text:span><text:line-break/><text:span text:style-name="T7"> <text:s text:c="3"/></text:span><text:span text:style-name="T6">void</text:span><text:span text:style-name="T7">* </text:span><text:span text:style-name="T6">operator new</text:span><text:span text:style-name="T7">[](</text:span><text:span text:style-name="T9">size_t </text:span><text:span text:style-name="T7">size) {</text:span><text:line-break/><text:span text:style-name="T7"> <text:s text:c="7"/></text:span><text:span text:style-name="T6">return </text:span><text:span text:style-name="T10">memoryAllocator</text:span><text:span text:style-name="T7">::mem_alloc(size);</text:span><text:line-break/><text:span text:style-name="T7"> <text:s text:c="3"/>}</text:span><text:line-break/><text:line-break/><text:span text:style-name="T7"> <text:s text:c="3"/></text:span><text:span text:style-name="T6">void operator delete</text:span><text:span text:style-name="T7">(</text:span><text:span text:style-name="T6">void </text:span><text:span text:style-name="T7">*ptr) {</text:span><text:line-break/><text:span text:style-name="T7"> <text:s text:c="7"/></text:span><text:span text:style-name="T10">memoryAllocator</text:span><text:span text:style-name="T7">::mem_free(ptr);</text:span><text:line-break/><text:span text:style-name="T7"> <text:s text:c="3"/>}</text:span><text:line-break/><text:span text:style-name="T7"> <text:s text:c="3"/></text:span><text:span text:style-name="T6">void operator delete</text:span><text:span text:style-name="T7">[](</text:span><text:span text:style-name="T6">void </text:span><text:span text:style-name="T7">*ptr) {</text:span><text:line-break/><text:span text:style-name="T7"> <text:s text:c="7"/></text:span><text:span text:style-name="T10">memoryAllocator</text:span><text:span text:style-name="T7">::mem_free(ptr);</text:span><text:line-break/><text:span text:style-name="T7"> <text:s text:c="3"/>}</text:span><text:line-break/><text:line-break/><text:span text:style-name="T7"> <text:s text:c="3"/></text:span><text:span text:style-name="T6">static </text:span><text:span text:style-name="T10">TCB</text:span><text:span text:style-name="T7">* </text:span><text:span text:style-name="T12">kreiraj_thread</text:span><text:span text:style-name="T7">(</text:span><text:span text:style-name="T10">TCB</text:span><text:span text:style-name="T7">** handle, </text:span><text:span text:style-name="T10">TCB</text:span><text:span text:style-name="T7">::</text:span><text:span text:style-name="T9">Body </text:span><text:span text:style-name="T7">body, </text:span><text:span text:style-name="T6">void</text:span><text:span text:style-name="T7">* arg, </text:span><text:span text:style-name="T6">char </text:span><text:span text:style-name="T7">* stek);</text:span><text:line-break/><text:line-break/><text:span text:style-name="T7"> <text:s text:c="3"/></text:span><text:span text:style-name="T6">static </text:span><text:span text:style-name="T10">TCB </text:span><text:span text:style-name="T7">*</text:span><text:span text:style-name="T11">running</text:span><text:span text:style-name="T7">;</text:span><text:line-break/><text:line-break/><text:span text:style-name="T7"> <text:s text:c="3"/></text:span><text:span text:style-name="T12">~TCB</text:span><text:span text:style-name="T7">() { </text:span><text:span text:style-name="T6">delete</text:span><text:span text:style-name="T7">[] </text:span><text:span text:style-name="T11">stack</text:span><text:span text:style-name="T7">;</text:span><text:line-break/><text:line-break/><text:span text:style-name="T7"> <text:s text:c="3"/>}</text:span><text:line-break/><text:soft-page-break/><text:line-break/><text:span text:style-name="T7"> <text:s text:c="3"/></text:span><text:span text:style-name="T6">bool </text:span><text:span text:style-name="T12">isFinished</text:span><text:span text:style-name="T7">() </text:span><text:span text:style-name="T6">const </text:span><text:span text:style-name="T7">{ </text:span><text:span text:style-name="T6">return </text:span><text:span text:style-name="T11">finished</text:span><text:span text:style-name="T7">; }</text:span><text:line-break/><text:line-break/><text:span text:style-name="T7"> <text:s text:c="3"/></text:span><text:span text:style-name="T6">void </text:span><text:span text:style-name="T12">setFinished</text:span><text:span text:style-name="T7">(</text:span><text:span text:style-name="T6">bool </text:span><text:span text:style-name="T7">value) { </text:span><text:span text:style-name="T11">finished </text:span><text:span text:style-name="T7">= value; }</text:span><text:line-break/><text:line-break/><text:span text:style-name="T7"> <text:s text:c="3"/></text:span><text:span text:style-name="T6">bool </text:span><text:span text:style-name="T12">isBlocked</text:span><text:span text:style-name="T7">() </text:span><text:span text:style-name="T6">const </text:span><text:span text:style-name="T7">{ </text:span><text:span text:style-name="T6">return this</text:span><text:span text:style-name="T7">-&gt;</text:span><text:span text:style-name="T11">blocked</text:span><text:span text:style-name="T7">; }</text:span><text:line-break/><text:line-break/><text:span text:style-name="T7"> <text:s text:c="3"/></text:span><text:span text:style-name="T6">void </text:span><text:span text:style-name="T12">setBlocked</text:span><text:span text:style-name="T7">(</text:span><text:span text:style-name="T6">bool </text:span><text:span text:style-name="T7">value) { </text:span><text:span text:style-name="T6">this</text:span><text:span text:style-name="T7">-&gt;</text:span><text:span text:style-name="T11">blocked </text:span><text:span text:style-name="T7">= value; }</text:span><text:line-break/><text:line-break/><text:span text:style-name="T7"> <text:s text:c="3"/></text:span><text:span text:style-name="T6">bool </text:span><text:span text:style-name="T12">isMain</text:span><text:span text:style-name="T7">() </text:span><text:span text:style-name="T6">const </text:span><text:span text:style-name="T7">{ </text:span><text:span text:style-name="T6">return this</text:span><text:span text:style-name="T7">-&gt;</text:span><text:span text:style-name="T11">main</text:span><text:span text:style-name="T7">; }</text:span><text:line-break/><text:line-break/><text:span text:style-name="T7"> <text:s text:c="3"/></text:span><text:span text:style-name="T2">//modifikacija PING thread</text:span><text:line-break/><text:span text:style-name="T2"> <text:s text:c="3"/></text:span><text:span text:style-name="T6">void </text:span><text:span text:style-name="T12">incrementMemory</text:span><text:span text:style-name="T7">(</text:span><text:span text:style-name="T6">int </text:span><text:span text:style-name="T7">increment){</text:span><text:line-break/><text:span text:style-name="T7"> <text:s text:c="7"/></text:span><text:span text:style-name="T6">this</text:span><text:span text:style-name="T7">-&gt;</text:span><text:span text:style-name="T11">allocatedBlocks</text:span><text:span text:style-name="T7">+=increment;</text:span><text:line-break/><text:span text:style-name="T7"> <text:s text:c="3"/>}</text:span><text:line-break/><text:span text:style-name="T7"> <text:s text:c="3"/></text:span><text:span text:style-name="T6">void </text:span><text:span text:style-name="T12">pingThread</text:span><text:span text:style-name="T7">(){</text:span><text:line-break/><text:span text:style-name="T7"> <text:s text:c="7"/></text:span><text:span text:style-name="T6">this</text:span><text:span text:style-name="T7">-&gt;</text:span><text:span text:style-name="T11">pinged </text:span><text:span text:style-name="T7">= </text:span><text:span text:style-name="T6">true</text:span><text:span text:style-name="T7">;</text:span><text:line-break/><text:span text:style-name="T7"> <text:s text:c="3"/>}</text:span><text:line-break/><text:span text:style-name="T7"> <text:s text:c="3"/></text:span><text:span text:style-name="T6">void </text:span><text:span text:style-name="T12">setPinged</text:span><text:span text:style-name="T7">(</text:span><text:span text:style-name="T6">bool </text:span><text:span text:style-name="T7">value){</text:span><text:line-break/><text:span text:style-name="T7"> <text:s text:c="7"/></text:span><text:span text:style-name="T6">this</text:span><text:span text:style-name="T7">-&gt;</text:span><text:span text:style-name="T11">pinged </text:span><text:span text:style-name="T7">= value;</text:span><text:line-break/><text:span text:style-name="T7"> <text:s text:c="3"/>}</text:span><text:line-break/><text:span text:style-name="T7"> <text:s text:c="3"/></text:span><text:span text:style-name="T6">int </text:span><text:span text:style-name="T12">getAllocatedBlocks</text:span><text:span text:style-name="T7">() </text:span><text:span text:style-name="T6">const</text:span><text:span text:style-name="T7">{</text:span><text:line-break/><text:span text:style-name="T7"> <text:s text:c="7"/></text:span><text:span text:style-name="T6">return this</text:span><text:span text:style-name="T7">-&gt;</text:span><text:span text:style-name="T11">allocatedBlocks</text:span><text:span text:style-name="T7">;</text:span><text:line-break/><text:span text:style-name="T7"> <text:s text:c="3"/>}</text:span><text:line-break/><text:span text:style-name="T7"> <text:s text:c="3"/></text:span><text:span text:style-name="T6">int </text:span><text:span text:style-name="T12">getRunTime</text:span><text:span text:style-name="T7">() </text:span><text:span text:style-name="T6">const</text:span><text:span text:style-name="T7">{</text:span><text:line-break/><text:span text:style-name="T7"> <text:s text:c="7"/></text:span><text:span text:style-name="T6">return this</text:span><text:span text:style-name="T7">-&gt;</text:span><text:span text:style-name="T11">runTime</text:span><text:span text:style-name="T7">;</text:span><text:line-break/><text:span text:style-name="T7"> <text:s text:c="3"/>}</text:span><text:line-break/><text:span text:style-name="T7"> <text:s text:c="3"/></text:span><text:span text:style-name="T6">void </text:span><text:span text:style-name="T12">incrementTime</text:span><text:span text:style-name="T7">(){</text:span><text:line-break/><text:span text:style-name="T7"> <text:s text:c="7"/></text:span><text:span text:style-name="T6">this</text:span><text:span text:style-name="T7">-&gt;</text:span><text:span text:style-name="T11">runTime</text:span><text:span text:style-name="T7">++;</text:span><text:line-break/><text:span text:style-name="T7"> <text:s text:c="3"/>}</text:span><text:line-break/><text:line-break/><text:span text:style-name="T7"> <text:s text:c="3"/></text:span><text:span text:style-name="T6">static void </text:span><text:span text:style-name="T12">duplicate</text:span><text:span text:style-name="T7">(</text:span><text:span text:style-name="T10">TCB</text:span><text:span text:style-name="T7">*, </text:span><text:span text:style-name="T10">TCB</text:span><text:span text:style-name="T7">*);</text:span><text:line-break/><text:span text:style-name="T7"> <text:s text:c="3"/></text:span><text:span text:style-name="T12">TCB</text:span><text:span text:style-name="T7">(</text:span><text:span text:style-name="T10">TCB</text:span><text:span text:style-name="T7">&amp;);</text:span><text:line-break/><text:line-break/><text:span text:style-name="T7"> <text:s text:c="3"/></text:span><text:span text:style-name="T2">//projektna odluka - ipak necu da koristim yield</text:span><text:line-break/><text:span text:style-name="T2"> <text:s text:c="4"/></text:span><text:span text:style-name="T6">static void </text:span><text:span text:style-name="T12">yield</text:span><text:span text:style-name="T7">();</text:span><text:line-break/><text:line-break/><text:line-break/><text:line-break/><text:span text:style-name="T2">//stek se alocira po bajtovima, pa mi je tipa char*</text:span><text:line-break/><text:span text:style-name="T2">//sp je promenljiva koja cuva adrese a one su tipa uint64 pa zato i sp uint64</text:span><text:line-break/><text:span text:style-name="T9">Body </text:span><text:span text:style-name="T11">body</text:span><text:span text:style-name="T7">;</text:span><text:line-break/><text:span text:style-name="T6">private</text:span><text:span text:style-name="T7">:</text:span><text:line-break/><text:line-break/><text:line-break/><text:span text:style-name="T7"> <text:s text:c="3"/></text:span><text:span text:style-name="T6">friend class </text:span><text:span text:style-name="T10">Riscv</text:span><text:span text:style-name="T7">;</text:span><text:line-break/><text:line-break/><text:line-break/><text:line-break/><text:span text:style-name="T7"> <text:s text:c="3"/></text:span><text:span text:style-name="T12">TCB</text:span><text:span text:style-name="T7">(</text:span><text:span text:style-name="T9">Body </text:span><text:span text:style-name="T7">body, </text:span><text:span text:style-name="T6">void</text:span><text:span text:style-name="T7">* arg,</text:span><text:span text:style-name="T6">char </text:span><text:span text:style-name="T7">* stek);</text:span><text:line-break/><text:line-break/><text:line-break/><text:line-break/><text:span text:style-name="T7"> <text:s text:c="3"/></text:span><text:span text:style-name="T6">struct </text:span><text:span text:style-name="T10">Context</text:span><text:line-break/><text:soft-page-break/><text:span text:style-name="T10"> <text:s text:c="3"/></text:span><text:span text:style-name="T7">{</text:span><text:line-break/><text:span text:style-name="T7"> <text:s text:c="7"/></text:span><text:span text:style-name="T9">uint64 </text:span><text:span text:style-name="T11">ra</text:span><text:span text:style-name="T7">;</text:span><text:line-break/><text:span text:style-name="T7"> <text:s text:c="7"/></text:span><text:span text:style-name="T9">uint64 </text:span><text:span text:style-name="T11">sp</text:span><text:span text:style-name="T7">;</text:span><text:line-break/><text:span text:style-name="T7"> <text:s text:c="3"/>};</text:span><text:line-break/><text:line-break/><text:span text:style-name="T7"> <text:s text:c="3"/></text:span><text:span text:style-name="T6">char </text:span><text:span text:style-name="T7">*</text:span><text:span text:style-name="T11">stack</text:span><text:span text:style-name="T7">;</text:span><text:line-break/><text:span text:style-name="T7"> <text:s text:c="3"/></text:span><text:span text:style-name="T10">Context </text:span><text:span text:style-name="T11">context</text:span><text:span text:style-name="T7">;</text:span><text:line-break/><text:span text:style-name="T7"> <text:s text:c="3"/></text:span><text:span text:style-name="T6">bool </text:span><text:span text:style-name="T11">finished</text:span><text:span text:style-name="T7">;</text:span><text:line-break/><text:span text:style-name="T7"> <text:s text:c="3"/></text:span><text:span text:style-name="T6">bool </text:span><text:span text:style-name="T11">blocked</text:span><text:span text:style-name="T7">;</text:span><text:line-break/><text:span text:style-name="T7"> <text:s text:c="3"/></text:span><text:span text:style-name="T6">bool </text:span><text:span text:style-name="T11">main</text:span><text:span text:style-name="T7">;</text:span><text:line-break/><text:span text:style-name="T7"> <text:s text:c="3"/></text:span><text:span text:style-name="T6">void</text:span><text:span text:style-name="T7">* </text:span><text:span text:style-name="T11">arg</text:span><text:span text:style-name="T7">;</text:span><text:line-break/><text:span text:style-name="T6">public</text:span><text:span text:style-name="T7">:</text:span><text:line-break/><text:span text:style-name="T7"> <text:s text:c="3"/></text:span><text:span text:style-name="T2">//Semaphore* semWait;</text:span><text:line-break/><text:span text:style-name="T2"> <text:s text:c="3"/></text:span><text:span text:style-name="T6">static int </text:span><text:span text:style-name="T11">ID</text:span><text:span text:style-name="T7">;</text:span><text:line-break/><text:span text:style-name="T7"> <text:s text:c="3"/></text:span><text:span text:style-name="T6">int </text:span><text:span text:style-name="T12">getMyID</text:span><text:span text:style-name="T7">();</text:span><text:line-break/><text:line-break/><text:line-break/><text:span text:style-name="T6">private</text:span><text:span text:style-name="T7">:</text:span><text:line-break/><text:span text:style-name="T7"> <text:s text:c="3"/></text:span><text:span text:style-name="T2">//mozda mi zatreba?</text:span><text:line-break/><text:line-break/><text:span text:style-name="T2"> <text:s text:c="3"/></text:span><text:span text:style-name="T10">Lista</text:span><text:span text:style-name="T7">&lt;</text:span><text:span text:style-name="T10">TCB</text:span><text:span text:style-name="T7">&gt; </text:span><text:span text:style-name="T11">joined</text:span><text:span text:style-name="T7">;</text:span><text:line-break/><text:line-break/><text:line-break/><text:line-break/><text:line-break/><text:span text:style-name="T7"> <text:s text:c="3"/></text:span><text:span text:style-name="T6">int </text:span><text:span text:style-name="T11">id</text:span><text:span text:style-name="T7">;</text:span><text:line-break/><text:span text:style-name="T7"> <text:s text:c="3"/></text:span><text:span text:style-name="T2">//threadWrapper treba prvi da se izvrsi za svaku nit koju sam napravil</text:span><text:line-break/><text:span text:style-name="T2"> <text:s text:c="3"/></text:span><text:span text:style-name="T6">static void </text:span><text:span text:style-name="T12">threadWrapper</text:span><text:span text:style-name="T7">();</text:span><text:line-break/><text:line-break/><text:line-break/><text:span text:style-name="T7"> <text:s text:c="3"/></text:span><text:span text:style-name="T2">//napisana u asembleru, clion samo ne moze da prepozna zato je zuto</text:span><text:line-break/><text:span text:style-name="T2"> <text:s text:c="3"/></text:span><text:span text:style-name="T6">static void </text:span><text:span text:style-name="T12">contextSwitch</text:span><text:span text:style-name="T7">(</text:span><text:span text:style-name="T10">Context </text:span><text:span text:style-name="T7">*oldContext, </text:span><text:span text:style-name="T10">Context </text:span><text:span text:style-name="T7">*runningContext);</text:span><text:line-break/><text:line-break/><text:span text:style-name="T7"> <text:s text:c="3"/></text:span><text:span text:style-name="T2">//znaci, ne zelim da mi iko zove interni dispatch zato sam ga stavila u private</text:span><text:line-break/><text:span text:style-name="T2"> <text:s text:c="3"/></text:span><text:span text:style-name="T6">static void </text:span><text:span text:style-name="T12">dispatch</text:span><text:span text:style-name="T7">();</text:span><text:line-break/><text:line-break/><text:span text:style-name="T7"> <text:s text:c="3"/></text:span><text:span text:style-name="T6">static void </text:span><text:span text:style-name="T12">join</text:span><text:span text:style-name="T7">(</text:span><text:span text:style-name="T10">TCB</text:span><text:span text:style-name="T7">* handle);</text:span><text:line-break/><text:span text:style-name="T7"> <text:s text:c="3"/></text:span><text:span text:style-name="T6">void </text:span><text:span text:style-name="T12">pustiSveNiti</text:span><text:span text:style-name="T7">();</text:span><text:line-break/><text:line-break/><text:line-break/><text:line-break/><text:line-break/><text:span text:style-name="T7"> <text:s text:c="3"/></text:span><text:span text:style-name="T2">//unisex Bathrom problem</text:span><text:line-break/><text:span text:style-name="T2"> <text:s text:c="3"/></text:span><text:span text:style-name="T6">static </text:span><text:span text:style-name="T10">Semaphore_k</text:span><text:span text:style-name="T7">* </text:span><text:span text:style-name="T11">empty</text:span><text:span text:style-name="T7">;</text:span><text:line-break/><text:span text:style-name="T7"> <text:s text:c="3"/></text:span><text:span text:style-name="T6">static </text:span><text:span text:style-name="T10">Semaphore_k</text:span><text:span text:style-name="T7">* </text:span><text:span text:style-name="T11">toilet</text:span><text:span text:style-name="T7">;</text:span><text:line-break/><text:span text:style-name="T7"> <text:s text:c="3"/></text:span><text:span text:style-name="T6">static </text:span><text:span text:style-name="T10">Semaphore_k</text:span><text:span text:style-name="T7">* </text:span><text:span text:style-name="T11">mutexMen</text:span><text:span text:style-name="T7">;</text:span><text:line-break/><text:span text:style-name="T7"> <text:s text:c="3"/></text:span><text:span text:style-name="T6">static </text:span><text:span text:style-name="T10">Semaphore_k</text:span><text:span text:style-name="T7">* </text:span><text:span text:style-name="T11">mutexWomen</text:span><text:span text:style-name="T7">;</text:span><text:line-break/><text:span text:style-name="T7"> <text:s text:c="3"/></text:span><text:span text:style-name="T6">static </text:span><text:span text:style-name="T10">Semaphore_k</text:span><text:span text:style-name="T7">* </text:span><text:span text:style-name="T11">entry</text:span><text:span text:style-name="T7">;</text:span><text:line-break/><text:line-break/><text:span text:style-name="T7"> <text:s text:c="3"/></text:span><text:span text:style-name="T6">static int </text:span><text:span text:style-name="T11">numOfMan</text:span><text:span text:style-name="T7">;</text:span><text:line-break/><text:span text:style-name="T7"> <text:s text:c="3"/></text:span><text:span text:style-name="T6">static int </text:span><text:span text:style-name="T11">numOfWoman</text:span><text:span text:style-name="T7">;</text:span><text:line-break/><text:line-break/><text:span text:style-name="T7"> <text:s text:c="3"/></text:span><text:span text:style-name="T6">static void </text:span><text:span text:style-name="T12">man</text:span><text:span text:style-name="T7">(</text:span><text:span text:style-name="T6">unsigned int </text:span><text:span text:style-name="T7">id);</text:span><text:line-break/><text:span text:style-name="T7"> <text:s text:c="3"/></text:span><text:span text:style-name="T6">static void </text:span><text:span text:style-name="T12">woman</text:span><text:span text:style-name="T7">(</text:span><text:span text:style-name="T6">unsigned int </text:span><text:span text:style-name="T7">id);</text:span><text:line-break/><text:soft-page-break/><text:span text:style-name="T7"> <text:s text:c="3"/></text:span><text:span text:style-name="T6">static void </text:span><text:span text:style-name="T12">setUnisexBatrroom</text:span><text:span text:style-name="T7">();</text:span><text:line-break/><text:span text:style-name="T7"> <text:s text:c="3"/></text:span><text:span text:style-name="T6">static bool </text:span><text:span text:style-name="T11">firstSet</text:span><text:span text:style-name="T7">;</text:span><text:line-break/><text:line-break/><text:span text:style-name="T7"> <text:s text:c="3"/></text:span><text:span text:style-name="T2">//blocking on barrier</text:span><text:line-break/><text:span text:style-name="T2"> <text:s text:c="3"/></text:span><text:span text:style-name="T6">static </text:span><text:span text:style-name="T10">Lista</text:span><text:span text:style-name="T7">&lt;</text:span><text:span text:style-name="T10">TCB</text:span><text:span text:style-name="T7">&gt;</text:span><text:span text:style-name="T11">ListBarier</text:span><text:span text:style-name="T7">;</text:span><text:line-break/><text:span text:style-name="T7"> <text:s text:c="3"/></text:span><text:span text:style-name="T6">static void </text:span><text:span text:style-name="T12">barrier</text:span><text:span text:style-name="T7">();</text:span><text:line-break/><text:span text:style-name="T7"> <text:s text:c="3"/></text:span><text:span text:style-name="T6">static bool </text:span><text:span text:style-name="T11">fsBarrier</text:span><text:span text:style-name="T7">;</text:span><text:line-break/><text:span text:style-name="T7"> <text:s text:c="3"/></text:span><text:span text:style-name="T6">static int </text:span><text:span text:style-name="T11">numCalls</text:span><text:span text:style-name="T7">;</text:span><text:line-break/><text:span text:style-name="T7"> <text:s text:c="3"/></text:span><text:span text:style-name="T6">static int </text:span><text:span text:style-name="T11">numOFthreads</text:span><text:span text:style-name="T7">;</text:span><text:line-break/><text:line-break/><text:line-break/><text:line-break/><text:line-break/><text:line-break/><text:span text:style-name="T6">private</text:span><text:span text:style-name="T7">:</text:span><text:line-break/><text:line-break/><text:span text:style-name="T7"> <text:s text:c="3"/></text:span><text:span text:style-name="T2">//send - receive mechanisam; message transfer</text:span><text:line-break/><text:span text:style-name="T2"> <text:s text:c="3"/></text:span><text:span text:style-name="T10">Semaphore_k</text:span><text:span text:style-name="T7">* </text:span><text:span text:style-name="T11">msgE</text:span><text:span text:style-name="T7">;</text:span><text:line-break/><text:span text:style-name="T7"> <text:s text:c="3"/></text:span><text:span text:style-name="T10">Semaphore_k</text:span><text:span text:style-name="T7">* </text:span><text:span text:style-name="T11">msgA</text:span><text:span text:style-name="T7">;</text:span><text:line-break/><text:span text:style-name="T7"> <text:s text:c="3"/></text:span><text:span text:style-name="T6">bool </text:span><text:span text:style-name="T11">fsSemaphores</text:span><text:span text:style-name="T7">;</text:span><text:line-break/><text:span text:style-name="T7"> <text:s text:c="3"/></text:span><text:span text:style-name="T6">char const</text:span><text:span text:style-name="T7">* </text:span><text:span text:style-name="T11">message</text:span><text:span text:style-name="T7">;</text:span><text:line-break/><text:line-break/><text:span text:style-name="T7"> <text:s text:c="3"/></text:span><text:span text:style-name="T6">void </text:span><text:span text:style-name="T12">send</text:span><text:span text:style-name="T7">(</text:span><text:span text:style-name="T6">char const</text:span><text:span text:style-name="T7">* msg);</text:span><text:line-break/><text:span text:style-name="T7"> <text:s text:c="3"/></text:span><text:span text:style-name="T6">static char const</text:span><text:span text:style-name="T7">* </text:span><text:span text:style-name="T12">receive</text:span><text:span text:style-name="T7">();</text:span><text:line-break/><text:span text:style-name="T7"> <text:s text:c="3"/></text:span><text:span text:style-name="T6">void </text:span><text:span text:style-name="T12">setSem</text:span><text:span text:style-name="T7">();</text:span><text:line-break/><text:line-break/><text:span text:style-name="T7"> <text:s text:c="3"/></text:span><text:span text:style-name="T2">//joinAll - waiting for all children it creates</text:span><text:line-break/><text:span text:style-name="T2"> <text:s text:c="3"/></text:span><text:span text:style-name="T6">void </text:span><text:span text:style-name="T12">joinAll</text:span><text:span text:style-name="T7">();</text:span><text:line-break/><text:span text:style-name="T7"> <text:s text:c="3"/></text:span><text:span text:style-name="T10">TCB</text:span><text:span text:style-name="T7">* </text:span><text:span text:style-name="T11">parent</text:span><text:span text:style-name="T7">;</text:span><text:line-break/><text:span text:style-name="T7"> <text:s text:c="3"/></text:span><text:span text:style-name="T6">bool </text:span><text:span text:style-name="T11">waitingForChildren</text:span><text:span text:style-name="T7">;</text:span><text:line-break/><text:span text:style-name="T7"> <text:s text:c="3"/></text:span><text:span text:style-name="T6">bool </text:span><text:span text:style-name="T11">joinALL</text:span><text:span text:style-name="T7">;</text:span><text:line-break/><text:span text:style-name="T7"> <text:s text:c="3"/></text:span><text:span text:style-name="T6">int </text:span><text:span text:style-name="T11">numberOfChildren</text:span><text:span text:style-name="T7">;</text:span><text:line-break/><text:span text:style-name="T7"> <text:s text:c="3"/></text:span><text:span text:style-name="T10">Semaphore_k</text:span><text:span text:style-name="T7">* </text:span><text:span text:style-name="T11">joinAllsem</text:span><text:span text:style-name="T7">;</text:span><text:line-break/><text:line-break/><text:span text:style-name="T7"> <text:s text:c="3"/></text:span><text:span text:style-name="T2">//set max threads</text:span><text:line-break/><text:span text:style-name="T2"> <text:s text:c="3"/></text:span><text:span text:style-name="T6">static </text:span><text:span text:style-name="T10">Semaphore_k</text:span><text:span text:style-name="T7">* </text:span><text:span text:style-name="T11">semMaxThreads</text:span><text:span text:style-name="T7">;</text:span><text:line-break/><text:span text:style-name="T7"> <text:s text:c="3"/></text:span><text:span text:style-name="T6">static bool </text:span><text:span text:style-name="T11">setMaxTh</text:span><text:span text:style-name="T7">;</text:span><text:line-break/><text:span text:style-name="T7"> <text:s text:c="3"/></text:span><text:span text:style-name="T6">static int </text:span><text:span text:style-name="T11">currThr</text:span><text:span text:style-name="T7">;</text:span><text:line-break/><text:line-break/><text:span text:style-name="T7"> <text:s text:c="3"/></text:span><text:span text:style-name="T6">static void </text:span><text:span text:style-name="T12">setMaxThreads</text:span><text:span text:style-name="T7">(</text:span><text:span text:style-name="T6">unsigned int </text:span><text:span text:style-name="T7">num);</text:span><text:line-break/><text:line-break/><text:span text:style-name="T7"> <text:s text:c="3"/></text:span><text:span text:style-name="T2">//barrier - preko semafora</text:span><text:line-break/><text:span text:style-name="T2"> <text:s text:c="3"/></text:span><text:span text:style-name="T6">static int </text:span><text:span text:style-name="T11">threadCount</text:span><text:span text:style-name="T7">;</text:span><text:line-break/><text:span text:style-name="T7"> <text:s text:c="3"/></text:span><text:span text:style-name="T6">static int </text:span><text:span text:style-name="T11">calls</text:span><text:span text:style-name="T7">;</text:span><text:line-break/><text:span text:style-name="T7"> <text:s text:c="3"/></text:span><text:span text:style-name="T6">static </text:span><text:span text:style-name="T10">Semaphore_k</text:span><text:span text:style-name="T7">* </text:span><text:span text:style-name="T11">firstDoor</text:span><text:span text:style-name="T7">;</text:span><text:line-break/><text:span text:style-name="T7"> <text:s text:c="3"/></text:span><text:span text:style-name="T6">static </text:span><text:span text:style-name="T10">Semaphore_k</text:span><text:span text:style-name="T7">* </text:span><text:span text:style-name="T11">secondDoor</text:span><text:span text:style-name="T7">;</text:span><text:line-break/><text:line-break/><text:span text:style-name="T7"> <text:s text:c="3"/></text:span><text:span text:style-name="T6">static void </text:span><text:span text:style-name="T12">barrier_2</text:span><text:span text:style-name="T7">();</text:span><text:line-break/><text:span text:style-name="T7"> <text:s text:c="3"/></text:span><text:span text:style-name="T6">static void </text:span><text:span text:style-name="T12">setBarrier_2</text:span><text:span text:style-name="T7">();</text:span><text:line-break/><text:span text:style-name="T7"> <text:s text:c="3"/></text:span><text:span text:style-name="T6">static bool </text:span><text:span text:style-name="T11">setBarrier2</text:span><text:span text:style-name="T7">;</text:span><text:line-break/><text:line-break/><text:span text:style-name="T7"> <text:s text:c="3"/></text:span><text:span text:style-name="T2">//atomic broadcast</text:span><text:line-break/><text:line-break/><text:span text:style-name="T2"> <text:s text:c="3"/></text:span><text:span text:style-name="T6">void </text:span><text:span text:style-name="T12">setAtomicBroadcast</text:span><text:span text:style-name="T7">();</text:span><text:line-break/><text:line-break/><text:soft-page-break/><text:span text:style-name="T7"> <text:s text:c="3"/></text:span><text:span text:style-name="T6">void </text:span><text:span text:style-name="T12">producer</text:span><text:span text:style-name="T7">(</text:span><text:span text:style-name="T6">int </text:span><text:span text:style-name="T7">id);</text:span><text:line-break/><text:line-break/><text:span text:style-name="T7"> <text:s text:c="3"/></text:span><text:span text:style-name="T6">void </text:span><text:span text:style-name="T12">consumer</text:span><text:span text:style-name="T7">(</text:span><text:span text:style-name="T6">int </text:span><text:span text:style-name="T7">id);</text:span><text:line-break/><text:span text:style-name="T7"> <text:s text:c="3"/></text:span><text:span text:style-name="T6">static bool </text:span><text:span text:style-name="T11">prodConsum</text:span><text:span text:style-name="T7">;</text:span><text:line-break/><text:span text:style-name="T7"> <text:s text:c="3"/></text:span><text:span text:style-name="T6">static int </text:span><text:span text:style-name="T11">newItem</text:span><text:span text:style-name="T7">;</text:span><text:line-break/><text:line-break/><text:line-break/><text:span text:style-name="T7"> <text:s text:c="3"/></text:span><text:span text:style-name="T2">//molekul vode</text:span><text:line-break/><text:span text:style-name="T2"> <text:s text:c="3"/></text:span><text:span text:style-name="T6">static int </text:span><text:span text:style-name="T11">count</text:span><text:span text:style-name="T7">;</text:span><text:line-break/><text:span text:style-name="T7"> <text:s text:c="3"/></text:span><text:span text:style-name="T6">static </text:span><text:span text:style-name="T9">Molecule</text:span><text:span text:style-name="T7">* </text:span><text:span text:style-name="T11">molecule</text:span><text:span text:style-name="T7">;</text:span><text:line-break/><text:line-break/><text:span text:style-name="T7"> <text:s text:c="3"/></text:span><text:span text:style-name="T6">static </text:span><text:span text:style-name="T10">Semaphore_k</text:span><text:span text:style-name="T7">* </text:span><text:span text:style-name="T11">hydroSem</text:span><text:span text:style-name="T7">;</text:span><text:line-break/><text:span text:style-name="T7"> <text:s text:c="3"/></text:span><text:span text:style-name="T6">static </text:span><text:span text:style-name="T10">Semaphore_k</text:span><text:span text:style-name="T7">* </text:span><text:span text:style-name="T11">oxySem</text:span><text:span text:style-name="T7">;</text:span><text:line-break/><text:span text:style-name="T7"> <text:s text:c="3"/></text:span><text:span text:style-name="T6">static </text:span><text:span text:style-name="T10">Semaphore_k</text:span><text:span text:style-name="T7">* </text:span><text:span text:style-name="T11">door1</text:span><text:span text:style-name="T7">;</text:span><text:line-break/><text:span text:style-name="T7"> <text:s text:c="3"/></text:span><text:span text:style-name="T6">static </text:span><text:span text:style-name="T10">Semaphore_k</text:span><text:span text:style-name="T7">* </text:span><text:span text:style-name="T11">door2</text:span><text:span text:style-name="T7">;</text:span><text:line-break/><text:span text:style-name="T7"> <text:s text:c="3"/></text:span><text:span text:style-name="T6">static void </text:span><text:span text:style-name="T12">oxygen</text:span><text:span text:style-name="T7">(</text:span><text:span text:style-name="T6">unsigned int </text:span><text:span text:style-name="T7">id);</text:span><text:line-break/><text:span text:style-name="T7"> <text:s text:c="3"/></text:span><text:span text:style-name="T6">static void </text:span><text:span text:style-name="T12">hydrogen</text:span><text:span text:style-name="T7">(</text:span><text:span text:style-name="T6">unsigned int </text:span><text:span text:style-name="T7">id);</text:span><text:line-break/><text:span text:style-name="T7"> <text:s text:c="3"/></text:span><text:span text:style-name="T6">static void </text:span><text:span text:style-name="T12">barrier</text:span><text:span text:style-name="T7">(</text:span><text:span text:style-name="T6">unsigned int </text:span><text:span text:style-name="T7">id,</text:span><text:span text:style-name="T9">Molecule</text:span><text:span text:style-name="T7">** molecule,</text:span><text:span text:style-name="T6">const char</text:span><text:span text:style-name="T7">* element);</text:span><text:line-break/><text:span text:style-name="T7"> <text:s text:c="3"/></text:span><text:span text:style-name="T6">static void </text:span><text:span text:style-name="T12">setAtomH20</text:span><text:span text:style-name="T7">();</text:span><text:line-break/><text:span text:style-name="T7"> <text:s text:c="3"/></text:span><text:span text:style-name="T6">static bool </text:span><text:span text:style-name="T11">fsH20</text:span><text:span text:style-name="T7">;</text:span><text:line-break/><text:line-break/><text:line-break/><text:span text:style-name="T7"> <text:s text:c="3"/></text:span><text:span text:style-name="T2">//DINING SAVAGE</text:span><text:line-break/><text:span text:style-name="T2"> <text:s text:c="3"/></text:span><text:span text:style-name="T6">static </text:span><text:span text:style-name="T10">Semaphore_k</text:span><text:span text:style-name="T7">* </text:span><text:span text:style-name="T11">mutex</text:span><text:span text:style-name="T7">;</text:span><text:line-break/><text:span text:style-name="T7"> <text:s text:c="3"/></text:span><text:span text:style-name="T6">static </text:span><text:span text:style-name="T10">Semaphore_k</text:span><text:span text:style-name="T7">* </text:span><text:span text:style-name="T11">semSavage</text:span><text:span text:style-name="T7">;</text:span><text:line-break/><text:span text:style-name="T7"> <text:s text:c="3"/></text:span><text:span text:style-name="T6">static </text:span><text:span text:style-name="T10">Semaphore_k</text:span><text:span text:style-name="T7">* </text:span><text:span text:style-name="T11">semCook</text:span><text:span text:style-name="T7">;</text:span><text:line-break/><text:span text:style-name="T7"> <text:s text:c="3"/></text:span><text:span text:style-name="T6">static void </text:span><text:span text:style-name="T12">savage</text:span><text:span text:style-name="T7">(</text:span><text:span text:style-name="T6">int </text:span><text:span text:style-name="T7">id);</text:span><text:line-break/><text:span text:style-name="T7"> <text:s text:c="3"/></text:span><text:span text:style-name="T6">static void </text:span><text:span text:style-name="T12">cook</text:span><text:span text:style-name="T7">();</text:span><text:line-break/><text:span text:style-name="T7"> <text:s text:c="3"/></text:span><text:span text:style-name="T6">static void </text:span><text:span text:style-name="T12">setDiningSavages</text:span><text:span text:style-name="T7">();</text:span><text:line-break/><text:span text:style-name="T7"> <text:s text:c="3"/></text:span><text:span text:style-name="T6">static int </text:span><text:span text:style-name="T11">pot</text:span><text:span text:style-name="T7">;</text:span><text:span text:style-name="T2">//porcije u kazanu</text:span><text:line-break/><text:span text:style-name="T2"> <text:s text:c="3"/></text:span><text:span text:style-name="T6">static bool </text:span><text:span text:style-name="T11">fsDiningSavage</text:span><text:span text:style-name="T7">;</text:span><text:line-break/><text:line-break/><text:span text:style-name="T7"> <text:s text:c="3"/></text:span><text:span text:style-name="T2">//HUNGRY BIRDS</text:span><text:line-break/><text:span text:style-name="T2"> <text:s text:c="3"/></text:span><text:span text:style-name="T6">static </text:span><text:span text:style-name="T10">Semaphore_k</text:span><text:span text:style-name="T7">* </text:span><text:span text:style-name="T11">parentt</text:span><text:span text:style-name="T7">;</text:span><text:line-break/><text:span text:style-name="T7"> <text:s text:c="3"/></text:span><text:span text:style-name="T6">static </text:span><text:span text:style-name="T10">Semaphore_k</text:span><text:span text:style-name="T7">* </text:span><text:span text:style-name="T11">mutexChild</text:span><text:span text:style-name="T7">;</text:span><text:line-break/><text:span text:style-name="T7"> <text:s text:c="3"/></text:span><text:span text:style-name="T6">static </text:span><text:span text:style-name="T10">Semaphore_k</text:span><text:span text:style-name="T7">* </text:span><text:span text:style-name="T11">mutexParent</text:span><text:span text:style-name="T7">;</text:span><text:line-break/><text:line-break/><text:span text:style-name="T7"> <text:s text:c="3"/></text:span><text:span text:style-name="T6">static bool </text:span><text:span text:style-name="T11">setHngryBird</text:span><text:span text:style-name="T7">;</text:span><text:line-break/><text:span text:style-name="T7"> <text:s text:c="3"/></text:span><text:span text:style-name="T6">static void </text:span><text:span text:style-name="T12">birdChild</text:span><text:span text:style-name="T7">(</text:span><text:span text:style-name="T6">unsigned int</text:span><text:span text:style-name="T7">);</text:span><text:line-break/><text:span text:style-name="T7"> <text:s text:c="3"/></text:span><text:span text:style-name="T6">static void </text:span><text:span text:style-name="T12">birdParent</text:span><text:span text:style-name="T7">(</text:span><text:span text:style-name="T6">unsigned int</text:span><text:span text:style-name="T7">);</text:span><text:line-break/><text:span text:style-name="T7"> <text:s text:c="3"/></text:span><text:span text:style-name="T6">static void </text:span><text:span text:style-name="T12">parentHuntForChildren</text:span><text:span text:style-name="T7">(</text:span><text:span text:style-name="T6">unsigned int </text:span><text:span text:style-name="T7">id);</text:span><text:line-break/><text:span text:style-name="T7"> <text:s text:c="3"/></text:span><text:span text:style-name="T6">static void </text:span><text:span text:style-name="T12">parentForHuntForHimself</text:span><text:span text:style-name="T7">(</text:span><text:span text:style-name="T6">unsigned int </text:span><text:span text:style-name="T7">id);</text:span><text:line-break/><text:span text:style-name="T7"> <text:s text:c="3"/></text:span><text:span text:style-name="T6">static void </text:span><text:span text:style-name="T12">setHungryBirds</text:span><text:span text:style-name="T7">();</text:span><text:line-break/><text:span text:style-name="T7"> <text:s text:c="3"/></text:span><text:span text:style-name="T6">static int </text:span><text:span text:style-name="T11">pot1</text:span><text:span text:style-name="T7">;</text:span><text:line-break/><text:line-break/><text:span text:style-name="T7"> <text:s text:c="3"/></text:span><text:span text:style-name="T2">//HONEY BEE PROBLEM</text:span><text:line-break/><text:span text:style-name="T2"> <text:s text:c="3"/></text:span><text:span text:style-name="T6">static int </text:span><text:span text:style-name="T11">kosnica</text:span><text:span text:style-name="T7">;</text:span><text:line-break/><text:span text:style-name="T7"> <text:s text:c="3"/></text:span><text:span text:style-name="T6">static bool </text:span><text:span text:style-name="T11">fsMedaPcele</text:span><text:span text:style-name="T7">;</text:span><text:line-break/><text:span text:style-name="T7"> <text:s text:c="3"/></text:span><text:span text:style-name="T6">static </text:span><text:span text:style-name="T10">Semaphore_k</text:span><text:span text:style-name="T7">* </text:span><text:span text:style-name="T11">mtx</text:span><text:span text:style-name="T7">;</text:span><text:line-break/><text:span text:style-name="T7"> <text:s text:c="3"/></text:span><text:span text:style-name="T6">static </text:span><text:span text:style-name="T10">Semaphore_k</text:span><text:span text:style-name="T7">* </text:span><text:span text:style-name="T11">bear</text:span><text:span text:style-name="T7">;</text:span><text:line-break/><text:span text:style-name="T7"> <text:s text:c="3"/></text:span><text:span text:style-name="T6">static void </text:span><text:span text:style-name="T12">setPceleMed</text:span><text:span text:style-name="T7">();</text:span><text:line-break/><text:span text:style-name="T7"> <text:s text:c="3"/></text:span><text:span text:style-name="T6">static void </text:span><text:span text:style-name="T12">honeybe</text:span><text:span text:style-name="T7">(</text:span><text:span text:style-name="T6">unsigned int </text:span><text:span text:style-name="T7">id);</text:span><text:line-break/><text:span text:style-name="T7"> <text:s text:c="3"/></text:span><text:span text:style-name="T6">static void </text:span><text:span text:style-name="T12">meda</text:span><text:span text:style-name="T7">();</text:span><text:line-break/><text:line-break/><text:span text:style-name="T7"> <text:s text:c="3"/></text:span><text:span text:style-name="T2">//modifikacija PING thread</text:span><text:line-break/><text:span text:style-name="T2"> <text:s text:c="3"/></text:span><text:span text:style-name="T6">int </text:span><text:span text:style-name="T11">allocatedBlocks</text:span><text:span text:style-name="T7">;</text:span><text:line-break/><text:soft-page-break/><text:span text:style-name="T7"> <text:s text:c="3"/></text:span><text:span text:style-name="T6">bool </text:span><text:span text:style-name="T11">pinged</text:span><text:span text:style-name="T7">;</text:span><text:line-break/><text:span text:style-name="T7"> <text:s text:c="3"/></text:span><text:span text:style-name="T6">int </text:span><text:span text:style-name="T11">runTime</text:span><text:span text:style-name="T7">;</text:span><text:line-break/><text:span text:style-name="T6">public</text:span><text:span text:style-name="T7">:</text:span><text:line-break/><text:span text:style-name="T7"> <text:s text:c="3"/></text:span><text:span text:style-name="T6">static int </text:span><text:span text:style-name="T11">waiting</text:span><text:span text:style-name="T7">;</text:span><text:line-break/><text:line-break/><text:span text:style-name="T7">};</text:span><text:line-break/><text:line-break/><text:span text:style-name="T3">#endif</text:span><text:line-break/><text:line-break/></text:p>
      <text:p text:style-name="P1">tcp.cpp</text:p>
      <text:p text:style-name="P1"><text:span text:style-name="T2">//</text:span><text:line-break/><text:span text:style-name="T2">// Created by os on 5/17/24.</text:span><text:line-break/><text:span text:style-name="T2">//</text:span><text:line-break/><text:line-break/><text:span text:style-name="T3">#include </text:span><text:span text:style-name="T5">"../h/tcb.hpp"</text:span><text:line-break/><text:span text:style-name="T3">#include </text:span><text:span text:style-name="T5">"../h/riscv.hpp"</text:span><text:line-break/><text:span text:style-name="T3">#include </text:span><text:span text:style-name="T5">"../h/syscall_cpp.hpp"</text:span><text:line-break/><text:span text:style-name="T3">#include </text:span><text:span text:style-name="T5">"../test/printing.hpp"</text:span><text:line-break/><text:span text:style-name="T3">#include </text:span><text:span text:style-name="T5">"../h/Semaphore_k.hpp"</text:span><text:line-break/><text:line-break/><text:span text:style-name="T6">int </text:span><text:span text:style-name="T10">TCB</text:span><text:span text:style-name="T7">::</text:span><text:span text:style-name="T11">waiting</text:span><text:span text:style-name="T7">=</text:span><text:span text:style-name="T13">0</text:span><text:span text:style-name="T7">;</text:span><text:line-break/><text:line-break/><text:span text:style-name="T10">TCB </text:span><text:span text:style-name="T7">*</text:span><text:span text:style-name="T10">TCB</text:span><text:span text:style-name="T7">::</text:span><text:span text:style-name="T11">running </text:span><text:span text:style-name="T7">= </text:span><text:span text:style-name="T6">nullptr</text:span><text:span text:style-name="T7">;</text:span><text:line-break/><text:span text:style-name="T6">int </text:span><text:span text:style-name="T10">TCB</text:span><text:span text:style-name="T7">::</text:span><text:span text:style-name="T11">ID </text:span><text:span text:style-name="T7">=</text:span><text:span text:style-name="T13">0</text:span><text:span text:style-name="T7">;</text:span><text:line-break/><text:line-break/><text:line-break/><text:span text:style-name="T6">int </text:span><text:span text:style-name="T10">TCB</text:span><text:span text:style-name="T7">::</text:span><text:span text:style-name="T11">numOfWoman</text:span><text:span text:style-name="T7">=</text:span><text:span text:style-name="T13">0</text:span><text:span text:style-name="T7">;</text:span><text:line-break/><text:span text:style-name="T6">int </text:span><text:span text:style-name="T10">TCB</text:span><text:span text:style-name="T7">::</text:span><text:span text:style-name="T11">numOfMan</text:span><text:span text:style-name="T7">=</text:span><text:span text:style-name="T13">0</text:span><text:span text:style-name="T7">;</text:span><text:line-break/><text:line-break/><text:span text:style-name="T10">Semaphore_k</text:span><text:span text:style-name="T7">* </text:span><text:span text:style-name="T10">TCB</text:span><text:span text:style-name="T7">::</text:span><text:span text:style-name="T11">empty</text:span><text:span text:style-name="T7">= </text:span><text:span text:style-name="T6">nullptr</text:span><text:span text:style-name="T7">;</text:span><text:line-break/><text:span text:style-name="T10">Semaphore_k</text:span><text:span text:style-name="T7">* </text:span><text:span text:style-name="T10">TCB</text:span><text:span text:style-name="T7">::</text:span><text:span text:style-name="T11">toilet</text:span><text:span text:style-name="T7">= </text:span><text:span text:style-name="T6">nullptr</text:span><text:span text:style-name="T7">;</text:span><text:line-break/><text:span text:style-name="T10">Semaphore_k</text:span><text:span text:style-name="T7">* </text:span><text:span text:style-name="T10">TCB</text:span><text:span text:style-name="T7">::</text:span><text:span text:style-name="T11">mutexMen </text:span><text:span text:style-name="T7">= </text:span><text:span text:style-name="T6">nullptr</text:span><text:span text:style-name="T7">;</text:span><text:line-break/><text:span text:style-name="T10">Semaphore_k</text:span><text:span text:style-name="T7">* </text:span><text:span text:style-name="T10">TCB</text:span><text:span text:style-name="T7">::</text:span><text:span text:style-name="T11">mutexWomen </text:span><text:span text:style-name="T7">= </text:span><text:span text:style-name="T6">nullptr</text:span><text:span text:style-name="T7">;</text:span><text:line-break/><text:span text:style-name="T10">Semaphore_k</text:span><text:span text:style-name="T7">* </text:span><text:span text:style-name="T10">TCB</text:span><text:span text:style-name="T7">::</text:span><text:span text:style-name="T11">entry </text:span><text:span text:style-name="T7">= </text:span><text:span text:style-name="T6">nullptr</text:span><text:span text:style-name="T7">;</text:span><text:line-break/><text:span text:style-name="T6">bool </text:span><text:span text:style-name="T10">TCB</text:span><text:span text:style-name="T7">::</text:span><text:span text:style-name="T11">firstSet </text:span><text:span text:style-name="T7">= </text:span><text:span text:style-name="T6">false</text:span><text:span text:style-name="T7">;</text:span><text:line-break/><text:line-break/><text:span text:style-name="T10">Lista</text:span><text:span text:style-name="T7">&lt;</text:span><text:span text:style-name="T10">TCB</text:span><text:span text:style-name="T7">&gt; </text:span><text:span text:style-name="T10">TCB</text:span><text:span text:style-name="T7">::</text:span><text:span text:style-name="T11">ListBarier</text:span><text:span text:style-name="T7">;</text:span><text:line-break/><text:span text:style-name="T6">bool </text:span><text:span text:style-name="T10">TCB</text:span><text:span text:style-name="T7">::</text:span><text:span text:style-name="T11">fsBarrier </text:span><text:span text:style-name="T7">=</text:span><text:span text:style-name="T6">false</text:span><text:span text:style-name="T7">;</text:span><text:line-break/><text:span text:style-name="T6">int </text:span><text:span text:style-name="T10">TCB</text:span><text:span text:style-name="T7">::</text:span><text:span text:style-name="T11">numCalls</text:span><text:span text:style-name="T7">=</text:span><text:span text:style-name="T13">0</text:span><text:span text:style-name="T7">;</text:span><text:line-break/><text:span text:style-name="T6">int </text:span><text:span text:style-name="T10">TCB</text:span><text:span text:style-name="T7">::</text:span><text:span text:style-name="T11">numOFthreads</text:span><text:span text:style-name="T7">=</text:span><text:span text:style-name="T13">0</text:span><text:span text:style-name="T7">;</text:span><text:line-break/><text:line-break/><text:span text:style-name="T2">//atomic broadcast</text:span><text:line-break/><text:span text:style-name="T6">const int </text:span><text:span text:style-name="T7">CAPACITY=</text:span><text:span text:style-name="T13">10</text:span><text:span text:style-name="T7">;</text:span><text:line-break/><text:span text:style-name="T6">const int </text:span><text:span text:style-name="T7">M=</text:span><text:span text:style-name="T13">8</text:span><text:span text:style-name="T7">;</text:span><text:line-break/><text:span text:style-name="T6">int </text:span><text:span text:style-name="T7">buffer[CAPACITY];</text:span><text:line-break/><text:span text:style-name="T6">int </text:span><text:span text:style-name="T7">consumerCnt[CAPACITY]={</text:span><text:span text:style-name="T13">0</text:span><text:span text:style-name="T7">};</text:span><text:line-break/><text:span text:style-name="T10">Semaphore_k</text:span><text:span text:style-name="T7">* emptyy;</text:span><text:line-break/><text:span text:style-name="T10">Semaphore_k</text:span><text:span text:style-name="T7">* full[M];</text:span><text:line-break/><text:span text:style-name="T10">Semaphore_k</text:span><text:span text:style-name="T7">* mutexC[CAPACITY];</text:span><text:line-break/><text:span text:style-name="T6">bool </text:span><text:span text:style-name="T10">TCB</text:span><text:span text:style-name="T7">::</text:span><text:span text:style-name="T11">prodConsum </text:span><text:span text:style-name="T7">= </text:span><text:span text:style-name="T6">false</text:span><text:span text:style-name="T7">;</text:span><text:line-break/><text:span text:style-name="T6">int </text:span><text:span text:style-name="T10">TCB</text:span><text:span text:style-name="T7">::</text:span><text:span text:style-name="T11">newItem </text:span><text:span text:style-name="T7">=</text:span><text:span text:style-name="T13">0</text:span><text:span text:style-name="T7">;</text:span><text:line-break/><text:line-break/><text:line-break/><text:span text:style-name="T10">Semaphore_k</text:span><text:span text:style-name="T7">* </text:span><text:span text:style-name="T10">TCB</text:span><text:span text:style-name="T7">::</text:span><text:span text:style-name="T11">semMaxThreads </text:span><text:span text:style-name="T7">= </text:span><text:span text:style-name="T6">nullptr</text:span><text:span text:style-name="T7">;</text:span><text:line-break/><text:soft-page-break/><text:span text:style-name="T6">bool </text:span><text:span text:style-name="T10">TCB</text:span><text:span text:style-name="T7">::</text:span><text:span text:style-name="T11">setMaxTh </text:span><text:span text:style-name="T7">= </text:span><text:span text:style-name="T6">false</text:span><text:span text:style-name="T7">;</text:span><text:line-break/><text:span text:style-name="T6">int </text:span><text:span text:style-name="T10">TCB</text:span><text:span text:style-name="T7">::</text:span><text:span text:style-name="T11">currThr </text:span><text:span text:style-name="T7">= </text:span><text:span text:style-name="T13">0</text:span><text:span text:style-name="T7">;</text:span><text:line-break/><text:line-break/><text:span text:style-name="T6">int </text:span><text:span text:style-name="T10">TCB</text:span><text:span text:style-name="T7">::</text:span><text:span text:style-name="T11">threadCount </text:span><text:span text:style-name="T7">= </text:span><text:span text:style-name="T13">0</text:span><text:span text:style-name="T7">;</text:span><text:line-break/><text:span text:style-name="T6">int </text:span><text:span text:style-name="T10">TCB</text:span><text:span text:style-name="T7">::</text:span><text:span text:style-name="T11">calls </text:span><text:span text:style-name="T7">= </text:span><text:span text:style-name="T13">0</text:span><text:span text:style-name="T7">;</text:span><text:line-break/><text:span text:style-name="T6">bool </text:span><text:span text:style-name="T10">TCB</text:span><text:span text:style-name="T7">::</text:span><text:span text:style-name="T11">setBarrier2</text:span><text:span text:style-name="T7">=</text:span><text:span text:style-name="T6">false</text:span><text:span text:style-name="T7">;</text:span><text:line-break/><text:span text:style-name="T10">Semaphore_k</text:span><text:span text:style-name="T7">* </text:span><text:span text:style-name="T10">TCB</text:span><text:span text:style-name="T7">::</text:span><text:span text:style-name="T11">firstDoor </text:span><text:span text:style-name="T7">= </text:span><text:span text:style-name="T6">nullptr</text:span><text:span text:style-name="T7">;</text:span><text:line-break/><text:span text:style-name="T10">Semaphore_k</text:span><text:span text:style-name="T7">* </text:span><text:span text:style-name="T10">TCB</text:span><text:span text:style-name="T7">::</text:span><text:span text:style-name="T11">secondDoor </text:span><text:span text:style-name="T7">= </text:span><text:span text:style-name="T6">nullptr</text:span><text:span text:style-name="T7">;</text:span><text:line-break/><text:line-break/><text:span text:style-name="T2">//moelkul H20</text:span><text:line-break/><text:line-break/><text:span text:style-name="T6">bool </text:span><text:span text:style-name="T10">TCB</text:span><text:span text:style-name="T7">::</text:span><text:span text:style-name="T11">fsH20</text:span><text:span text:style-name="T7">= </text:span><text:span text:style-name="T6">false</text:span><text:span text:style-name="T7">;</text:span><text:line-break/><text:span text:style-name="T9">Molecule</text:span><text:span text:style-name="T7">* </text:span><text:span text:style-name="T10">TCB</text:span><text:span text:style-name="T7">::</text:span><text:span text:style-name="T11">molecule</text:span><text:span text:style-name="T7">= </text:span><text:span text:style-name="T6">nullptr</text:span><text:span text:style-name="T7">;</text:span><text:line-break/><text:span text:style-name="T6">int </text:span><text:span text:style-name="T10">TCB</text:span><text:span text:style-name="T7">::</text:span><text:span text:style-name="T11">count </text:span><text:span text:style-name="T7">=</text:span><text:span text:style-name="T13">0</text:span><text:span text:style-name="T7">;</text:span><text:line-break/><text:span text:style-name="T10">Semaphore_k</text:span><text:span text:style-name="T7">* </text:span><text:span text:style-name="T10">TCB</text:span><text:span text:style-name="T7">::</text:span><text:span text:style-name="T11">hydroSem </text:span><text:span text:style-name="T7">= </text:span><text:span text:style-name="T6">nullptr</text:span><text:span text:style-name="T7">;</text:span><text:line-break/><text:span text:style-name="T10">Semaphore_k</text:span><text:span text:style-name="T7">* </text:span><text:span text:style-name="T10">TCB</text:span><text:span text:style-name="T7">::</text:span><text:span text:style-name="T11">oxySem</text:span><text:span text:style-name="T7">= </text:span><text:span text:style-name="T6">nullptr</text:span><text:span text:style-name="T7">;</text:span><text:line-break/><text:span text:style-name="T10">Semaphore_k</text:span><text:span text:style-name="T7">* </text:span><text:span text:style-name="T10">TCB</text:span><text:span text:style-name="T7">::</text:span><text:span text:style-name="T11">door1</text:span><text:span text:style-name="T7">= </text:span><text:span text:style-name="T6">nullptr</text:span><text:span text:style-name="T7">;</text:span><text:line-break/><text:span text:style-name="T10">Semaphore_k</text:span><text:span text:style-name="T7">* </text:span><text:span text:style-name="T10">TCB</text:span><text:span text:style-name="T7">::</text:span><text:span text:style-name="T11">door2</text:span><text:span text:style-name="T7">= </text:span><text:span text:style-name="T6">nullptr</text:span><text:span text:style-name="T7">;</text:span><text:line-break/><text:line-break/><text:span text:style-name="T2">//DINING SAVAGE</text:span><text:line-break/><text:span text:style-name="T6">const int </text:span><text:span text:style-name="T7">S=</text:span><text:span text:style-name="T13">50</text:span><text:span text:style-name="T7">;</text:span><text:line-break/><text:line-break/><text:span text:style-name="T10">Semaphore_k</text:span><text:span text:style-name="T7">* </text:span><text:span text:style-name="T10">TCB</text:span><text:span text:style-name="T7">::</text:span><text:span text:style-name="T11">mutex </text:span><text:span text:style-name="T7">= </text:span><text:span text:style-name="T6">nullptr</text:span><text:span text:style-name="T7">;</text:span><text:line-break/><text:span text:style-name="T10">Semaphore_k</text:span><text:span text:style-name="T7">* </text:span><text:span text:style-name="T10">TCB</text:span><text:span text:style-name="T7">::</text:span><text:span text:style-name="T11">semSavage </text:span><text:span text:style-name="T7">= </text:span><text:span text:style-name="T6">nullptr</text:span><text:span text:style-name="T7">;</text:span><text:line-break/><text:span text:style-name="T10">Semaphore_k</text:span><text:span text:style-name="T7">* </text:span><text:span text:style-name="T10">TCB</text:span><text:span text:style-name="T7">::</text:span><text:span text:style-name="T11">semCook </text:span><text:span text:style-name="T7">= </text:span><text:span text:style-name="T6">nullptr</text:span><text:span text:style-name="T7">;</text:span><text:line-break/><text:span text:style-name="T6">int </text:span><text:span text:style-name="T10">TCB</text:span><text:span text:style-name="T7">::</text:span><text:span text:style-name="T11">pot </text:span><text:span text:style-name="T7">= </text:span><text:span text:style-name="T13">0</text:span><text:span text:style-name="T7">;</text:span><text:line-break/><text:span text:style-name="T6">bool </text:span><text:span text:style-name="T10">TCB</text:span><text:span text:style-name="T7">::</text:span><text:span text:style-name="T11">fsDiningSavage</text:span><text:span text:style-name="T7">=</text:span><text:span text:style-name="T6">false</text:span><text:span text:style-name="T7">;</text:span><text:line-break/><text:line-break/><text:span text:style-name="T2">//HUGRY BIRDS PROBLEM</text:span><text:line-break/><text:line-break/><text:span text:style-name="T6">bool </text:span><text:span text:style-name="T10">TCB</text:span><text:span text:style-name="T7">::</text:span><text:span text:style-name="T11">setHngryBird</text:span><text:span text:style-name="T7">=</text:span><text:span text:style-name="T6">false</text:span><text:span text:style-name="T7">;</text:span><text:line-break/><text:span text:style-name="T10">Semaphore_k</text:span><text:span text:style-name="T7">* </text:span><text:span text:style-name="T10">TCB</text:span><text:span text:style-name="T7">::</text:span><text:span text:style-name="T11">parentt </text:span><text:span text:style-name="T7">= </text:span><text:span text:style-name="T6">nullptr</text:span><text:span text:style-name="T7">;</text:span><text:line-break/><text:span text:style-name="T10">Semaphore_k</text:span><text:span text:style-name="T7">* </text:span><text:span text:style-name="T10">TCB</text:span><text:span text:style-name="T7">::</text:span><text:span text:style-name="T11">mutexChild </text:span><text:span text:style-name="T7">= </text:span><text:span text:style-name="T6">nullptr</text:span><text:span text:style-name="T7">;</text:span><text:line-break/><text:span text:style-name="T10">Semaphore_k</text:span><text:span text:style-name="T7">* </text:span><text:span text:style-name="T10">TCB</text:span><text:span text:style-name="T7">::</text:span><text:span text:style-name="T11">mutexParent </text:span><text:span text:style-name="T7">= </text:span><text:span text:style-name="T6">nullptr</text:span><text:span text:style-name="T7">;</text:span><text:line-break/><text:span text:style-name="T6">const int </text:span><text:span text:style-name="T7">F=</text:span><text:span text:style-name="T13">24</text:span><text:span text:style-name="T7">;</text:span><text:span text:style-name="T2">//broj crva u posudi</text:span><text:line-break/><text:span text:style-name="T6">int </text:span><text:span text:style-name="T10">TCB</text:span><text:span text:style-name="T7">::</text:span><text:span text:style-name="T11">pot1 </text:span><text:span text:style-name="T7">= </text:span><text:span text:style-name="T13">0</text:span><text:span text:style-name="T7">;</text:span><text:line-break/><text:line-break/><text:span text:style-name="T2">//HONEY BEE PROBLEM</text:span><text:line-break/><text:span text:style-name="T6">int </text:span><text:span text:style-name="T10">TCB</text:span><text:span text:style-name="T7">::</text:span><text:span text:style-name="T11">kosnica</text:span><text:span text:style-name="T7">=</text:span><text:span text:style-name="T13">0</text:span><text:span text:style-name="T7">;</text:span><text:line-break/><text:span text:style-name="T6">bool </text:span><text:span text:style-name="T10">TCB</text:span><text:span text:style-name="T7">::</text:span><text:span text:style-name="T11">fsMedaPcele</text:span><text:span text:style-name="T7">=</text:span><text:span text:style-name="T6">false</text:span><text:span text:style-name="T7">;</text:span><text:line-break/><text:span text:style-name="T10">Semaphore_k</text:span><text:span text:style-name="T7">* </text:span><text:span text:style-name="T10">TCB</text:span><text:span text:style-name="T7">::</text:span><text:span text:style-name="T11">mtx </text:span><text:span text:style-name="T7">= </text:span><text:span text:style-name="T6">nullptr</text:span><text:span text:style-name="T7">;</text:span><text:line-break/><text:span text:style-name="T10">Semaphore_k</text:span><text:span text:style-name="T7">* </text:span><text:span text:style-name="T10">TCB</text:span><text:span text:style-name="T7">::</text:span><text:span text:style-name="T11">bear </text:span><text:span text:style-name="T7">= </text:span><text:span text:style-name="T6">nullptr</text:span><text:span text:style-name="T7">;</text:span><text:line-break/><text:line-break/><text:span text:style-name="T10">TCB</text:span><text:span text:style-name="T7">* </text:span><text:span text:style-name="T10">TCB</text:span><text:span text:style-name="T7">::</text:span><text:span text:style-name="T12">kreiraj_thread</text:span><text:span text:style-name="T7">(</text:span><text:span text:style-name="T10">TCB</text:span><text:span text:style-name="T7">** handle, </text:span><text:span text:style-name="T10">TCB</text:span><text:span text:style-name="T7">::</text:span><text:span text:style-name="T9">Body </text:span><text:span text:style-name="T7">body, </text:span><text:span text:style-name="T6">void</text:span><text:span text:style-name="T7">* arg, </text:span><text:span text:style-name="T6">char</text:span><text:span text:style-name="T7">* stek){</text:span><text:line-break/><text:span text:style-name="T7"> <text:s text:c="3"/>*handle = </text:span><text:span text:style-name="T6">new </text:span><text:span text:style-name="T7">TCB(body,arg,stek);</text:span><text:line-break/><text:line-break/><text:span text:style-name="T7"> <text:s text:c="3"/></text:span><text:span text:style-name="T6">return </text:span><text:span text:style-name="T7">*handle;</text:span><text:line-break/><text:span text:style-name="T7">}</text:span><text:line-break/><text:line-break/><text:span text:style-name="T2">//TCB::TCB(TCB &amp;parent):</text:span><text:line-break/><text:span text:style-name="T6">void </text:span><text:span text:style-name="T10">TCB</text:span><text:span text:style-name="T7">::</text:span><text:span text:style-name="T12">yield</text:span><text:span text:style-name="T7">()</text:span><text:line-break/><text:span text:style-name="T7">{</text:span><text:line-break/><text:span text:style-name="T7"> <text:s text:c="3"/></text:span><text:span text:style-name="T10">Riscv</text:span><text:span text:style-name="T7">::w_a0(</text:span><text:span text:style-name="T13">0x13</text:span><text:span text:style-name="T7">);</text:span><text:line-break/><text:span text:style-name="T7"> <text:s text:c="3"/></text:span><text:span text:style-name="T6">__asm__ volatile </text:span><text:span text:style-name="T7">(</text:span><text:span text:style-name="T5">"ecall"</text:span><text:span text:style-name="T7">);</text:span><text:line-break/><text:span text:style-name="T7">}</text:span><text:line-break/><text:line-break/><text:soft-page-break/><text:span text:style-name="T6">void </text:span><text:span text:style-name="T10">TCB</text:span><text:span text:style-name="T7">::</text:span><text:span text:style-name="T12">dispatch</text:span><text:span text:style-name="T7">()</text:span><text:line-break/><text:span text:style-name="T7">{</text:span><text:line-break/><text:span text:style-name="T7"> <text:s text:c="3"/></text:span><text:span text:style-name="T10">TCB </text:span><text:span text:style-name="T7">*old = </text:span><text:span text:style-name="T11">running</text:span><text:span text:style-name="T7">;</text:span><text:line-break/><text:span text:style-name="T7"> <text:s text:c="3"/></text:span><text:span text:style-name="T6">if </text:span><text:span text:style-name="T7">(!old-&gt;isFinished() &amp;&amp; !old-&gt;isBlocked()) { </text:span><text:span text:style-name="T10">Scheduler</text:span><text:span text:style-name="T7">::put(old); }</text:span><text:line-break/><text:span text:style-name="T7"> <text:s text:c="3"/></text:span><text:span text:style-name="T6">else if</text:span><text:span text:style-name="T7">(old-&gt;isFinished()){</text:span><text:line-break/><text:span text:style-name="T7"> <text:s text:c="7"/></text:span><text:span text:style-name="T6">delete </text:span><text:span text:style-name="T7">old-&gt;</text:span><text:span text:style-name="T11">stack</text:span><text:span text:style-name="T7">;</text:span><text:line-break/><text:span text:style-name="T7"> <text:s text:c="7"/>old-&gt;</text:span><text:span text:style-name="T11">stack </text:span><text:span text:style-name="T7">= </text:span><text:span text:style-name="T6">nullptr</text:span><text:span text:style-name="T7">;</text:span><text:line-break/><text:span text:style-name="T7"> <text:s text:c="3"/>}</text:span><text:line-break/><text:span text:style-name="T7"> <text:s text:c="3"/></text:span><text:span text:style-name="T11">running </text:span><text:span text:style-name="T7">= </text:span><text:span text:style-name="T10">Scheduler</text:span><text:span text:style-name="T7">::get();</text:span><text:line-break/><text:line-break/><text:span text:style-name="T7"> <text:s text:c="3"/></text:span><text:span text:style-name="T6">if</text:span><text:span text:style-name="T7">(</text:span><text:span text:style-name="T11">running</text:span><text:span text:style-name="T7">-&gt;isMain()) {</text:span><text:line-break/><text:span text:style-name="T7"> <text:s text:c="7"/></text:span><text:span text:style-name="T10">Riscv</text:span><text:span text:style-name="T7">::ms_sstatus(</text:span><text:span text:style-name="T10">Riscv</text:span><text:span text:style-name="T7">::</text:span><text:span text:style-name="T15">SSTATUS_SPP</text:span><text:span text:style-name="T7">);</text:span><text:line-break/><text:span text:style-name="T7"> <text:s text:c="7"/></text:span><text:span text:style-name="T2">//setujem previous privilege na 1 -&gt; privilegovan rezim</text:span><text:line-break/><text:span text:style-name="T2"> <text:s text:c="3"/></text:span><text:span text:style-name="T7">}</text:span><text:line-break/><text:span text:style-name="T7"> <text:s text:c="3"/></text:span><text:span text:style-name="T6">else</text:span><text:span text:style-name="T7">{</text:span><text:line-break/><text:span text:style-name="T7"> <text:s text:c="7"/></text:span><text:span text:style-name="T10">Riscv</text:span><text:span text:style-name="T7">::mc_sstatus(</text:span><text:span text:style-name="T10">Riscv</text:span><text:span text:style-name="T7">::</text:span><text:span text:style-name="T15">SSTATUS_SPP</text:span><text:span text:style-name="T7">);</text:span><text:line-break/><text:span text:style-name="T7"> <text:s text:c="7"/></text:span><text:span text:style-name="T2">//klirujem previous privilege na 0 -&gt; korisnicki rezim</text:span><text:line-break/><text:span text:style-name="T2"> <text:s text:c="7"/>//sret me stavlja u rezim odredjen bitom spp automatski</text:span><text:line-break/><text:span text:style-name="T2"> <text:s text:c="7"/>//ako sam u prekidnu rutinu usla sa spp = 0</text:span><text:line-break/><text:span text:style-name="T2"> <text:s text:c="7"/>//vracam se u korisnicki</text:span><text:line-break/><text:span text:style-name="T2"> <text:s text:c="3"/></text:span><text:span text:style-name="T7">}</text:span><text:line-break/><text:span text:style-name="T7"> <text:s text:c="3"/></text:span><text:span text:style-name="T6">if</text:span><text:span text:style-name="T7">(old!=</text:span><text:span text:style-name="T11">running</text:span><text:span text:style-name="T7">){</text:span><text:line-break/><text:span text:style-name="T7"> <text:s text:c="7"/></text:span><text:span text:style-name="T10">TCB</text:span><text:span text:style-name="T7">::contextSwitch(&amp;old-&gt;</text:span><text:span text:style-name="T11">context</text:span><text:span text:style-name="T7">, &amp;</text:span><text:span text:style-name="T11">running</text:span><text:span text:style-name="T7">-&gt;</text:span><text:span text:style-name="T11">context</text:span><text:span text:style-name="T7">);</text:span><text:line-break/><text:span text:style-name="T7"> <text:s text:c="7"/></text:span><text:span text:style-name="T6">if</text:span><text:span text:style-name="T7">(</text:span><text:span text:style-name="T11">running</text:span><text:span text:style-name="T7">-&gt;</text:span><text:span text:style-name="T11">pinged</text:span><text:span text:style-name="T7">){</text:span><text:line-break/><text:span text:style-name="T7"> <text:s text:c="11"/>printString(</text:span><text:span text:style-name="T5">"Alocirani blokovi do pingovanja: "</text:span><text:span text:style-name="T7">);</text:span><text:line-break/><text:span text:style-name="T7"> <text:s text:c="11"/>printInt(</text:span><text:span text:style-name="T11">running</text:span><text:span text:style-name="T7">-&gt;getAllocatedBlocks());</text:span><text:line-break/><text:span text:style-name="T7"> <text:s text:c="11"/>printString(</text:span><text:span text:style-name="T5">"</text:span><text:span text:style-name="T6">\n</text:span><text:span text:style-name="T5">"</text:span><text:span text:style-name="T7">);</text:span><text:line-break/><text:span text:style-name="T7"> <text:s text:c="11"/>printString(</text:span><text:span text:style-name="T5">"Vreme:"</text:span><text:span text:style-name="T7">);</text:span><text:line-break/><text:span text:style-name="T7"> <text:s text:c="11"/>printInt(</text:span><text:span text:style-name="T11">running</text:span><text:span text:style-name="T7">-&gt;getRunTime());</text:span><text:line-break/><text:span text:style-name="T7"> <text:s text:c="11"/>printString(</text:span><text:span text:style-name="T5">"</text:span><text:span text:style-name="T6">\n</text:span><text:span text:style-name="T5">"</text:span><text:span text:style-name="T7">);</text:span><text:line-break/><text:span text:style-name="T7"> <text:s text:c="11"/></text:span><text:span text:style-name="T11">running</text:span><text:span text:style-name="T7">-&gt;setPinged(</text:span><text:span text:style-name="T6">false</text:span><text:span text:style-name="T7">);</text:span><text:line-break/><text:span text:style-name="T7"> <text:s text:c="7"/>}</text:span><text:line-break/><text:span text:style-name="T7"> <text:s text:c="3"/>}</text:span><text:line-break/><text:line-break/><text:span text:style-name="T7">}</text:span><text:line-break/><text:line-break/><text:span text:style-name="T6">void </text:span><text:span text:style-name="T10">TCB</text:span><text:span text:style-name="T7">::</text:span><text:span text:style-name="T12">threadWrapper</text:span><text:span text:style-name="T7">()</text:span><text:line-break/><text:span text:style-name="T7">{</text:span><text:line-break/><text:line-break/><text:span text:style-name="T7"> <text:s text:c="3"/></text:span><text:span text:style-name="T2">//ovde sam u sistemskom rezimu</text:span><text:line-break/><text:span text:style-name="T2"> <text:s text:c="3"/></text:span><text:span text:style-name="T10">Riscv</text:span><text:span text:style-name="T7">::popSppSpie();</text:span><text:line-break/><text:span text:style-name="T7"> <text:s text:c="3"/></text:span><text:span text:style-name="T2">//ovde sam u korisnickom rezimu</text:span><text:line-break/><text:span text:style-name="T2"> <text:s text:c="3"/></text:span><text:span text:style-name="T11">running</text:span><text:span text:style-name="T7">-&gt;</text:span><text:span text:style-name="T11">body</text:span><text:span text:style-name="T7">(</text:span><text:span text:style-name="T11">running</text:span><text:span text:style-name="T7">-&gt;</text:span><text:span text:style-name="T11">arg</text:span><text:span text:style-name="T7">);</text:span><text:line-break/><text:line-break/><text:span text:style-name="T7"> <text:s text:c="3"/></text:span><text:span text:style-name="T6">if</text:span><text:span text:style-name="T7">(</text:span><text:span text:style-name="T11">running</text:span><text:span text:style-name="T7">-&gt;</text:span><text:span text:style-name="T11">parent </text:span><text:span text:style-name="T7">&amp;&amp; </text:span><text:span text:style-name="T11">running</text:span><text:span text:style-name="T7">-&gt;</text:span><text:span text:style-name="T11">parent</text:span><text:span text:style-name="T7">-&gt;</text:span><text:span text:style-name="T11">waitingForChildren</text:span><text:span text:style-name="T7">){</text:span><text:line-break/><text:span text:style-name="T7"> <text:s text:c="7"/></text:span><text:span text:style-name="T11">running</text:span><text:span text:style-name="T7">-&gt;</text:span><text:span text:style-name="T11">parent</text:span><text:span text:style-name="T7">-&gt;</text:span><text:span text:style-name="T11">joinAllsem</text:span><text:span text:style-name="T7">-&gt;signal();</text:span><text:line-break/><text:span text:style-name="T7"> <text:s text:c="7"/></text:span><text:span text:style-name="T11">running</text:span><text:span text:style-name="T7">-&gt;</text:span><text:span text:style-name="T11">parent</text:span><text:span text:style-name="T7">-&gt;</text:span><text:span text:style-name="T11">numberOfChildren</text:span><text:span text:style-name="T7">--;</text:span><text:line-break/><text:span text:style-name="T7"> <text:s text:c="3"/>}</text:span><text:line-break/><text:line-break/><text:span text:style-name="T7"> <text:s text:c="3"/></text:span><text:span text:style-name="T2">//set max threads</text:span><text:line-break/><text:span text:style-name="T2"> <text:s text:c="3"/></text:span><text:span text:style-name="T6">if</text:span><text:span text:style-name="T7">(</text:span><text:span text:style-name="T11">setMaxTh </text:span><text:span text:style-name="T7">&amp;&amp; </text:span><text:span text:style-name="T11">currThr</text:span><text:span text:style-name="T7">&gt;</text:span><text:span text:style-name="T13">0</text:span><text:span text:style-name="T7">){</text:span><text:line-break/><text:span text:style-name="T7"> <text:s text:c="7"/></text:span><text:span text:style-name="T11">currThr</text:span><text:span text:style-name="T7">--;</text:span><text:line-break/><text:span text:style-name="T7"> <text:s text:c="7"/></text:span><text:span text:style-name="T11">semMaxThreads</text:span><text:span text:style-name="T7">-&gt;signal();</text:span><text:line-break/><text:span text:style-name="T7"> <text:s text:c="3"/>}</text:span><text:line-break/><text:line-break/><text:line-break/><text:soft-page-break/><text:line-break/><text:span text:style-name="T7"> <text:s text:c="3"/></text:span><text:span text:style-name="T2">//korisnicki rezim</text:span><text:line-break/><text:span text:style-name="T2"> <text:s text:c="3"/></text:span><text:span text:style-name="T7">thread_exit();</text:span><text:span text:style-name="T2">//prebaci me u sistemski rezim</text:span><text:line-break/><text:line-break/><text:span text:style-name="T2"> <text:s text:c="3"/>//running-&gt;setFinished(true);</text:span><text:line-break/><text:line-break/><text:span text:style-name="T2"> <text:s text:c="3"/>//sistemski poziv thread dispatch/thread exit, nikako kao na vezbama TCB::dispatch() ili TCB::yield()</text:span><text:line-break/><text:span text:style-name="T2"> <text:s text:c="3"/>//jer cu ako zovem interni dispatch/yield zaglaviti u prekidnoj rutini u</text:span><text:line-break/><text:span text:style-name="T2"> <text:s text:c="3"/>//korisnickom rezimu i onda cim pokusam da upisem u sepc</text:span><text:line-break/><text:span text:style-name="T2"> <text:s text:c="3"/>//sve crkava zbog ilegalne instrukcije</text:span><text:line-break/><text:span text:style-name="T7">}</text:span><text:line-break/><text:line-break/><text:span text:style-name="T6">void </text:span><text:span text:style-name="T10">TCB</text:span><text:span text:style-name="T7">::</text:span><text:span text:style-name="T12">join</text:span><text:span text:style-name="T7">(</text:span><text:span text:style-name="T10">TCB </text:span><text:span text:style-name="T7">*handle) {</text:span><text:line-break/><text:span text:style-name="T7"> <text:s text:c="3"/></text:span><text:span text:style-name="T6">if</text:span><text:span text:style-name="T7">(!handle-&gt;isFinished()){</text:span><text:line-break/><text:span text:style-name="T7"> <text:s text:c="7"/></text:span><text:span text:style-name="T11">running</text:span><text:span text:style-name="T7">-&gt;setBlocked(</text:span><text:span text:style-name="T6">true</text:span><text:span text:style-name="T7">);</text:span><text:line-break/><text:span text:style-name="T7"> <text:s text:c="7"/>handle-&gt;</text:span><text:span text:style-name="T11">joined</text:span><text:span text:style-name="T7">.addLast(</text:span><text:span text:style-name="T11">running</text:span><text:span text:style-name="T7">);</text:span><text:line-break/><text:span text:style-name="T7"> <text:s text:c="3"/>}</text:span><text:line-break/><text:span text:style-name="T7">}</text:span><text:line-break/><text:line-break/><text:line-break/><text:span text:style-name="T6">void </text:span><text:span text:style-name="T10">TCB</text:span><text:span text:style-name="T7">::</text:span><text:span text:style-name="T12">pustiSveNiti</text:span><text:span text:style-name="T7">() {</text:span><text:line-break/><text:span text:style-name="T7"> <text:s text:c="3"/></text:span><text:span text:style-name="T6">while</text:span><text:span text:style-name="T7">(</text:span><text:span text:style-name="T6">this</text:span><text:span text:style-name="T7">-&gt;</text:span><text:span text:style-name="T11">joined</text:span><text:span text:style-name="T7">.peekFirst()){</text:span><text:line-break/><text:span text:style-name="T7"> <text:s text:c="7"/></text:span><text:span text:style-name="T10">TCB</text:span><text:span text:style-name="T7">* tcb=</text:span><text:span text:style-name="T6">this</text:span><text:span text:style-name="T7">-&gt;</text:span><text:span text:style-name="T11">joined</text:span><text:span text:style-name="T7">.removeFirst();</text:span><text:line-break/><text:span text:style-name="T7"> <text:s text:c="7"/>tcb-&gt;setBlocked(</text:span><text:span text:style-name="T6">false</text:span><text:span text:style-name="T7">);</text:span><text:line-break/><text:span text:style-name="T7"> <text:s text:c="7"/></text:span><text:span text:style-name="T10">Scheduler</text:span><text:span text:style-name="T7">::put(tcb);</text:span><text:line-break/><text:span text:style-name="T7"> <text:s text:c="3"/>}</text:span><text:line-break/><text:span text:style-name="T7">}</text:span><text:line-break/><text:line-break/><text:line-break/><text:line-break/><text:line-break/><text:line-break/><text:span text:style-name="T10">TCB</text:span><text:span text:style-name="T7">::</text:span><text:span text:style-name="T12">TCB</text:span><text:span text:style-name="T7">(</text:span><text:span text:style-name="T9">Body </text:span><text:span text:style-name="T7">body, </text:span><text:span text:style-name="T6">void </text:span><text:span text:style-name="T7">*arg, </text:span><text:span text:style-name="T6">char </text:span><text:span text:style-name="T7">*stek):</text:span><text:line-break/><text:span text:style-name="T7"> <text:s text:c="7"/></text:span><text:span text:style-name="T11">body</text:span><text:span text:style-name="T7">(body),</text:span><text:line-break/><text:span text:style-name="T7"> <text:s text:c="7"/></text:span><text:span text:style-name="T11">stack</text:span><text:span text:style-name="T7">(body!= </text:span><text:span text:style-name="T6">nullptr</text:span><text:span text:style-name="T7">?(</text:span><text:span text:style-name="T6">char</text:span><text:span text:style-name="T7">*)((</text:span><text:span text:style-name="T9">uint64</text:span><text:span text:style-name="T7">)stek-DEFAULT_STACK_SIZE): </text:span><text:span text:style-name="T6">nullptr</text:span><text:span text:style-name="T7">), </text:span><text:span text:style-name="T11">context</text:span><text:span text:style-name="T7">({(</text:span><text:span text:style-name="T9">uint64</text:span><text:span text:style-name="T7">)&amp;threadWrapper,(</text:span><text:span text:style-name="T11">stack </text:span><text:span text:style-name="T7">!= </text:span><text:span text:style-name="T6">nullptr </text:span><text:span text:style-name="T7">? (</text:span><text:span text:style-name="T9">uint64</text:span><text:span text:style-name="T7">) (stek) : </text:span><text:span text:style-name="T13">0</text:span><text:span text:style-name="T7">)}),</text:span><text:span text:style-name="T11">finished</text:span><text:span text:style-name="T7">(</text:span><text:span text:style-name="T6">false</text:span><text:span text:style-name="T7">),</text:span><text:line-break/><text:span text:style-name="T7"> <text:s text:c="7"/></text:span><text:span text:style-name="T11">blocked</text:span><text:span text:style-name="T7">(</text:span><text:span text:style-name="T6">false</text:span><text:span text:style-name="T7">),</text:span><text:span text:style-name="T11">main</text:span><text:span text:style-name="T7">(body==</text:span><text:span text:style-name="T6">nullptr</text:span><text:span text:style-name="T7">),</text:span><text:span text:style-name="T11">arg</text:span><text:span text:style-name="T7">(arg),</text:span><text:span text:style-name="T11">id</text:span><text:span text:style-name="T7">(</text:span><text:span text:style-name="T11">ID</text:span><text:span text:style-name="T7">++),</text:span><text:span text:style-name="T11">msgE</text:span><text:span text:style-name="T7">(</text:span><text:span text:style-name="T6">nullptr</text:span><text:span text:style-name="T7">),</text:span><text:span text:style-name="T11">msgA</text:span><text:span text:style-name="T7">(</text:span><text:span text:style-name="T6">nullptr</text:span><text:span text:style-name="T7">),</text:span><text:span text:style-name="T11">fsSemaphores</text:span><text:span text:style-name="T7">(</text:span><text:span text:style-name="T6">false</text:span><text:span text:style-name="T7">),</text:span><text:span text:style-name="T11">message</text:span><text:span text:style-name="T7">(</text:span><text:line-break/><text:span text:style-name="T7"> <text:s text:c="7"/></text:span><text:span text:style-name="T6">nullptr</text:span><text:span text:style-name="T7">),</text:span><text:span text:style-name="T11">parent</text:span><text:span text:style-name="T7">(</text:span><text:span text:style-name="T6">nullptr</text:span><text:span text:style-name="T7">),</text:span><text:span text:style-name="T11">waitingForChildren</text:span><text:span text:style-name="T7">(</text:span><text:span text:style-name="T6">false</text:span><text:span text:style-name="T7">),</text:span><text:span text:style-name="T11">joinALL</text:span><text:span text:style-name="T7">(</text:span><text:span text:style-name="T6">false</text:span><text:span text:style-name="T7">),</text:span><text:span text:style-name="T11">numberOfChildren</text:span><text:span text:style-name="T7">(</text:span><text:span text:style-name="T13">0</text:span><text:span text:style-name="T7">),</text:span><text:span text:style-name="T11">joinAllsem</text:span><text:span text:style-name="T7">(</text:span><text:span text:style-name="T6">nullptr</text:span><text:span text:style-name="T7">),</text:span><text:span text:style-name="T11">allocatedBlocks</text:span><text:span text:style-name="T7">(</text:span><text:span text:style-name="T13">0</text:span><text:span text:style-name="T7">),</text:span><text:span text:style-name="T11">pinged</text:span><text:span text:style-name="T7">(</text:span><text:span text:style-name="T6">false</text:span><text:span text:style-name="T7">),</text:span><text:span text:style-name="T11">runTime</text:span><text:span text:style-name="T7">(</text:span><text:span text:style-name="T13">0</text:span><text:span text:style-name="T7">){</text:span><text:line-break/><text:line-break/><text:line-break/><text:span text:style-name="T7"> <text:s text:c="3"/></text:span><text:span text:style-name="T6">if</text:span><text:span text:style-name="T7">(body!=</text:span><text:span text:style-name="T6">nullptr</text:span><text:span text:style-name="T7">){</text:span><text:line-break/><text:line-break/><text:span text:style-name="T7"> <text:s text:c="7"/></text:span><text:span text:style-name="T11">parent</text:span><text:span text:style-name="T7">=</text:span><text:span text:style-name="T11">running</text:span><text:span text:style-name="T7">;</text:span><text:line-break/><text:span text:style-name="T7"> <text:s text:c="7"/></text:span><text:span text:style-name="T6">if</text:span><text:span text:style-name="T7">(</text:span><text:span text:style-name="T11">parent</text:span><text:span text:style-name="T7">){</text:span><text:line-break/><text:span text:style-name="T7"> <text:s text:c="11"/></text:span><text:span text:style-name="T11">parent</text:span><text:span text:style-name="T7">-&gt;</text:span><text:span text:style-name="T11">numberOfChildren</text:span><text:span text:style-name="T7">++;</text:span><text:line-break/><text:span text:style-name="T7"> <text:s text:c="7"/>}</text:span><text:line-break/><text:span text:style-name="T7"> <text:s text:c="7"/></text:span><text:span text:style-name="T6">if</text:span><text:span text:style-name="T7">(</text:span><text:span text:style-name="T11">fsBarrier</text:span><text:span text:style-name="T7">){</text:span><text:line-break/><text:span text:style-name="T7"> <text:s text:c="11"/></text:span><text:span text:style-name="T11">numOFthreads</text:span><text:span text:style-name="T7">++;</text:span><text:line-break/><text:span text:style-name="T7"> <text:s text:c="7"/>}</text:span><text:line-break/><text:span text:style-name="T7"> <text:s text:c="7"/></text:span><text:span text:style-name="T6">if</text:span><text:span text:style-name="T7">(</text:span><text:span text:style-name="T11">setMaxTh</text:span><text:span text:style-name="T7">){</text:span><text:line-break/><text:span text:style-name="T7"> <text:s text:c="11"/></text:span><text:span text:style-name="T11">semMaxThreads</text:span><text:span text:style-name="T7">-&gt;wait();</text:span><text:line-break/><text:soft-page-break/><text:span text:style-name="T7"> <text:s text:c="11"/></text:span><text:span text:style-name="T11">currThr</text:span><text:span text:style-name="T7">++;</text:span><text:line-break/><text:span text:style-name="T7"> <text:s text:c="7"/>}</text:span><text:line-break/><text:span text:style-name="T7"> <text:s text:c="7"/></text:span><text:span text:style-name="T6">if</text:span><text:span text:style-name="T7">(</text:span><text:span text:style-name="T11">setBarrier2</text:span><text:span text:style-name="T7">){</text:span><text:line-break/><text:span text:style-name="T7"> <text:s text:c="11"/></text:span><text:span text:style-name="T11">threadCount</text:span><text:span text:style-name="T7">++;</text:span><text:line-break/><text:span text:style-name="T7"> <text:s text:c="7"/>}</text:span><text:line-break/><text:line-break/><text:span text:style-name="T7"> <text:s text:c="7"/></text:span><text:span text:style-name="T10">Scheduler</text:span><text:span text:style-name="T7">::put(</text:span><text:span text:style-name="T6">this</text:span><text:span text:style-name="T7">);</text:span><text:line-break/><text:line-break/><text:line-break/><text:span text:style-name="T7"> <text:s text:c="3"/>}</text:span><text:line-break/><text:line-break/><text:span text:style-name="T7">}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6">int </text:span><text:span text:style-name="T10">TCB</text:span><text:span text:style-name="T7">::</text:span><text:span text:style-name="T12">getMyID</text:span><text:span text:style-name="T7">() {</text:span><text:line-break/><text:span text:style-name="T7"> <text:s text:c="3"/></text:span><text:span text:style-name="T6">return <text:s/>this</text:span><text:span text:style-name="T7">-&gt;</text:span><text:span text:style-name="T11">id</text:span><text:span text:style-name="T7">;</text:span><text:line-break/><text:span text:style-name="T7">}</text:span><text:line-break/><text:line-break/><text:line-break/><text:line-break/><text:span text:style-name="T6">void </text:span><text:span text:style-name="T10">TCB</text:span><text:span text:style-name="T7">::</text:span><text:span text:style-name="T12">setUnisexBatrroom</text:span><text:span text:style-name="T7">() {</text:span><text:line-break/><text:span text:style-name="T7"> <text:s text:c="3"/></text:span><text:span text:style-name="T11">empty </text:span><text:span text:style-name="T7">= </text:span><text:span text:style-name="T6">new </text:span><text:span text:style-name="T7">Semaphore_k(</text:span><text:span text:style-name="T13">4</text:span><text:span text:style-name="T7">);</text:span><text:line-break/><text:span text:style-name="T7"> <text:s text:c="3"/></text:span><text:span text:style-name="T11">toilet </text:span><text:span text:style-name="T7">= </text:span><text:span text:style-name="T6">new </text:span><text:span text:style-name="T7">Semaphore_k(</text:span><text:span text:style-name="T13">1</text:span><text:span text:style-name="T7">);</text:span><text:line-break/><text:span text:style-name="T7"> <text:s text:c="3"/></text:span><text:span text:style-name="T11">mutexMen </text:span><text:span text:style-name="T7">= </text:span><text:span text:style-name="T6">new </text:span><text:span text:style-name="T7">Semaphore_k(</text:span><text:span text:style-name="T13">1</text:span><text:span text:style-name="T7">);</text:span><text:line-break/><text:span text:style-name="T7"> <text:s text:c="3"/></text:span><text:span text:style-name="T11">mutexWomen </text:span><text:span text:style-name="T7">= </text:span><text:span text:style-name="T6">new </text:span><text:span text:style-name="T7">Semaphore_k(</text:span><text:span text:style-name="T13">1</text:span><text:span text:style-name="T7">);</text:span><text:line-break/><text:span text:style-name="T7"> <text:s text:c="3"/></text:span><text:span text:style-name="T11">entry </text:span><text:span text:style-name="T7">= </text:span><text:span text:style-name="T6">new </text:span><text:span text:style-name="T7">Semaphore_k(</text:span><text:span text:style-name="T13">1</text:span><text:span text:style-name="T7">);</text:span><text:line-break/><text:span text:style-name="T7">}</text:span><text:line-break/><text:line-break/><text:span text:style-name="T6">void </text:span><text:span text:style-name="T10">TCB</text:span><text:span text:style-name="T7">::</text:span><text:span text:style-name="T12">man</text:span><text:span text:style-name="T7">(</text:span><text:span text:style-name="T6">unsigned int </text:span><text:span text:style-name="T7">id) {</text:span><text:line-break/><text:span text:style-name="T7"> <text:s text:c="3"/></text:span><text:span text:style-name="T6">if</text:span><text:span text:style-name="T7">(!</text:span><text:span text:style-name="T11">firstSet</text:span><text:span text:style-name="T7">){</text:span><text:line-break/><text:span text:style-name="T7"> <text:s text:c="7"/>setUnisexBatrroom();</text:span><text:line-break/><text:span text:style-name="T7"> <text:s text:c="7"/></text:span><text:span text:style-name="T11">firstSet</text:span><text:span text:style-name="T7">=</text:span><text:span text:style-name="T6">true</text:span><text:span text:style-name="T7">;</text:span><text:line-break/><text:span text:style-name="T7"> <text:s text:c="3"/>}</text:span><text:line-break/><text:line-break/><text:span text:style-name="T7"> <text:s text:c="3"/></text:span><text:span text:style-name="T11">entry</text:span><text:span text:style-name="T7">-&gt;wait();</text:span><text:line-break/><text:span text:style-name="T7"> <text:s text:c="3"/></text:span><text:span text:style-name="T11">mutexMen</text:span><text:span text:style-name="T7">-&gt;wait();</text:span><text:line-break/><text:span text:style-name="T7"> <text:s text:c="3"/>printString(</text:span><text:span text:style-name="T5">"Usao novi muskarac, al ne koristi jos "</text:span><text:span text:style-name="T7">);</text:span><text:line-break/><text:span text:style-name="T7"> <text:s text:c="3"/>printString(</text:span><text:span text:style-name="T5">"ID: "</text:span><text:span text:style-name="T7">);</text:span><text:line-break/><text:span text:style-name="T7"> <text:s text:c="3"/>printInt(id);</text:span><text:line-break/><text:span text:style-name="T7"> <text:s text:c="3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</text:span><text:span text:style-name="T11">numOfMan</text:span><text:span text:style-name="T7">++;</text:span><text:line-break/><text:span text:style-name="T7"> <text:s text:c="3"/></text:span><text:span text:style-name="T6">if</text:span><text:span text:style-name="T7">(</text:span><text:span text:style-name="T11">numOfMan</text:span><text:span text:style-name="T7">==</text:span><text:span text:style-name="T13">1</text:span><text:span text:style-name="T7">){</text:span><text:line-break/><text:soft-page-break/><text:span text:style-name="T7"> <text:s text:c="7"/></text:span><text:span text:style-name="T11">toilet</text:span><text:span text:style-name="T7">-&gt;wait();</text:span><text:line-break/><text:span text:style-name="T7"> <text:s text:c="7"/>printString(</text:span><text:span text:style-name="T5">"Usao jedan muskarac, zene ne mogu sad ulaziti</text:span><text:span text:style-name="T6">\n</text:span><text:span text:style-name="T5">"</text:span><text:span text:style-name="T7">);</text:span><text:line-break/><text:span text:style-name="T7"> <text:s text:c="7"/>printString(</text:span><text:span text:style-name="T5">"ID: "</text:span><text:span text:style-name="T7">);</text:span><text:line-break/><text:span text:style-name="T7"> <text:s text:c="7"/>printInt(id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}</text:span><text:line-break/><text:span text:style-name="T7"> <text:s text:c="3"/></text:span><text:span text:style-name="T11">mutexMen</text:span><text:span text:style-name="T7">-&gt;signal();</text:span><text:line-break/><text:span text:style-name="T7"> <text:s text:c="3"/>thread_dispatch();</text:span><text:line-break/><text:line-break/><text:span text:style-name="T7"> <text:s text:c="3"/></text:span><text:span text:style-name="T11">entry</text:span><text:span text:style-name="T7">-&gt;signal();</text:span><text:line-break/><text:span text:style-name="T7"> <text:s text:c="3"/>thread_dispatch();</text:span><text:line-break/><text:span text:style-name="T7"> <text:s text:c="3"/></text:span><text:span text:style-name="T11">empty</text:span><text:span text:style-name="T7">-&gt;wait();</text:span><text:line-break/><text:span text:style-name="T7"> <text:s text:c="3"/>printString(</text:span><text:span text:style-name="T5">"Muskarac koristi WC</text:span><text:span text:style-name="T6">\n</text:span><text:span text:style-name="T5">"</text:span><text:span text:style-name="T7">);</text:span><text:line-break/><text:span text:style-name="T7"> <text:s text:c="3"/>printString(</text:span><text:span text:style-name="T5">"ID: "</text:span><text:span text:style-name="T7">);</text:span><text:line-break/><text:span text:style-name="T7"> <text:s text:c="3"/>printInt(id);</text:span><text:line-break/><text:span text:style-name="T7"> <text:s text:c="3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</text:span><text:span text:style-name="T11">empty</text:span><text:span text:style-name="T7">-&gt;signal();</text:span><text:line-break/><text:span text:style-name="T7"> <text:s text:c="3"/>thread_dispatch();</text:span><text:line-break/><text:span text:style-name="T7"> <text:s text:c="3"/></text:span><text:span text:style-name="T11">mutexMen</text:span><text:span text:style-name="T7">-&gt;wait();</text:span><text:line-break/><text:span text:style-name="T7"> <text:s text:c="3"/>printString(</text:span><text:span text:style-name="T5">"Muskarac izasao iz WC</text:span><text:span text:style-name="T6">\n</text:span><text:span text:style-name="T5">"</text:span><text:span text:style-name="T7">);</text:span><text:line-break/><text:span text:style-name="T7"> <text:s text:c="3"/>printString(</text:span><text:span text:style-name="T5">"ID: "</text:span><text:span text:style-name="T7">);</text:span><text:line-break/><text:span text:style-name="T7"> <text:s text:c="3"/>printInt(id);</text:span><text:line-break/><text:span text:style-name="T7"> <text:s text:c="3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</text:span><text:span text:style-name="T11">numOfMan</text:span><text:span text:style-name="T7">--;</text:span><text:line-break/><text:span text:style-name="T7"> <text:s text:c="3"/></text:span><text:span text:style-name="T6">if</text:span><text:span text:style-name="T7">(</text:span><text:span text:style-name="T11">numOfMan </text:span><text:span text:style-name="T7">==</text:span><text:span text:style-name="T13">0</text:span><text:span text:style-name="T7">){</text:span><text:line-break/><text:span text:style-name="T7"> <text:s text:c="7"/></text:span><text:span text:style-name="T11">toilet</text:span><text:span text:style-name="T7">-&gt;signal();</text:span><text:line-break/><text:span text:style-name="T7"> <text:s text:c="7"/>thread_dispatch();</text:span><text:line-break/><text:span text:style-name="T7"> <text:s text:c="3"/>}</text:span><text:line-break/><text:span text:style-name="T7"> <text:s text:c="3"/></text:span><text:span text:style-name="T11">mutexMen</text:span><text:span text:style-name="T7">-&gt;signal();</text:span><text:line-break/><text:span text:style-name="T7"> <text:s text:c="3"/>thread_dispatch();</text:span><text:line-break/><text:line-break/><text:line-break/><text:span text:style-name="T7">}</text:span><text:line-break/><text:line-break/><text:line-break/><text:line-break/><text:span text:style-name="T6">void </text:span><text:span text:style-name="T10">TCB</text:span><text:span text:style-name="T7">::</text:span><text:span text:style-name="T12">woman</text:span><text:span text:style-name="T7">(</text:span><text:span text:style-name="T6">unsigned int </text:span><text:span text:style-name="T7">id) {</text:span><text:line-break/><text:span text:style-name="T7"> <text:s text:c="3"/></text:span><text:span text:style-name="T6">if</text:span><text:span text:style-name="T7">(!</text:span><text:span text:style-name="T11">firstSet</text:span><text:span text:style-name="T7">){</text:span><text:line-break/><text:span text:style-name="T7"> <text:s text:c="7"/>setUnisexBatrroom();</text:span><text:line-break/><text:span text:style-name="T7"> <text:s text:c="7"/></text:span><text:span text:style-name="T11">firstSet</text:span><text:span text:style-name="T7">=</text:span><text:span text:style-name="T6">true</text:span><text:span text:style-name="T7">;</text:span><text:line-break/><text:span text:style-name="T7"> <text:s text:c="3"/>}</text:span><text:line-break/><text:span text:style-name="T7"> <text:s text:c="3"/></text:span><text:span text:style-name="T11">entry</text:span><text:span text:style-name="T7">-&gt;wait();</text:span><text:line-break/><text:span text:style-name="T7"> <text:s text:c="3"/></text:span><text:span text:style-name="T11">mutexWomen</text:span><text:span text:style-name="T7">-&gt;wait();</text:span><text:line-break/><text:span text:style-name="T7"> <text:s text:c="3"/>printString(</text:span><text:span text:style-name="T5">"Usla nova zena,al ne koristi jos, <text:s/>"</text:span><text:span text:style-name="T7">);</text:span><text:line-break/><text:span text:style-name="T7"> <text:s text:c="3"/>printString(</text:span><text:span text:style-name="T5">"ID: "</text:span><text:span text:style-name="T7">);</text:span><text:line-break/><text:span text:style-name="T7"> <text:s text:c="3"/>printInt(id);</text:span><text:line-break/><text:span text:style-name="T7"> <text:s text:c="3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</text:span><text:span text:style-name="T11">numOfWoman</text:span><text:span text:style-name="T7">++;</text:span><text:line-break/><text:span text:style-name="T7"> <text:s text:c="3"/></text:span><text:span text:style-name="T6">if</text:span><text:span text:style-name="T7">(</text:span><text:span text:style-name="T11">numOfWoman</text:span><text:span text:style-name="T7">==</text:span><text:span text:style-name="T13">1</text:span><text:span text:style-name="T7">){</text:span><text:line-break/><text:span text:style-name="T7"> <text:s text:c="7"/></text:span><text:span text:style-name="T11">toilet</text:span><text:span text:style-name="T7">-&gt;wait();</text:span><text:line-break/><text:span text:style-name="T7"> <text:s text:c="7"/>printString(</text:span><text:span text:style-name="T5">"Usla jedna zena, muskarci ne mogu sad ulaziti</text:span><text:span text:style-name="T6">\n</text:span><text:span text:style-name="T5">"</text:span><text:span text:style-name="T7">);</text:span><text:line-break/><text:span text:style-name="T7"> <text:s text:c="7"/>printString(</text:span><text:span text:style-name="T5">"ID: "</text:span><text:span text:style-name="T7">);</text:span><text:line-break/><text:span text:style-name="T7"> <text:s text:c="7"/>printInt(id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}</text:span><text:line-break/><text:span text:style-name="T7"> <text:s text:c="3"/></text:span><text:span text:style-name="T11">mutexWomen</text:span><text:span text:style-name="T7">-&gt;signal();</text:span><text:line-break/><text:span text:style-name="T7"> <text:s text:c="3"/>thread_dispatch();</text:span><text:line-break/><text:soft-page-break/><text:line-break/><text:span text:style-name="T7"> <text:s text:c="3"/></text:span><text:span text:style-name="T11">entry</text:span><text:span text:style-name="T7">-&gt;signal();</text:span><text:line-break/><text:span text:style-name="T7"> <text:s text:c="3"/>thread_dispatch();</text:span><text:line-break/><text:span text:style-name="T7"> <text:s text:c="3"/></text:span><text:span text:style-name="T11">empty</text:span><text:span text:style-name="T7">-&gt;wait();</text:span><text:line-break/><text:span text:style-name="T7"> <text:s text:c="3"/>printString(</text:span><text:span text:style-name="T5">"Zena koristi WC</text:span><text:span text:style-name="T6">\n</text:span><text:span text:style-name="T5">"</text:span><text:span text:style-name="T7">);</text:span><text:line-break/><text:span text:style-name="T7"> <text:s text:c="3"/>printString(</text:span><text:span text:style-name="T5">"ID: "</text:span><text:span text:style-name="T7">);</text:span><text:line-break/><text:span text:style-name="T7"> <text:s text:c="3"/>printInt(id);</text:span><text:line-break/><text:span text:style-name="T7"> <text:s text:c="3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</text:span><text:span text:style-name="T11">empty</text:span><text:span text:style-name="T7">-&gt;signal();</text:span><text:line-break/><text:span text:style-name="T7"> <text:s text:c="3"/>thread_dispatch();</text:span><text:line-break/><text:span text:style-name="T7"> <text:s text:c="3"/></text:span><text:span text:style-name="T11">mutexWomen</text:span><text:span text:style-name="T7">-&gt;wait();</text:span><text:line-break/><text:span text:style-name="T7"> <text:s text:c="3"/>printString(</text:span><text:span text:style-name="T5">"Zena izasla iz WC</text:span><text:span text:style-name="T6">\n</text:span><text:span text:style-name="T5">"</text:span><text:span text:style-name="T7">);</text:span><text:line-break/><text:span text:style-name="T7"> <text:s text:c="3"/>printString(</text:span><text:span text:style-name="T5">"ID: "</text:span><text:span text:style-name="T7">);</text:span><text:line-break/><text:span text:style-name="T7"> <text:s text:c="3"/>printInt(id);</text:span><text:line-break/><text:span text:style-name="T7"> <text:s text:c="3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</text:span><text:span text:style-name="T11">numOfWoman</text:span><text:span text:style-name="T7">--;</text:span><text:line-break/><text:span text:style-name="T7"> <text:s text:c="3"/></text:span><text:span text:style-name="T6">if</text:span><text:span text:style-name="T7">(</text:span><text:span text:style-name="T11">numOfWoman </text:span><text:span text:style-name="T7">==</text:span><text:span text:style-name="T13">0</text:span><text:span text:style-name="T7">){</text:span><text:line-break/><text:span text:style-name="T7"> <text:s text:c="7"/></text:span><text:span text:style-name="T11">toilet</text:span><text:span text:style-name="T7">-&gt;signal();</text:span><text:line-break/><text:span text:style-name="T7"> <text:s text:c="7"/>thread_dispatch();</text:span><text:line-break/><text:span text:style-name="T7"> <text:s text:c="3"/>}</text:span><text:line-break/><text:span text:style-name="T7"> <text:s text:c="3"/></text:span><text:span text:style-name="T11">mutexWomen</text:span><text:span text:style-name="T7">-&gt;signal();</text:span><text:line-break/><text:span text:style-name="T7"> <text:s text:c="3"/>thread_dispatch();</text:span><text:line-break/><text:line-break/><text:line-break/><text:span text:style-name="T7">}</text:span><text:line-break/><text:line-break/><text:span text:style-name="T6">void </text:span><text:span text:style-name="T10">TCB</text:span><text:span text:style-name="T7">::</text:span><text:span text:style-name="T12">barrier</text:span><text:span text:style-name="T7">() {</text:span><text:line-break/><text:span text:style-name="T7"> <text:s text:c="3"/></text:span><text:span text:style-name="T6">if</text:span><text:span text:style-name="T7">(!</text:span><text:span text:style-name="T11">fsBarrier</text:span><text:span text:style-name="T7">){</text:span><text:line-break/><text:span text:style-name="T7"> <text:s text:c="7"/></text:span><text:span text:style-name="T11">fsBarrier </text:span><text:span text:style-name="T7">= </text:span><text:span text:style-name="T6">true</text:span><text:span text:style-name="T7">;</text:span><text:line-break/><text:span text:style-name="T7"> <text:s text:c="7"/></text:span><text:span text:style-name="T11">numOFthreads</text:span><text:span text:style-name="T7">++;</text:span><text:line-break/><text:span text:style-name="T7"> <text:s text:c="3"/>}</text:span><text:line-break/><text:span text:style-name="T7"> <text:s text:c="3"/></text:span><text:span text:style-name="T11">numCalls</text:span><text:span text:style-name="T7">++;</text:span><text:line-break/><text:line-break/><text:span text:style-name="T7"> <text:s text:c="3"/></text:span><text:span text:style-name="T6">if</text:span><text:span text:style-name="T7">(</text:span><text:span text:style-name="T11">numCalls</text:span><text:span text:style-name="T7">==</text:span><text:span text:style-name="T11">numOFthreads</text:span><text:span text:style-name="T7">){</text:span><text:line-break/><text:span text:style-name="T7"> <text:s text:c="7"/></text:span><text:span text:style-name="T11">numCalls</text:span><text:span text:style-name="T7">=</text:span><text:span text:style-name="T13">0</text:span><text:span text:style-name="T7">;</text:span><text:line-break/><text:span text:style-name="T7"> <text:s text:c="7"/></text:span><text:span text:style-name="T11">numOFthreads</text:span><text:span text:style-name="T7">=</text:span><text:span text:style-name="T13">0</text:span><text:span text:style-name="T7">;</text:span><text:line-break/><text:span text:style-name="T7"> <text:s text:c="7"/></text:span><text:span text:style-name="T11">fsBarrier</text:span><text:span text:style-name="T7">=</text:span><text:span text:style-name="T6">false</text:span><text:span text:style-name="T7">;</text:span><text:line-break/><text:span text:style-name="T7"> <text:s text:c="7"/></text:span><text:span text:style-name="T6">while</text:span><text:span text:style-name="T7">(</text:span><text:span text:style-name="T11">ListBarier</text:span><text:span text:style-name="T7">.peekFirst()){</text:span><text:line-break/><text:span text:style-name="T7"> <text:s text:c="11"/></text:span><text:span text:style-name="T10">TCB</text:span><text:span text:style-name="T7">* t =</text:span><text:span text:style-name="T11">ListBarier</text:span><text:span text:style-name="T7">.removeFirst();</text:span><text:line-break/><text:span text:style-name="T7"> <text:s text:c="11"/>t-&gt;setBlocked(</text:span><text:span text:style-name="T6">false</text:span><text:span text:style-name="T7">);</text:span><text:line-break/><text:span text:style-name="T7"> <text:s text:c="11"/></text:span><text:span text:style-name="T10">Scheduler</text:span><text:span text:style-name="T7">::put(t);</text:span><text:line-break/><text:line-break/><text:span text:style-name="T7"> <text:s text:c="7"/>}</text:span><text:line-break/><text:span text:style-name="T7"> <text:s text:c="3"/>}</text:span><text:line-break/><text:span text:style-name="T7"> <text:s text:c="3"/></text:span><text:span text:style-name="T6">else</text:span><text:span text:style-name="T7">{</text:span><text:line-break/><text:span text:style-name="T7"> <text:s text:c="7"/></text:span><text:span text:style-name="T11">running</text:span><text:span text:style-name="T7">-&gt;setBlocked(</text:span><text:span text:style-name="T6">true</text:span><text:span text:style-name="T7">);</text:span><text:line-break/><text:span text:style-name="T7"> <text:s text:c="7"/></text:span><text:span text:style-name="T11">ListBarier</text:span><text:span text:style-name="T7">.addLast(</text:span><text:span text:style-name="T11">running</text:span><text:span text:style-name="T7">);</text:span><text:line-break/><text:line-break/><text:span text:style-name="T7"> <text:s text:c="3"/>}</text:span><text:line-break/><text:line-break/><text:span text:style-name="T7">}</text:span><text:line-break/><text:line-break/><text:line-break/><text:line-break/><text:line-break/><text:span text:style-name="T6">char const </text:span><text:span text:style-name="T7">*</text:span><text:span text:style-name="T10">TCB</text:span><text:span text:style-name="T7">::</text:span><text:span text:style-name="T12">receive</text:span><text:span text:style-name="T7">() {</text:span><text:line-break/><text:soft-page-break/><text:span text:style-name="T7"> <text:s text:c="3"/></text:span><text:span text:style-name="T11">running</text:span><text:span text:style-name="T7">-&gt;setSem();</text:span><text:line-break/><text:span text:style-name="T7"> <text:s text:c="3"/>printString(</text:span><text:span text:style-name="T5">"Receive cekam...</text:span><text:span text:style-name="T6">\n</text:span><text:span text:style-name="T5">"</text:span><text:span text:style-name="T7">);</text:span><text:line-break/><text:span text:style-name="T7"> <text:s text:c="3"/></text:span><text:span text:style-name="T11">running</text:span><text:span text:style-name="T7">-&gt;</text:span><text:span text:style-name="T11">msgA</text:span><text:span text:style-name="T7">-&gt;wait();</text:span><text:line-break/><text:span text:style-name="T7"> <text:s text:c="3"/>printString(</text:span><text:span text:style-name="T5">"Poruka primljena uspesno</text:span><text:span text:style-name="T6">\n</text:span><text:span text:style-name="T5">"</text:span><text:span text:style-name="T7">);</text:span><text:line-break/><text:span text:style-name="T7"> <text:s text:c="3"/></text:span><text:span text:style-name="T6">char const</text:span><text:span text:style-name="T7">* msg = </text:span><text:span text:style-name="T11">running</text:span><text:span text:style-name="T7">-&gt;</text:span><text:span text:style-name="T11">message</text:span><text:span text:style-name="T7">;</text:span><text:line-break/><text:span text:style-name="T7"> <text:s text:c="3"/></text:span><text:span text:style-name="T11">running</text:span><text:span text:style-name="T7">-&gt;</text:span><text:span text:style-name="T11">msgE</text:span><text:span text:style-name="T7">-&gt;signal();</text:span><text:line-break/><text:span text:style-name="T7"> <text:s text:c="3"/></text:span><text:span text:style-name="T6">return </text:span><text:span text:style-name="T7">msg;</text:span><text:line-break/><text:line-break/><text:span text:style-name="T7">}</text:span><text:line-break/><text:span text:style-name="T6">void </text:span><text:span text:style-name="T10">TCB</text:span><text:span text:style-name="T7">::</text:span><text:span text:style-name="T12">send</text:span><text:span text:style-name="T7">(</text:span><text:span text:style-name="T6">const char </text:span><text:span text:style-name="T7">*msg) {</text:span><text:line-break/><text:span text:style-name="T7"> <text:s text:c="3"/>setSem();</text:span><text:line-break/><text:span text:style-name="T7"> <text:s text:c="3"/>printString(</text:span><text:span text:style-name="T5">"Send cekam...</text:span><text:span text:style-name="T6">\n</text:span><text:span text:style-name="T5">"</text:span><text:span text:style-name="T7">);</text:span><text:line-break/><text:span text:style-name="T7"> <text:s text:c="3"/></text:span><text:span text:style-name="T11">msgE</text:span><text:span text:style-name="T7">-&gt;wait();</text:span><text:line-break/><text:span text:style-name="T7"> <text:s text:c="3"/>printString(</text:span><text:span text:style-name="T5">"Poruka poslata uspesno...</text:span><text:span text:style-name="T6">\n</text:span><text:span text:style-name="T5">"</text:span><text:span text:style-name="T7">);</text:span><text:line-break/><text:span text:style-name="T7"> <text:s text:c="3"/></text:span><text:span text:style-name="T11">message </text:span><text:span text:style-name="T7">= msg;</text:span><text:line-break/><text:span text:style-name="T7"> <text:s text:c="3"/></text:span><text:span text:style-name="T11">msgA</text:span><text:span text:style-name="T7">-&gt;signal();</text:span><text:line-break/><text:line-break/><text:span text:style-name="T7">}</text:span><text:line-break/><text:line-break/><text:span text:style-name="T6">void </text:span><text:span text:style-name="T10">TCB</text:span><text:span text:style-name="T7">::</text:span><text:span text:style-name="T12">setSem</text:span><text:span text:style-name="T7">() {</text:span><text:line-break/><text:span text:style-name="T7"> <text:s text:c="3"/></text:span><text:span text:style-name="T6">if</text:span><text:span text:style-name="T7">(!</text:span><text:span text:style-name="T11">fsSemaphores</text:span><text:span text:style-name="T7">){</text:span><text:line-break/><text:span text:style-name="T7"> <text:s text:c="7"/></text:span><text:span text:style-name="T11">fsSemaphores</text:span><text:span text:style-name="T7">=</text:span><text:span text:style-name="T6">true</text:span><text:span text:style-name="T7">;</text:span><text:line-break/><text:span text:style-name="T7"> <text:s text:c="7"/></text:span><text:span text:style-name="T11">msgA</text:span><text:span text:style-name="T7">=</text:span><text:span text:style-name="T6">new </text:span><text:span text:style-name="T7">Semaphore_k(</text:span><text:span text:style-name="T13">0</text:span><text:span text:style-name="T7">);</text:span><text:line-break/><text:span text:style-name="T7"> <text:s text:c="7"/></text:span><text:span text:style-name="T11">msgE</text:span><text:span text:style-name="T7">=</text:span><text:span text:style-name="T6">new </text:span><text:span text:style-name="T7">Semaphore_k(</text:span><text:span text:style-name="T13">1</text:span><text:span text:style-name="T7">);</text:span><text:line-break/><text:span text:style-name="T7"> <text:s text:c="3"/>}</text:span><text:line-break/><text:line-break/><text:span text:style-name="T7">}</text:span><text:line-break/><text:line-break/><text:span text:style-name="T6">void </text:span><text:span text:style-name="T10">TCB</text:span><text:span text:style-name="T7">::</text:span><text:span text:style-name="T12">joinAll</text:span><text:span text:style-name="T7">() {</text:span><text:line-break/><text:line-break/><text:span text:style-name="T7"> <text:s text:c="3"/></text:span><text:span text:style-name="T6">if</text:span><text:span text:style-name="T7">(!</text:span><text:span text:style-name="T11">joinALL</text:span><text:span text:style-name="T7">){</text:span><text:line-break/><text:span text:style-name="T7"> <text:s text:c="7"/></text:span><text:span text:style-name="T11">joinALL</text:span><text:span text:style-name="T7">=</text:span><text:span text:style-name="T6">true</text:span><text:span text:style-name="T7">;</text:span><text:line-break/><text:span text:style-name="T7"> <text:s text:c="7"/></text:span><text:span text:style-name="T11">joinAllsem</text:span><text:span text:style-name="T7">= </text:span><text:span text:style-name="T6">new </text:span><text:span text:style-name="T7">Semaphore_k(</text:span><text:span text:style-name="T13">0</text:span><text:span text:style-name="T7">);</text:span><text:line-break/><text:span text:style-name="T7"> <text:s text:c="7"/></text:span><text:span text:style-name="T11">waitingForChildren</text:span><text:span text:style-name="T7">=</text:span><text:span text:style-name="T6">true</text:span><text:span text:style-name="T7">;</text:span><text:line-break/><text:span text:style-name="T7"> <text:s text:c="3"/>}</text:span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1">numberOfChildren</text:span><text:span text:style-name="T7">;i++){</text:span><text:line-break/><text:span text:style-name="T7"> <text:s text:c="7"/></text:span><text:span text:style-name="T11">joinAllsem</text:span><text:span text:style-name="T7">-&gt;wait();</text:span><text:line-break/><text:span text:style-name="T7"> <text:s text:c="3"/>}</text:span><text:line-break/><text:span text:style-name="T7"> <text:s text:c="3"/></text:span><text:span text:style-name="T11">joinALL</text:span><text:span text:style-name="T7">=</text:span><text:span text:style-name="T6">false</text:span><text:span text:style-name="T7">;</text:span><text:line-break/><text:span text:style-name="T7"> <text:s text:c="3"/></text:span><text:span text:style-name="T11">numberOfChildren</text:span><text:span text:style-name="T7">=</text:span><text:span text:style-name="T13">0</text:span><text:span text:style-name="T7">;</text:span><text:line-break/><text:span text:style-name="T7">}</text:span><text:line-break/><text:line-break/><text:span text:style-name="T6">void </text:span><text:span text:style-name="T10">TCB</text:span><text:span text:style-name="T7">::</text:span><text:span text:style-name="T12">setMaxThreads</text:span><text:span text:style-name="T7">(</text:span><text:span text:style-name="T6">unsigned int </text:span><text:span text:style-name="T7">num) {</text:span><text:line-break/><text:span text:style-name="T7"> <text:s text:c="3"/></text:span><text:span text:style-name="T6">if</text:span><text:span text:style-name="T7">(!</text:span><text:span text:style-name="T11">setMaxTh</text:span><text:span text:style-name="T7">){</text:span><text:line-break/><text:span text:style-name="T7"> <text:s text:c="7"/></text:span><text:span text:style-name="T11">setMaxTh</text:span><text:span text:style-name="T7">=</text:span><text:span text:style-name="T6">true</text:span><text:span text:style-name="T7">;</text:span><text:line-break/><text:span text:style-name="T7"> <text:s text:c="7"/></text:span><text:span text:style-name="T11">currThr </text:span><text:span text:style-name="T7">= num;</text:span><text:line-break/><text:span text:style-name="T7"> <text:s text:c="7"/></text:span><text:span text:style-name="T11">semMaxThreads </text:span><text:span text:style-name="T7">= </text:span><text:span text:style-name="T6">new </text:span><text:span text:style-name="T7">Semaphore_k(num);</text:span><text:line-break/><text:span text:style-name="T7"> <text:s text:c="3"/>}</text:span><text:line-break/><text:span text:style-name="T7">}</text:span><text:line-break/><text:line-break/><text:span text:style-name="T6">void </text:span><text:span text:style-name="T10">TCB</text:span><text:span text:style-name="T7">::</text:span><text:span text:style-name="T12">barrier_2</text:span><text:span text:style-name="T7">() {</text:span><text:line-break/><text:span text:style-name="T7"> <text:s text:c="3"/>setBarrier_2();</text:span><text:line-break/><text:line-break/><text:span text:style-name="T7"> <text:s text:c="3"/></text:span><text:span text:style-name="T11">firstDoor</text:span><text:span text:style-name="T7">-&gt;wait();</text:span><text:line-break/><text:span text:style-name="T7"> <text:s text:c="3"/></text:span><text:span text:style-name="T11">calls</text:span><text:span text:style-name="T7">++;</text:span><text:line-break/><text:span text:style-name="T7"> <text:s text:c="3"/></text:span><text:span text:style-name="T6">if</text:span><text:span text:style-name="T7">(</text:span><text:span text:style-name="T11">calls</text:span><text:span text:style-name="T7">==</text:span><text:span text:style-name="T11">threadCount</text:span><text:span text:style-name="T7">){</text:span><text:line-break/><text:soft-page-break/><text:span text:style-name="T7"> <text:s text:c="7"/></text:span><text:span text:style-name="T11">secondDoor</text:span><text:span text:style-name="T7">-&gt;signal();</text:span><text:line-break/><text:span text:style-name="T7"> <text:s text:c="3"/>}</text:span><text:span text:style-name="T6">else</text:span><text:span text:style-name="T7">{</text:span><text:line-break/><text:span text:style-name="T7"> <text:s text:c="7"/></text:span><text:span text:style-name="T11">firstDoor</text:span><text:span text:style-name="T7">-&gt;signal();</text:span><text:line-break/><text:span text:style-name="T7"> <text:s text:c="3"/>}</text:span><text:line-break/><text:span text:style-name="T7"> <text:s text:c="3"/></text:span><text:span text:style-name="T11">secondDoor</text:span><text:span text:style-name="T7">-&gt;wait();</text:span><text:line-break/><text:span text:style-name="T7"> <text:s text:c="3"/></text:span><text:span text:style-name="T11">calls</text:span><text:span text:style-name="T7">--;</text:span><text:line-break/><text:span text:style-name="T7"> <text:s text:c="3"/></text:span><text:span text:style-name="T6">if</text:span><text:span text:style-name="T7">(</text:span><text:span text:style-name="T11">calls</text:span><text:span text:style-name="T7">==</text:span><text:span text:style-name="T13">0</text:span><text:span text:style-name="T7">){</text:span><text:line-break/><text:span text:style-name="T7"> <text:s text:c="7"/></text:span><text:span text:style-name="T11">threadCount</text:span><text:span text:style-name="T7">=</text:span><text:span text:style-name="T13">1</text:span><text:span text:style-name="T7">;</text:span><text:line-break/><text:span text:style-name="T7"> <text:s text:c="7"/></text:span><text:span text:style-name="T11">firstDoor</text:span><text:span text:style-name="T7">-&gt;signal();</text:span><text:line-break/><text:span text:style-name="T7"> <text:s text:c="3"/>}</text:span><text:span text:style-name="T6">else</text:span><text:span text:style-name="T7">{</text:span><text:line-break/><text:span text:style-name="T7"> <text:s text:c="7"/></text:span><text:span text:style-name="T11">secondDoor</text:span><text:span text:style-name="T7">-&gt;signal();</text:span><text:line-break/><text:span text:style-name="T7"> <text:s text:c="3"/>}</text:span><text:line-break/><text:line-break/><text:span text:style-name="T7">}</text:span><text:line-break/><text:line-break/><text:span text:style-name="T6">void </text:span><text:span text:style-name="T10">TCB</text:span><text:span text:style-name="T7">::</text:span><text:span text:style-name="T12">setBarrier_2</text:span><text:span text:style-name="T7">() {</text:span><text:line-break/><text:span text:style-name="T7"> <text:s text:c="3"/></text:span><text:span text:style-name="T6">if</text:span><text:span text:style-name="T7">(!</text:span><text:span text:style-name="T11">setBarrier2</text:span><text:span text:style-name="T7">){</text:span><text:line-break/><text:span text:style-name="T7"> <text:s text:c="7"/></text:span><text:span text:style-name="T11">setBarrier2</text:span><text:span text:style-name="T7">=</text:span><text:span text:style-name="T6">true</text:span><text:span text:style-name="T7">;</text:span><text:line-break/><text:span text:style-name="T7"> <text:s text:c="7"/></text:span><text:span text:style-name="T11">firstDoor </text:span><text:span text:style-name="T7">= </text:span><text:span text:style-name="T6">new </text:span><text:span text:style-name="T7">Semaphore_k(</text:span><text:span text:style-name="T13">1</text:span><text:span text:style-name="T7">);</text:span><text:line-break/><text:span text:style-name="T7"> <text:s text:c="7"/></text:span><text:span text:style-name="T11">secondDoor </text:span><text:span text:style-name="T7">= </text:span><text:span text:style-name="T6">new </text:span><text:span text:style-name="T7">Semaphore_k(</text:span><text:span text:style-name="T13">0</text:span><text:span text:style-name="T7">);</text:span><text:line-break/><text:span text:style-name="T7"> <text:s text:c="7"/></text:span><text:span text:style-name="T11">numCalls</text:span><text:span text:style-name="T7">=</text:span><text:span text:style-name="T13">0</text:span><text:span text:style-name="T7">;</text:span><text:line-break/><text:span text:style-name="T7"> <text:s text:c="7"/></text:span><text:span text:style-name="T11">threadCount</text:span><text:span text:style-name="T7">++;</text:span><text:line-break/><text:span text:style-name="T7"> <text:s text:c="3"/>}</text:span><text:line-break/><text:span text:style-name="T7">}</text:span><text:line-break/><text:line-break/><text:line-break/><text:span text:style-name="T2">//atomic broadcast</text:span><text:line-break/><text:line-break/><text:span text:style-name="T6">int </text:span><text:span text:style-name="T7">writeIndex=</text:span><text:span text:style-name="T13">0</text:span><text:span text:style-name="T7">;</text:span><text:line-break/><text:line-break/><text:span text:style-name="T6">void </text:span><text:span text:style-name="T10">TCB</text:span><text:span text:style-name="T7">::</text:span><text:span text:style-name="T12">producer</text:span><text:span text:style-name="T7">(</text:span><text:span text:style-name="T6">int </text:span><text:span text:style-name="T7">id) {</text:span><text:line-break/><text:span text:style-name="T7"> <text:s text:c="3"/></text:span><text:span text:style-name="T6">if</text:span><text:span text:style-name="T7">(!</text:span><text:span text:style-name="T11">prodConsum</text:span><text:span text:style-name="T7">){</text:span><text:line-break/><text:span text:style-name="T7"> <text:s text:c="7"/>setAtomicBroadcast();</text:span><text:line-break/><text:span text:style-name="T7"> <text:s text:c="7"/></text:span><text:span text:style-name="T11">prodConsum</text:span><text:span text:style-name="T7">=</text:span><text:span text:style-name="T6">true</text:span><text:span text:style-name="T7">;</text:span><text:line-break/><text:span text:style-name="T7"> <text:s text:c="3"/>}</text:span><text:line-break/><text:span text:style-name="T7"> <text:s text:c="3"/></text:span><text:span text:style-name="T2">//int writeIndex=0;</text:span><text:line-break/><text:span text:style-name="T2"> <text:s text:c="3"/></text:span><text:span text:style-name="T6">for</text:span><text:span text:style-name="T7">(</text:span><text:span text:style-name="T6">int </text:span><text:span text:style-name="T7">k=</text:span><text:span text:style-name="T13">0</text:span><text:span text:style-name="T7">;k&lt;</text:span><text:span text:style-name="T13">10</text:span><text:span text:style-name="T7">;k++){</text:span><text:line-break/><text:span text:style-name="T7"> <text:s text:c="7"/></text:span><text:span text:style-name="T11">newItem </text:span><text:span text:style-name="T7">+=</text:span><text:span text:style-name="T13">100</text:span><text:span text:style-name="T7">;</text:span><text:line-break/><text:span text:style-name="T7"> <text:s text:c="7"/>emptyy-&gt;wait();</text:span><text:line-break/><text:span text:style-name="T7"> <text:s text:c="7"/>buffer[writeIndex]=</text:span><text:span text:style-name="T11">newItem</text:span><text:span text:style-name="T7">;</text:span><text:line-break/><text:span text:style-name="T7"> <text:s text:c="7"/>printString(</text:span><text:span text:style-name="T5">"buffer["</text:span><text:span text:style-name="T7">);</text:span><text:line-break/><text:span text:style-name="T7"> <text:s text:c="7"/>printInt(writeIndex);</text:span><text:line-break/><text:span text:style-name="T7"> <text:s text:c="7"/>printString(</text:span><text:span text:style-name="T5">"] - producer id = "</text:span><text:span text:style-name="T7">);</text:span><text:line-break/><text:span text:style-name="T7"> <text:s text:c="7"/>printInt(id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writeIndex = (writeIndex+</text:span><text:span text:style-name="T13">1</text:span><text:span text:style-name="T7">)%CAPACITY;</text:span><text:line-break/><text:span text:style-name="T7"> <text:s text:c="7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M;i++){</text:span><text:line-break/><text:span text:style-name="T7"> <text:s text:c="11"/>full[i]-&gt;signal();</text:span><text:line-break/><text:span text:style-name="T7"> <text:s text:c="11"/>thread_dispatch();</text:span><text:line-break/><text:span text:style-name="T7"> <text:s text:c="7"/>}</text:span><text:line-break/><text:line-break/><text:span text:style-name="T7"> <text:s text:c="3"/>}</text:span><text:line-break/><text:line-break/><text:line-break/><text:span text:style-name="T7">}</text:span><text:line-break/><text:line-break/><text:soft-page-break/><text:span text:style-name="T6">void </text:span><text:span text:style-name="T10">TCB</text:span><text:span text:style-name="T7">::</text:span><text:span text:style-name="T12">consumer</text:span><text:span text:style-name="T7">(</text:span><text:span text:style-name="T6">int </text:span><text:span text:style-name="T7">id) {</text:span><text:line-break/><text:span text:style-name="T7"> <text:s text:c="3"/></text:span><text:span text:style-name="T6">if</text:span><text:span text:style-name="T7">(!</text:span><text:span text:style-name="T11">prodConsum</text:span><text:span text:style-name="T7">){</text:span><text:line-break/><text:span text:style-name="T7"> <text:s text:c="7"/>setAtomicBroadcast();</text:span><text:line-break/><text:span text:style-name="T7"> <text:s text:c="7"/></text:span><text:span text:style-name="T11">prodConsum</text:span><text:span text:style-name="T7">=</text:span><text:span text:style-name="T6">true</text:span><text:span text:style-name="T7">;</text:span><text:line-break/><text:span text:style-name="T7"> <text:s text:c="3"/>}</text:span><text:line-break/><text:span text:style-name="T7"> <text:s text:c="3"/></text:span><text:span text:style-name="T6">int </text:span><text:span text:style-name="T7">newI;</text:span><text:line-break/><text:span text:style-name="T7"> <text:s text:c="3"/></text:span><text:span text:style-name="T6">int </text:span><text:span text:style-name="T7">readIndex=</text:span><text:span text:style-name="T13">0</text:span><text:span text:style-name="T7">;</text:span><text:line-break/><text:span text:style-name="T7"> <text:s text:c="3"/></text:span><text:span text:style-name="T6">for</text:span><text:span text:style-name="T7">(</text:span><text:span text:style-name="T6">int </text:span><text:span text:style-name="T7">k=</text:span><text:span text:style-name="T13">0</text:span><text:span text:style-name="T7">;k&lt;</text:span><text:span text:style-name="T13">10</text:span><text:span text:style-name="T7">;k++){</text:span><text:line-break/><text:span text:style-name="T7"> <text:s text:c="7"/>full[id]-&gt;wait();</text:span><text:line-break/><text:span text:style-name="T7"> <text:s text:c="7"/>newI=buffer[readIndex];</text:span><text:line-break/><text:span text:style-name="T7"> <text:s text:c="7"/>mutexC[readIndex]-&gt;wait();</text:span><text:line-break/><text:span text:style-name="T7"> <text:s text:c="7"/>consumerCnt[readIndex]++;</text:span><text:line-break/><text:line-break/><text:span text:style-name="T7"> <text:s text:c="7"/>printString(</text:span><text:span text:style-name="T5">"New item consumed: "</text:span><text:span text:style-name="T7">);</text:span><text:line-break/><text:span text:style-name="T7"> <text:s text:c="7"/>printInt(newI);</text:span><text:line-break/><text:span text:style-name="T7"> <text:s text:c="7"/>printString(</text:span><text:span text:style-name="T5">". Nit id = "</text:span><text:span text:style-name="T7">);</text:span><text:line-break/><text:span text:style-name="T7"> <text:s text:c="7"/>printInt(id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</text:span><text:span text:style-name="T6">if</text:span><text:span text:style-name="T7">(consumerCnt[readIndex]==M){</text:span><text:line-break/><text:span text:style-name="T7"> <text:s text:c="11"/>consumerCnt[readIndex]=</text:span><text:span text:style-name="T13">0</text:span><text:span text:style-name="T7">;</text:span><text:line-break/><text:span text:style-name="T7"> <text:s text:c="11"/>emptyy-&gt;signal();</text:span><text:line-break/><text:span text:style-name="T7"> <text:s text:c="11"/>thread_dispatch();</text:span><text:line-break/><text:span text:style-name="T7"> <text:s text:c="7"/>}</text:span><text:line-break/><text:span text:style-name="T7"> <text:s text:c="7"/>mutexC[readIndex]-&gt;signal();</text:span><text:line-break/><text:span text:style-name="T7"> <text:s text:c="7"/>thread_dispatch();</text:span><text:line-break/><text:span text:style-name="T7"> <text:s text:c="7"/>readIndex=(readIndex+</text:span><text:span text:style-name="T13">1</text:span><text:span text:style-name="T7">)%CAPACITY;</text:span><text:line-break/><text:line-break/><text:line-break/><text:span text:style-name="T7"> <text:s text:c="3"/>}</text:span><text:line-break/><text:span text:style-name="T7">}</text:span><text:line-break/><text:line-break/><text:span text:style-name="T6">void </text:span><text:span text:style-name="T10">TCB</text:span><text:span text:style-name="T7">::</text:span><text:span text:style-name="T12">setAtomicBroadcast</text:span><text:span text:style-name="T7">() {</text:span><text:line-break/><text:span text:style-name="T7"> <text:s text:c="3"/>emptyy = </text:span><text:span text:style-name="T6">new </text:span><text:span text:style-name="T7">Semaphore_k(CAPACITY);</text:span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M;i++){</text:span><text:line-break/><text:span text:style-name="T7"> <text:s text:c="7"/>full[i]=</text:span><text:span text:style-name="T6">new </text:span><text:span text:style-name="T7">Semaphore_k(</text:span><text:span text:style-name="T13">0</text:span><text:span text:style-name="T7">);</text:span><text:line-break/><text:line-break/><text:span text:style-name="T7"> <text:s text:c="3"/>}</text:span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CAPACITY;i++){</text:span><text:line-break/><text:span text:style-name="T7"> <text:s text:c="7"/>mutexC[i]=</text:span><text:span text:style-name="T6">new </text:span><text:span text:style-name="T7">Semaphore_k(</text:span><text:span text:style-name="T13">1</text:span><text:span text:style-name="T7">);</text:span><text:line-break/><text:line-break/><text:span text:style-name="T7"> <text:s text:c="3"/>}</text:span><text:line-break/><text:span text:style-name="T7">}</text:span><text:line-break/><text:line-break/><text:span text:style-name="T2">//H2O problem</text:span><text:line-break/><text:span text:style-name="T6">void </text:span><text:span text:style-name="T10">TCB</text:span><text:span text:style-name="T7">::</text:span><text:span text:style-name="T12">oxygen</text:span><text:span text:style-name="T7">(</text:span><text:span text:style-name="T6">unsigned int </text:span><text:span text:style-name="T7">id) {</text:span><text:line-break/><text:span text:style-name="T7"> <text:s text:c="3"/></text:span><text:span text:style-name="T6">if</text:span><text:span text:style-name="T7">(!</text:span><text:span text:style-name="T11">fsH20</text:span><text:span text:style-name="T7">){</text:span><text:line-break/><text:span text:style-name="T7"> <text:s text:c="7"/>setAtomH20();</text:span><text:line-break/><text:span text:style-name="T7"> <text:s text:c="7"/></text:span><text:span text:style-name="T11">fsH20</text:span><text:span text:style-name="T7">=</text:span><text:span text:style-name="T6">true</text:span><text:span text:style-name="T7">;</text:span><text:line-break/><text:span text:style-name="T7"> <text:s text:c="3"/>}</text:span><text:line-break/><text:span text:style-name="T7"> <text:s text:c="3"/></text:span><text:span text:style-name="T11">oxySem</text:span><text:span text:style-name="T7">-&gt;wait();</text:span><text:line-break/><text:span text:style-name="T7"> <text:s text:c="3"/></text:span><text:span text:style-name="T6">auto </text:span><text:span text:style-name="T7">* molekul= </text:span><text:span text:style-name="T6">new </text:span><text:span text:style-name="T9">Molecule </text:span><text:span text:style-name="T7">;</text:span><text:line-break/><text:span text:style-name="T7"> <text:s text:c="3"/>barrier(id,&amp;molekul,</text:span><text:span text:style-name="T5">"O"</text:span><text:span text:style-name="T7">);</text:span><text:line-break/><text:span text:style-name="T7"> <text:s text:c="3"/>printInt(molekul-&gt;</text:span><text:span text:style-name="T11">ids</text:span><text:span text:style-name="T7">[</text:span><text:span text:style-name="T13">0</text:span><text:span text:style-name="T7">]);</text:span><text:line-break/><text:span text:style-name="T7"> <text:s text:c="3"/>printString(</text:span><text:span text:style-name="T5">"-"</text:span><text:span text:style-name="T7">);</text:span><text:line-break/><text:span text:style-name="T7"> <text:s text:c="3"/>printInt(molekul-&gt;</text:span><text:span text:style-name="T11">ids</text:span><text:span text:style-name="T7">[</text:span><text:span text:style-name="T13">1</text:span><text:span text:style-name="T7">]);</text:span><text:line-break/><text:span text:style-name="T7"> <text:s text:c="3"/>printString(</text:span><text:span text:style-name="T5">"-"</text:span><text:span text:style-name="T7">);</text:span><text:line-break/><text:soft-page-break/><text:span text:style-name="T7"> <text:s text:c="3"/>printInt(molekul-&gt;</text:span><text:span text:style-name="T11">ids</text:span><text:span text:style-name="T7">[</text:span><text:span text:style-name="T13">2</text:span><text:span text:style-name="T7">]);</text:span><text:line-break/><text:span text:style-name="T7"> <text:s text:c="3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printString(molekul-&gt;</text:span><text:span text:style-name="T11">type</text:span><text:span text:style-name="T7">[</text:span><text:span text:style-name="T13">0</text:span><text:span text:style-name="T7">]);</text:span><text:line-break/><text:span text:style-name="T7"> <text:s text:c="3"/>printString(</text:span><text:span text:style-name="T5">"-"</text:span><text:span text:style-name="T7">);</text:span><text:line-break/><text:span text:style-name="T7"> <text:s text:c="3"/>printString(molekul-&gt;</text:span><text:span text:style-name="T11">type</text:span><text:span text:style-name="T7">[</text:span><text:span text:style-name="T13">1</text:span><text:span text:style-name="T7">]);</text:span><text:line-break/><text:span text:style-name="T7"> <text:s text:c="3"/>printString(</text:span><text:span text:style-name="T5">"-"</text:span><text:span text:style-name="T7">);</text:span><text:line-break/><text:span text:style-name="T7"> <text:s text:c="3"/>printString(molekul-&gt;</text:span><text:span text:style-name="T11">type</text:span><text:span text:style-name="T7">[</text:span><text:span text:style-name="T13">2</text:span><text:span text:style-name="T7">]);</text:span><text:line-break/><text:span text:style-name="T7"> <text:s text:c="3"/>printString(</text:span><text:span text:style-name="T5">"</text:span><text:span text:style-name="T6">\n</text:span><text:span text:style-name="T5">"</text:span><text:span text:style-name="T7">);</text:span><text:line-break/><text:line-break/><text:span text:style-name="T7">}</text:span><text:line-break/><text:line-break/><text:span text:style-name="T6">void </text:span><text:span text:style-name="T10">TCB</text:span><text:span text:style-name="T7">::</text:span><text:span text:style-name="T12">hydrogen</text:span><text:span text:style-name="T7">(</text:span><text:span text:style-name="T6">unsigned int </text:span><text:span text:style-name="T7">id) {</text:span><text:line-break/><text:span text:style-name="T7"> <text:s text:c="3"/></text:span><text:span text:style-name="T6">if</text:span><text:span text:style-name="T7">(!</text:span><text:span text:style-name="T11">fsH20</text:span><text:span text:style-name="T7">){</text:span><text:line-break/><text:span text:style-name="T7"> <text:s text:c="7"/>setAtomH20();</text:span><text:line-break/><text:span text:style-name="T7"> <text:s text:c="7"/></text:span><text:span text:style-name="T11">fsH20</text:span><text:span text:style-name="T7">=</text:span><text:span text:style-name="T6">true</text:span><text:span text:style-name="T7">;</text:span><text:line-break/><text:span text:style-name="T7"> <text:s text:c="3"/>}</text:span><text:line-break/><text:span text:style-name="T7"> <text:s text:c="3"/></text:span><text:span text:style-name="T11">hydroSem</text:span><text:span text:style-name="T7">-&gt;wait();</text:span><text:line-break/><text:line-break/><text:span text:style-name="T7"> <text:s text:c="3"/></text:span><text:span text:style-name="T6">auto </text:span><text:span text:style-name="T7">* molekul= </text:span><text:span text:style-name="T6">new </text:span><text:span text:style-name="T9">Molecule </text:span><text:span text:style-name="T7">;</text:span><text:line-break/><text:span text:style-name="T7"> <text:s text:c="3"/>barrier(id,&amp;molekul,</text:span><text:span text:style-name="T5">"H"</text:span><text:span text:style-name="T7">);</text:span><text:line-break/><text:span text:style-name="T7"> <text:s text:c="3"/>printInt(molekul-&gt;</text:span><text:span text:style-name="T11">ids</text:span><text:span text:style-name="T7">[</text:span><text:span text:style-name="T13">0</text:span><text:span text:style-name="T7">]);</text:span><text:line-break/><text:span text:style-name="T7"> <text:s text:c="3"/>printString(</text:span><text:span text:style-name="T5">"-"</text:span><text:span text:style-name="T7">);</text:span><text:line-break/><text:span text:style-name="T7"> <text:s text:c="3"/>printInt(molekul-&gt;</text:span><text:span text:style-name="T11">ids</text:span><text:span text:style-name="T7">[</text:span><text:span text:style-name="T13">1</text:span><text:span text:style-name="T7">]);</text:span><text:line-break/><text:span text:style-name="T7"> <text:s text:c="3"/>printString(</text:span><text:span text:style-name="T5">"-"</text:span><text:span text:style-name="T7">);</text:span><text:line-break/><text:span text:style-name="T7"> <text:s text:c="3"/>printInt(molekul-&gt;</text:span><text:span text:style-name="T11">ids</text:span><text:span text:style-name="T7">[</text:span><text:span text:style-name="T13">2</text:span><text:span text:style-name="T7">]);</text:span><text:line-break/><text:span text:style-name="T7"> <text:s text:c="3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printString(molekul-&gt;</text:span><text:span text:style-name="T11">type</text:span><text:span text:style-name="T7">[</text:span><text:span text:style-name="T13">0</text:span><text:span text:style-name="T7">]);</text:span><text:line-break/><text:span text:style-name="T7"> <text:s text:c="3"/>printString(</text:span><text:span text:style-name="T5">"-"</text:span><text:span text:style-name="T7">);</text:span><text:line-break/><text:span text:style-name="T7"> <text:s text:c="3"/>printString(molekul-&gt;</text:span><text:span text:style-name="T11">type</text:span><text:span text:style-name="T7">[</text:span><text:span text:style-name="T13">1</text:span><text:span text:style-name="T7">]);</text:span><text:line-break/><text:span text:style-name="T7"> <text:s text:c="3"/>printString(</text:span><text:span text:style-name="T5">"-"</text:span><text:span text:style-name="T7">);</text:span><text:line-break/><text:span text:style-name="T7"> <text:s text:c="3"/>printString(molekul-&gt;</text:span><text:span text:style-name="T11">type</text:span><text:span text:style-name="T7">[</text:span><text:span text:style-name="T13">2</text:span><text:span text:style-name="T7">]);</text:span><text:line-break/><text:span text:style-name="T7"> <text:s text:c="3"/>printString(</text:span><text:span text:style-name="T5">"</text:span><text:span text:style-name="T6">\n</text:span><text:span text:style-name="T5">"</text:span><text:span text:style-name="T7">);</text:span><text:line-break/><text:line-break/><text:span text:style-name="T7">}</text:span><text:line-break/><text:span text:style-name="T6">void </text:span><text:span text:style-name="T10">TCB</text:span><text:span text:style-name="T7">::</text:span><text:span text:style-name="T12">barrier</text:span><text:span text:style-name="T7">(</text:span><text:span text:style-name="T6">unsigned int </text:span><text:span text:style-name="T7">id, </text:span><text:span text:style-name="T9">Molecule</text:span><text:span text:style-name="T7">** molekul,</text:span><text:span text:style-name="T6">const char</text:span><text:span text:style-name="T7">* element) {</text:span><text:line-break/><text:span text:style-name="T7"> <text:s text:c="3"/></text:span><text:span text:style-name="T11">door1</text:span><text:span text:style-name="T7">-&gt;wait();</text:span><text:line-break/><text:span text:style-name="T7"> <text:s text:c="3"/></text:span><text:span text:style-name="T11">molecule</text:span><text:span text:style-name="T7">-&gt;</text:span><text:span text:style-name="T11">ids</text:span><text:span text:style-name="T7">[</text:span><text:span text:style-name="T11">count</text:span><text:span text:style-name="T7">] = id;</text:span><text:line-break/><text:span text:style-name="T7"> <text:s text:c="3"/></text:span><text:span text:style-name="T11">molecule</text:span><text:span text:style-name="T7">-&gt;</text:span><text:span text:style-name="T11">type</text:span><text:span text:style-name="T7">[</text:span><text:span text:style-name="T11">count</text:span><text:span text:style-name="T7">] = element;</text:span><text:line-break/><text:span text:style-name="T7"> <text:s text:c="3"/></text:span><text:span text:style-name="T11">count</text:span><text:span text:style-name="T7">++;</text:span><text:line-break/><text:span text:style-name="T7"> <text:s text:c="3"/></text:span><text:span text:style-name="T6">if </text:span><text:span text:style-name="T7">(</text:span><text:span text:style-name="T11">count </text:span><text:span text:style-name="T7">== </text:span><text:span text:style-name="T13">3</text:span><text:span text:style-name="T7">) {</text:span><text:line-break/><text:span text:style-name="T7"> <text:s text:c="7"/></text:span><text:span text:style-name="T11">door2</text:span><text:span text:style-name="T7">-&gt;signal();</text:span><text:line-break/><text:span text:style-name="T7"> <text:s text:c="3"/>} </text:span><text:span text:style-name="T6">else </text:span><text:span text:style-name="T7">{</text:span><text:line-break/><text:span text:style-name="T7"> <text:s text:c="7"/></text:span><text:span text:style-name="T11">door1</text:span><text:span text:style-name="T7">-&gt;signal();</text:span><text:line-break/><text:span text:style-name="T7"> <text:s text:c="3"/>}</text:span><text:line-break/><text:span text:style-name="T7"> <text:s text:c="3"/></text:span><text:span text:style-name="T11">door2</text:span><text:span text:style-name="T7">-&gt;wait();</text:span><text:line-break/><text:span text:style-name="T7"> <text:s text:c="3"/>*molekul = </text:span><text:span text:style-name="T11">molecule</text:span><text:span text:style-name="T7">;</text:span><text:line-break/><text:span text:style-name="T7"> <text:s text:c="3"/></text:span><text:span text:style-name="T11">count</text:span><text:span text:style-name="T7">--;</text:span><text:line-break/><text:span text:style-name="T7"> <text:s text:c="3"/></text:span><text:span text:style-name="T6">if </text:span><text:span text:style-name="T7">(</text:span><text:span text:style-name="T11">count </text:span><text:span text:style-name="T7">== </text:span><text:span text:style-name="T13">0</text:span><text:span text:style-name="T7">) {</text:span><text:line-break/><text:span text:style-name="T7"> <text:s text:c="7"/></text:span><text:span text:style-name="T11">hydroSem</text:span><text:span text:style-name="T7">-&gt;signal();</text:span><text:line-break/><text:span text:style-name="T7"> <text:s text:c="7"/></text:span><text:span text:style-name="T11">oxySem</text:span><text:span text:style-name="T7">-&gt;signal();</text:span><text:line-break/><text:span text:style-name="T7"> <text:s text:c="7"/></text:span><text:span text:style-name="T11">hydroSem</text:span><text:span text:style-name="T7">-&gt;signal();</text:span><text:line-break/><text:span text:style-name="T7"> <text:s text:c="7"/></text:span><text:span text:style-name="T11">door1</text:span><text:span text:style-name="T7">-&gt;signal();</text:span><text:line-break/><text:line-break/><text:span text:style-name="T7"> <text:s text:c="3"/>} </text:span><text:span text:style-name="T6">else </text:span><text:span text:style-name="T7">{</text:span><text:line-break/><text:span text:style-name="T7"> <text:s text:c="7"/></text:span><text:span text:style-name="T11">door2</text:span><text:span text:style-name="T7">-&gt;signal();</text:span><text:line-break/><text:span text:style-name="T7"> <text:s text:c="3"/>}</text:span><text:line-break/><text:span text:style-name="T7">}</text:span><text:line-break/><text:soft-page-break/><text:span text:style-name="T6">void </text:span><text:span text:style-name="T10">TCB</text:span><text:span text:style-name="T7">::</text:span><text:span text:style-name="T12">setAtomH20</text:span><text:span text:style-name="T7">() {</text:span><text:line-break/><text:span text:style-name="T7"> <text:s text:c="3"/></text:span><text:span text:style-name="T11">hydroSem </text:span><text:span text:style-name="T7">= </text:span><text:span text:style-name="T6">new </text:span><text:span text:style-name="T7">Semaphore_k(</text:span><text:span text:style-name="T13">2</text:span><text:span text:style-name="T7">);</text:span><text:line-break/><text:span text:style-name="T7"> <text:s text:c="3"/></text:span><text:span text:style-name="T11">oxySem </text:span><text:span text:style-name="T7">= </text:span><text:span text:style-name="T6">new </text:span><text:span text:style-name="T7">Semaphore_k(</text:span><text:span text:style-name="T13">1</text:span><text:span text:style-name="T7">);</text:span><text:line-break/><text:span text:style-name="T7"> <text:s text:c="3"/></text:span><text:span text:style-name="T11">door1 </text:span><text:span text:style-name="T7">= </text:span><text:span text:style-name="T6">new </text:span><text:span text:style-name="T7">Semaphore_k(</text:span><text:span text:style-name="T13">1</text:span><text:span text:style-name="T7">);</text:span><text:line-break/><text:span text:style-name="T7"> <text:s text:c="3"/></text:span><text:span text:style-name="T11">door2 </text:span><text:span text:style-name="T7">= </text:span><text:span text:style-name="T6">new </text:span><text:span text:style-name="T7">Semaphore_k(</text:span><text:span text:style-name="T13">0</text:span><text:span text:style-name="T7">);</text:span><text:line-break/><text:span text:style-name="T7"> <text:s text:c="3"/></text:span><text:span text:style-name="T11">molecule </text:span><text:span text:style-name="T7">= </text:span><text:span text:style-name="T6">new </text:span><text:span text:style-name="T9">Molecule</text:span><text:span text:style-name="T7">;</text:span><text:line-break/><text:span text:style-name="T7"> <text:s text:c="3"/></text:span><text:span text:style-name="T11">molecule</text:span><text:span text:style-name="T7">-&gt;</text:span><text:span text:style-name="T11">ids </text:span><text:span text:style-name="T7">= </text:span><text:span text:style-name="T6">new int</text:span><text:span text:style-name="T7">[</text:span><text:span text:style-name="T13">3</text:span><text:span text:style-name="T7">];</text:span><text:line-break/><text:span text:style-name="T7"> <text:s text:c="3"/></text:span><text:span text:style-name="T11">molecule</text:span><text:span text:style-name="T7">-&gt;</text:span><text:span text:style-name="T11">type </text:span><text:span text:style-name="T7">= </text:span><text:span text:style-name="T6">new const char </text:span><text:span text:style-name="T7">* [</text:span><text:span text:style-name="T13">3</text:span><text:span text:style-name="T7">];</text:span><text:line-break/><text:span text:style-name="T7">}</text:span><text:line-break/><text:line-break/><text:span text:style-name="T6">void </text:span><text:span text:style-name="T10">TCB</text:span><text:span text:style-name="T7">::</text:span><text:span text:style-name="T12">savage</text:span><text:span text:style-name="T7">(</text:span><text:span text:style-name="T6">int </text:span><text:span text:style-name="T7">id) {</text:span><text:line-break/><text:span text:style-name="T7"> <text:s text:c="3"/>setDiningSavages();</text:span><text:line-break/><text:span text:style-name="T7"> <text:s text:c="3"/></text:span><text:span text:style-name="T11">mutex</text:span><text:span text:style-name="T7">-&gt;wait();</text:span><text:line-break/><text:span text:style-name="T7"> <text:s text:c="3"/></text:span><text:span text:style-name="T6">if</text:span><text:span text:style-name="T7">(</text:span><text:span text:style-name="T11">pot</text:span><text:span text:style-name="T7">==</text:span><text:span text:style-name="T13">0</text:span><text:span text:style-name="T7">){</text:span><text:line-break/><text:span text:style-name="T7"> <text:s text:c="7"/></text:span><text:span text:style-name="T11">semCook</text:span><text:span text:style-name="T7">-&gt;signal();</text:span><text:line-break/><text:span text:style-name="T7"> <text:s text:c="7"/></text:span><text:span text:style-name="T2">// thread_dispatch();</text:span><text:line-break/><text:span text:style-name="T2"> <text:s text:c="7"/></text:span><text:span text:style-name="T11">semSavage</text:span><text:span text:style-name="T7">-&gt;wait();</text:span><text:line-break/><text:span text:style-name="T7"> <text:s text:c="3"/>}</text:span><text:line-break/><text:span text:style-name="T7"> <text:s text:c="3"/></text:span><text:span text:style-name="T11">pot</text:span><text:span text:style-name="T7">--;</text:span><text:line-break/><text:span text:style-name="T7"> <text:s text:c="3"/></text:span><text:span text:style-name="T11">mutex</text:span><text:span text:style-name="T7">-&gt;signal();</text:span><text:line-break/><text:span text:style-name="T7"> <text:s text:c="3"/></text:span><text:span text:style-name="T2">//thread_dispatch();</text:span><text:line-break/><text:span text:style-name="T2"> <text:s text:c="3"/></text:span><text:span text:style-name="T7">printString(</text:span><text:span text:style-name="T5">"Div jede</text:span><text:span text:style-name="T6">\n</text:span><text:span text:style-name="T5">"</text:span><text:span text:style-name="T7">);</text:span><text:line-break/><text:line-break/><text:span text:style-name="T7">}</text:span><text:line-break/><text:line-break/><text:span text:style-name="T6">void </text:span><text:span text:style-name="T10">TCB</text:span><text:span text:style-name="T7">::</text:span><text:span text:style-name="T12">cook</text:span><text:span text:style-name="T7">() {</text:span><text:line-break/><text:span text:style-name="T7"> <text:s text:c="3"/>setDiningSavages();</text:span><text:line-break/><text:span text:style-name="T7"> <text:s text:c="3"/></text:span><text:span text:style-name="T11">semCook</text:span><text:span text:style-name="T7">-&gt;wait();</text:span><text:line-break/><text:span text:style-name="T7"> <text:s text:c="3"/>printString(</text:span><text:span text:style-name="T5">"Kuvar priprema hranu</text:span><text:span text:style-name="T6">\n</text:span><text:span text:style-name="T5">"</text:span><text:span text:style-name="T7">);</text:span><text:line-break/><text:span text:style-name="T7"> <text:s text:c="3"/></text:span><text:span text:style-name="T11">pot</text:span><text:span text:style-name="T7">=S;</text:span><text:line-break/><text:span text:style-name="T7"> <text:s text:c="3"/></text:span><text:span text:style-name="T11">semSavage</text:span><text:span text:style-name="T7">-&gt;signal();</text:span><text:line-break/><text:span text:style-name="T7"> <text:s text:c="3"/></text:span><text:span text:style-name="T2">//thread_dispatch();</text:span><text:line-break/><text:line-break/><text:span text:style-name="T7">}</text:span><text:line-break/><text:line-break/><text:span text:style-name="T6">void </text:span><text:span text:style-name="T10">TCB</text:span><text:span text:style-name="T7">::</text:span><text:span text:style-name="T12">setDiningSavages</text:span><text:span text:style-name="T7">() {</text:span><text:line-break/><text:span text:style-name="T7"> <text:s text:c="3"/></text:span><text:span text:style-name="T6">if</text:span><text:span text:style-name="T7">(!</text:span><text:span text:style-name="T11">fsDiningSavage</text:span><text:span text:style-name="T7">){</text:span><text:line-break/><text:span text:style-name="T7"> <text:s text:c="7"/></text:span><text:span text:style-name="T11">fsDiningSavage</text:span><text:span text:style-name="T7">=</text:span><text:span text:style-name="T6">true</text:span><text:span text:style-name="T7">;</text:span><text:line-break/><text:span text:style-name="T7"> <text:s text:c="7"/></text:span><text:span text:style-name="T11">mutex </text:span><text:span text:style-name="T7">= </text:span><text:span text:style-name="T6">new </text:span><text:span text:style-name="T7">Semaphore_k(</text:span><text:span text:style-name="T13">1</text:span><text:span text:style-name="T7">);</text:span><text:line-break/><text:span text:style-name="T7"> <text:s text:c="7"/></text:span><text:span text:style-name="T11">semSavage </text:span><text:span text:style-name="T7">= </text:span><text:span text:style-name="T6">new </text:span><text:span text:style-name="T7">Semaphore_k(</text:span><text:span text:style-name="T13">0</text:span><text:span text:style-name="T7">);</text:span><text:line-break/><text:span text:style-name="T7"> <text:s text:c="7"/></text:span><text:span text:style-name="T11">semCook </text:span><text:span text:style-name="T7">= </text:span><text:span text:style-name="T6">new </text:span><text:span text:style-name="T7">Semaphore_k(</text:span><text:span text:style-name="T13">0</text:span><text:span text:style-name="T7">);</text:span><text:line-break/><text:span text:style-name="T7"> <text:s text:c="3"/>}</text:span><text:line-break/><text:line-break/><text:span text:style-name="T7">}</text:span><text:line-break/><text:line-break/><text:line-break/><text:span text:style-name="T6">void </text:span><text:span text:style-name="T10">TCB</text:span><text:span text:style-name="T7">::</text:span><text:span text:style-name="T12">birdChild</text:span><text:span text:style-name="T7">(</text:span><text:span text:style-name="T6">unsigned int </text:span><text:span text:style-name="T7">id) {</text:span><text:line-break/><text:span text:style-name="T7"> <text:s text:c="3"/>setHungryBirds();</text:span><text:line-break/><text:span text:style-name="T7"> <text:s text:c="3"/></text:span><text:span text:style-name="T11">mutexChild</text:span><text:span text:style-name="T7">-&gt;wait();</text:span><text:line-break/><text:span text:style-name="T7"> <text:s text:c="3"/></text:span><text:span text:style-name="T11">pot1</text:span><text:span text:style-name="T7">--;</text:span><text:line-break/><text:span text:style-name="T7"> <text:s text:c="3"/>printString(</text:span><text:span text:style-name="T5">"DETE PTICA JEDE -id: "</text:span><text:span text:style-name="T7">);</text:span><text:line-break/><text:span text:style-name="T7"> <text:s text:c="3"/>printInt(id);</text:span><text:line-break/><text:span text:style-name="T7"> <text:s text:c="3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</text:span><text:span text:style-name="T6">if</text:span><text:span text:style-name="T7">(</text:span><text:span text:style-name="T11">pot1</text:span><text:span text:style-name="T7">==</text:span><text:span text:style-name="T13">0</text:span><text:span text:style-name="T7">){</text:span><text:line-break/><text:span text:style-name="T7"> <text:s text:c="7"/>printString(</text:span><text:span text:style-name="T5">"Deca sve izjela - signal roditeljima</text:span><text:span text:style-name="T6">\n</text:span><text:span text:style-name="T5">"</text:span><text:span text:style-name="T7">);</text:span><text:line-break/><text:span text:style-name="T7"> <text:s text:c="7"/></text:span><text:span text:style-name="T11">parentt</text:span><text:span text:style-name="T7">-&gt;signal();</text:span><text:line-break/><text:soft-page-break/><text:line-break/><text:span text:style-name="T7"> <text:s text:c="3"/>}</text:span><text:span text:style-name="T6">else</text:span><text:span text:style-name="T7">{</text:span><text:line-break/><text:span text:style-name="T7"> <text:s text:c="7"/></text:span><text:span text:style-name="T11">mutexChild</text:span><text:span text:style-name="T7">-&gt;signal();</text:span><text:line-break/><text:span text:style-name="T7"> <text:s text:c="3"/>}</text:span><text:line-break/><text:span text:style-name="T7"> <text:s text:c="3"/></text:span><text:span text:style-name="T2">//printString("DETE PTICA JEDE\n");</text:span><text:line-break/><text:line-break/><text:span text:style-name="T7">}</text:span><text:line-break/><text:line-break/><text:span text:style-name="T6">void </text:span><text:span text:style-name="T10">TCB</text:span><text:span text:style-name="T7">::</text:span><text:span text:style-name="T12">birdParent</text:span><text:span text:style-name="T7">(</text:span><text:span text:style-name="T6">unsigned int </text:span><text:span text:style-name="T7">id) {</text:span><text:line-break/><text:span text:style-name="T7"> <text:s text:c="3"/>setHungryBirds();</text:span><text:line-break/><text:span text:style-name="T7"> <text:s text:c="3"/>parentHuntForChildren(id);</text:span><text:line-break/><text:span text:style-name="T7"> <text:s text:c="3"/>parentForHuntForHimself(id);</text:span><text:line-break/><text:line-break/><text:span text:style-name="T7">}</text:span><text:line-break/><text:line-break/><text:span text:style-name="T6">void </text:span><text:span text:style-name="T10">TCB</text:span><text:span text:style-name="T7">::</text:span><text:span text:style-name="T12">parentHuntForChildren</text:span><text:span text:style-name="T7">(</text:span><text:span text:style-name="T6">unsigned int </text:span><text:span text:style-name="T7">id) {</text:span><text:line-break/><text:span text:style-name="T7"> <text:s text:c="3"/></text:span><text:span text:style-name="T11">parentt</text:span><text:span text:style-name="T7">-&gt;wait();</text:span><text:line-break/><text:span text:style-name="T7"> <text:s text:c="3"/></text:span><text:span text:style-name="T11">mutexParent</text:span><text:span text:style-name="T7">-&gt;wait();</text:span><text:line-break/><text:span text:style-name="T7"> <text:s text:c="3"/>printString(</text:span><text:span text:style-name="T5">"Roditelj lovi za decu - id: "</text:span><text:span text:style-name="T7">);</text:span><text:line-break/><text:span text:style-name="T7"> <text:s text:c="3"/>printInt(id);</text:span><text:line-break/><text:span text:style-name="T7"> <text:s text:c="3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10000</text:span><text:span text:style-name="T7">;i++){</text:span><text:line-break/><text:span text:style-name="T7"> <text:s text:c="7"/></text:span><text:span text:style-name="T6">for</text:span><text:span text:style-name="T7">(</text:span><text:span text:style-name="T6">int </text:span><text:span text:style-name="T7">j=</text:span><text:span text:style-name="T13">0</text:span><text:span text:style-name="T7">;j&lt;</text:span><text:span text:style-name="T13">10000</text:span><text:span text:style-name="T7">;j++);</text:span><text:line-break/><text:span text:style-name="T7"> <text:s text:c="7"/>thread_dispatch();</text:span><text:line-break/><text:span text:style-name="T7"> <text:s text:c="3"/>};</text:span><text:line-break/><text:span text:style-name="T7"> <text:s text:c="3"/>printString(</text:span><text:span text:style-name="T5">"Roditelj napunio ciniju</text:span><text:span text:style-name="T6">\n</text:span><text:span text:style-name="T5">"</text:span><text:span text:style-name="T7">);</text:span><text:line-break/><text:span text:style-name="T7"> <text:s text:c="3"/></text:span><text:span text:style-name="T11">pot1 </text:span><text:span text:style-name="T7">= F;</text:span><text:line-break/><text:span text:style-name="T7"> <text:s text:c="3"/></text:span><text:span text:style-name="T11">mutexParent</text:span><text:span text:style-name="T7">-&gt;signal();</text:span><text:line-break/><text:span text:style-name="T7"> <text:s text:c="3"/></text:span><text:span text:style-name="T11">mutexChild</text:span><text:span text:style-name="T7">-&gt;signal();</text:span><text:line-break/><text:line-break/><text:span text:style-name="T7">}</text:span><text:line-break/><text:line-break/><text:span text:style-name="T6">void </text:span><text:span text:style-name="T10">TCB</text:span><text:span text:style-name="T7">::</text:span><text:span text:style-name="T12">parentForHuntForHimself</text:span><text:span text:style-name="T7">(</text:span><text:span text:style-name="T6">unsigned int </text:span><text:span text:style-name="T7">id) {</text:span><text:line-break/><text:span text:style-name="T7"> <text:s text:c="3"/></text:span><text:span text:style-name="T11">mutexParent</text:span><text:span text:style-name="T7">-&gt;wait();</text:span><text:line-break/><text:span text:style-name="T7"> <text:s text:c="3"/>printString(</text:span><text:span text:style-name="T5">"Roditelj lovi za sebe - id: "</text:span><text:span text:style-name="T7">);</text:span><text:line-break/><text:span text:style-name="T7"> <text:s text:c="3"/>printInt(id);</text:span><text:line-break/><text:span text:style-name="T7"> <text:s text:c="3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10000</text:span><text:span text:style-name="T7">;i++){</text:span><text:line-break/><text:span text:style-name="T7"> <text:s text:c="7"/></text:span><text:span text:style-name="T6">for</text:span><text:span text:style-name="T7">(</text:span><text:span text:style-name="T6">int </text:span><text:span text:style-name="T7">j=</text:span><text:span text:style-name="T13">0</text:span><text:span text:style-name="T7">;j&lt;</text:span><text:span text:style-name="T13">10000</text:span><text:span text:style-name="T7">;j++);</text:span><text:line-break/><text:span text:style-name="T7"> <text:s text:c="7"/>thread_dispatch();</text:span><text:line-break/><text:span text:style-name="T7"> <text:s text:c="3"/>};</text:span><text:line-break/><text:span text:style-name="T7"> <text:s text:c="3"/>printString(</text:span><text:span text:style-name="T5">"Roditelj jeo - id: "</text:span><text:span text:style-name="T7">);</text:span><text:line-break/><text:span text:style-name="T7"> <text:s text:c="3"/>printInt(id);</text:span><text:line-break/><text:span text:style-name="T7"> <text:s text:c="3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</text:span><text:span text:style-name="T11">mutexParent</text:span><text:span text:style-name="T7">-&gt;signal();</text:span><text:line-break/><text:line-break/><text:span text:style-name="T7">}</text:span><text:line-break/><text:line-break/><text:span text:style-name="T6">void </text:span><text:span text:style-name="T10">TCB</text:span><text:span text:style-name="T7">::</text:span><text:span text:style-name="T12">setHungryBirds</text:span><text:span text:style-name="T7">() {</text:span><text:line-break/><text:span text:style-name="T7"> <text:s text:c="3"/></text:span><text:span text:style-name="T6">if</text:span><text:span text:style-name="T7">(!</text:span><text:span text:style-name="T11">setHngryBird</text:span><text:span text:style-name="T7">){</text:span><text:line-break/><text:span text:style-name="T7"> <text:s text:c="7"/></text:span><text:span text:style-name="T11">parentt </text:span><text:span text:style-name="T7">= </text:span><text:span text:style-name="T6">new </text:span><text:span text:style-name="T7">Semaphore_k(</text:span><text:span text:style-name="T13">1</text:span><text:span text:style-name="T7">);</text:span><text:line-break/><text:span text:style-name="T7"> <text:s text:c="7"/></text:span><text:span text:style-name="T11">mutexParent </text:span><text:span text:style-name="T7">= </text:span><text:span text:style-name="T6">new </text:span><text:span text:style-name="T7">Semaphore_k(</text:span><text:span text:style-name="T13">1</text:span><text:span text:style-name="T7">);</text:span><text:line-break/><text:span text:style-name="T7"> <text:s text:c="7"/></text:span><text:span text:style-name="T11">mutexChild </text:span><text:span text:style-name="T7">= </text:span><text:span text:style-name="T6">new </text:span><text:span text:style-name="T7">Semaphore_k(</text:span><text:span text:style-name="T13">0</text:span><text:span text:style-name="T7">);</text:span><text:line-break/><text:span text:style-name="T7"> <text:s text:c="7"/></text:span><text:span text:style-name="T11">setHngryBird</text:span><text:span text:style-name="T7">= </text:span><text:span text:style-name="T6">true</text:span><text:span text:style-name="T7">;</text:span><text:line-break/><text:span text:style-name="T7"> <text:s text:c="3"/>}</text:span><text:line-break/><text:line-break/><text:soft-page-break/><text:span text:style-name="T7">}</text:span><text:line-break/><text:span text:style-name="T2">//HONEY BEE PROBLEM</text:span><text:line-break/><text:span text:style-name="T6">void </text:span><text:span text:style-name="T10">TCB</text:span><text:span text:style-name="T7">::</text:span><text:span text:style-name="T12">honeybe</text:span><text:span text:style-name="T7">(</text:span><text:span text:style-name="T6">unsigned int </text:span><text:span text:style-name="T7">id) {</text:span><text:line-break/><text:span text:style-name="T7"> <text:s text:c="3"/>setPceleMed();</text:span><text:line-break/><text:span text:style-name="T7"> <text:s text:c="3"/>printString(</text:span><text:span text:style-name="T5">"Pcela skuplja med id - "</text:span><text:span text:style-name="T7">);</text:span><text:line-break/><text:span text:style-name="T7"> <text:s text:c="3"/>printInt(id);</text:span><text:line-break/><text:span text:style-name="T7"> <text:s text:c="3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1000</text:span><text:span text:style-name="T7">;i++){</text:span><text:line-break/><text:span text:style-name="T7"> <text:s text:c="7"/></text:span><text:span text:style-name="T6">for</text:span><text:span text:style-name="T7">(</text:span><text:span text:style-name="T6">int </text:span><text:span text:style-name="T7">j=</text:span><text:span text:style-name="T13">0</text:span><text:span text:style-name="T7">;j&lt;</text:span><text:span text:style-name="T13">1000</text:span><text:span text:style-name="T7">;j++);</text:span><text:line-break/><text:span text:style-name="T7"> <text:s text:c="7"/>thread_dispatch();</text:span><text:line-break/><text:span text:style-name="T7"> <text:s text:c="3"/>}</text:span><text:line-break/><text:span text:style-name="T7"> <text:s text:c="3"/></text:span><text:span text:style-name="T11">mtx</text:span><text:span text:style-name="T7">-&gt;wait();</text:span><text:line-break/><text:span text:style-name="T7"> <text:s text:c="3"/>printString(</text:span><text:span text:style-name="T5">"Pcela donela med u kosnicu -id: "</text:span><text:span text:style-name="T7">);</text:span><text:line-break/><text:span text:style-name="T7"> <text:s text:c="3"/>printInt(id);</text:span><text:line-break/><text:span text:style-name="T7"> <text:s text:c="3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</text:span><text:span text:style-name="T11">kosnica</text:span><text:span text:style-name="T7">++;</text:span><text:line-break/><text:span text:style-name="T7"> <text:s text:c="3"/></text:span><text:span text:style-name="T6">if</text:span><text:span text:style-name="T7">(</text:span><text:span text:style-name="T11">kosnica</text:span><text:span text:style-name="T7">==</text:span><text:span text:style-name="T13">49</text:span><text:span text:style-name="T7">){</text:span><text:line-break/><text:span text:style-name="T7"> <text:s text:c="7"/>printString(</text:span><text:span text:style-name="T5">"Pcele napunile kosnicu budi medveda</text:span><text:span text:style-name="T6">\n</text:span><text:span text:style-name="T5">"</text:span><text:span text:style-name="T7">);</text:span><text:line-break/><text:span text:style-name="T7"> <text:s text:c="7"/></text:span><text:span text:style-name="T11">bear</text:span><text:span text:style-name="T7">-&gt;signal();</text:span><text:line-break/><text:span text:style-name="T7"> <text:s text:c="3"/>}</text:span><text:span text:style-name="T6">else</text:span><text:span text:style-name="T7">{</text:span><text:line-break/><text:span text:style-name="T7"> <text:s text:c="7"/></text:span><text:span text:style-name="T11">mtx</text:span><text:span text:style-name="T7">-&gt;signal();</text:span><text:line-break/><text:span text:style-name="T7"> <text:s text:c="3"/>}</text:span><text:line-break/><text:line-break/><text:span text:style-name="T7">}</text:span><text:line-break/><text:line-break/><text:span text:style-name="T6">void </text:span><text:span text:style-name="T10">TCB</text:span><text:span text:style-name="T7">::</text:span><text:span text:style-name="T12">meda</text:span><text:span text:style-name="T7">() {</text:span><text:line-break/><text:span text:style-name="T7"> <text:s text:c="3"/>setPceleMed();</text:span><text:line-break/><text:span text:style-name="T7"> <text:s text:c="3"/>printString(</text:span><text:span text:style-name="T5">"Meda ceka</text:span><text:span text:style-name="T6">\n</text:span><text:span text:style-name="T5">"</text:span><text:span text:style-name="T7">);</text:span><text:line-break/><text:span text:style-name="T7"> <text:s text:c="3"/></text:span><text:span text:style-name="T11">bear</text:span><text:span text:style-name="T7">-&gt;wait();</text:span><text:line-break/><text:span text:style-name="T7"> <text:s text:c="3"/>printString(</text:span><text:span text:style-name="T5">"Meda jede med..."</text:span><text:span text:style-name="T7">);</text:span><text:line-break/><text:span text:style-name="T7"> <text:s text:c="3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100000</text:span><text:span text:style-name="T7">;i++){</text:span><text:line-break/><text:span text:style-name="T7"> <text:s text:c="7"/></text:span><text:span text:style-name="T6">for</text:span><text:span text:style-name="T7">(</text:span><text:span text:style-name="T6">int </text:span><text:span text:style-name="T7">j=</text:span><text:span text:style-name="T13">0</text:span><text:span text:style-name="T7">;j&lt;</text:span><text:span text:style-name="T13">1000</text:span><text:span text:style-name="T7">;j++);</text:span><text:line-break/><text:span text:style-name="T7"> <text:s text:c="7"/></text:span><text:span text:style-name="T2">//thread_dispatch();</text:span><text:line-break/><text:span text:style-name="T2"> <text:s text:c="3"/></text:span><text:span text:style-name="T7">}</text:span><text:line-break/><text:span text:style-name="T7"> <text:s text:c="3"/>printString(</text:span><text:span text:style-name="T5">"Meda sve izjeo signal pcelama</text:span><text:span text:style-name="T6">\n</text:span><text:span text:style-name="T5">"</text:span><text:span text:style-name="T7">);</text:span><text:line-break/><text:span text:style-name="T7"> <text:s text:c="3"/></text:span><text:span text:style-name="T11">kosnica</text:span><text:span text:style-name="T7">=</text:span><text:span text:style-name="T13">0</text:span><text:span text:style-name="T7">;</text:span><text:line-break/><text:span text:style-name="T7"> <text:s text:c="3"/></text:span><text:span text:style-name="T11">mtx</text:span><text:span text:style-name="T7">-&gt;signal();</text:span><text:line-break/><text:line-break/><text:span text:style-name="T7">}</text:span><text:line-break/><text:line-break/><text:span text:style-name="T6">void </text:span><text:span text:style-name="T10">TCB</text:span><text:span text:style-name="T7">::</text:span><text:span text:style-name="T12">setPceleMed</text:span><text:span text:style-name="T7">() {</text:span><text:line-break/><text:span text:style-name="T7"> <text:s text:c="3"/></text:span><text:span text:style-name="T6">if</text:span><text:span text:style-name="T7">(!</text:span><text:span text:style-name="T11">fsMedaPcele</text:span><text:span text:style-name="T7">){</text:span><text:line-break/><text:span text:style-name="T7"> <text:s text:c="7"/></text:span><text:span text:style-name="T11">fsMedaPcele</text:span><text:span text:style-name="T7">=</text:span><text:span text:style-name="T6">true</text:span><text:span text:style-name="T7">;</text:span><text:line-break/><text:span text:style-name="T7"> <text:s text:c="7"/></text:span><text:span text:style-name="T11">mtx</text:span><text:span text:style-name="T7">=</text:span><text:span text:style-name="T6">new </text:span><text:span text:style-name="T7">Semaphore_k(</text:span><text:span text:style-name="T13">1</text:span><text:span text:style-name="T7">);</text:span><text:line-break/><text:span text:style-name="T7"> <text:s text:c="7"/></text:span><text:span text:style-name="T11">bear </text:span><text:span text:style-name="T7">= </text:span><text:span text:style-name="T6">new </text:span><text:span text:style-name="T7">Semaphore_k(</text:span><text:span text:style-name="T13">0</text:span><text:span text:style-name="T7">);</text:span><text:line-break/><text:span text:style-name="T7"> <text:s text:c="3"/>}</text:span><text:line-break/><text:line-break/><text:span text:style-name="T7">}</text:span><text:line-break/><text:line-break/><text:line-break/><text:span text:style-name="T2">//***TESTIRANJE - mogla bih ovde da pravim join,</text:span><text:line-break/><text:span text:style-name="T2">//samo bih dodala u threadWrapper()</text:span><text:line-break/><text:span text:style-name="T2">//pre poslednje linije running-&gt;pustiSveNiti</text:span><text:line-break/><text:line-break/></text:p>
      <text:p text:style-name="P1"><text:soft-page-break/>syscall_c.h</text:p>
      <text:p text:style-name="P1"/>
      <text:p text:style-name="P1"><text:span text:style-name="T2">//</text:span><text:line-break/><text:span text:style-name="T2">// Created by os on 5/17/24.</text:span><text:line-break/><text:span text:style-name="T2">//</text:span><text:line-break/><text:line-break/><text:span text:style-name="T3">#ifndef </text:span><text:span text:style-name="T4">syscall_c</text:span><text:line-break/><text:span text:style-name="T3">#define </text:span><text:span text:style-name="T4">syscall_c</text:span><text:line-break/><text:line-break/><text:span text:style-name="T3">#include </text:span><text:span text:style-name="T5">"../lib/hw.h"</text:span><text:line-break/><text:line-break/><text:span text:style-name="T3">#include </text:span><text:span text:style-name="T5">"memoryAllocator.hpp"</text:span><text:line-break/><text:line-break/><text:span text:style-name="T6">using </text:span><text:span text:style-name="T7">Body = </text:span><text:span text:style-name="T6">void </text:span><text:span text:style-name="T7">(*)(</text:span><text:span text:style-name="T6">void</text:span><text:span text:style-name="T7">*);</text:span><text:line-break/><text:line-break/><text:span text:style-name="T6">class </text:span><text:span text:style-name="T7">TCB;</text:span><text:line-break/><text:span text:style-name="T6">typedef </text:span><text:span text:style-name="T7">TCB* </text:span><text:span text:style-name="T9">thread_t</text:span><text:span text:style-name="T7">;</text:span><text:line-break/><text:span text:style-name="T6">void</text:span><text:span text:style-name="T7">* </text:span><text:span text:style-name="T12">mem_alloc</text:span><text:span text:style-name="T7">(</text:span><text:span text:style-name="T9">size_t </text:span><text:span text:style-name="T7">size);</text:span><text:line-break/><text:line-break/><text:span text:style-name="T6">int </text:span><text:span text:style-name="T12">mem_free</text:span><text:span text:style-name="T7">(</text:span><text:span text:style-name="T6">void</text:span><text:span text:style-name="T7">* p);</text:span><text:line-break/><text:line-break/><text:line-break/><text:line-break/><text:span text:style-name="T6">int </text:span><text:span text:style-name="T12">thread_create</text:span><text:span text:style-name="T7">(</text:span><text:span text:style-name="T9">thread_t</text:span><text:span text:style-name="T7">* handle,</text:span><text:line-break/><text:span text:style-name="T7"> <text:s text:c="17"/></text:span><text:span text:style-name="T6">void </text:span><text:span text:style-name="T7">(*start_routine)(</text:span><text:span text:style-name="T6">void</text:span><text:span text:style-name="T7">*), </text:span><text:span text:style-name="T6">void</text:span><text:span text:style-name="T7">* arg);</text:span><text:line-break/><text:line-break/><text:span text:style-name="T6">int </text:span><text:span text:style-name="T12">thread_exit</text:span><text:span text:style-name="T7">();</text:span><text:line-break/><text:line-break/><text:span text:style-name="T6">void </text:span><text:span text:style-name="T12">thread_dispatch</text:span><text:span text:style-name="T7">();</text:span><text:line-break/><text:span text:style-name="T6">int </text:span><text:span text:style-name="T12">time_sleep</text:span><text:span text:style-name="T7">(</text:span><text:span text:style-name="T9">time_t </text:span><text:span text:style-name="T7">time);</text:span><text:line-break/><text:line-break/><text:line-break/><text:line-break/><text:line-break/><text:span text:style-name="T6">void </text:span><text:span text:style-name="T12">thread_join</text:span><text:span text:style-name="T7">(</text:span><text:span text:style-name="T9">thread_t </text:span><text:span text:style-name="T7">handle);</text:span><text:line-break/><text:line-break/><text:span text:style-name="T6">int </text:span><text:span text:style-name="T12">thread_id</text:span><text:span text:style-name="T7">(</text:span><text:span text:style-name="T9">thread_t </text:span><text:span text:style-name="T7">handle);</text:span><text:line-break/><text:span text:style-name="T6">void </text:span><text:span text:style-name="T12">th_running</text:span><text:span text:style-name="T7">(</text:span><text:span text:style-name="T9">thread_t </text:span><text:span text:style-name="T7">handle);</text:span><text:line-break/><text:line-break/><text:span text:style-name="T6">void </text:span><text:span text:style-name="T12">thread_man</text:span><text:span text:style-name="T7">(</text:span><text:span text:style-name="T6">unsigned </text:span><text:span text:style-name="T7">id);</text:span><text:line-break/><text:span text:style-name="T6">void </text:span><text:span text:style-name="T12">thread_woman</text:span><text:span text:style-name="T7">(</text:span><text:span text:style-name="T6">unsigned </text:span><text:span text:style-name="T7">id);</text:span><text:line-break/><text:line-break/><text:span text:style-name="T6">void </text:span><text:span text:style-name="T12">thread_barriere</text:span><text:span text:style-name="T7">();</text:span><text:span text:style-name="T2">//preko liste</text:span><text:line-break/><text:line-break/><text:span text:style-name="T6">void </text:span><text:span text:style-name="T12">thread_send</text:span><text:span text:style-name="T7">(</text:span><text:span text:style-name="T9">thread_t </text:span><text:span text:style-name="T7">nit, </text:span><text:span text:style-name="T6">char const</text:span><text:span text:style-name="T7">* msg);</text:span><text:line-break/><text:span text:style-name="T6">const char</text:span><text:span text:style-name="T7">* </text:span><text:span text:style-name="T12">thread_receive</text:span><text:span text:style-name="T7">();</text:span><text:line-break/><text:span text:style-name="T6">void </text:span><text:span text:style-name="T12">thread_joinALL</text:span><text:span text:style-name="T7">();</text:span><text:line-break/><text:line-break/><text:span text:style-name="T6">void </text:span><text:span text:style-name="T12">thread_setMaxThread</text:span><text:span text:style-name="T7">( </text:span><text:span text:style-name="T6">int </text:span><text:span text:style-name="T7">num);</text:span><text:line-break/><text:line-break/><text:span text:style-name="T6">void </text:span><text:span text:style-name="T12">thread_barrier</text:span><text:span text:style-name="T7">();</text:span><text:span text:style-name="T2">//preko semafora</text:span><text:line-break/><text:line-break/><text:span text:style-name="T6">void </text:span><text:span text:style-name="T12">thread_producer</text:span><text:span text:style-name="T7">(</text:span><text:span text:style-name="T6">int </text:span><text:span text:style-name="T7">id);</text:span><text:line-break/><text:soft-page-break/><text:span text:style-name="T6">void </text:span><text:span text:style-name="T12">thread_consumer</text:span><text:span text:style-name="T7">(</text:span><text:span text:style-name="T6">int </text:span><text:span text:style-name="T7">id);</text:span><text:line-break/><text:line-break/><text:span text:style-name="T6">void </text:span><text:span text:style-name="T12">thread_o</text:span><text:span text:style-name="T7">(</text:span><text:span text:style-name="T6">unsigned </text:span><text:span text:style-name="T7">id);</text:span><text:line-break/><text:span text:style-name="T6">void </text:span><text:span text:style-name="T12">thread_h</text:span><text:span text:style-name="T7">(</text:span><text:span text:style-name="T6">unsigned </text:span><text:span text:style-name="T7">id);</text:span><text:line-break/><text:line-break/><text:span text:style-name="T6">void </text:span><text:span text:style-name="T12">thread_savage</text:span><text:span text:style-name="T7">(</text:span><text:span text:style-name="T6">unsigned </text:span><text:span text:style-name="T7">id);</text:span><text:line-break/><text:span text:style-name="T6">void </text:span><text:span text:style-name="T12">thread_cook</text:span><text:span text:style-name="T7">( );</text:span><text:line-break/><text:line-break/><text:span text:style-name="T6">void </text:span><text:span text:style-name="T12">thread_birdCH</text:span><text:span text:style-name="T7">(</text:span><text:span text:style-name="T6">unsigned int </text:span><text:span text:style-name="T7">id);</text:span><text:line-break/><text:span text:style-name="T6">void </text:span><text:span text:style-name="T12">thread_birdPA</text:span><text:span text:style-name="T7">(</text:span><text:span text:style-name="T6">unsigned int </text:span><text:span text:style-name="T7">id);</text:span><text:line-break/><text:line-break/><text:span text:style-name="T6">void </text:span><text:span text:style-name="T12">thread_BEE</text:span><text:span text:style-name="T7">(</text:span><text:span text:style-name="T6">unsigned int </text:span><text:span text:style-name="T7">id);</text:span><text:line-break/><text:span text:style-name="T6">void </text:span><text:span text:style-name="T12">thread_BEAR</text:span><text:span text:style-name="T7">();</text:span><text:line-break/><text:line-break/><text:span text:style-name="T6">void </text:span><text:span text:style-name="T12">thread_ping</text:span><text:span text:style-name="T7">(</text:span><text:span text:style-name="T9">thread_t </text:span><text:span text:style-name="T7">handle);</text:span><text:line-break/><text:line-break/><text:span text:style-name="T6">class </text:span><text:span text:style-name="T7">Semaphore_k;</text:span><text:line-break/><text:span text:style-name="T6">typedef </text:span><text:span text:style-name="T7">Semaphore_k* </text:span><text:span text:style-name="T9">sem_t</text:span><text:span text:style-name="T7">;</text:span><text:line-break/><text:span text:style-name="T6">int </text:span><text:span text:style-name="T12">sem_open</text:span><text:span text:style-name="T7">(</text:span><text:span text:style-name="T9">sem_t</text:span><text:span text:style-name="T7">* handle, </text:span><text:span text:style-name="T6">unsigned </text:span><text:span text:style-name="T7">init);</text:span><text:line-break/><text:line-break/><text:span text:style-name="T6">int </text:span><text:span text:style-name="T12">sem_close</text:span><text:span text:style-name="T7">(</text:span><text:span text:style-name="T9">sem_t </text:span><text:span text:style-name="T7">handle);</text:span><text:line-break/><text:line-break/><text:span text:style-name="T6">int </text:span><text:span text:style-name="T12">sem_wait</text:span><text:span text:style-name="T7">(</text:span><text:span text:style-name="T9">sem_t </text:span><text:span text:style-name="T7">id);</text:span><text:line-break/><text:line-break/><text:span text:style-name="T6">int </text:span><text:span text:style-name="T12">sem_signal</text:span><text:span text:style-name="T7">(</text:span><text:span text:style-name="T9">sem_t </text:span><text:span text:style-name="T7">id);</text:span><text:line-break/><text:line-break/><text:span text:style-name="T6">int </text:span><text:span text:style-name="T12">sem_trywait</text:span><text:span text:style-name="T7">(</text:span><text:span text:style-name="T9">sem_t </text:span><text:span text:style-name="T7">id);</text:span><text:line-break/><text:line-break/><text:span text:style-name="T6">int </text:span><text:span text:style-name="T12">sem_timedwait</text:span><text:span text:style-name="T7">(</text:span><text:span text:style-name="T9">sem_t </text:span><text:span text:style-name="T7">id,</text:span><text:span text:style-name="T9">time_t </text:span><text:span text:style-name="T7">timeout);</text:span><text:line-break/><text:line-break/><text:span text:style-name="T6">int </text:span><text:span text:style-name="T12">sem_waitN</text:span><text:span text:style-name="T7">(</text:span><text:span text:style-name="T9">sem_t </text:span><text:span text:style-name="T7">id,</text:span><text:span text:style-name="T6">unsigned </text:span><text:span text:style-name="T7">init);</text:span><text:line-break/><text:span text:style-name="T6">int </text:span><text:span text:style-name="T12">sem_signalN</text:span><text:span text:style-name="T7">(</text:span><text:span text:style-name="T9">sem_t </text:span><text:span text:style-name="T7">id);</text:span><text:line-break/><text:line-break/><text:span text:style-name="T6">const int </text:span><text:span text:style-name="T7">EOF =-</text:span><text:span text:style-name="T13">1</text:span><text:span text:style-name="T7">;</text:span><text:line-break/><text:span text:style-name="T6">char </text:span><text:span text:style-name="T12">getc</text:span><text:span text:style-name="T7">();</text:span><text:line-break/><text:line-break/><text:span text:style-name="T6">void </text:span><text:span text:style-name="T12">putc</text:span><text:span text:style-name="T7">(</text:span><text:span text:style-name="T6">char </text:span><text:span text:style-name="T7">c);</text:span><text:line-break/><text:line-break/><text:line-break/><text:line-break/><text:span text:style-name="T3">#endif </text:span><text:span text:style-name="T2">//syscall_c</text:span><text:line-break/></text:p>
      <text:p text:style-name="P1">syscall_c.cpp</text:p>
      <text:p text:style-name="P1"/>
      <text:p text:style-name="P1"><text:span text:style-name="T2">//</text:span><text:line-break/><text:span text:style-name="T2">// Created by os on 5/17/24.</text:span><text:line-break/><text:span text:style-name="T2">//</text:span><text:line-break/><text:line-break/><text:line-break/><text:span text:style-name="T3">#include </text:span><text:span text:style-name="T5">"../h/syscall_c.h"</text:span><text:line-break/><text:span text:style-name="T3">#include </text:span><text:span text:style-name="T5">"../h/sifre.h"</text:span><text:line-break/><text:line-break/><text:line-break/><text:soft-page-break/><text:span text:style-name="T6">void</text:span><text:span text:style-name="T7">* </text:span><text:span text:style-name="T12">mem_alloc</text:span><text:span text:style-name="T7">(</text:span><text:span text:style-name="T9">size_t </text:span><text:span text:style-name="T7">size) {</text:span><text:line-break/><text:line-break/><text:span text:style-name="T7"> <text:s text:c="3"/></text:span><text:span text:style-name="T9">size_t </text:span><text:span text:style-name="T7">blokovi = (size % MEM_BLOCK_SIZE == </text:span><text:span text:style-name="T13">0</text:span><text:span text:style-name="T7">) ?</text:span><text:line-break/><text:span text:style-name="T7"> <text:s text:c="19"/>size / MEM_BLOCK_SIZE :</text:span><text:line-break/><text:span text:style-name="T7"> <text:s text:c="20"/>(</text:span><text:span text:style-name="T13">1 </text:span><text:span text:style-name="T7">+ size / MEM_BLOCK_SIZE);</text:span><text:line-break/><text:line-break/><text:line-break/><text:span text:style-name="T7"> <text:s text:c="3"/></text:span><text:span text:style-name="T2">//moram da prosledim size koji je u blokovima zato radim ovo deljenje gore</text:span><text:line-break/><text:span text:style-name="T2"> <text:s text:c="3"/>//tako pise u projektu</text:span><text:line-break/><text:span text:style-name="T2"> <text:s text:c="3"/></text:span><text:span text:style-name="T6">__asm__ volatile</text:span><text:span text:style-name="T7">(</text:span><text:span text:style-name="T5">"mv a1, %0" </text:span><text:span text:style-name="T7">: : </text:span><text:span text:style-name="T5">"r"</text:span><text:span text:style-name="T7">(blokovi));</text:span><text:line-break/><text:span text:style-name="T7"> <text:s text:c="3"/></text:span><text:span text:style-name="T6">__asm__ volatile</text:span><text:span text:style-name="T7">(</text:span><text:span text:style-name="T5">"li a0, 0x01"</text:span><text:span text:style-name="T7">);</text:span><text:line-break/><text:span text:style-name="T7"> <text:s text:c="3"/></text:span><text:span text:style-name="T6">__asm__ volatile</text:span><text:span text:style-name="T7">(</text:span><text:span text:style-name="T5">"ecall"</text:span><text:span text:style-name="T7">);</text:span><text:line-break/><text:line-break/><text:line-break/><text:span text:style-name="T7"> <text:s text:c="3"/></text:span><text:span text:style-name="T6">void</text:span><text:span text:style-name="T7">* returnValue;</text:span><text:line-break/><text:span text:style-name="T7"> <text:s text:c="3"/></text:span><text:span text:style-name="T6">__asm__ volatile</text:span><text:span text:style-name="T7">(</text:span><text:span text:style-name="T5">"mv %0, a0" </text:span><text:span text:style-name="T7">: </text:span><text:span text:style-name="T5">"=r"</text:span><text:span text:style-name="T7">(returnValue));</text:span><text:line-break/><text:span text:style-name="T7"> <text:s text:c="3"/></text:span><text:span text:style-name="T6">return </text:span><text:span text:style-name="T7">returnValue;</text:span><text:line-break/><text:span text:style-name="T7">}</text:span><text:line-break/><text:line-break/><text:span text:style-name="T6">int </text:span><text:span text:style-name="T12">mem_free </text:span><text:span text:style-name="T7">(</text:span><text:span text:style-name="T6">void</text:span><text:span text:style-name="T7">* ptr) {</text:span><text:line-break/><text:line-break/><text:span text:style-name="T7"> <text:s text:c="3"/></text:span><text:span text:style-name="T6">__asm__ volatile</text:span><text:span text:style-name="T7">(</text:span><text:span text:style-name="T5">"mv a1, %0" </text:span><text:span text:style-name="T7">: : </text:span><text:span text:style-name="T5">"r"</text:span><text:span text:style-name="T7">(ptr));</text:span><text:line-break/><text:span text:style-name="T7"> <text:s text:c="3"/></text:span><text:span text:style-name="T6">__asm__ volatile</text:span><text:span text:style-name="T7">(</text:span><text:span text:style-name="T5">"li a0, 0x02"</text:span><text:span text:style-name="T7">);</text:span><text:line-break/><text:span text:style-name="T7"> <text:s text:c="3"/></text:span><text:span text:style-name="T6">__asm__ volatile</text:span><text:span text:style-name="T7">(</text:span><text:span text:style-name="T5">"ecall"</text:span><text:span text:style-name="T7">);</text:span><text:line-break/><text:line-break/><text:line-break/><text:span text:style-name="T7"> <text:s text:c="3"/></text:span><text:span text:style-name="T9">uint64 </text:span><text:span text:style-name="T7">returnValue;</text:span><text:line-break/><text:span text:style-name="T7"> <text:s text:c="3"/></text:span><text:span text:style-name="T6">__asm__ volatile</text:span><text:span text:style-name="T7">(</text:span><text:span text:style-name="T5">"mv %0, a0" </text:span><text:span text:style-name="T7">: </text:span><text:span text:style-name="T5">"=r"</text:span><text:span text:style-name="T7">(returnValue));</text:span><text:line-break/><text:span text:style-name="T7"> <text:s text:c="3"/></text:span><text:span text:style-name="T6">return </text:span><text:span text:style-name="T7">(</text:span><text:span text:style-name="T6">int</text:span><text:span text:style-name="T7">)returnValue;</text:span><text:line-break/><text:span text:style-name="T7">}</text:span><text:line-break/><text:line-break/><text:line-break/><text:span text:style-name="T6">int </text:span><text:span text:style-name="T12">thread_create</text:span><text:span text:style-name="T7">(</text:span><text:span text:style-name="T9">thread_t</text:span><text:span text:style-name="T7">* handle, </text:span><text:span text:style-name="T6">void </text:span><text:span text:style-name="T7">(*start_routine)(</text:span><text:span text:style-name="T6">void</text:span><text:span text:style-name="T7">*), </text:span><text:span text:style-name="T6">void</text:span><text:span text:style-name="T7">* arg) {</text:span><text:line-break/><text:line-break/><text:span text:style-name="T7"> <text:s text:c="3"/></text:span><text:span text:style-name="T6">void</text:span><text:span text:style-name="T7">* stack_space;</text:span><text:line-break/><text:span text:style-name="T7"> <text:s text:c="3"/>stack_space = mem_alloc(DEFAULT_STACK_SIZE);</text:span><text:line-break/><text:span text:style-name="T7"> <text:s text:c="3"/></text:span><text:span text:style-name="T6">if</text:span><text:span text:style-name="T7">(!stack_space) </text:span><text:span text:style-name="T6">return </text:span><text:span text:style-name="T7">-</text:span><text:span text:style-name="T13">1</text:span><text:span text:style-name="T7">;</text:span><text:line-break/><text:line-break/><text:line-break/><text:span text:style-name="T7"> <text:s text:c="3"/></text:span><text:span text:style-name="T6">asm volatile</text:span><text:span text:style-name="T7">(</text:span><text:span text:style-name="T5">"mv a4, %[stek]" </text:span><text:span text:style-name="T7">::[stek] </text:span><text:span text:style-name="T5">"r" </text:span><text:span text:style-name="T7">((</text:span><text:span text:style-name="T9">uint64</text:span><text:span text:style-name="T7">)stack_space+DEFAULT_STACK_SIZE));</text:span><text:line-break/><text:span text:style-name="T7"> <text:s text:c="3"/></text:span><text:span text:style-name="T6">__asm__ volatile</text:span><text:span text:style-name="T7">(</text:span><text:span text:style-name="T5">"mv a3, %[arg]"</text:span><text:span text:style-name="T7">: : [arg] </text:span><text:span text:style-name="T5">"r" </text:span><text:span text:style-name="T7">(arg));</text:span><text:line-break/><text:span text:style-name="T7"> <text:s text:c="3"/></text:span><text:span text:style-name="T6">__asm__ volatile</text:span><text:span text:style-name="T7">(</text:span><text:span text:style-name="T5">"mv a2, %[arg]"</text:span><text:span text:style-name="T7">: : [arg] </text:span><text:span text:style-name="T5">"r" </text:span><text:span text:style-name="T7">(start_routine));</text:span><text:line-break/><text:span text:style-name="T7"> <text:s text:c="3"/></text:span><text:span text:style-name="T6">__asm__ volatile</text:span><text:span text:style-name="T7">(</text:span><text:span text:style-name="T5">"mv a1, %[arg]" </text:span><text:span text:style-name="T7">: : [arg] </text:span><text:span text:style-name="T5">"r" </text:span><text:span text:style-name="T7">(handle));</text:span><text:line-break/><text:span text:style-name="T7"> <text:s text:c="3"/></text:span><text:span text:style-name="T6">__asm__ volatile</text:span><text:span text:style-name="T7">(</text:span><text:span text:style-name="T5">"mv a0, %[code]" </text:span><text:span text:style-name="T7">: : [code] </text:span><text:span text:style-name="T5">"r" </text:span><text:span text:style-name="T7">(</text:span><text:span text:style-name="T15">TH_CREATE</text:span><text:span text:style-name="T7">));</text:span><text:line-break/><text:span text:style-name="T7"> <text:s text:c="3"/></text:span><text:span text:style-name="T6">__asm__ volatile</text:span><text:span text:style-name="T7">(</text:span><text:span text:style-name="T5">"ecall"</text:span><text:span text:style-name="T7">);</text:span><text:line-break/><text:line-break/><text:span text:style-name="T7"> <text:s text:c="3"/></text:span><text:span text:style-name="T6">volatile </text:span><text:span text:style-name="T9">uint64 </text:span><text:span text:style-name="T7">returnval;</text:span><text:line-break/><text:span text:style-name="T7"> <text:s text:c="3"/></text:span><text:span text:style-name="T6">__asm__ volatile</text:span><text:span text:style-name="T7">(</text:span><text:span text:style-name="T5">"mv %0, a0"</text:span><text:span text:style-name="T7">: </text:span><text:span text:style-name="T5">"=r"</text:span><text:span text:style-name="T7">(returnval));</text:span><text:line-break/><text:span text:style-name="T7"> <text:s text:c="3"/></text:span><text:span text:style-name="T6">return </text:span><text:span text:style-name="T7">(</text:span><text:span text:style-name="T6">int</text:span><text:span text:style-name="T7">) returnval;</text:span><text:line-break/><text:span text:style-name="T7">}</text:span><text:line-break/><text:line-break/><text:span text:style-name="T6">int </text:span><text:span text:style-name="T12">thread_exit</text:span><text:span text:style-name="T7">() {</text:span><text:line-break/><text:span text:style-name="T7"> <text:s text:c="3"/></text:span><text:span text:style-name="T6">__asm__ volatile</text:span><text:span text:style-name="T7">(</text:span><text:span text:style-name="T5">"li a0, 0x12"</text:span><text:span text:style-name="T7">);</text:span><text:line-break/><text:span text:style-name="T7"> <text:s text:c="3"/></text:span><text:span text:style-name="T6">__asm__ volatile </text:span><text:span text:style-name="T7">(</text:span><text:span text:style-name="T5">"ecall"</text:span><text:span text:style-name="T7">);</text:span><text:line-break/><text:line-break/><text:soft-page-break/><text:span text:style-name="T7"> <text:s text:c="3"/></text:span><text:span text:style-name="T9">uint64 </text:span><text:span text:style-name="T7">returnValue;</text:span><text:line-break/><text:span text:style-name="T7"> <text:s text:c="3"/></text:span><text:span text:style-name="T6">__asm__ volatile</text:span><text:span text:style-name="T7">(</text:span><text:span text:style-name="T5">"mv %0, a0" </text:span><text:span text:style-name="T7">: </text:span><text:span text:style-name="T5">"=r"</text:span><text:span text:style-name="T7">(returnValue));</text:span><text:line-break/><text:span text:style-name="T7"> <text:s text:c="3"/></text:span><text:span text:style-name="T6">return </text:span><text:span text:style-name="T7">(</text:span><text:span text:style-name="T6">int</text:span><text:span text:style-name="T7">)returnValue;</text:span><text:line-break/><text:span text:style-name="T7">}</text:span><text:line-break/><text:line-break/><text:span text:style-name="T6">void </text:span><text:span text:style-name="T12">thread_dispatch</text:span><text:span text:style-name="T7">() {</text:span><text:line-break/><text:span text:style-name="T7"> <text:s text:c="3"/></text:span><text:span text:style-name="T6">__asm__ volatile</text:span><text:span text:style-name="T7">(</text:span><text:span text:style-name="T5">"li a0, 0x13"</text:span><text:span text:style-name="T7">);</text:span><text:line-break/><text:span text:style-name="T7"> <text:s text:c="3"/></text:span><text:span text:style-name="T6">__asm__ volatile </text:span><text:span text:style-name="T7">(</text:span><text:span text:style-name="T5">"ecall"</text:span><text:span text:style-name="T7">);</text:span><text:line-break/><text:line-break/><text:span text:style-name="T7">}</text:span><text:line-break/><text:line-break/><text:span text:style-name="T6">int </text:span><text:span text:style-name="T12">sem_open</text:span><text:span text:style-name="T7">(</text:span><text:span text:style-name="T9">sem_t</text:span><text:span text:style-name="T7">* handle, </text:span><text:span text:style-name="T6">unsigned </text:span><text:span text:style-name="T7">init) {</text:span><text:line-break/><text:span text:style-name="T7"> <text:s text:c="3"/></text:span><text:span text:style-name="T6">__asm__ volatile </text:span><text:span text:style-name="T7">(</text:span><text:span text:style-name="T5">"mv a2, %0" </text:span><text:span text:style-name="T7">: : </text:span><text:span text:style-name="T5">"r" </text:span><text:span text:style-name="T7">(init));</text:span><text:line-break/><text:span text:style-name="T7"> <text:s text:c="3"/></text:span><text:span text:style-name="T6">__asm__ volatile </text:span><text:span text:style-name="T7">(</text:span><text:span text:style-name="T5">"mv a1, %0" </text:span><text:span text:style-name="T7">: : </text:span><text:span text:style-name="T5">"r" </text:span><text:span text:style-name="T7">(handle));</text:span><text:line-break/><text:span text:style-name="T7"> <text:s text:c="3"/></text:span><text:span text:style-name="T6">__asm__ volatile</text:span><text:span text:style-name="T7">(</text:span><text:span text:style-name="T5">"li a0, 0x21"</text:span><text:span text:style-name="T7">);</text:span><text:line-break/><text:span text:style-name="T7"> <text:s text:c="3"/></text:span><text:span text:style-name="T6">__asm__ volatile </text:span><text:span text:style-name="T7">(</text:span><text:span text:style-name="T5">"ecall"</text:span><text:span text:style-name="T7">);</text:span><text:line-break/><text:line-break/><text:span text:style-name="T7"> <text:s text:c="3"/></text:span><text:span text:style-name="T9">uint64 </text:span><text:span text:style-name="T7">returnValue;</text:span><text:line-break/><text:span text:style-name="T7"> <text:s text:c="3"/></text:span><text:span text:style-name="T6">__asm__ volatile</text:span><text:span text:style-name="T7">(</text:span><text:span text:style-name="T5">"mv %0, a0" </text:span><text:span text:style-name="T7">: </text:span><text:span text:style-name="T5">"=r"</text:span><text:span text:style-name="T7">(returnValue));</text:span><text:line-break/><text:span text:style-name="T7"> <text:s text:c="3"/></text:span><text:span text:style-name="T6">return </text:span><text:span text:style-name="T7">(</text:span><text:span text:style-name="T6">int</text:span><text:span text:style-name="T7">)returnValue;</text:span><text:line-break/><text:span text:style-name="T7">}</text:span><text:line-break/><text:line-break/><text:span text:style-name="T6">int </text:span><text:span text:style-name="T12">sem_close</text:span><text:span text:style-name="T7">(</text:span><text:span text:style-name="T9">sem_t </text:span><text:span text:style-name="T7">handle) {</text:span><text:line-break/><text:span text:style-name="T7"> <text:s text:c="3"/></text:span><text:span text:style-name="T6">__asm__ volatile </text:span><text:span text:style-name="T7">(</text:span><text:span text:style-name="T5">"mv a1, %0" </text:span><text:span text:style-name="T7">: : </text:span><text:span text:style-name="T5">"r" </text:span><text:span text:style-name="T7">(handle));</text:span><text:line-break/><text:span text:style-name="T7"> <text:s text:c="3"/></text:span><text:span text:style-name="T6">__asm__ volatile</text:span><text:span text:style-name="T7">(</text:span><text:span text:style-name="T5">"li a0, 0x22"</text:span><text:span text:style-name="T7">);</text:span><text:line-break/><text:span text:style-name="T7"> <text:s text:c="3"/></text:span><text:span text:style-name="T6">__asm__ volatile </text:span><text:span text:style-name="T7">(</text:span><text:span text:style-name="T5">"ecall"</text:span><text:span text:style-name="T7">);</text:span><text:line-break/><text:line-break/><text:span text:style-name="T7"> <text:s text:c="3"/></text:span><text:span text:style-name="T9">uint64 </text:span><text:span text:style-name="T7">returnValue;</text:span><text:line-break/><text:span text:style-name="T7"> <text:s text:c="3"/></text:span><text:span text:style-name="T6">__asm__ volatile</text:span><text:span text:style-name="T7">(</text:span><text:span text:style-name="T5">"mv %0, a0" </text:span><text:span text:style-name="T7">: </text:span><text:span text:style-name="T5">"=r"</text:span><text:span text:style-name="T7">(returnValue));</text:span><text:line-break/><text:span text:style-name="T7"> <text:s text:c="3"/></text:span><text:span text:style-name="T6">return </text:span><text:span text:style-name="T7">(</text:span><text:span text:style-name="T6">int</text:span><text:span text:style-name="T7">)returnValue;</text:span><text:line-break/><text:span text:style-name="T7">}</text:span><text:line-break/><text:line-break/><text:span text:style-name="T6">int </text:span><text:span text:style-name="T12">sem_wait</text:span><text:span text:style-name="T7">(</text:span><text:span text:style-name="T9">sem_t </text:span><text:span text:style-name="T7">id) {</text:span><text:line-break/><text:span text:style-name="T7"> <text:s text:c="3"/></text:span><text:span text:style-name="T6">__asm__ volatile </text:span><text:span text:style-name="T7">(</text:span><text:span text:style-name="T5">"mv a1, %0" </text:span><text:span text:style-name="T7">: : </text:span><text:span text:style-name="T5">"r" </text:span><text:span text:style-name="T7">(id));</text:span><text:line-break/><text:span text:style-name="T7"> <text:s text:c="3"/></text:span><text:span text:style-name="T6">__asm__ volatile</text:span><text:span text:style-name="T7">(</text:span><text:span text:style-name="T5">"li a0, 0x23"</text:span><text:span text:style-name="T7">);</text:span><text:line-break/><text:span text:style-name="T7"> <text:s text:c="3"/></text:span><text:span text:style-name="T6">__asm__ volatile </text:span><text:span text:style-name="T7">(</text:span><text:span text:style-name="T5">"ecall"</text:span><text:span text:style-name="T7">);</text:span><text:line-break/><text:line-break/><text:span text:style-name="T7"> <text:s text:c="3"/></text:span><text:span text:style-name="T9">uint64 </text:span><text:span text:style-name="T7">returnValue;</text:span><text:line-break/><text:span text:style-name="T7"> <text:s text:c="3"/></text:span><text:span text:style-name="T6">__asm__ volatile</text:span><text:span text:style-name="T7">(</text:span><text:span text:style-name="T5">"mv %0, a0" </text:span><text:span text:style-name="T7">: </text:span><text:span text:style-name="T5">"=r"</text:span><text:span text:style-name="T7">(returnValue));</text:span><text:line-break/><text:span text:style-name="T7"> <text:s text:c="3"/></text:span><text:span text:style-name="T6">return </text:span><text:span text:style-name="T7">(</text:span><text:span text:style-name="T6">int</text:span><text:span text:style-name="T7">)returnValue;</text:span><text:line-break/><text:span text:style-name="T7">}</text:span><text:line-break/><text:line-break/><text:span text:style-name="T6">int </text:span><text:span text:style-name="T12">sem_signal</text:span><text:span text:style-name="T7">(</text:span><text:span text:style-name="T9">sem_t </text:span><text:span text:style-name="T7">id) {</text:span><text:line-break/><text:span text:style-name="T7"> <text:s text:c="3"/></text:span><text:span text:style-name="T6">__asm__ volatile </text:span><text:span text:style-name="T7">(</text:span><text:span text:style-name="T5">"mv a1, %0" </text:span><text:span text:style-name="T7">: : </text:span><text:span text:style-name="T5">"r" </text:span><text:span text:style-name="T7">(id));</text:span><text:line-break/><text:span text:style-name="T7"> <text:s text:c="3"/></text:span><text:span text:style-name="T6">__asm__ volatile</text:span><text:span text:style-name="T7">(</text:span><text:span text:style-name="T5">"li a0, 0x24"</text:span><text:span text:style-name="T7">);</text:span><text:line-break/><text:span text:style-name="T7"> <text:s text:c="3"/></text:span><text:span text:style-name="T6">__asm__ volatile </text:span><text:span text:style-name="T7">(</text:span><text:span text:style-name="T5">"ecall"</text:span><text:span text:style-name="T7">);</text:span><text:line-break/><text:line-break/><text:span text:style-name="T7"> <text:s text:c="3"/></text:span><text:span text:style-name="T9">uint64 </text:span><text:span text:style-name="T7">returnValue;</text:span><text:line-break/><text:span text:style-name="T7"> <text:s text:c="3"/></text:span><text:span text:style-name="T6">__asm__ volatile</text:span><text:span text:style-name="T7">(</text:span><text:span text:style-name="T5">"mv %0, a0" </text:span><text:span text:style-name="T7">: </text:span><text:span text:style-name="T5">"=r"</text:span><text:span text:style-name="T7">(returnValue));</text:span><text:line-break/><text:span text:style-name="T7"> <text:s text:c="3"/></text:span><text:span text:style-name="T6">return </text:span><text:span text:style-name="T7">(</text:span><text:span text:style-name="T6">int</text:span><text:span text:style-name="T7">)returnValue;</text:span><text:line-break/><text:span text:style-name="T7">}</text:span><text:line-break/><text:line-break/><text:span text:style-name="T6">int </text:span><text:span text:style-name="T12">sem_trywait</text:span><text:span text:style-name="T7">(</text:span><text:span text:style-name="T9">sem_t </text:span><text:span text:style-name="T7">id) {</text:span><text:line-break/><text:span text:style-name="T7"> <text:s text:c="3"/></text:span><text:span text:style-name="T6">__asm__ volatile </text:span><text:span text:style-name="T7">(</text:span><text:span text:style-name="T5">"mv a1, %0" </text:span><text:span text:style-name="T7">: : </text:span><text:span text:style-name="T5">"r" </text:span><text:span text:style-name="T7">(id)); </text:span><text:span text:style-name="T2">// Postavljanje argumenta id u registar a1</text:span><text:line-break/><text:span text:style-name="T2"> <text:s text:c="3"/></text:span><text:span text:style-name="T6">__asm__ volatile</text:span><text:span text:style-name="T7">(</text:span><text:span text:style-name="T5">"li a0, 0x26"</text:span><text:span text:style-name="T7">); </text:span><text:span text:style-name="T2">// Postavljanje identifikatora sistemskog poziva za trywait (pretpostavljeni broj 0x25)</text:span><text:line-break/><text:soft-page-break/><text:span text:style-name="T2"> <text:s text:c="3"/></text:span><text:span text:style-name="T6">__asm__ volatile </text:span><text:span text:style-name="T7">(</text:span><text:span text:style-name="T5">"ecall"</text:span><text:span text:style-name="T7">); </text:span><text:span text:style-name="T2">// Izvršavanje sistema</text:span><text:line-break/><text:line-break/><text:span text:style-name="T2"> <text:s text:c="3"/></text:span><text:span text:style-name="T9">uint64 </text:span><text:span text:style-name="T7">returnValue; </text:span><text:span text:style-name="T2">// Promenljiva za čuvanje povratne vrednosti</text:span><text:line-break/><text:span text:style-name="T2"> <text:s text:c="3"/></text:span><text:span text:style-name="T6">__asm__ volatile</text:span><text:span text:style-name="T7">(</text:span><text:span text:style-name="T5">"mv %0, a0" </text:span><text:span text:style-name="T7">: </text:span><text:span text:style-name="T5">"=r"</text:span><text:span text:style-name="T7">(returnValue)); </text:span><text:span text:style-name="T2">// Čuvanje povratne vrednosti iz a0 u returnValue</text:span><text:line-break/><text:span text:style-name="T2"> <text:s text:c="3"/></text:span><text:span text:style-name="T6">return </text:span><text:span text:style-name="T7">(</text:span><text:span text:style-name="T6">int</text:span><text:span text:style-name="T7">)returnValue; </text:span><text:span text:style-name="T2">// Povratna vrednost funkcije</text:span><text:line-break/><text:span text:style-name="T7">}</text:span><text:line-break/><text:line-break/><text:span text:style-name="T6">int </text:span><text:span text:style-name="T12">sem_timedwait</text:span><text:span text:style-name="T7">(</text:span><text:span text:style-name="T9">sem_t </text:span><text:span text:style-name="T7">id, </text:span><text:span text:style-name="T9">time_t </text:span><text:span text:style-name="T7">timeoutSeconds) {</text:span><text:line-break/><text:span text:style-name="T7"> <text:s text:c="3"/></text:span><text:span text:style-name="T6">__asm__ volatile </text:span><text:span text:style-name="T7">(</text:span><text:span text:style-name="T5">"mv a1, %0" </text:span><text:span text:style-name="T7">: : </text:span><text:span text:style-name="T5">"r" </text:span><text:span text:style-name="T7">(id)); </text:span><text:span text:style-name="T2">// Postavljanje argumenta id u registar a1</text:span><text:line-break/><text:span text:style-name="T2"> <text:s text:c="3"/></text:span><text:span text:style-name="T6">__asm__ volatile </text:span><text:span text:style-name="T7">(</text:span><text:span text:style-name="T5">"mv a2, %0" </text:span><text:span text:style-name="T7">: : </text:span><text:span text:style-name="T5">"r" </text:span><text:span text:style-name="T7">(timeoutSeconds)); </text:span><text:span text:style-name="T2">// Postavljanje argumenta timeoutSeconds u registar a2</text:span><text:line-break/><text:span text:style-name="T2"> <text:s text:c="3"/></text:span><text:span text:style-name="T6">__asm__ volatile</text:span><text:span text:style-name="T7">(</text:span><text:span text:style-name="T5">"li a0, 0x26"</text:span><text:span text:style-name="T7">); </text:span><text:span text:style-name="T2">// Postavljanje identifikatora sistemskog poziva za timedwait (pretpostavljeni broj 0x26)</text:span><text:line-break/><text:span text:style-name="T2"> <text:s text:c="3"/></text:span><text:span text:style-name="T6">__asm__ volatile </text:span><text:span text:style-name="T7">(</text:span><text:span text:style-name="T5">"ecall"</text:span><text:span text:style-name="T7">); </text:span><text:span text:style-name="T2">// Izvršavanje sistema</text:span><text:line-break/><text:line-break/><text:span text:style-name="T2"> <text:s text:c="3"/></text:span><text:span text:style-name="T9">uint64 </text:span><text:span text:style-name="T7">returnValue; </text:span><text:span text:style-name="T2">// Promenljiva za čuvanje povratne vrednosti</text:span><text:line-break/><text:span text:style-name="T2"> <text:s text:c="3"/></text:span><text:span text:style-name="T6">__asm__ volatile</text:span><text:span text:style-name="T7">(</text:span><text:span text:style-name="T5">"mv %0, a0" </text:span><text:span text:style-name="T7">: </text:span><text:span text:style-name="T5">"=r"</text:span><text:span text:style-name="T7">(returnValue)); </text:span><text:span text:style-name="T2">// Čuvanje povratne vrednosti iz a0 u returnValue</text:span><text:line-break/><text:span text:style-name="T2"> <text:s text:c="3"/></text:span><text:span text:style-name="T6">return </text:span><text:span text:style-name="T7">(</text:span><text:span text:style-name="T6">int</text:span><text:span text:style-name="T7">)returnValue; </text:span><text:span text:style-name="T2">// Povratna vrednost funkcije</text:span><text:line-break/><text:span text:style-name="T7">}</text:span><text:line-break/><text:line-break/><text:line-break/><text:line-break/><text:span text:style-name="T6">int </text:span><text:span text:style-name="T12">sem_waitN</text:span><text:span text:style-name="T7">(</text:span><text:span text:style-name="T9">sem_t </text:span><text:span text:style-name="T7">id, </text:span><text:span text:style-name="T6">unsigned </text:span><text:span text:style-name="T7">init) {</text:span><text:line-break/><text:span text:style-name="T7"> <text:s text:c="3"/></text:span><text:span text:style-name="T6">__asm__ volatile </text:span><text:span text:style-name="T7">(</text:span><text:span text:style-name="T5">"mv a2, %0" </text:span><text:span text:style-name="T7">: : </text:span><text:span text:style-name="T5">"r" </text:span><text:span text:style-name="T7">(init));</text:span><text:line-break/><text:span text:style-name="T7"> <text:s text:c="3"/></text:span><text:span text:style-name="T6">__asm__ volatile </text:span><text:span text:style-name="T7">(</text:span><text:span text:style-name="T5">"mv a1, %0" </text:span><text:span text:style-name="T7">: : </text:span><text:span text:style-name="T5">"r" </text:span><text:span text:style-name="T7">(id));</text:span><text:line-break/><text:span text:style-name="T7"> <text:s text:c="3"/></text:span><text:span text:style-name="T6">__asm__ volatile</text:span><text:span text:style-name="T7">(</text:span><text:span text:style-name="T5">"li a0, 0x68"</text:span><text:span text:style-name="T7">);</text:span><text:line-break/><text:span text:style-name="T7"> <text:s text:c="3"/></text:span><text:span text:style-name="T6">__asm__ volatile </text:span><text:span text:style-name="T7">(</text:span><text:span text:style-name="T5">"ecall"</text:span><text:span text:style-name="T7">);</text:span><text:line-break/><text:line-break/><text:span text:style-name="T7"> <text:s text:c="3"/></text:span><text:span text:style-name="T9">uint64 </text:span><text:span text:style-name="T7">returnValue;</text:span><text:line-break/><text:span text:style-name="T7"> <text:s text:c="3"/></text:span><text:span text:style-name="T6">__asm__ volatile</text:span><text:span text:style-name="T7">(</text:span><text:span text:style-name="T5">"mv %0, a0" </text:span><text:span text:style-name="T7">: </text:span><text:span text:style-name="T5">"=r"</text:span><text:span text:style-name="T7">(returnValue));</text:span><text:line-break/><text:span text:style-name="T7"> <text:s text:c="3"/></text:span><text:span text:style-name="T6">return </text:span><text:span text:style-name="T7">(</text:span><text:span text:style-name="T6">int</text:span><text:span text:style-name="T7">)returnValue;</text:span><text:line-break/><text:span text:style-name="T7">}</text:span><text:line-break/><text:span text:style-name="T6">int </text:span><text:span text:style-name="T12">sem_signalN</text:span><text:span text:style-name="T7">(</text:span><text:span text:style-name="T9">sem_t </text:span><text:span text:style-name="T7">id) {</text:span><text:line-break/><text:span text:style-name="T7"> <text:s text:c="3"/></text:span><text:span text:style-name="T6">__asm__ volatile </text:span><text:span text:style-name="T7">(</text:span><text:span text:style-name="T5">"mv a1, %0" </text:span><text:span text:style-name="T7">: : </text:span><text:span text:style-name="T5">"r" </text:span><text:span text:style-name="T7">(id));</text:span><text:line-break/><text:span text:style-name="T7"> <text:s text:c="3"/></text:span><text:span text:style-name="T6">__asm__ volatile</text:span><text:span text:style-name="T7">(</text:span><text:span text:style-name="T5">"li a0, 0x69"</text:span><text:span text:style-name="T7">);</text:span><text:line-break/><text:span text:style-name="T7"> <text:s text:c="3"/></text:span><text:span text:style-name="T6">__asm__ volatile </text:span><text:span text:style-name="T7">(</text:span><text:span text:style-name="T5">"ecall"</text:span><text:span text:style-name="T7">);</text:span><text:line-break/><text:line-break/><text:span text:style-name="T7"> <text:s text:c="3"/></text:span><text:span text:style-name="T9">uint64 </text:span><text:span text:style-name="T7">returnValue;</text:span><text:line-break/><text:span text:style-name="T7"> <text:s text:c="3"/></text:span><text:span text:style-name="T6">__asm__ volatile</text:span><text:span text:style-name="T7">(</text:span><text:span text:style-name="T5">"mv %0, a0" </text:span><text:span text:style-name="T7">: </text:span><text:span text:style-name="T5">"=r"</text:span><text:span text:style-name="T7">(returnValue));</text:span><text:line-break/><text:span text:style-name="T7"> <text:s text:c="3"/></text:span><text:span text:style-name="T6">return </text:span><text:span text:style-name="T7">(</text:span><text:span text:style-name="T6">int</text:span><text:span text:style-name="T7">)returnValue;</text:span><text:line-break/><text:span text:style-name="T7">}</text:span><text:line-break/><text:line-break/><text:span text:style-name="T6">char </text:span><text:span text:style-name="T12">getc</text:span><text:span text:style-name="T7">() {</text:span><text:line-break/><text:span text:style-name="T7"> <text:s text:c="3"/></text:span><text:span text:style-name="T6">__asm__ volatile</text:span><text:span text:style-name="T7">(</text:span><text:span text:style-name="T5">"li a0, 0x41"</text:span><text:span text:style-name="T7">);</text:span><text:line-break/><text:span text:style-name="T7"> <text:s text:c="3"/></text:span><text:span text:style-name="T6">__asm__ volatile </text:span><text:span text:style-name="T7">(</text:span><text:span text:style-name="T5">"ecall"</text:span><text:span text:style-name="T7">);</text:span><text:line-break/><text:line-break/><text:span text:style-name="T7"> <text:s text:c="3"/></text:span><text:span text:style-name="T6">char </text:span><text:span text:style-name="T7">returnValue;</text:span><text:line-break/><text:span text:style-name="T7"> <text:s text:c="3"/></text:span><text:span text:style-name="T6">__asm__ volatile</text:span><text:span text:style-name="T7">(</text:span><text:span text:style-name="T5">"mv %0, a0" </text:span><text:span text:style-name="T7">: </text:span><text:span text:style-name="T5">"=r"</text:span><text:span text:style-name="T7">(returnValue));</text:span><text:line-break/><text:span text:style-name="T7"> <text:s text:c="3"/></text:span><text:span text:style-name="T6">return </text:span><text:span text:style-name="T7">returnValue;</text:span><text:line-break/><text:span text:style-name="T7">}</text:span><text:line-break/><text:line-break/><text:span text:style-name="T6">void </text:span><text:span text:style-name="T12">putc</text:span><text:span text:style-name="T7">(</text:span><text:span text:style-name="T6">char </text:span><text:span text:style-name="T7">c) {</text:span><text:line-break/><text:span text:style-name="T7"> <text:s text:c="3"/></text:span><text:span text:style-name="T6">__asm__ volatile </text:span><text:span text:style-name="T7">(</text:span><text:span text:style-name="T5">"mv a1, %0" </text:span><text:span text:style-name="T7">: : </text:span><text:span text:style-name="T5">"r" </text:span><text:span text:style-name="T7">(c));</text:span><text:line-break/><text:span text:style-name="T7"> <text:s text:c="3"/></text:span><text:span text:style-name="T6">__asm__ volatile</text:span><text:span text:style-name="T7">(</text:span><text:span text:style-name="T5">"li a0, 0x42"</text:span><text:span text:style-name="T7">);</text:span><text:line-break/><text:soft-page-break/><text:span text:style-name="T7"> <text:s text:c="3"/></text:span><text:span text:style-name="T6">__asm__ volatile </text:span><text:span text:style-name="T7">(</text:span><text:span text:style-name="T5">"ecall"</text:span><text:span text:style-name="T7">);</text:span><text:line-break/><text:span text:style-name="T7">}</text:span><text:line-break/><text:line-break/><text:span text:style-name="T6">int </text:span><text:span text:style-name="T12">time_sleep</text:span><text:span text:style-name="T7">(</text:span><text:span text:style-name="T9">time_t </text:span><text:span text:style-name="T7">time) {</text:span><text:line-break/><text:span text:style-name="T7"> <text:s text:c="3"/></text:span><text:span text:style-name="T6">return </text:span><text:span text:style-name="T13">0</text:span><text:span text:style-name="T7">;</text:span><text:line-break/><text:span text:style-name="T7">}</text:span><text:line-break/><text:line-break/><text:span text:style-name="T6">void </text:span><text:span text:style-name="T12">thread_join</text:span><text:span text:style-name="T7">(</text:span><text:span text:style-name="T9">thread_t </text:span><text:span text:style-name="T7">handle) {</text:span><text:line-break/><text:span text:style-name="T7"> <text:s text:c="3"/></text:span><text:span text:style-name="T6">__asm__ volatile </text:span><text:span text:style-name="T7">(</text:span><text:span text:style-name="T5">"mv a1, %0" </text:span><text:span text:style-name="T7">: : </text:span><text:span text:style-name="T5">"r" </text:span><text:span text:style-name="T7">(handle));</text:span><text:line-break/><text:span text:style-name="T7"> <text:s text:c="3"/></text:span><text:span text:style-name="T6">__asm__ volatile</text:span><text:span text:style-name="T7">(</text:span><text:span text:style-name="T5">"li a0, 0x14"</text:span><text:span text:style-name="T7">);</text:span><text:line-break/><text:span text:style-name="T7"> <text:s text:c="3"/></text:span><text:span text:style-name="T6">__asm__ volatile </text:span><text:span text:style-name="T7">(</text:span><text:span text:style-name="T5">"ecall"</text:span><text:span text:style-name="T7">);</text:span><text:line-break/><text:span text:style-name="T7">}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span text:style-name="T6">int </text:span><text:span text:style-name="T12">thread_id</text:span><text:span text:style-name="T7">(</text:span><text:span text:style-name="T9">thread_t </text:span><text:span text:style-name="T7">handle){</text:span><text:line-break/><text:span text:style-name="T7"> <text:s text:c="3"/></text:span><text:span text:style-name="T6">__asm__ volatile </text:span><text:span text:style-name="T7">(</text:span><text:span text:style-name="T5">"mv a1, %0" </text:span><text:span text:style-name="T7">: : </text:span><text:span text:style-name="T5">"r" </text:span><text:span text:style-name="T7">(handle));</text:span><text:line-break/><text:span text:style-name="T7"> <text:s text:c="3"/></text:span><text:span text:style-name="T6">__asm__ volatile</text:span><text:span text:style-name="T7">(</text:span><text:span text:style-name="T5">"li a0,0x15"</text:span><text:span text:style-name="T7">);</text:span><text:line-break/><text:span text:style-name="T7"> <text:s text:c="3"/></text:span><text:span text:style-name="T6">__asm__ volatile</text:span><text:span text:style-name="T7">(</text:span><text:span text:style-name="T5">"ecall"</text:span><text:span text:style-name="T7">);</text:span><text:line-break/><text:line-break/><text:span text:style-name="T7"> <text:s text:c="3"/></text:span><text:span text:style-name="T9">uint64 </text:span><text:span text:style-name="T7">returnValue;</text:span><text:line-break/><text:line-break/><text:span text:style-name="T7"> <text:s text:c="3"/></text:span><text:span text:style-name="T6">__asm__ volatile</text:span><text:span text:style-name="T7">(</text:span><text:span text:style-name="T5">"mv %0, a0"</text:span><text:span text:style-name="T7">: </text:span><text:span text:style-name="T5">"=r"</text:span><text:span text:style-name="T7">(returnValue));</text:span><text:line-break/><text:span text:style-name="T7"> <text:s text:c="3"/></text:span><text:span text:style-name="T6">return </text:span><text:span text:style-name="T7">(</text:span><text:span text:style-name="T6">int</text:span><text:span text:style-name="T7">)returnValue;</text:span><text:line-break/><text:span text:style-name="T7">}</text:span><text:line-break/><text:line-break/><text:span text:style-name="T6">void </text:span><text:span text:style-name="T12">th_running</text:span><text:span text:style-name="T7">(</text:span><text:span text:style-name="T9">thread_t </text:span><text:span text:style-name="T7">handle){</text:span><text:line-break/><text:span text:style-name="T7"> <text:s text:c="3"/></text:span><text:span text:style-name="T6">__asm__ volatile </text:span><text:span text:style-name="T7">(</text:span><text:span text:style-name="T5">"mv a1, %0" </text:span><text:span text:style-name="T7">: : </text:span><text:span text:style-name="T5">"r" </text:span><text:span text:style-name="T7">(handle));</text:span><text:line-break/><text:span text:style-name="T7"> <text:s text:c="3"/></text:span><text:span text:style-name="T6">__asm__ volatile</text:span><text:span text:style-name="T7">(</text:span><text:span text:style-name="T5">"li a0, 0x66"</text:span><text:span text:style-name="T7">);</text:span><text:line-break/><text:span text:style-name="T7"> <text:s text:c="3"/></text:span><text:span text:style-name="T6">__asm__ volatile </text:span><text:span text:style-name="T7">(</text:span><text:span text:style-name="T5">"ecall"</text:span><text:span text:style-name="T7">);</text:span><text:line-break/><text:span text:style-name="T7">}</text:span><text:line-break/><text:line-break/><text:span text:style-name="T6">void </text:span><text:span text:style-name="T12">thread_man</text:span><text:span text:style-name="T7">(</text:span><text:span text:style-name="T6">unsigned int </text:span><text:span text:style-name="T7">id) {</text:span><text:line-break/><text:span text:style-name="T7"> <text:s text:c="3"/></text:span><text:span text:style-name="T6">__asm__ volatile </text:span><text:span text:style-name="T7">(</text:span><text:span text:style-name="T5">"mv a1, %0" </text:span><text:span text:style-name="T7">: : </text:span><text:span text:style-name="T5">"r" </text:span><text:span text:style-name="T7">(id));</text:span><text:line-break/><text:span text:style-name="T7"> <text:s text:c="3"/></text:span><text:span text:style-name="T6">__asm__ volatile</text:span><text:span text:style-name="T7">(</text:span><text:span text:style-name="T5">"li a0, 0x50"</text:span><text:span text:style-name="T7">);</text:span><text:line-break/><text:span text:style-name="T7"> <text:s text:c="3"/></text:span><text:span text:style-name="T6">__asm__ volatile </text:span><text:span text:style-name="T7">(</text:span><text:span text:style-name="T5">"ecall"</text:span><text:span text:style-name="T7">);</text:span><text:line-break/><text:line-break/><text:span text:style-name="T7">}</text:span><text:line-break/><text:line-break/><text:span text:style-name="T6">void </text:span><text:span text:style-name="T12">thread_woman</text:span><text:span text:style-name="T7">(</text:span><text:span text:style-name="T6">unsigned int </text:span><text:span text:style-name="T7">id) {</text:span><text:line-break/><text:span text:style-name="T7"> <text:s text:c="3"/></text:span><text:span text:style-name="T6">__asm__ volatile </text:span><text:span text:style-name="T7">(</text:span><text:span text:style-name="T5">"mv a1, %0" </text:span><text:span text:style-name="T7">: : </text:span><text:span text:style-name="T5">"r" </text:span><text:span text:style-name="T7">(id));</text:span><text:line-break/><text:span text:style-name="T7"> <text:s text:c="3"/></text:span><text:span text:style-name="T6">__asm__ volatile</text:span><text:span text:style-name="T7">(</text:span><text:span text:style-name="T5">"li a0, 0x51"</text:span><text:span text:style-name="T7">);</text:span><text:line-break/><text:span text:style-name="T7"> <text:s text:c="3"/></text:span><text:span text:style-name="T6">__asm__ volatile </text:span><text:span text:style-name="T7">(</text:span><text:span text:style-name="T5">"ecall"</text:span><text:span text:style-name="T7">);</text:span><text:line-break/><text:span text:style-name="T7">}</text:span><text:line-break/><text:line-break/><text:span text:style-name="T6">void </text:span><text:span text:style-name="T12">thread_barriere</text:span><text:span text:style-name="T7">() {</text:span><text:line-break/><text:span text:style-name="T7"> <text:s text:c="3"/></text:span><text:span text:style-name="T6">__asm__ volatile</text:span><text:span text:style-name="T7">(</text:span><text:span text:style-name="T5">"li a0,0x52"</text:span><text:span text:style-name="T7">);</text:span><text:line-break/><text:span text:style-name="T7"> <text:s text:c="3"/></text:span><text:span text:style-name="T6">__asm__ volatile</text:span><text:span text:style-name="T7">(</text:span><text:span text:style-name="T5">"ecall"</text:span><text:span text:style-name="T7">);</text:span><text:line-break/><text:line-break/><text:span text:style-name="T7">}</text:span><text:line-break/><text:line-break/><text:span text:style-name="T6">void </text:span><text:span text:style-name="T12">thread_send</text:span><text:span text:style-name="T7">(</text:span><text:span text:style-name="T9">thread_t </text:span><text:span text:style-name="T7">nit,</text:span><text:span text:style-name="T6">const char </text:span><text:span text:style-name="T7">*msg) {</text:span><text:line-break/><text:span text:style-name="T7"> <text:s text:c="3"/></text:span><text:span text:style-name="T6">__asm__ volatile</text:span><text:span text:style-name="T7">(</text:span><text:span text:style-name="T5">"mv a2, %0"</text:span><text:span text:style-name="T7">::</text:span><text:span text:style-name="T5">"r"</text:span><text:span text:style-name="T7">(msg));</text:span><text:span text:style-name="T2">//kome saljem poruku</text:span><text:line-break/><text:span text:style-name="T2"> <text:s text:c="3"/></text:span><text:span text:style-name="T6">__asm__ volatile</text:span><text:span text:style-name="T7">(</text:span><text:span text:style-name="T5">"mv a1, %0"</text:span><text:span text:style-name="T7">::</text:span><text:span text:style-name="T5">"r"</text:span><text:span text:style-name="T7">(nit));</text:span><text:line-break/><text:span text:style-name="T7"> <text:s text:c="3"/></text:span><text:span text:style-name="T6">__asm__ volatile</text:span><text:span text:style-name="T7">(</text:span><text:span text:style-name="T5">"li a0, 0x53"</text:span><text:span text:style-name="T7">);</text:span><text:line-break/><text:span text:style-name="T7"> <text:s text:c="3"/></text:span><text:span text:style-name="T6">__asm__ volatile</text:span><text:span text:style-name="T7">(</text:span><text:span text:style-name="T5">"ecall"</text:span><text:span text:style-name="T7">);</text:span><text:line-break/><text:line-break/><text:span text:style-name="T7">}</text:span><text:line-break/><text:line-break/><text:span text:style-name="T6">const char</text:span><text:span text:style-name="T7">* </text:span><text:span text:style-name="T12">thread_receive</text:span><text:span text:style-name="T7">() {</text:span><text:line-break/><text:span text:style-name="T7"> <text:s text:c="3"/></text:span><text:span text:style-name="T6">__asm__ volatile</text:span><text:span text:style-name="T7">(</text:span><text:span text:style-name="T5">"li a0,0x54"</text:span><text:span text:style-name="T7">);</text:span><text:line-break/><text:span text:style-name="T7"> <text:s text:c="3"/></text:span><text:span text:style-name="T6">__asm__ volatile</text:span><text:span text:style-name="T7">(</text:span><text:span text:style-name="T5">"ecall"</text:span><text:span text:style-name="T7">);</text:span><text:line-break/><text:line-break/><text:span text:style-name="T7"> <text:s text:c="3"/></text:span><text:span text:style-name="T6">const char</text:span><text:span text:style-name="T7">* returnValue;</text:span><text:line-break/><text:line-break/><text:span text:style-name="T7"> <text:s text:c="3"/></text:span><text:span text:style-name="T6">__asm__ volatile</text:span><text:span text:style-name="T7">(</text:span><text:span text:style-name="T5">"mv %0, a0"</text:span><text:span text:style-name="T7">: </text:span><text:span text:style-name="T5">"=r"</text:span><text:span text:style-name="T7">(returnValue));</text:span><text:line-break/><text:span text:style-name="T7"> <text:s text:c="3"/></text:span><text:span text:style-name="T6">return </text:span><text:span text:style-name="T7">returnValue;</text:span><text:line-break/><text:span text:style-name="T7">}</text:span><text:line-break/><text:line-break/><text:soft-page-break/><text:span text:style-name="T6">void </text:span><text:span text:style-name="T12">thread_joinALL</text:span><text:span text:style-name="T7">() {</text:span><text:line-break/><text:span text:style-name="T7"> <text:s text:c="3"/></text:span><text:span text:style-name="T6">__asm__ volatile</text:span><text:span text:style-name="T7">(</text:span><text:span text:style-name="T5">"li a0,0x55"</text:span><text:span text:style-name="T7">);</text:span><text:line-break/><text:span text:style-name="T7"> <text:s text:c="3"/></text:span><text:span text:style-name="T6">__asm__ volatile</text:span><text:span text:style-name="T7">(</text:span><text:span text:style-name="T5">"ecall"</text:span><text:span text:style-name="T7">);</text:span><text:line-break/><text:span text:style-name="T7">}</text:span><text:line-break/><text:line-break/><text:span text:style-name="T6">void </text:span><text:span text:style-name="T12">thread_setMaxThread</text:span><text:span text:style-name="T7">(</text:span><text:span text:style-name="T6">int </text:span><text:span text:style-name="T7">num) {</text:span><text:line-break/><text:span text:style-name="T7"> <text:s text:c="3"/></text:span><text:span text:style-name="T6">__asm__ volatile</text:span><text:span text:style-name="T7">(</text:span><text:span text:style-name="T5">"mv a1, %0"</text:span><text:span text:style-name="T7">::</text:span><text:span text:style-name="T5">"r"</text:span><text:span text:style-name="T7">(num));</text:span><text:line-break/><text:span text:style-name="T7"> <text:s text:c="3"/></text:span><text:span text:style-name="T6">__asm__ volatile</text:span><text:span text:style-name="T7">(</text:span><text:span text:style-name="T5">"li a0, 0x56"</text:span><text:span text:style-name="T7">);</text:span><text:line-break/><text:span text:style-name="T7"> <text:s text:c="3"/></text:span><text:span text:style-name="T6">__asm__ volatile</text:span><text:span text:style-name="T7">(</text:span><text:span text:style-name="T5">"ecall"</text:span><text:span text:style-name="T7">);</text:span><text:line-break/><text:line-break/><text:span text:style-name="T7">}</text:span><text:line-break/><text:line-break/><text:span text:style-name="T6">void </text:span><text:span text:style-name="T12">thread_barrier</text:span><text:span text:style-name="T7">() {</text:span><text:line-break/><text:span text:style-name="T7"> <text:s text:c="3"/></text:span><text:span text:style-name="T6">__asm__ volatile</text:span><text:span text:style-name="T7">(</text:span><text:span text:style-name="T5">"li a0, 0x57"</text:span><text:span text:style-name="T7">);</text:span><text:line-break/><text:span text:style-name="T7"> <text:s text:c="3"/></text:span><text:span text:style-name="T6">__asm__ volatile</text:span><text:span text:style-name="T7">(</text:span><text:span text:style-name="T5">"ecall"</text:span><text:span text:style-name="T7">);</text:span><text:line-break/><text:line-break/><text:span text:style-name="T7">}</text:span><text:line-break/><text:line-break/><text:span text:style-name="T6">void </text:span><text:span text:style-name="T12">thread_producer</text:span><text:span text:style-name="T7">(</text:span><text:span text:style-name="T6">int </text:span><text:span text:style-name="T7">id) {</text:span><text:line-break/><text:span text:style-name="T7"> <text:s text:c="3"/></text:span><text:span text:style-name="T6">__asm__ volatile</text:span><text:span text:style-name="T7">(</text:span><text:span text:style-name="T5">"mv a1, %0"</text:span><text:span text:style-name="T7">::</text:span><text:span text:style-name="T5">"r"</text:span><text:span text:style-name="T7">(id));</text:span><text:line-break/><text:span text:style-name="T7"> <text:s text:c="3"/></text:span><text:span text:style-name="T6">__asm__ volatile</text:span><text:span text:style-name="T7">(</text:span><text:span text:style-name="T5">"li a0, 0x58"</text:span><text:span text:style-name="T7">);</text:span><text:line-break/><text:span text:style-name="T7"> <text:s text:c="3"/></text:span><text:span text:style-name="T6">__asm__ volatile</text:span><text:span text:style-name="T7">(</text:span><text:span text:style-name="T5">"ecall"</text:span><text:span text:style-name="T7">);</text:span><text:line-break/><text:line-break/><text:span text:style-name="T7">}</text:span><text:line-break/><text:line-break/><text:span text:style-name="T6">void </text:span><text:span text:style-name="T12">thread_consumer</text:span><text:span text:style-name="T7">(</text:span><text:span text:style-name="T6">int </text:span><text:span text:style-name="T7">id) {</text:span><text:line-break/><text:span text:style-name="T7"> <text:s text:c="3"/></text:span><text:span text:style-name="T6">__asm__ volatile</text:span><text:span text:style-name="T7">(</text:span><text:span text:style-name="T5">"mv a1, %0"</text:span><text:span text:style-name="T7">::</text:span><text:span text:style-name="T5">"r"</text:span><text:span text:style-name="T7">(id));</text:span><text:line-break/><text:span text:style-name="T7"> <text:s text:c="3"/></text:span><text:span text:style-name="T6">__asm__ volatile</text:span><text:span text:style-name="T7">(</text:span><text:span text:style-name="T5">"li a0, 0x59"</text:span><text:span text:style-name="T7">);</text:span><text:line-break/><text:span text:style-name="T7"> <text:s text:c="3"/></text:span><text:span text:style-name="T6">__asm__ volatile</text:span><text:span text:style-name="T7">(</text:span><text:span text:style-name="T5">"ecall"</text:span><text:span text:style-name="T7">);</text:span><text:line-break/><text:span text:style-name="T7">}</text:span><text:line-break/><text:line-break/><text:span text:style-name="T2">//h20</text:span><text:line-break/><text:span text:style-name="T6">void </text:span><text:span text:style-name="T12">thread_o</text:span><text:span text:style-name="T7">(</text:span><text:span text:style-name="T6">unsigned int </text:span><text:span text:style-name="T7">id) {</text:span><text:line-break/><text:span text:style-name="T7"> <text:s text:c="3"/></text:span><text:span text:style-name="T6">__asm__ volatile </text:span><text:span text:style-name="T7">(</text:span><text:span text:style-name="T5">"mv a1, %0" </text:span><text:span text:style-name="T7">: : </text:span><text:span text:style-name="T5">"r" </text:span><text:span text:style-name="T7">(id));</text:span><text:line-break/><text:span text:style-name="T7"> <text:s text:c="3"/></text:span><text:span text:style-name="T6">__asm__ volatile</text:span><text:span text:style-name="T7">(</text:span><text:span text:style-name="T5">"li a0, 0x60"</text:span><text:span text:style-name="T7">);</text:span><text:line-break/><text:span text:style-name="T7"> <text:s text:c="3"/></text:span><text:span text:style-name="T6">__asm__ volatile </text:span><text:span text:style-name="T7">(</text:span><text:span text:style-name="T5">"ecall"</text:span><text:span text:style-name="T7">);</text:span><text:line-break/><text:line-break/><text:span text:style-name="T7">}</text:span><text:line-break/><text:line-break/><text:span text:style-name="T6">void </text:span><text:span text:style-name="T12">thread_h</text:span><text:span text:style-name="T7">(</text:span><text:span text:style-name="T6">unsigned int </text:span><text:span text:style-name="T7">id) {</text:span><text:line-break/><text:span text:style-name="T7"> <text:s text:c="3"/></text:span><text:span text:style-name="T6">__asm__ volatile </text:span><text:span text:style-name="T7">(</text:span><text:span text:style-name="T5">"mv a1, %0" </text:span><text:span text:style-name="T7">: : </text:span><text:span text:style-name="T5">"r" </text:span><text:span text:style-name="T7">(id));</text:span><text:line-break/><text:span text:style-name="T7"> <text:s text:c="3"/></text:span><text:span text:style-name="T6">__asm__ volatile</text:span><text:span text:style-name="T7">(</text:span><text:span text:style-name="T5">"li a0, 0x61"</text:span><text:span text:style-name="T7">);</text:span><text:line-break/><text:span text:style-name="T7"> <text:s text:c="3"/></text:span><text:span text:style-name="T6">__asm__ volatile </text:span><text:span text:style-name="T7">(</text:span><text:span text:style-name="T5">"ecall"</text:span><text:span text:style-name="T7">);</text:span><text:line-break/><text:span text:style-name="T7">}</text:span><text:line-break/><text:line-break/><text:span text:style-name="T6">void </text:span><text:span text:style-name="T12">thread_savage</text:span><text:span text:style-name="T7">(</text:span><text:span text:style-name="T6">unsigned int </text:span><text:span text:style-name="T7">id) {</text:span><text:line-break/><text:span text:style-name="T7"> <text:s text:c="3"/></text:span><text:span text:style-name="T6">__asm__ volatile </text:span><text:span text:style-name="T7">(</text:span><text:span text:style-name="T5">"mv a1, %0" </text:span><text:span text:style-name="T7">: : </text:span><text:span text:style-name="T5">"r" </text:span><text:span text:style-name="T7">(id));</text:span><text:line-break/><text:span text:style-name="T7"> <text:s text:c="3"/></text:span><text:span text:style-name="T6">__asm__ volatile</text:span><text:span text:style-name="T7">(</text:span><text:span text:style-name="T5">"li a0, 0x62"</text:span><text:span text:style-name="T7">);</text:span><text:line-break/><text:span text:style-name="T7"> <text:s text:c="3"/></text:span><text:span text:style-name="T6">__asm__ volatile </text:span><text:span text:style-name="T7">(</text:span><text:span text:style-name="T5">"ecall"</text:span><text:span text:style-name="T7">);</text:span><text:line-break/><text:line-break/><text:span text:style-name="T7">}</text:span><text:line-break/><text:line-break/><text:span text:style-name="T6">void </text:span><text:span text:style-name="T12">thread_cook</text:span><text:span text:style-name="T7">() {</text:span><text:line-break/><text:span text:style-name="T7"> <text:s text:c="3"/></text:span><text:span text:style-name="T6">__asm__ volatile</text:span><text:span text:style-name="T7">(</text:span><text:span text:style-name="T5">"li a0, 0x63"</text:span><text:span text:style-name="T7">);</text:span><text:line-break/><text:span text:style-name="T7"> <text:s text:c="3"/></text:span><text:span text:style-name="T6">__asm__ volatile </text:span><text:span text:style-name="T7">(</text:span><text:span text:style-name="T5">"ecall"</text:span><text:span text:style-name="T7">);</text:span><text:line-break/><text:soft-page-break/><text:span text:style-name="T7">}</text:span><text:line-break/><text:line-break/><text:span text:style-name="T6">void </text:span><text:span text:style-name="T12">thread_birdCH</text:span><text:span text:style-name="T7">(</text:span><text:span text:style-name="T6">unsigned int </text:span><text:span text:style-name="T7">id) {</text:span><text:line-break/><text:span text:style-name="T7"> <text:s text:c="3"/></text:span><text:span text:style-name="T6">__asm__ volatile </text:span><text:span text:style-name="T7">(</text:span><text:span text:style-name="T5">"mv a1, %0" </text:span><text:span text:style-name="T7">: : </text:span><text:span text:style-name="T5">"r" </text:span><text:span text:style-name="T7">(id));</text:span><text:line-break/><text:span text:style-name="T7"> <text:s text:c="3"/></text:span><text:span text:style-name="T6">__asm__ volatile</text:span><text:span text:style-name="T7">(</text:span><text:span text:style-name="T5">"li a0, 0x64"</text:span><text:span text:style-name="T7">);</text:span><text:line-break/><text:span text:style-name="T7"> <text:s text:c="3"/></text:span><text:span text:style-name="T6">__asm__ volatile </text:span><text:span text:style-name="T7">(</text:span><text:span text:style-name="T5">"ecall"</text:span><text:span text:style-name="T7">);</text:span><text:line-break/><text:span text:style-name="T7">}</text:span><text:line-break/><text:line-break/><text:span text:style-name="T6">void </text:span><text:span text:style-name="T12">thread_birdPA</text:span><text:span text:style-name="T7">(</text:span><text:span text:style-name="T6">unsigned int </text:span><text:span text:style-name="T7">id) {</text:span><text:line-break/><text:span text:style-name="T7"> <text:s text:c="3"/></text:span><text:span text:style-name="T6">__asm__ volatile </text:span><text:span text:style-name="T7">(</text:span><text:span text:style-name="T5">"mv a1, %0" </text:span><text:span text:style-name="T7">: : </text:span><text:span text:style-name="T5">"r" </text:span><text:span text:style-name="T7">(id));</text:span><text:line-break/><text:span text:style-name="T7"> <text:s text:c="3"/></text:span><text:span text:style-name="T6">__asm__ volatile</text:span><text:span text:style-name="T7">(</text:span><text:span text:style-name="T5">"li a0, 0x65"</text:span><text:span text:style-name="T7">);</text:span><text:line-break/><text:span text:style-name="T7"> <text:s text:c="3"/></text:span><text:span text:style-name="T6">__asm__ volatile </text:span><text:span text:style-name="T7">(</text:span><text:span text:style-name="T5">"ecall"</text:span><text:span text:style-name="T7">);</text:span><text:line-break/><text:line-break/><text:span text:style-name="T7">}</text:span><text:line-break/><text:line-break/><text:span text:style-name="T6">void </text:span><text:span text:style-name="T12">thread_BEE</text:span><text:span text:style-name="T7">(</text:span><text:span text:style-name="T6">unsigned int </text:span><text:span text:style-name="T7">id) {</text:span><text:line-break/><text:span text:style-name="T7"> <text:s text:c="3"/></text:span><text:span text:style-name="T6">__asm__ volatile </text:span><text:span text:style-name="T7">(</text:span><text:span text:style-name="T5">"mv a1, %0" </text:span><text:span text:style-name="T7">: : </text:span><text:span text:style-name="T5">"r" </text:span><text:span text:style-name="T7">(id));</text:span><text:line-break/><text:span text:style-name="T7"> <text:s text:c="3"/></text:span><text:span text:style-name="T6">__asm__ volatile</text:span><text:span text:style-name="T7">(</text:span><text:span text:style-name="T5">"li a0, 0x66"</text:span><text:span text:style-name="T7">);</text:span><text:line-break/><text:span text:style-name="T7"> <text:s text:c="3"/></text:span><text:span text:style-name="T6">__asm__ volatile </text:span><text:span text:style-name="T7">(</text:span><text:span text:style-name="T5">"ecall"</text:span><text:span text:style-name="T7">);</text:span><text:line-break/><text:span text:style-name="T7">}</text:span><text:line-break/><text:line-break/><text:span text:style-name="T6">void </text:span><text:span text:style-name="T12">thread_BEAR</text:span><text:span text:style-name="T7">() {</text:span><text:line-break/><text:span text:style-name="T7"> <text:s text:c="3"/></text:span><text:span text:style-name="T6">__asm__ volatile</text:span><text:span text:style-name="T7">(</text:span><text:span text:style-name="T5">"li a0, 0x67"</text:span><text:span text:style-name="T7">);</text:span><text:line-break/><text:span text:style-name="T7"> <text:s text:c="3"/></text:span><text:span text:style-name="T6">__asm__ volatile </text:span><text:span text:style-name="T7">(</text:span><text:span text:style-name="T5">"ecall"</text:span><text:span text:style-name="T7">);</text:span><text:line-break/><text:span text:style-name="T7">}</text:span><text:line-break/><text:line-break/><text:span text:style-name="T6">void </text:span><text:span text:style-name="T12">thread_ping</text:span><text:span text:style-name="T7">(</text:span><text:span text:style-name="T9">thread_t </text:span><text:span text:style-name="T7">handle) {</text:span><text:line-break/><text:span text:style-name="T7"> <text:s text:c="3"/></text:span><text:span text:style-name="T6">__asm__ volatile</text:span><text:span text:style-name="T7">(</text:span><text:span text:style-name="T5">"mv a1, %0" </text:span><text:span text:style-name="T7">: :</text:span><text:span text:style-name="T5">"r"</text:span><text:span text:style-name="T7">(handle));</text:span><text:line-break/><text:span text:style-name="T7"> <text:s text:c="3"/></text:span><text:span text:style-name="T6">__asm__ volatile</text:span><text:span text:style-name="T7">(</text:span><text:span text:style-name="T5">"li a0, 0x70"</text:span><text:span text:style-name="T7">);</text:span><text:line-break/><text:span text:style-name="T7"> <text:s text:c="3"/></text:span><text:span text:style-name="T6">__asm__ volatile</text:span><text:span text:style-name="T7">(</text:span><text:span text:style-name="T5">"ecall"</text:span><text:span text:style-name="T7">);</text:span><text:line-break/><text:span text:style-name="T7">}</text:span><text:line-break/><text:line-break/></text:p>
      <text:p text:style-name="P1">riscv.hpp</text:p>
      <text:p text:style-name="P1"><text:span text:style-name="T2">//</text:span><text:line-break/><text:span text:style-name="T2">// Created by os on 5/17/24.</text:span><text:line-break/><text:span text:style-name="T2">//</text:span><text:line-break/><text:line-break/><text:span text:style-name="T3">#ifndef </text:span><text:span text:style-name="T4">syscall_cpp</text:span><text:line-break/><text:span text:style-name="T3">#define </text:span><text:span text:style-name="T4">syscall_cpp</text:span><text:line-break/><text:line-break/><text:span text:style-name="T3">#include </text:span><text:span text:style-name="T5">"syscall_c.h"</text:span><text:line-break/><text:line-break/><text:line-break/><text:span text:style-name="T6">void</text:span><text:span text:style-name="T7">* </text:span><text:span text:style-name="T6">operator new</text:span><text:span text:style-name="T7">(</text:span><text:span text:style-name="T9">size_t </text:span><text:span text:style-name="T7">size);</text:span><text:line-break/><text:span text:style-name="T6">void operator delete</text:span><text:span text:style-name="T7">(</text:span><text:span text:style-name="T6">void</text:span><text:span text:style-name="T7">* p) </text:span><text:span text:style-name="T6">noexcept</text:span><text:span text:style-name="T7">;</text:span><text:line-break/><text:line-break/><text:span text:style-name="T6">class </text:span><text:span text:style-name="T10">Semaphore </text:span><text:span text:style-name="T7">{</text:span><text:line-break/><text:span text:style-name="T6">public</text:span><text:span text:style-name="T7">:</text:span><text:line-break/><text:span text:style-name="T7"> <text:s text:c="3"/></text:span><text:span text:style-name="T6">explicit </text:span><text:span text:style-name="T12">Semaphore</text:span><text:span text:style-name="T7">(</text:span><text:span text:style-name="T6">unsigned </text:span><text:span text:style-name="T7">init = </text:span><text:span text:style-name="T13">1</text:span><text:span text:style-name="T7">);</text:span><text:line-break/><text:span text:style-name="T7"> <text:s text:c="3"/></text:span><text:span text:style-name="T6">virtual </text:span><text:span text:style-name="T12">~Semaphore</text:span><text:span text:style-name="T7">();</text:span><text:line-break/><text:line-break/><text:span text:style-name="T7"> <text:s text:c="3"/></text:span><text:span text:style-name="T6">int </text:span><text:span text:style-name="T12">wait</text:span><text:span text:style-name="T7">();</text:span><text:line-break/><text:span text:style-name="T7"> <text:s text:c="3"/></text:span><text:span text:style-name="T6">int </text:span><text:span text:style-name="T12">signal</text:span><text:span text:style-name="T7">();</text:span><text:line-break/><text:span text:style-name="T7"> <text:s text:c="3"/></text:span><text:span text:style-name="T6">int </text:span><text:span text:style-name="T12">timedwait</text:span><text:span text:style-name="T7">(</text:span><text:span text:style-name="T9">time_t </text:span><text:span text:style-name="T7">timeout) ;</text:span><text:line-break/><text:soft-page-break/><text:span text:style-name="T7"> <text:s text:c="3"/></text:span><text:span text:style-name="T6">int </text:span><text:span text:style-name="T12">trywait</text:span><text:span text:style-name="T7">();</text:span><text:line-break/><text:line-break/><text:span text:style-name="T7"> <text:s text:c="3"/></text:span><text:span text:style-name="T6">int </text:span><text:span text:style-name="T12">waitN</text:span><text:span text:style-name="T7">(</text:span><text:span text:style-name="T6">int </text:span><text:span text:style-name="T7">n);</text:span><text:line-break/><text:span text:style-name="T7"> <text:s text:c="3"/></text:span><text:span text:style-name="T6">int </text:span><text:span text:style-name="T12">signalN</text:span><text:span text:style-name="T7">();</text:span><text:line-break/><text:line-break/><text:span text:style-name="T6">protected</text:span><text:span text:style-name="T7">:</text:span><text:line-break/><text:span text:style-name="T7"> <text:s text:c="3"/></text:span><text:span text:style-name="T9">sem_t </text:span><text:span text:style-name="T11">myHandle</text:span><text:span text:style-name="T7">;</text:span><text:line-break/><text:span text:style-name="T7">};</text:span><text:line-break/><text:line-break/><text:span text:style-name="T6">class </text:span><text:span text:style-name="T10">Thread </text:span><text:span text:style-name="T7">{</text:span><text:line-break/><text:span text:style-name="T6">public</text:span><text:span text:style-name="T7">:</text:span><text:line-break/><text:line-break/><text:span text:style-name="T7"> <text:s text:c="3"/></text:span><text:span text:style-name="T12">Thread</text:span><text:span text:style-name="T7">(</text:span><text:span text:style-name="T6">void </text:span><text:span text:style-name="T7">(*body)(</text:span><text:span text:style-name="T6">void</text:span><text:span text:style-name="T7">*), </text:span><text:span text:style-name="T6">void</text:span><text:span text:style-name="T7">* arg);</text:span><text:line-break/><text:span text:style-name="T7"> <text:s text:c="3"/></text:span><text:span text:style-name="T6">virtual </text:span><text:span text:style-name="T12">~Thread</text:span><text:span text:style-name="T7">();</text:span><text:line-break/><text:line-break/><text:span text:style-name="T7"> <text:s text:c="3"/></text:span><text:span text:style-name="T6">int </text:span><text:span text:style-name="T12">start</text:span><text:span text:style-name="T7">();</text:span><text:line-break/><text:span text:style-name="T7"> <text:s text:c="3"/></text:span><text:span text:style-name="T6">static void </text:span><text:span text:style-name="T12">dispatch</text:span><text:span text:style-name="T7">();</text:span><text:line-break/><text:span text:style-name="T7"> <text:s text:c="3"/></text:span><text:span text:style-name="T6">static int </text:span><text:span text:style-name="T12">sleep</text:span><text:span text:style-name="T7">(</text:span><text:span text:style-name="T9">time_t </text:span><text:span text:style-name="T7">time);</text:span><text:line-break/><text:span text:style-name="T7"> <text:s text:c="3"/></text:span><text:span text:style-name="T6">int </text:span><text:span text:style-name="T12">getThreadId</text:span><text:span text:style-name="T7">();</text:span><text:line-break/><text:line-break/><text:line-break/><text:span text:style-name="T7"> <text:s text:c="3"/></text:span><text:span text:style-name="T6">void </text:span><text:span text:style-name="T12">join</text:span><text:span text:style-name="T7">();</text:span><text:line-break/><text:span text:style-name="T7"> <text:s text:c="3"/></text:span><text:span text:style-name="T6">static void </text:span><text:span text:style-name="T12">joinALL</text:span><text:span text:style-name="T7">();</text:span><text:line-break/><text:span text:style-name="T7"> <text:s text:c="3"/></text:span><text:span text:style-name="T6">static void </text:span><text:span text:style-name="T12">setRunning</text:span><text:span text:style-name="T7">(</text:span><text:span text:style-name="T10">Thread</text:span><text:span text:style-name="T7">* thread);</text:span><text:line-break/><text:span text:style-name="T7"> <text:s text:c="3"/></text:span><text:span text:style-name="T6">void </text:span><text:span text:style-name="T12">man</text:span><text:span text:style-name="T7">(</text:span><text:span text:style-name="T6">unsigned int </text:span><text:span text:style-name="T7">id);</text:span><text:line-break/><text:span text:style-name="T7"> <text:s text:c="3"/></text:span><text:span text:style-name="T6">void </text:span><text:span text:style-name="T12">woman</text:span><text:span text:style-name="T7">(</text:span><text:span text:style-name="T6">unsigned int </text:span><text:span text:style-name="T7">id);</text:span><text:line-break/><text:span text:style-name="T7"> <text:s text:c="3"/></text:span><text:span text:style-name="T6">void </text:span><text:span text:style-name="T12">barrier</text:span><text:span text:style-name="T7">();</text:span><text:line-break/><text:line-break/><text:span text:style-name="T7"> <text:s text:c="3"/></text:span><text:span text:style-name="T6">void </text:span><text:span text:style-name="T12">send</text:span><text:span text:style-name="T7">(</text:span><text:span text:style-name="T6">char const</text:span><text:span text:style-name="T7">* message);</text:span><text:line-break/><text:span text:style-name="T7"> <text:s text:c="3"/></text:span><text:span text:style-name="T6">char const</text:span><text:span text:style-name="T7">* </text:span><text:span text:style-name="T12">receive</text:span><text:span text:style-name="T7">();</text:span><text:line-break/><text:line-break/><text:span text:style-name="T7"> <text:s text:c="3"/></text:span><text:span text:style-name="T6">static void </text:span><text:span text:style-name="T12">setMaxThreads</text:span><text:span text:style-name="T7">( </text:span><text:span text:style-name="T6">int </text:span><text:span text:style-name="T7">num);</text:span><text:line-break/><text:span text:style-name="T7"> <text:s text:c="3"/></text:span><text:span text:style-name="T6">static void </text:span><text:span text:style-name="T12">barrier_2</text:span><text:span text:style-name="T7">();</text:span><text:line-break/><text:line-break/><text:span text:style-name="T7"> <text:s text:c="3"/></text:span><text:span text:style-name="T6">void </text:span><text:span text:style-name="T12">producer</text:span><text:span text:style-name="T7">(</text:span><text:span text:style-name="T6">int </text:span><text:span text:style-name="T7">id);</text:span><text:line-break/><text:span text:style-name="T7"> <text:s text:c="3"/></text:span><text:span text:style-name="T6">void </text:span><text:span text:style-name="T12">consumer</text:span><text:span text:style-name="T7">(</text:span><text:span text:style-name="T6">int </text:span><text:span text:style-name="T7">id);</text:span><text:line-break/><text:line-break/><text:span text:style-name="T7"> <text:s text:c="3"/></text:span><text:span text:style-name="T6">void </text:span><text:span text:style-name="T12">O</text:span><text:span text:style-name="T7">(</text:span><text:span text:style-name="T6">unsigned int </text:span><text:span text:style-name="T7">id);</text:span><text:line-break/><text:span text:style-name="T7"> <text:s text:c="3"/></text:span><text:span text:style-name="T6">void </text:span><text:span text:style-name="T12">H</text:span><text:span text:style-name="T7">(</text:span><text:span text:style-name="T6">unsigned int </text:span><text:span text:style-name="T7">id);</text:span><text:line-break/><text:line-break/><text:span text:style-name="T7"> <text:s text:c="3"/></text:span><text:span text:style-name="T6">void </text:span><text:span text:style-name="T12">savage</text:span><text:span text:style-name="T7">(</text:span><text:span text:style-name="T6">unsigned int </text:span><text:span text:style-name="T7">id);</text:span><text:line-break/><text:span text:style-name="T7"> <text:s text:c="3"/></text:span><text:span text:style-name="T6">void </text:span><text:span text:style-name="T12">cook</text:span><text:span text:style-name="T7">();</text:span><text:line-break/><text:line-break/><text:span text:style-name="T7"> <text:s text:c="3"/></text:span><text:span text:style-name="T6">void </text:span><text:span text:style-name="T12">birdChild</text:span><text:span text:style-name="T7">(</text:span><text:span text:style-name="T6">unsigned int </text:span><text:span text:style-name="T7">id);</text:span><text:line-break/><text:span text:style-name="T7"> <text:s text:c="3"/></text:span><text:span text:style-name="T6">void </text:span><text:span text:style-name="T12">birdParent</text:span><text:span text:style-name="T7">(</text:span><text:span text:style-name="T6">unsigned int </text:span><text:span text:style-name="T7">id);</text:span><text:line-break/><text:line-break/><text:span text:style-name="T7"> <text:s text:c="3"/></text:span><text:span text:style-name="T6">void </text:span><text:span text:style-name="T12">pcela</text:span><text:span text:style-name="T7">(</text:span><text:span text:style-name="T6">unsigned int </text:span><text:span text:style-name="T7">id);</text:span><text:line-break/><text:span text:style-name="T7"> <text:s text:c="3"/></text:span><text:span text:style-name="T6">void </text:span><text:span text:style-name="T12">meda</text:span><text:span text:style-name="T7">();</text:span><text:line-break/><text:line-break/><text:span text:style-name="T7"> <text:s text:c="3"/></text:span><text:span text:style-name="T6">void </text:span><text:span text:style-name="T12">pingThread</text:span><text:span text:style-name="T7">();</text:span><text:line-break/><text:span text:style-name="T6">protected</text:span><text:span text:style-name="T7">:</text:span><text:line-break/><text:span text:style-name="T7"> <text:s text:c="3"/></text:span><text:span text:style-name="T12">Thread</text:span><text:span text:style-name="T7">();</text:span><text:line-break/><text:span text:style-name="T7"> <text:s text:c="3"/></text:span><text:span text:style-name="T6">virtual void </text:span><text:span text:style-name="T12">run</text:span><text:span text:style-name="T7">(){};</text:span><text:line-break/><text:span text:style-name="T7"> <text:s text:c="3"/></text:span><text:span text:style-name="T2">//thread_t myHandle;</text:span><text:line-break/><text:line-break/><text:soft-page-break/><text:span text:style-name="T6">private</text:span><text:span text:style-name="T7">:</text:span><text:line-break/><text:line-break/><text:span text:style-name="T7"> <text:s text:c="3"/></text:span><text:span text:style-name="T9">thread_t </text:span><text:span text:style-name="T11">myHandle</text:span><text:span text:style-name="T7">;</text:span><text:line-break/><text:span text:style-name="T7"> <text:s text:c="3"/></text:span><text:span text:style-name="T6">void </text:span><text:span text:style-name="T7">(*</text:span><text:span text:style-name="T11">body</text:span><text:span text:style-name="T7">)(</text:span><text:span text:style-name="T6">void</text:span><text:span text:style-name="T7">*);</text:span><text:line-break/><text:span text:style-name="T7"> <text:s text:c="3"/></text:span><text:span text:style-name="T6">void</text:span><text:span text:style-name="T7">* </text:span><text:span text:style-name="T11">arg</text:span><text:span text:style-name="T7">;</text:span><text:line-break/><text:span text:style-name="T7"> <text:s text:c="3"/></text:span><text:span text:style-name="T2">//const char* message;</text:span><text:line-break/><text:line-break/><text:line-break/><text:span text:style-name="T2"> <text:s text:c="3"/>//wrapper za poziv run() metode</text:span><text:line-break/><text:span text:style-name="T2"> <text:s text:c="3"/></text:span><text:span text:style-name="T6">static void </text:span><text:span text:style-name="T12">threadWrapper</text:span><text:span text:style-name="T7">(</text:span><text:span text:style-name="T6">void</text:span><text:span text:style-name="T7">* thread);</text:span><text:line-break/><text:span text:style-name="T7">};</text:span><text:line-break/><text:line-break/><text:line-break/><text:line-break/><text:line-break/><text:line-break/><text:line-break/><text:line-break/><text:span text:style-name="T6">class </text:span><text:span text:style-name="T10">Console </text:span><text:span text:style-name="T7">{</text:span><text:line-break/><text:span text:style-name="T6">public</text:span><text:span text:style-name="T7">:</text:span><text:line-break/><text:span text:style-name="T7"> <text:s text:c="3"/></text:span><text:span text:style-name="T6">static void </text:span><text:span text:style-name="T12">putc</text:span><text:span text:style-name="T7">(</text:span><text:span text:style-name="T6">char </text:span><text:span text:style-name="T7">c);</text:span><text:line-break/><text:span text:style-name="T7"> <text:s text:c="3"/></text:span><text:span text:style-name="T6">static char </text:span><text:span text:style-name="T12">getc</text:span><text:span text:style-name="T7">();</text:span><text:line-break/><text:span text:style-name="T7">};</text:span><text:line-break/><text:line-break/><text:span text:style-name="T2">//Nisam radila asinhronu</text:span><text:line-break/><text:span text:style-name="T6">class </text:span><text:span text:style-name="T10">PeriodicThread </text:span><text:span text:style-name="T7">: </text:span><text:span text:style-name="T6">public </text:span><text:span text:style-name="T10">Thread </text:span><text:span text:style-name="T7">{</text:span><text:line-break/><text:span text:style-name="T6">public</text:span><text:span text:style-name="T7">:</text:span><text:line-break/><text:span text:style-name="T7"> <text:s text:c="3"/></text:span><text:span text:style-name="T6">void </text:span><text:span text:style-name="T12">terminate </text:span><text:span text:style-name="T7">();</text:span><text:line-break/><text:span text:style-name="T6">protected</text:span><text:span text:style-name="T7">:</text:span><text:line-break/><text:span text:style-name="T7"> <text:s text:c="3"/></text:span><text:span text:style-name="T12">PeriodicThread </text:span><text:span text:style-name="T7">(</text:span><text:span text:style-name="T9">time_t </text:span><text:span text:style-name="T7">period);</text:span><text:line-break/><text:span text:style-name="T7"> <text:s text:c="3"/></text:span><text:span text:style-name="T6">virtual void </text:span><text:span text:style-name="T12">periodicActivation </text:span><text:span text:style-name="T7">() {}</text:span><text:line-break/><text:span text:style-name="T6">private</text:span><text:span text:style-name="T7">:</text:span><text:line-break/><text:span text:style-name="T7"> <text:s text:c="3"/></text:span><text:span text:style-name="T9">time_t </text:span><text:span text:style-name="T11">period</text:span><text:span text:style-name="T7">;</text:span><text:line-break/><text:span text:style-name="T7">};</text:span><text:line-break/><text:line-break/><text:line-break/><text:span text:style-name="T3">#endif </text:span><text:span text:style-name="T2">//syscall_cpp</text:span></text:p>
      <text:p text:style-name="P1"/>
      <text:p text:style-name="P1">riscv.cpp</text:p>
      <text:p text:style-name="P1"><text:span text:style-name="T2">//</text:span><text:line-break/><text:span text:style-name="T2">// Created by os on 5/17/24.</text:span><text:line-break/><text:span text:style-name="T2">//</text:span><text:line-break/><text:line-break/><text:span text:style-name="T3">#include </text:span><text:span text:style-name="T5">"../h/riscv.hpp"</text:span><text:line-break/><text:span text:style-name="T3">#include </text:span><text:span text:style-name="T5">"../h/sifre.h"</text:span><text:line-break/><text:span text:style-name="T3">#include </text:span><text:span text:style-name="T5">"../h/tcb.hpp"</text:span><text:line-break/><text:span text:style-name="T3">#include </text:span><text:span text:style-name="T5">"../h/Semaphore_k.hpp"</text:span><text:line-break/><text:span text:style-name="T3">#include </text:span><text:span text:style-name="T5">"../test/printing.hpp"</text:span><text:line-break/><text:span text:style-name="T3">#include </text:span><text:span text:style-name="T5">"../lib/console.h"</text:span><text:line-break/><text:line-break/><text:line-break/><text:line-break/><text:span text:style-name="T6">void </text:span><text:span text:style-name="T10">Riscv</text:span><text:span text:style-name="T7">::</text:span><text:span text:style-name="T12">popSppSpie</text:span><text:span text:style-name="T7">()</text:span><text:line-break/><text:span text:style-name="T7">{</text:span><text:line-break/><text:soft-page-break/><text:span text:style-name="T7"> <text:s text:c="3"/></text:span><text:span text:style-name="T6">__asm__ volatile</text:span><text:span text:style-name="T7">(</text:span><text:span text:style-name="T5">"csrw sepc, ra"</text:span><text:span text:style-name="T7">);</text:span><text:line-break/><text:span text:style-name="T7"> <text:s text:c="3"/></text:span><text:span text:style-name="T6">__asm__ volatile</text:span><text:span text:style-name="T7">(</text:span><text:span text:style-name="T5">"sret"</text:span><text:span text:style-name="T7">);</text:span><text:line-break/><text:span text:style-name="T7">}</text:span><text:line-break/><text:line-break/><text:span text:style-name="T6">using </text:span><text:span text:style-name="T9">Body </text:span><text:span text:style-name="T7">= </text:span><text:span text:style-name="T6">void </text:span><text:span text:style-name="T7">(*)(</text:span><text:span text:style-name="T6">void</text:span><text:span text:style-name="T7">*);</text:span><text:line-break/><text:line-break/><text:line-break/><text:line-break/><text:span text:style-name="T6">void </text:span><text:span text:style-name="T10">Riscv</text:span><text:span text:style-name="T7">::</text:span><text:span text:style-name="T12">handleSupervisorTrap</text:span><text:span text:style-name="T7">()</text:span><text:line-break/><text:span text:style-name="T7">{</text:span><text:line-break/><text:span text:style-name="T7"> <text:s text:c="3"/></text:span><text:span text:style-name="T6">volatile </text:span><text:span text:style-name="T9">uint64 </text:span><text:span text:style-name="T7">scause = r_scause();</text:span><text:line-break/><text:span text:style-name="T7"> <text:s text:c="3"/></text:span><text:span text:style-name="T6">volatile </text:span><text:span text:style-name="T9">uint64 </text:span><text:span text:style-name="T7">sepc = r_sepc();</text:span><text:line-break/><text:span text:style-name="T7"> <text:s text:c="3"/></text:span><text:span text:style-name="T6">volatile </text:span><text:span text:style-name="T9">uint64 </text:span><text:span text:style-name="T7">sstatus = r_sstatus();</text:span><text:line-break/><text:span text:style-name="T7"> <text:s text:c="3"/></text:span><text:span text:style-name="T2">//volatile uint64 stval = r_stval();</text:span><text:line-break/><text:span text:style-name="T2"> <text:s text:c="3"/></text:span><text:span text:style-name="T6">if </text:span><text:span text:style-name="T7">(scause == </text:span><text:span text:style-name="T15">KORISNICKI_POZ </text:span><text:span text:style-name="T7">|| scause == </text:span><text:span text:style-name="T15">SISTEMSKI_POZ</text:span><text:span text:style-name="T7">)</text:span><text:line-break/><text:span text:style-name="T7"> <text:s text:c="3"/>{</text:span><text:line-break/><text:span text:style-name="T7"> <text:s text:c="7"/></text:span><text:span text:style-name="T2">// interrupt: no; cause code: environment call from U-mode(8) or S-mode(9)</text:span><text:line-break/><text:span text:style-name="T2"> <text:s text:c="7"/>//uint64 volatile sepc = r_sepc() + 4;</text:span><text:line-break/><text:span text:style-name="T2"> <text:s text:c="7"/>//uint64 volatile sstatus = r_sstatus();</text:span><text:line-break/><text:span text:style-name="T2"> <text:s text:c="7"/></text:span><text:span text:style-name="T7">sepc+=</text:span><text:span text:style-name="T13">4</text:span><text:span text:style-name="T7">;</text:span><text:line-break/><text:span text:style-name="T7"> <text:s text:c="7"/></text:span><text:span text:style-name="T9">uint64 </text:span><text:span text:style-name="T7">codeOperation;</text:span><text:line-break/><text:span text:style-name="T7"> <text:s text:c="7"/></text:span><text:span text:style-name="T6">__asm__ volatile </text:span><text:span text:style-name="T7">(</text:span><text:span text:style-name="T5">"ld %0,10*8(fp)"</text:span><text:span text:style-name="T7">:</text:span><text:span text:style-name="T5">"=r"</text:span><text:span text:style-name="T7">(codeOperation));</text:span><text:line-break/><text:span text:style-name="T7"> <text:s text:c="7"/></text:span><text:span text:style-name="T6">int </text:span><text:span text:style-name="T7">returnValue;</text:span><text:line-break/><text:span text:style-name="T7"> <text:s text:c="7"/></text:span><text:span text:style-name="T10">Semaphore_k</text:span><text:span text:style-name="T7">* semHandlePtr;</text:span><text:line-break/><text:span text:style-name="T7"> <text:s text:c="7"/></text:span><text:span text:style-name="T6">switch </text:span><text:span text:style-name="T7">(codeOperation) {</text:span><text:line-break/><text:span text:style-name="T7"> <text:s text:c="11"/></text:span><text:span text:style-name="T2">//MEMORY DEO</text:span><text:line-break/><text:span text:style-name="T2"> <text:s text:c="11"/></text:span><text:span text:style-name="T6">case </text:span><text:span text:style-name="T15">MALLOC</text:span><text:span text:style-name="T7">:</text:span><text:line-break/><text:span text:style-name="T7"> <text:s text:c="15"/></text:span><text:span text:style-name="T2">//mem_alloc(size)</text:span><text:line-break/><text:line-break/><text:span text:style-name="T2"> <text:s text:c="15"/></text:span><text:span text:style-name="T9">uint64 </text:span><text:span text:style-name="T7">size;</text:span><text:line-break/><text:span text:style-name="T7"> <text:s text:c="15"/></text:span><text:span text:style-name="T6">void </text:span><text:span text:style-name="T7">*ptr;</text:span><text:line-break/><text:span text:style-name="T7"> <text:s text:c="15"/></text:span><text:span text:style-name="T6">__asm__ volatile </text:span><text:span text:style-name="T7">(</text:span><text:span text:style-name="T5">"ld %0,11*8(fp)"</text:span><text:span text:style-name="T7">:</text:span><text:span text:style-name="T5">"=r"</text:span><text:span text:style-name="T7">(size));</text:span><text:line-break/><text:span text:style-name="T7"> <text:s text:c="15"/>ptr = </text:span><text:span text:style-name="T10">memoryAllocator</text:span><text:span text:style-name="T7">::mem_alloc(size*MEM_BLOCK_SIZE);</text:span><text:line-break/><text:span text:style-name="T7"> <text:s text:c="15"/></text:span><text:span text:style-name="T2">//ptr = MemAlloc::getInstance().mem_alloc(size*MEM_BLOCK_SIZE);</text:span><text:line-break/><text:span text:style-name="T2"> <text:s text:c="15"/></text:span><text:span text:style-name="T6">__asm__ volatile </text:span><text:span text:style-name="T7">(</text:span><text:span text:style-name="T5">"sd %0, 10*8(fp)"</text:span><text:span text:style-name="T7">::</text:span><text:span text:style-name="T5">"r"</text:span><text:span text:style-name="T7">(ptr));</text:span><text:line-break/><text:span text:style-name="T7"> <text:s text:c="15"/></text:span><text:span text:style-name="T6">break</text:span><text:span text:style-name="T7">;</text:span><text:line-break/><text:line-break/><text:span text:style-name="T7"> <text:s text:c="11"/></text:span><text:span text:style-name="T6">case </text:span><text:span text:style-name="T15">MFREE</text:span><text:span text:style-name="T7">: {</text:span><text:line-break/><text:span text:style-name="T7"> <text:s text:c="15"/></text:span><text:span text:style-name="T2">//mem_free(ptr)</text:span><text:line-break/><text:line-break/><text:span text:style-name="T2"> <text:s text:c="15"/></text:span><text:span text:style-name="T9">uint64 </text:span><text:span text:style-name="T7">a;</text:span><text:line-break/><text:span text:style-name="T7"> <text:s text:c="15"/></text:span><text:span text:style-name="T6">__asm__ volatile </text:span><text:span text:style-name="T7">(</text:span><text:span text:style-name="T5">"ld %0,11*8(fp)"</text:span><text:span text:style-name="T7">:</text:span><text:span text:style-name="T5">"=r"</text:span><text:span text:style-name="T7">(a));</text:span><text:line-break/><text:span text:style-name="T7"> <text:s text:c="15"/></text:span><text:span text:style-name="T6">void </text:span><text:span text:style-name="T7">*</text:span><text:span text:style-name="T6">volatile </text:span><text:span text:style-name="T7">memptr = (</text:span><text:span text:style-name="T6">void </text:span><text:span text:style-name="T7">*) a;</text:span><text:line-break/><text:line-break/><text:span text:style-name="T7"> <text:s text:c="15"/>returnValue = </text:span><text:span text:style-name="T10">memoryAllocator</text:span><text:span text:style-name="T7">::mem_free(memptr);</text:span><text:line-break/><text:span text:style-name="T7"> <text:s text:c="15"/></text:span><text:span text:style-name="T2">//returnValue = MemAlloc::getInstance().mem_free(memptr);</text:span><text:line-break/><text:line-break/><text:span text:style-name="T2"> <text:s text:c="15"/></text:span><text:span text:style-name="T6">__asm__ volatile </text:span><text:span text:style-name="T7">(</text:span><text:span text:style-name="T5">"sd %0, 10*8(fp)"</text:span><text:span text:style-name="T7">::</text:span><text:span text:style-name="T5">"r"</text:span><text:span text:style-name="T7">(returnValue))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5"/></text:span><text:span text:style-name="T2">//THREAD DEO</text:span><text:line-break/><text:line-break/><text:span text:style-name="T2"> <text:s text:c="11"/></text:span><text:span text:style-name="T6">case </text:span><text:span text:style-name="T15">TH_CREATE</text:span><text:span text:style-name="T7">: {</text:span><text:line-break/><text:span text:style-name="T7"> <text:s text:c="15"/></text:span><text:span text:style-name="T2">//thread_create</text:span><text:line-break/><text:span text:style-name="T2"> <text:s text:c="15"/></text:span><text:span text:style-name="T9">uint64 </text:span><text:span text:style-name="T7">thandle;</text:span><text:line-break/><text:span text:style-name="T7"> <text:s text:c="15"/></text:span><text:span text:style-name="T6">__asm__ volatile </text:span><text:span text:style-name="T7">(</text:span><text:span text:style-name="T5">"ld %[handle], 11*8(fp)" </text:span><text:span text:style-name="T7">: [handle]</text:span><text:span text:style-name="T5">"=r"</text:span><text:span text:style-name="T7">(thandle));</text:span><text:line-break/><text:soft-page-break/><text:span text:style-name="T7"> <text:s text:c="15"/></text:span><text:span text:style-name="T9">uint64 </text:span><text:span text:style-name="T7">startR;</text:span><text:line-break/><text:span text:style-name="T7"> <text:s text:c="15"/></text:span><text:span text:style-name="T6">__asm__ volatile </text:span><text:span text:style-name="T7">(</text:span><text:span text:style-name="T5">"ld %[rs], 12*8(fp)" </text:span><text:span text:style-name="T7">: [rs]</text:span><text:span text:style-name="T5">"=r"</text:span><text:span text:style-name="T7">(startR));</text:span><text:line-break/><text:span text:style-name="T7"> <text:s text:c="15"/></text:span><text:span text:style-name="T10">TCB</text:span><text:span text:style-name="T7">::</text:span><text:span text:style-name="T9">Body </text:span><text:span text:style-name="T7">funct = (</text:span><text:span text:style-name="T10">TCB</text:span><text:span text:style-name="T7">::</text:span><text:span text:style-name="T9">Body</text:span><text:span text:style-name="T7">) startR;</text:span><text:line-break/><text:span text:style-name="T7"> <text:s text:c="15"/></text:span><text:span text:style-name="T6">void </text:span><text:span text:style-name="T7">*arg;</text:span><text:line-break/><text:span text:style-name="T7"> <text:s text:c="15"/></text:span><text:span text:style-name="T6">__asm__ volatile</text:span><text:span text:style-name="T7">(</text:span><text:span text:style-name="T5">"ld %[arg], 13*8(fp)"</text:span><text:span text:style-name="T7">: [arg] </text:span><text:span text:style-name="T5">"=r"</text:span><text:span text:style-name="T7">(arg));</text:span><text:line-break/><text:span text:style-name="T7"> <text:s text:c="15"/></text:span><text:span text:style-name="T10">TCB </text:span><text:span text:style-name="T7">**threadHandle = (</text:span><text:span text:style-name="T10">TCB </text:span><text:span text:style-name="T7">**) thandle;</text:span><text:line-break/><text:span text:style-name="T7"> <text:s text:c="15"/></text:span><text:span text:style-name="T6">char</text:span><text:span text:style-name="T7">* </text:span><text:span text:style-name="T6">volatile </text:span><text:span text:style-name="T7">stek;</text:span><text:line-break/><text:span text:style-name="T7"> <text:s text:c="15"/></text:span><text:span text:style-name="T6">__asm__ volatile</text:span><text:span text:style-name="T7">(</text:span><text:span text:style-name="T5">"ld %[stek], 14*8(fp)"</text:span><text:span text:style-name="T7">: [stek] </text:span><text:span text:style-name="T5">"=r"</text:span><text:span text:style-name="T7">(stek));</text:span><text:line-break/><text:line-break/><text:span text:style-name="T7"> <text:s text:c="15"/></text:span><text:span text:style-name="T2">//stek =(char*) memoryAllocator::mem_alloc(DEFAULT_STACK_SIZE);</text:span><text:line-break/><text:line-break/><text:span text:style-name="T2"> <text:s text:c="15"/></text:span><text:span text:style-name="T7">*threadHandle = </text:span><text:span text:style-name="T10">TCB</text:span><text:span text:style-name="T7">::kreiraj_thread(threadHandle, funct, arg, stek);</text:span><text:line-break/><text:span text:style-name="T7"> <text:s text:c="15"/></text:span><text:span text:style-name="T9">uint64 </text:span><text:span text:style-name="T7">retVal = </text:span><text:span text:style-name="T13">0</text:span><text:span text:style-name="T7">;</text:span><text:line-break/><text:span text:style-name="T7"> <text:s text:c="15"/></text:span><text:span text:style-name="T6">if </text:span><text:span text:style-name="T7">(threadHandle == </text:span><text:span text:style-name="T6">nullptr</text:span><text:span text:style-name="T7">)retVal = -</text:span><text:span text:style-name="T13">1</text:span><text:span text:style-name="T7">;</text:span><text:line-break/><text:span text:style-name="T7"> <text:s text:c="15"/></text:span><text:span text:style-name="T6">__asm__ volatile </text:span><text:span text:style-name="T7">(</text:span><text:span text:style-name="T5">"sd %0, 10*8(fp)"</text:span><text:span text:style-name="T7">::</text:span><text:span text:style-name="T5">"r"</text:span><text:span text:style-name="T7">(retVal));</text:span><text:line-break/><text:line-break/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6">case </text:span><text:span text:style-name="T15">TH_EXIT</text:span><text:span text:style-name="T7">:</text:span><text:line-break/><text:span text:style-name="T7"> <text:s text:c="15"/></text:span><text:span text:style-name="T2">//thread_exit()</text:span><text:line-break/><text:line-break/><text:span text:style-name="T2"> <text:s text:c="15"/></text:span><text:span text:style-name="T10">TCB</text:span><text:span text:style-name="T7">::</text:span><text:span text:style-name="T11">running</text:span><text:span text:style-name="T7">-&gt;pustiSveNiti();</text:span><text:line-break/><text:span text:style-name="T7"> <text:s text:c="15"/></text:span><text:span text:style-name="T10">TCB</text:span><text:span text:style-name="T7">::</text:span><text:span text:style-name="T11">running</text:span><text:span text:style-name="T7">-&gt;setFinished(</text:span><text:span text:style-name="T6">true</text:span><text:span text:style-name="T7">);</text:span><text:line-break/><text:line-break/><text:span text:style-name="T7"> <text:s text:c="15"/></text:span><text:span text:style-name="T6">__asm__ volatile </text:span><text:span text:style-name="T7">(</text:span><text:span text:style-name="T5">"li t0, 0"</text:span><text:span text:style-name="T7">);</text:span><text:line-break/><text:span text:style-name="T7"> <text:s text:c="15"/></text:span><text:span text:style-name="T6">__asm__ volatile </text:span><text:span text:style-name="T7">(</text:span><text:span text:style-name="T5">"sw t0, 80(x8)"</text:span><text:span text:style-name="T7">);</text:span><text:line-break/><text:span text:style-name="T7"> <text:s text:c="15"/></text:span><text:span text:style-name="T10">TCB</text:span><text:span text:style-name="T7">::dispatch();</text:span><text:line-break/><text:span text:style-name="T7"> <text:s text:c="15"/></text:span><text:span text:style-name="T6">break</text:span><text:span text:style-name="T7">;</text:span><text:line-break/><text:line-break/><text:span text:style-name="T7"> <text:s text:c="11"/></text:span><text:span text:style-name="T6">case </text:span><text:span text:style-name="T15">TH_DISPATH</text:span><text:span text:style-name="T7">:</text:span><text:line-break/><text:span text:style-name="T7"> <text:s text:c="15"/></text:span><text:span text:style-name="T2">//thread_dispatch()</text:span><text:line-break/><text:span text:style-name="T2"> <text:s text:c="15"/></text:span><text:span text:style-name="T10">TCB</text:span><text:span text:style-name="T7">::dispatch();</text:span><text:line-break/><text:span text:style-name="T7"> <text:s text:c="15"/></text:span><text:span text:style-name="T6">break</text:span><text:span text:style-name="T7">;</text:span><text:line-break/><text:span text:style-name="T7"> <text:s text:c="11"/></text:span><text:span text:style-name="T6">case </text:span><text:span text:style-name="T15">TH_JOIN</text:span><text:span text:style-name="T7">:</text:span><text:line-break/><text:span text:style-name="T7"> <text:s text:c="15"/></text:span><text:span text:style-name="T9">thread_t </text:span><text:span text:style-name="T7">thandl;</text:span><text:line-break/><text:span text:style-name="T7"> <text:s text:c="15"/></text:span><text:span text:style-name="T6">__asm__ volatile</text:span><text:span text:style-name="T7">(</text:span><text:span text:style-name="T5">"ld %[handle], 11*8(fp)"</text:span><text:span text:style-name="T7">:[handle]</text:span><text:span text:style-name="T5">"=r"</text:span><text:span text:style-name="T7">(thandl));</text:span><text:line-break/><text:span text:style-name="T7"> <text:s text:c="15"/></text:span><text:span text:style-name="T10">TCB</text:span><text:span text:style-name="T7">::join(thandl);</text:span><text:line-break/><text:span text:style-name="T7"> <text:s text:c="15"/></text:span><text:span text:style-name="T10">TCB</text:span><text:span text:style-name="T7">::dispatch();</text:span><text:line-break/><text:span text:style-name="T7"> <text:s text:c="15"/></text:span><text:span text:style-name="T6">break</text:span><text:span text:style-name="T7">;</text:span><text:line-break/><text:line-break/><text:span text:style-name="T7"> <text:s text:c="11"/></text:span><text:span text:style-name="T6">case </text:span><text:span text:style-name="T15">TH_ID</text:span><text:span text:style-name="T7">:{</text:span><text:line-break/><text:span text:style-name="T7"> <text:s text:c="15"/></text:span><text:span text:style-name="T9">thread_t </text:span><text:span text:style-name="T7">thandle1;</text:span><text:line-break/><text:span text:style-name="T7"> <text:s text:c="15"/></text:span><text:span text:style-name="T6">__asm__ volatile</text:span><text:span text:style-name="T7">(</text:span><text:span text:style-name="T5">"ld %[handle], 11*8(fp)"</text:span><text:span text:style-name="T7">:[handle]</text:span><text:span text:style-name="T5">"=r"</text:span><text:span text:style-name="T7">(thandle1));</text:span><text:line-break/><text:span text:style-name="T7"> <text:s text:c="15"/>returnValue=thandle1-&gt;getMyID();</text:span><text:line-break/><text:span text:style-name="T7"> <text:s text:c="15"/></text:span><text:span text:style-name="T6">__asm__ volatile</text:span><text:span text:style-name="T7">(</text:span><text:span text:style-name="T5">"sd %0,10*8(fp)"</text:span><text:span text:style-name="T7">::</text:span><text:span text:style-name="T5">"r"</text:span><text:span text:style-name="T7">(returnValue));</text:span><text:line-break/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6">case </text:span><text:span text:style-name="T15">TH_SET_RUNNING</text:span><text:span text:style-name="T7">:{</text:span><text:line-break/><text:span text:style-name="T7"> <text:s text:c="15"/></text:span><text:span text:style-name="T9">thread_t </text:span><text:span text:style-name="T7">thandle;</text:span><text:line-break/><text:span text:style-name="T7"> <text:s text:c="15"/></text:span><text:span text:style-name="T6">__asm__ volatile</text:span><text:span text:style-name="T7">(</text:span><text:span text:style-name="T5">"ld %[handle], 11*8(fp)"</text:span><text:span text:style-name="T7">:[handle]</text:span><text:span text:style-name="T5">"=r"</text:span><text:span text:style-name="T7">(thandle));</text:span><text:line-break/><text:span text:style-name="T7"> <text:s text:c="15"/></text:span><text:span text:style-name="T10">TCB</text:span><text:span text:style-name="T7">::</text:span><text:span text:style-name="T11">running </text:span><text:span text:style-name="T7">= thandle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6">case </text:span><text:span text:style-name="T15">TH_TEST_M</text:span><text:span text:style-name="T7">:{</text:span><text:line-break/><text:soft-page-break/><text:span text:style-name="T7"> <text:s text:c="15"/></text:span><text:span text:style-name="T6">unsigned int </text:span><text:span text:style-name="T7">id;</text:span><text:line-break/><text:span text:style-name="T7"> <text:s text:c="15"/></text:span><text:span text:style-name="T6">__asm__ volatile</text:span><text:span text:style-name="T7">(</text:span><text:span text:style-name="T5">"ld %[i], 11*8(fp)"</text:span><text:span text:style-name="T7">:[i]</text:span><text:span text:style-name="T5">"=r"</text:span><text:span text:style-name="T7">(id));</text:span><text:line-break/><text:span text:style-name="T7"> <text:s text:c="15"/></text:span><text:span text:style-name="T10">TCB</text:span><text:span text:style-name="T7">::man(id);</text:span><text:line-break/><text:span text:style-name="T7"> <text:s text:c="15"/></text:span><text:span text:style-name="T10">TCB</text:span><text:span text:style-name="T7">::dispatch()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6">case </text:span><text:span text:style-name="T15">TH_TEST_W</text:span><text:span text:style-name="T7">:{</text:span><text:line-break/><text:span text:style-name="T7"> <text:s text:c="15"/></text:span><text:span text:style-name="T6">unsigned int </text:span><text:span text:style-name="T7">id;</text:span><text:line-break/><text:span text:style-name="T7"> <text:s text:c="15"/></text:span><text:span text:style-name="T6">__asm__ volatile</text:span><text:span text:style-name="T7">(</text:span><text:span text:style-name="T5">"ld %[i], 11*8(fp)"</text:span><text:span text:style-name="T7">:[i]</text:span><text:span text:style-name="T5">"=r"</text:span><text:span text:style-name="T7">(id));</text:span><text:line-break/><text:span text:style-name="T7"> <text:s text:c="15"/></text:span><text:span text:style-name="T10">TCB</text:span><text:span text:style-name="T7">::woman(id);</text:span><text:line-break/><text:span text:style-name="T7"> <text:s text:c="15"/></text:span><text:span text:style-name="T10">TCB</text:span><text:span text:style-name="T7">::dispatch()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6">case </text:span><text:span text:style-name="T13">0x53</text:span><text:span text:style-name="T7">:{</text:span><text:line-break/><text:span text:style-name="T7"> <text:s text:c="15"/></text:span><text:span text:style-name="T6">char const</text:span><text:span text:style-name="T7">* mess;</text:span><text:line-break/><text:span text:style-name="T7"> <text:s text:c="15"/></text:span><text:span text:style-name="T9">thread_t </text:span><text:span text:style-name="T7">nit;</text:span><text:line-break/><text:span text:style-name="T7"> <text:s text:c="15"/></text:span><text:span text:style-name="T6">__asm__ volatile</text:span><text:span text:style-name="T7">(</text:span><text:span text:style-name="T5">"ld %[m], 12*8(fp)"</text:span><text:span text:style-name="T7">:[m]</text:span><text:span text:style-name="T5">"=r"</text:span><text:span text:style-name="T7">(mess));</text:span><text:line-break/><text:span text:style-name="T7"> <text:s text:c="15"/></text:span><text:span text:style-name="T6">__asm__ volatile</text:span><text:span text:style-name="T7">(</text:span><text:span text:style-name="T5">"ld %[n], 11*8(fp)"</text:span><text:span text:style-name="T7">:[n]</text:span><text:span text:style-name="T5">"=r"</text:span><text:span text:style-name="T7">(nit));</text:span><text:line-break/><text:span text:style-name="T7"> <text:s text:c="15"/>nit-&gt;send(mess);</text:span><text:line-break/><text:span text:style-name="T7"> <text:s text:c="15"/></text:span><text:span text:style-name="T10">TCB</text:span><text:span text:style-name="T7">::dispatch()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6">case </text:span><text:span text:style-name="T13">0x54</text:span><text:span text:style-name="T7">:{</text:span><text:line-break/><text:line-break/><text:span text:style-name="T7"> <text:s text:c="15"/></text:span><text:span text:style-name="T6">char const</text:span><text:span text:style-name="T7">* retMess;</text:span><text:line-break/><text:line-break/><text:span text:style-name="T7"> <text:s text:c="15"/>retMess=</text:span><text:span text:style-name="T10">TCB</text:span><text:span text:style-name="T7">::receive();</text:span><text:line-break/><text:span text:style-name="T7"> <text:s text:c="15"/></text:span><text:span text:style-name="T6">__asm__ volatile </text:span><text:span text:style-name="T7">(</text:span><text:span text:style-name="T5">"sd %0, 10*8(fp)"</text:span><text:span text:style-name="T7">::</text:span><text:span text:style-name="T5">"r"</text:span><text:span text:style-name="T7">(retMess));</text:span><text:line-break/><text:span text:style-name="T7"> <text:s text:c="15"/></text:span><text:span text:style-name="T2">//TCB::dispatch();</text:span><text:line-break/><text:span text:style-name="T2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6">case </text:span><text:span text:style-name="T13">0x55</text:span><text:span text:style-name="T7">:{</text:span><text:line-break/><text:span text:style-name="T7"> <text:s text:c="15"/></text:span><text:span text:style-name="T10">TCB</text:span><text:span text:style-name="T7">::</text:span><text:span text:style-name="T11">running</text:span><text:span text:style-name="T7">-&gt;joinAll();</text:span><text:line-break/><text:span text:style-name="T7"> <text:s text:c="15"/></text:span><text:span text:style-name="T10">TCB</text:span><text:span text:style-name="T7">::dispatch()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6">case </text:span><text:span text:style-name="T13">0x56</text:span><text:span text:style-name="T7">:{</text:span><text:line-break/><text:span text:style-name="T7"> <text:s text:c="15"/></text:span><text:span text:style-name="T6">unsigned int </text:span><text:span text:style-name="T7">num;</text:span><text:line-break/><text:span text:style-name="T7"> <text:s text:c="15"/></text:span><text:span text:style-name="T6">__asm__ volatile</text:span><text:span text:style-name="T7">(</text:span><text:span text:style-name="T5">"ld %[i], 11*8(fp)"</text:span><text:span text:style-name="T7">:[i]</text:span><text:span text:style-name="T5">"=r"</text:span><text:span text:style-name="T7">(num));</text:span><text:line-break/><text:span text:style-name="T7"> <text:s text:c="15"/></text:span><text:span text:style-name="T10">TCB</text:span><text:span text:style-name="T7">::setMaxThreads(num);</text:span><text:line-break/><text:span text:style-name="T7"> <text:s text:c="15"/></text:span><text:span text:style-name="T2">//TCB::dispatch();</text:span><text:line-break/><text:span text:style-name="T2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6">case </text:span><text:span text:style-name="T13">0x57</text:span><text:span text:style-name="T7">:{</text:span><text:line-break/><text:span text:style-name="T7"> <text:s text:c="15"/></text:span><text:span text:style-name="T10">TCB</text:span><text:span text:style-name="T7">::barrier_2();</text:span><text:line-break/><text:span text:style-name="T7"> <text:s text:c="15"/></text:span><text:span text:style-name="T10">TCB</text:span><text:span text:style-name="T7">::dispatch()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6">case </text:span><text:span text:style-name="T13">0x58</text:span><text:span text:style-name="T7">:{</text:span><text:line-break/><text:span text:style-name="T7"> <text:s text:c="15"/></text:span><text:span text:style-name="T2">//producer</text:span><text:line-break/><text:span text:style-name="T2"> <text:s text:c="15"/></text:span><text:span text:style-name="T6">int </text:span><text:span text:style-name="T7">id;</text:span><text:line-break/><text:span text:style-name="T7"> <text:s text:c="15"/></text:span><text:span text:style-name="T6">__asm__ volatile</text:span><text:span text:style-name="T7">(</text:span><text:span text:style-name="T5">"ld %[i], 11*8(fp)"</text:span><text:span text:style-name="T7">:[i]</text:span><text:span text:style-name="T5">"=r"</text:span><text:span text:style-name="T7">(id));</text:span><text:line-break/><text:span text:style-name="T7"> <text:s text:c="15"/></text:span><text:span text:style-name="T10">TCB</text:span><text:span text:style-name="T7">::</text:span><text:span text:style-name="T11">running</text:span><text:span text:style-name="T7">-&gt;producer(id);</text:span><text:line-break/><text:span text:style-name="T7"> <text:s text:c="15"/></text:span><text:span text:style-name="T10">TCB</text:span><text:span text:style-name="T7">::dispatch()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6">case </text:span><text:span text:style-name="T13">0x59</text:span><text:span text:style-name="T7">:{</text:span><text:line-break/><text:soft-page-break/><text:span text:style-name="T7"> <text:s text:c="15"/></text:span><text:span text:style-name="T2">//consumer</text:span><text:line-break/><text:span text:style-name="T2"> <text:s text:c="15"/></text:span><text:span text:style-name="T6">int </text:span><text:span text:style-name="T7">id;</text:span><text:line-break/><text:span text:style-name="T7"> <text:s text:c="15"/></text:span><text:span text:style-name="T6">__asm__ volatile</text:span><text:span text:style-name="T7">(</text:span><text:span text:style-name="T5">"ld %[i], 11*8(fp)"</text:span><text:span text:style-name="T7">:[i]</text:span><text:span text:style-name="T5">"=r"</text:span><text:span text:style-name="T7">(id));</text:span><text:line-break/><text:span text:style-name="T7"> <text:s text:c="15"/></text:span><text:span text:style-name="T10">TCB</text:span><text:span text:style-name="T7">::</text:span><text:span text:style-name="T11">running</text:span><text:span text:style-name="T7">-&gt;consumer(id);</text:span><text:line-break/><text:span text:style-name="T7"> <text:s text:c="15"/></text:span><text:span text:style-name="T10">TCB</text:span><text:span text:style-name="T7">::dispatch()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6">case </text:span><text:span text:style-name="T13">0x60</text:span><text:span text:style-name="T7">:{</text:span><text:line-break/><text:span text:style-name="T7"> <text:s text:c="15"/></text:span><text:span text:style-name="T2">//O</text:span><text:line-break/><text:span text:style-name="T2"> <text:s text:c="15"/></text:span><text:span text:style-name="T6">unsigned int </text:span><text:span text:style-name="T7">id;</text:span><text:line-break/><text:span text:style-name="T7"> <text:s text:c="15"/></text:span><text:span text:style-name="T6">__asm__ volatile</text:span><text:span text:style-name="T7">(</text:span><text:span text:style-name="T5">"ld %[i], 11*8(fp)"</text:span><text:span text:style-name="T7">:[i]</text:span><text:span text:style-name="T5">"=r"</text:span><text:span text:style-name="T7">(id));</text:span><text:line-break/><text:span text:style-name="T7"> <text:s text:c="15"/></text:span><text:span text:style-name="T10">TCB</text:span><text:span text:style-name="T7">::oxygen(id);</text:span><text:line-break/><text:span text:style-name="T7"> <text:s text:c="15"/></text:span><text:span text:style-name="T10">TCB</text:span><text:span text:style-name="T7">::dispatch()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6">case </text:span><text:span text:style-name="T13">0x61</text:span><text:span text:style-name="T7">:{</text:span><text:line-break/><text:span text:style-name="T7"> <text:s text:c="15"/></text:span><text:span text:style-name="T2">//H</text:span><text:line-break/><text:span text:style-name="T2"> <text:s text:c="15"/></text:span><text:span text:style-name="T6">unsigned int </text:span><text:span text:style-name="T7">id;</text:span><text:line-break/><text:span text:style-name="T7"> <text:s text:c="15"/></text:span><text:span text:style-name="T6">__asm__ volatile</text:span><text:span text:style-name="T7">(</text:span><text:span text:style-name="T5">"ld %[i], 11*8(fp)"</text:span><text:span text:style-name="T7">:[i]</text:span><text:span text:style-name="T5">"=r"</text:span><text:span text:style-name="T7">(id));</text:span><text:line-break/><text:span text:style-name="T7"> <text:s text:c="15"/></text:span><text:span text:style-name="T10">TCB</text:span><text:span text:style-name="T7">::hydrogen(id);</text:span><text:line-break/><text:span text:style-name="T7"> <text:s text:c="15"/></text:span><text:span text:style-name="T10">TCB</text:span><text:span text:style-name="T7">::dispatch()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6">case </text:span><text:span text:style-name="T13">0x62</text:span><text:span text:style-name="T7">:{</text:span><text:line-break/><text:span text:style-name="T7"> <text:s text:c="15"/></text:span><text:span text:style-name="T2">//savage</text:span><text:line-break/><text:span text:style-name="T2"> <text:s text:c="15"/></text:span><text:span text:style-name="T6">unsigned int </text:span><text:span text:style-name="T7">id;</text:span><text:line-break/><text:span text:style-name="T7"> <text:s text:c="15"/></text:span><text:span text:style-name="T6">__asm__ volatile</text:span><text:span text:style-name="T7">(</text:span><text:span text:style-name="T5">"ld %[i], 11*8(fp)"</text:span><text:span text:style-name="T7">:[i]</text:span><text:span text:style-name="T5">"=r"</text:span><text:span text:style-name="T7">(id));</text:span><text:line-break/><text:span text:style-name="T7"> <text:s text:c="15"/></text:span><text:span text:style-name="T10">TCB</text:span><text:span text:style-name="T7">::savage(id);</text:span><text:line-break/><text:span text:style-name="T7"> <text:s text:c="15"/></text:span><text:span text:style-name="T10">TCB</text:span><text:span text:style-name="T7">::dispatch()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6">case </text:span><text:span text:style-name="T13">0x63</text:span><text:span text:style-name="T7">:{</text:span><text:line-break/><text:span text:style-name="T7"> <text:s text:c="15"/></text:span><text:span text:style-name="T2">//cook</text:span><text:line-break/><text:span text:style-name="T2"> <text:s text:c="15"/></text:span><text:span text:style-name="T10">TCB</text:span><text:span text:style-name="T7">::cook();</text:span><text:line-break/><text:span text:style-name="T7"> <text:s text:c="15"/></text:span><text:span text:style-name="T10">TCB</text:span><text:span text:style-name="T7">::dispatch()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6">case </text:span><text:span text:style-name="T13">0x64</text:span><text:span text:style-name="T7">:{</text:span><text:line-break/><text:span text:style-name="T7"> <text:s text:c="15"/></text:span><text:span text:style-name="T2">//dete ptica</text:span><text:line-break/><text:span text:style-name="T2"> <text:s text:c="15"/></text:span><text:span text:style-name="T6">unsigned int </text:span><text:span text:style-name="T7">id;</text:span><text:line-break/><text:span text:style-name="T7"> <text:s text:c="15"/></text:span><text:span text:style-name="T6">__asm__ volatile</text:span><text:span text:style-name="T7">(</text:span><text:span text:style-name="T5">"ld %[i], 11*8(fp)"</text:span><text:span text:style-name="T7">:[i]</text:span><text:span text:style-name="T5">"=r"</text:span><text:span text:style-name="T7">(id));</text:span><text:line-break/><text:span text:style-name="T7"> <text:s text:c="15"/></text:span><text:span text:style-name="T10">TCB</text:span><text:span text:style-name="T7">::birdChild(id);</text:span><text:line-break/><text:span text:style-name="T7"> <text:s text:c="15"/></text:span><text:span text:style-name="T10">TCB</text:span><text:span text:style-name="T7">::dispatch()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6">case </text:span><text:span text:style-name="T13">0x65</text:span><text:span text:style-name="T7">:{</text:span><text:line-break/><text:span text:style-name="T7"> <text:s text:c="15"/></text:span><text:span text:style-name="T2">//dete roditelj</text:span><text:line-break/><text:span text:style-name="T2"> <text:s text:c="15"/></text:span><text:span text:style-name="T6">unsigned int </text:span><text:span text:style-name="T7">id;</text:span><text:line-break/><text:span text:style-name="T7"> <text:s text:c="15"/></text:span><text:span text:style-name="T6">__asm__ volatile</text:span><text:span text:style-name="T7">(</text:span><text:span text:style-name="T5">"ld %[i], 11*8(fp)"</text:span><text:span text:style-name="T7">:[i]</text:span><text:span text:style-name="T5">"=r"</text:span><text:span text:style-name="T7">(id));</text:span><text:line-break/><text:span text:style-name="T7"> <text:s text:c="15"/></text:span><text:span text:style-name="T10">TCB</text:span><text:span text:style-name="T7">::birdParent(id);</text:span><text:line-break/><text:span text:style-name="T7"> <text:s text:c="15"/></text:span><text:span text:style-name="T10">TCB</text:span><text:span text:style-name="T7">::dispatch()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6">case </text:span><text:span text:style-name="T13">0x66</text:span><text:span text:style-name="T7">:{</text:span><text:line-break/><text:span text:style-name="T7"> <text:s text:c="15"/></text:span><text:span text:style-name="T2">//PCELA</text:span><text:line-break/><text:span text:style-name="T2"> <text:s text:c="15"/></text:span><text:span text:style-name="T6">unsigned int </text:span><text:span text:style-name="T7">id;</text:span><text:line-break/><text:span text:style-name="T7"> <text:s text:c="15"/></text:span><text:span text:style-name="T6">__asm__ volatile</text:span><text:span text:style-name="T7">(</text:span><text:span text:style-name="T5">"ld %[i], 11*8(fp)"</text:span><text:span text:style-name="T7">:[i]</text:span><text:span text:style-name="T5">"=r"</text:span><text:span text:style-name="T7">(id));</text:span><text:line-break/><text:span text:style-name="T7"> <text:s text:c="15"/></text:span><text:span text:style-name="T10">TCB</text:span><text:span text:style-name="T7">::honeybe(id);</text:span><text:line-break/><text:soft-page-break/><text:span text:style-name="T7"> <text:s text:c="15"/></text:span><text:span text:style-name="T10">TCB</text:span><text:span text:style-name="T7">::dispatch()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6">case </text:span><text:span text:style-name="T13">0x67</text:span><text:span text:style-name="T7">:{</text:span><text:line-break/><text:span text:style-name="T7"> <text:s text:c="15"/></text:span><text:span text:style-name="T2">//MEDVED</text:span><text:line-break/><text:span text:style-name="T2"> <text:s text:c="15"/></text:span><text:span text:style-name="T10">TCB</text:span><text:span text:style-name="T7">::meda();</text:span><text:line-break/><text:span text:style-name="T7"> <text:s text:c="15"/></text:span><text:span text:style-name="T10">TCB</text:span><text:span text:style-name="T7">::dispatch()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6">case </text:span><text:span text:style-name="T13">0x68</text:span><text:span text:style-name="T7">:{</text:span><text:line-break/><text:span text:style-name="T7"> <text:s text:c="15"/></text:span><text:span text:style-name="T6">unsigned </text:span><text:span text:style-name="T7">in;</text:span><text:line-break/><text:line-break/><text:span text:style-name="T7"> <text:s text:c="15"/></text:span><text:span text:style-name="T6">__asm__ volatile </text:span><text:span text:style-name="T7">(</text:span><text:span text:style-name="T5">"ld %[handle], 11*8(fp)" </text:span><text:span text:style-name="T7">: [handle]</text:span><text:span text:style-name="T5">"=r"</text:span><text:span text:style-name="T7">(semHandlePtr));</text:span><text:line-break/><text:span text:style-name="T7"> <text:s text:c="15"/></text:span><text:span text:style-name="T6">__asm__ volatile </text:span><text:span text:style-name="T7">(</text:span><text:span text:style-name="T5">"ld %[init], 12*8(fp)" </text:span><text:span text:style-name="T7">: [init]</text:span><text:span text:style-name="T5">"=r"</text:span><text:span text:style-name="T7">(in));</text:span><text:line-break/><text:span text:style-name="T7"> <text:s text:c="15"/></text:span><text:span text:style-name="T6">if </text:span><text:span text:style-name="T7">(semHandlePtr != </text:span><text:span text:style-name="T6">nullptr</text:span><text:span text:style-name="T7">) {</text:span><text:line-break/><text:span text:style-name="T7"> <text:s text:c="19"/>returnValue = semHandlePtr-&gt;waitN(in);</text:span><text:line-break/><text:span text:style-name="T7"> <text:s text:c="15"/>} </text:span><text:span text:style-name="T6">else </text:span><text:span text:style-name="T7">returnValue = -</text:span><text:span text:style-name="T13">2</text:span><text:span text:style-name="T7">;</text:span><text:line-break/><text:line-break/><text:span text:style-name="T7"> <text:s text:c="15"/></text:span><text:span text:style-name="T6">__asm__ volatile</text:span><text:span text:style-name="T7">(</text:span><text:span text:style-name="T5">"sd %0,10*8(fp)"</text:span><text:span text:style-name="T7">::</text:span><text:span text:style-name="T5">"r"</text:span><text:span text:style-name="T7">(returnValue));</text:span><text:line-break/><text:span text:style-name="T7"> <text:s text:c="15"/></text:span><text:span text:style-name="T10">TCB</text:span><text:span text:style-name="T7">::dispatch()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6">case </text:span><text:span text:style-name="T13">0x69</text:span><text:span text:style-name="T7">:{</text:span><text:line-break/><text:span text:style-name="T7"> <text:s text:c="15"/></text:span><text:span text:style-name="T6">__asm__ volatile </text:span><text:span text:style-name="T7">(</text:span><text:span text:style-name="T5">"ld %[handle], 11*8(fp)" </text:span><text:span text:style-name="T7">: [handle]</text:span><text:span text:style-name="T5">"=r"</text:span><text:span text:style-name="T7">(semHandlePtr));</text:span><text:line-break/><text:line-break/><text:span text:style-name="T7"> <text:s text:c="15"/></text:span><text:span text:style-name="T6">if </text:span><text:span text:style-name="T7">(semHandlePtr != </text:span><text:span text:style-name="T6">nullptr</text:span><text:span text:style-name="T7">) {</text:span><text:line-break/><text:span text:style-name="T7"> <text:s text:c="19"/>returnValue = semHandlePtr-&gt;signalN();</text:span><text:line-break/><text:span text:style-name="T7"> <text:s text:c="15"/>} </text:span><text:span text:style-name="T6">else </text:span><text:span text:style-name="T7">returnValue = -</text:span><text:span text:style-name="T13">2</text:span><text:span text:style-name="T7">;</text:span><text:line-break/><text:line-break/><text:span text:style-name="T7"> <text:s text:c="15"/></text:span><text:span text:style-name="T6">__asm__ volatile</text:span><text:span text:style-name="T7">(</text:span><text:span text:style-name="T5">"sd %0,10*8(fp)"</text:span><text:span text:style-name="T7">::</text:span><text:span text:style-name="T5">"r"</text:span><text:span text:style-name="T7">(returnValue));</text:span><text:line-break/><text:span text:style-name="T7"> <text:s text:c="15"/></text:span><text:span text:style-name="T10">TCB</text:span><text:span text:style-name="T7">::dispatch()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6">case </text:span><text:span text:style-name="T13">0x70</text:span><text:span text:style-name="T7">: {</text:span><text:line-break/><text:span text:style-name="T7"> <text:s text:c="15"/></text:span><text:span text:style-name="T2">//PING</text:span><text:line-break/><text:span text:style-name="T2"> <text:s text:c="15"/></text:span><text:span text:style-name="T9">thread_t </text:span><text:span text:style-name="T7">modhandle;</text:span><text:line-break/><text:span text:style-name="T7"> <text:s text:c="15"/></text:span><text:span text:style-name="T6">__asm__ volatile</text:span><text:span text:style-name="T7">(</text:span><text:span text:style-name="T5">"ld %[handle],11*8(fp)"</text:span><text:span text:style-name="T7">:[handle]</text:span><text:span text:style-name="T5">"=r"</text:span><text:span text:style-name="T7">(modhandle));</text:span><text:line-break/><text:span text:style-name="T7"> <text:s text:c="15"/>modhandle-&gt;pingThread();</text:span><text:line-break/><text:span text:style-name="T7"> <text:s text:c="15"/></text:span><text:span text:style-name="T10">TCB</text:span><text:span text:style-name="T7">::dispatch()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2">//SEMAFOR DEO</text:span><text:line-break/><text:span text:style-name="T2"> <text:s text:c="11"/></text:span><text:span text:style-name="T6">case </text:span><text:span text:style-name="T15">SEM_OPEN</text:span><text:span text:style-name="T7">:{</text:span><text:line-break/><text:span text:style-name="T7"> <text:s text:c="15"/></text:span><text:span text:style-name="T2">//sem_open</text:span><text:line-break/><text:span text:style-name="T2"> <text:s text:c="15"/></text:span><text:span text:style-name="T6">unsigned </text:span><text:span text:style-name="T7">init;</text:span><text:line-break/><text:span text:style-name="T7"> <text:s text:c="15"/></text:span><text:span text:style-name="T10">Semaphore_k </text:span><text:span text:style-name="T7">**semHandle;</text:span><text:line-break/><text:span text:style-name="T7"> <text:s text:c="15"/></text:span><text:span text:style-name="T6">__asm__ volatile </text:span><text:span text:style-name="T7">(</text:span><text:span text:style-name="T5">"ld %[handle], 11*8(fp)" </text:span><text:span text:style-name="T7">: [handle]</text:span><text:span text:style-name="T5">"=r"</text:span><text:span text:style-name="T7">(semHandle));</text:span><text:line-break/><text:span text:style-name="T7"> <text:s text:c="15"/></text:span><text:span text:style-name="T6">__asm__ volatile </text:span><text:span text:style-name="T7">(</text:span><text:span text:style-name="T5">"ld %[init], 12*8(fp)" </text:span><text:span text:style-name="T7">: [init]</text:span><text:span text:style-name="T5">"=r"</text:span><text:span text:style-name="T7">(init));</text:span><text:line-break/><text:line-break/><text:span text:style-name="T7"> <text:s text:c="15"/>*semHandle = </text:span><text:span text:style-name="T10">Semaphore_k</text:span><text:span text:style-name="T7">::kreirajSemafor(init);</text:span><text:line-break/><text:span text:style-name="T7"> <text:s text:c="15"/></text:span><text:span text:style-name="T6">int </text:span><text:span text:style-name="T7">ret = </text:span><text:span text:style-name="T13">0</text:span><text:span text:style-name="T7">;</text:span><text:line-break/><text:span text:style-name="T7"> <text:s text:c="15"/></text:span><text:span text:style-name="T6">if </text:span><text:span text:style-name="T7">(semHandle == </text:span><text:span text:style-name="T6">nullptr</text:span><text:span text:style-name="T7">) {</text:span><text:line-break/><text:span text:style-name="T7"> <text:s text:c="19"/>ret = -</text:span><text:span text:style-name="T13">1</text:span><text:span text:style-name="T7">;</text:span><text:line-break/><text:span text:style-name="T7"> <text:s text:c="15"/>} </text:span><text:span text:style-name="T6">else </text:span><text:span text:style-name="T7">{</text:span><text:line-break/><text:span text:style-name="T7"> <text:s text:c="19"/>ret = </text:span><text:span text:style-name="T13">0</text:span><text:span text:style-name="T7">;</text:span><text:line-break/><text:span text:style-name="T7"> <text:s text:c="15"/>}</text:span><text:line-break/><text:span text:style-name="T7"> <text:s text:c="15"/></text:span><text:span text:style-name="T6">__asm__ volatile</text:span><text:span text:style-name="T7">(</text:span><text:span text:style-name="T5">"sd %0,10*8(fp)"</text:span><text:span text:style-name="T7">::</text:span><text:span text:style-name="T5">"r"</text:span><text:span text:style-name="T7">(ret));</text:span><text:line-break/><text:soft-page-break/><text:line-break/><text:span text:style-name="T7"> <text:s text:c="11"/>}</text:span><text:line-break/><text:line-break/><text:span text:style-name="T7"> <text:s text:c="11"/></text:span><text:span text:style-name="T6">case </text:span><text:span text:style-name="T15">SEM_CLOSE</text:span><text:span text:style-name="T7">:</text:span><text:line-break/><text:span text:style-name="T7"> <text:s text:c="15"/></text:span><text:span text:style-name="T2">//sem_close</text:span><text:line-break/><text:line-break/><text:line-break/><text:span text:style-name="T2"> <text:s text:c="15"/></text:span><text:span text:style-name="T6">__asm__ volatile</text:span><text:span text:style-name="T7">(</text:span><text:span text:style-name="T5">"ld %[arg], 11*8(fp)"</text:span><text:span text:style-name="T7">: [arg] </text:span><text:span text:style-name="T5">"=r"</text:span><text:span text:style-name="T7">(semHandlePtr));</text:span><text:line-break/><text:line-break/><text:span text:style-name="T7"> <text:s text:c="15"/></text:span><text:span text:style-name="T6">if </text:span><text:span text:style-name="T7">(semHandlePtr != </text:span><text:span text:style-name="T6">nullptr</text:span><text:span text:style-name="T7">) {</text:span><text:line-break/><text:span text:style-name="T7"> <text:s text:c="19"/>returnValue = semHandlePtr-&gt;close();</text:span><text:line-break/><text:span text:style-name="T7"> <text:s text:c="15"/>} </text:span><text:span text:style-name="T6">else </text:span><text:span text:style-name="T7">returnValue = -</text:span><text:span text:style-name="T13">2</text:span><text:span text:style-name="T7">;</text:span><text:line-break/><text:line-break/><text:span text:style-name="T7"> <text:s text:c="15"/></text:span><text:span text:style-name="T6">__asm__ volatile</text:span><text:span text:style-name="T7">(</text:span><text:span text:style-name="T5">"sd %0,10*8(fp)"</text:span><text:span text:style-name="T7">::</text:span><text:span text:style-name="T5">"r"</text:span><text:span text:style-name="T7">(returnValue));</text:span><text:line-break/><text:span text:style-name="T7"> <text:s text:c="15"/></text:span><text:span text:style-name="T6">break</text:span><text:span text:style-name="T7">;</text:span><text:line-break/><text:line-break/><text:span text:style-name="T7"> <text:s text:c="11"/></text:span><text:span text:style-name="T6">case </text:span><text:span text:style-name="T15">SEM_WAIT</text:span><text:span text:style-name="T7">:</text:span><text:line-break/><text:span text:style-name="T7"> <text:s text:c="15"/></text:span><text:span text:style-name="T2">//sem_wait</text:span><text:line-break/><text:span text:style-name="T2"> <text:s text:c="15"/></text:span><text:span text:style-name="T6">__asm__ volatile</text:span><text:span text:style-name="T7">(</text:span><text:span text:style-name="T5">"ld %[arg], 11*8(fp)"</text:span><text:span text:style-name="T7">: [arg] </text:span><text:span text:style-name="T5">"=r"</text:span><text:span text:style-name="T7">(semHandlePtr));</text:span><text:line-break/><text:span text:style-name="T7"> <text:s text:c="15"/></text:span><text:span text:style-name="T6">if </text:span><text:span text:style-name="T7">(semHandlePtr != </text:span><text:span text:style-name="T6">nullptr</text:span><text:span text:style-name="T7">) {</text:span><text:line-break/><text:span text:style-name="T7"> <text:s text:c="19"/>returnValue = semHandlePtr-&gt;wait();</text:span><text:line-break/><text:span text:style-name="T7"> <text:s text:c="15"/>} </text:span><text:span text:style-name="T6">else </text:span><text:span text:style-name="T7">returnValue = -</text:span><text:span text:style-name="T13">2</text:span><text:span text:style-name="T7">;</text:span><text:line-break/><text:line-break/><text:span text:style-name="T7"> <text:s text:c="15"/></text:span><text:span text:style-name="T6">__asm__ volatile</text:span><text:span text:style-name="T7">(</text:span><text:span text:style-name="T5">"sd %0,10*8(fp)"</text:span><text:span text:style-name="T7">::</text:span><text:span text:style-name="T5">"r"</text:span><text:span text:style-name="T7">(returnValue));</text:span><text:line-break/><text:span text:style-name="T7"> <text:s text:c="15"/></text:span><text:span text:style-name="T6">break</text:span><text:span text:style-name="T7">;</text:span><text:line-break/><text:span text:style-name="T7"> <text:s text:c="11"/></text:span><text:span text:style-name="T6">case </text:span><text:span text:style-name="T15">SEM_SIGNAL</text:span><text:span text:style-name="T7">:</text:span><text:line-break/><text:span text:style-name="T7"> <text:s text:c="15"/></text:span><text:span text:style-name="T2">//sem_signal</text:span><text:line-break/><text:span text:style-name="T2"> <text:s text:c="15"/></text:span><text:span text:style-name="T6">__asm__ volatile</text:span><text:span text:style-name="T7">(</text:span><text:span text:style-name="T5">"ld %[arg], 11*8(fp)"</text:span><text:span text:style-name="T7">: [arg] </text:span><text:span text:style-name="T5">"=r"</text:span><text:span text:style-name="T7">(semHandlePtr));</text:span><text:line-break/><text:span text:style-name="T7"> <text:s text:c="15"/></text:span><text:span text:style-name="T6">if </text:span><text:span text:style-name="T7">(semHandlePtr != </text:span><text:span text:style-name="T6">nullptr</text:span><text:span text:style-name="T7">) {</text:span><text:line-break/><text:span text:style-name="T7"> <text:s text:c="19"/>returnValue = semHandlePtr-&gt;signal();</text:span><text:line-break/><text:span text:style-name="T7"> <text:s text:c="15"/>} </text:span><text:span text:style-name="T6">else </text:span><text:span text:style-name="T7">returnValue = -</text:span><text:span text:style-name="T13">2</text:span><text:span text:style-name="T7">;</text:span><text:line-break/><text:line-break/><text:span text:style-name="T7"> <text:s text:c="15"/></text:span><text:span text:style-name="T6">__asm__ volatile</text:span><text:span text:style-name="T7">(</text:span><text:span text:style-name="T5">"sd %0,10*8(fp)"</text:span><text:span text:style-name="T7">::</text:span><text:span text:style-name="T5">"r"</text:span><text:span text:style-name="T7">(returnValue));</text:span><text:line-break/><text:span text:style-name="T7"> <text:s text:c="15"/></text:span><text:span text:style-name="T6">break</text:span><text:span text:style-name="T7">;</text:span><text:line-break/><text:line-break/><text:span text:style-name="T7"> <text:s text:c="11"/></text:span><text:span text:style-name="T6">case </text:span><text:span text:style-name="T15">SEM_TRYWAT</text:span><text:span text:style-name="T7">:</text:span><text:line-break/><text:span text:style-name="T7"> <text:s text:c="15"/></text:span><text:span text:style-name="T2">//sem_signal</text:span><text:line-break/><text:span text:style-name="T2"> <text:s text:c="15"/></text:span><text:span text:style-name="T6">__asm__ volatile</text:span><text:span text:style-name="T7">(</text:span><text:span text:style-name="T5">"ld %[arg], 11*8(fp)"</text:span><text:span text:style-name="T7">: [arg] </text:span><text:span text:style-name="T5">"=r"</text:span><text:span text:style-name="T7">(semHandlePtr));</text:span><text:line-break/><text:span text:style-name="T7"> <text:s text:c="15"/></text:span><text:span text:style-name="T6">if </text:span><text:span text:style-name="T7">(semHandlePtr != </text:span><text:span text:style-name="T6">nullptr</text:span><text:span text:style-name="T7">) {</text:span><text:line-break/><text:span text:style-name="T7"> <text:s text:c="19"/>returnValue = semHandlePtr-&gt;trywait();</text:span><text:line-break/><text:span text:style-name="T7"> <text:s text:c="15"/>} </text:span><text:span text:style-name="T6">else </text:span><text:span text:style-name="T7">returnValue = -</text:span><text:span text:style-name="T13">2</text:span><text:span text:style-name="T7">;</text:span><text:line-break/><text:line-break/><text:span text:style-name="T7"> <text:s text:c="15"/></text:span><text:span text:style-name="T6">__asm__ volatile</text:span><text:span text:style-name="T7">(</text:span><text:span text:style-name="T5">"sd %0,10*8(fp)"</text:span><text:span text:style-name="T7">::</text:span><text:span text:style-name="T5">"r"</text:span><text:span text:style-name="T7">(returnValue));</text:span><text:line-break/><text:span text:style-name="T7"> <text:s text:c="15"/></text:span><text:span text:style-name="T6">break</text:span><text:span text:style-name="T7">;</text:span><text:line-break/><text:span text:style-name="T7"> <text:s text:c="11"/></text:span><text:span text:style-name="T2">//ISPIS DEO - njihov putc/getc</text:span><text:line-break/><text:span text:style-name="T2"> <text:s text:c="11"/></text:span><text:span text:style-name="T6">case </text:span><text:span text:style-name="T15">GETC</text:span><text:span text:style-name="T7">: {</text:span><text:line-break/><text:span text:style-name="T7"> <text:s text:c="15"/></text:span><text:span text:style-name="T2">//volatile char c = __getc();</text:span><text:line-break/><text:span text:style-name="T2"> <text:s text:c="15"/></text:span><text:span text:style-name="T6">char </text:span><text:span text:style-name="T7">c=__getc();</text:span><text:line-break/><text:span text:style-name="T7"> <text:s text:c="15"/></text:span><text:span text:style-name="T6">__asm__ volatile</text:span><text:span text:style-name="T7">(</text:span><text:span text:style-name="T5">"sd %0,10*8(fp)"</text:span><text:span text:style-name="T7">::</text:span><text:span text:style-name="T5">"r"</text:span><text:span text:style-name="T7">(c))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6">case </text:span><text:span text:style-name="T15">PUTC</text:span><text:span text:style-name="T7">:{</text:span><text:line-break/><text:span text:style-name="T7"> <text:s text:c="15"/></text:span><text:span text:style-name="T2">//putc</text:span><text:line-break/><text:span text:style-name="T2"> <text:s text:c="15"/></text:span><text:span text:style-name="T6">volatile </text:span><text:span text:style-name="T9">uint64 </text:span><text:span text:style-name="T7">ch;</text:span><text:line-break/><text:span text:style-name="T7"> <text:s text:c="15"/></text:span><text:span text:style-name="T6">__asm__ volatile</text:span><text:span text:style-name="T7">(</text:span><text:span text:style-name="T5">"ld t2, 8*11(fp)"</text:span><text:span text:style-name="T7">);</text:span><text:line-break/><text:span text:style-name="T7"> <text:s text:c="15"/></text:span><text:span text:style-name="T6">__asm__ volatile</text:span><text:span text:style-name="T7">(</text:span><text:span text:style-name="T5">"mv %0, t2" </text:span><text:span text:style-name="T7">: </text:span><text:span text:style-name="T5">"=r" </text:span><text:span text:style-name="T7">(ch));</text:span><text:line-break/><text:soft-page-break/><text:span text:style-name="T7"> <text:s text:c="15"/>__putc((</text:span><text:span text:style-name="T6">char</text:span><text:span text:style-name="T7">)ch);</text:span><text:line-break/><text:span text:style-name="T7"> <text:s text:c="15"/></text:span><text:span text:style-name="T6">break</text:span><text:span text:style-name="T7">;</text:span><text:line-break/><text:line-break/><text:span text:style-name="T7"> <text:s text:c="11"/>}</text:span><text:line-break/><text:span text:style-name="T7"> <text:s text:c="11"/></text:span><text:span text:style-name="T6">case </text:span><text:span text:style-name="T13">0x52</text:span><text:span text:style-name="T7">:{</text:span><text:line-break/><text:span text:style-name="T7"> <text:s text:c="15"/></text:span><text:span text:style-name="T10">TCB</text:span><text:span text:style-name="T7">::barrier();</text:span><text:line-break/><text:span text:style-name="T7"> <text:s text:c="15"/></text:span><text:span text:style-name="T10">TCB</text:span><text:span text:style-name="T7">::dispatch()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6">default</text:span><text:span text:style-name="T7">:</text:span><text:line-break/><text:line-break/><text:span text:style-name="T7"> <text:s text:c="15"/></text:span><text:span text:style-name="T6">break</text:span><text:span text:style-name="T7">;</text:span><text:line-break/><text:span text:style-name="T7"> <text:s text:c="7"/>}</text:span><text:line-break/><text:line-break/><text:line-break/><text:span text:style-name="T7"> <text:s text:c="3"/>}</text:span><text:line-break/><text:span text:style-name="T7"> <text:s text:c="3"/></text:span><text:span text:style-name="T6">else if</text:span><text:span text:style-name="T7">(scause == </text:span><text:span text:style-name="T15">KONZ</text:span><text:span text:style-name="T7">){</text:span><text:line-break/><text:span text:style-name="T7"> <text:s text:c="7"/></text:span><text:span text:style-name="T2">//radim sa njihovim console_handlerom</text:span><text:line-break/><text:span text:style-name="T2"> <text:s text:c="7"/></text:span><text:span text:style-name="T7">console_handler();</text:span><text:line-break/><text:span text:style-name="T7"> <text:s text:c="7"/>w_sstatus(sstatus);</text:span><text:line-break/><text:span text:style-name="T7"> <text:s text:c="7"/>w_sepc(sepc);</text:span><text:line-break/><text:span text:style-name="T7"> <text:s text:c="7"/>w_sstatus(sstatus);</text:span><text:line-break/><text:span text:style-name="T7"> <text:s text:c="7"/></text:span><text:span text:style-name="T2">//spoljasnji hardverski prekid (od konzole)</text:span><text:line-break/><text:line-break/><text:span text:style-name="T2"> <text:s text:c="3"/></text:span><text:span text:style-name="T7">}</text:span><text:line-break/><text:span text:style-name="T7"> <text:s text:c="3"/></text:span><text:span text:style-name="T6">else if</text:span><text:span text:style-name="T7">(scause == </text:span><text:span text:style-name="T15">TIMER</text:span><text:span text:style-name="T7">){</text:span><text:line-break/><text:span text:style-name="T7"> <text:s text:c="6"/></text:span><text:span text:style-name="T2">// interrupt: da; cause code: supervisor software interrupt (CLINT; machine timer interrupt)</text:span><text:line-break/><text:span text:style-name="T2"> <text:s text:c="7"/></text:span><text:span text:style-name="T7">mc_sip(</text:span><text:span text:style-name="T15">SIP_SSIP</text:span><text:span text:style-name="T7">);</text:span><text:line-break/><text:span text:style-name="T7"> <text:s text:c="7"/></text:span><text:span text:style-name="T6">if</text:span><text:span text:style-name="T7">(</text:span><text:span text:style-name="T10">TCB</text:span><text:span text:style-name="T7">::</text:span><text:span text:style-name="T11">running</text:span><text:span text:style-name="T7">!= </text:span><text:span text:style-name="T6">nullptr</text:span><text:span text:style-name="T7">)</text:span><text:span text:style-name="T10">TCB</text:span><text:span text:style-name="T7">::</text:span><text:span text:style-name="T11">running</text:span><text:span text:style-name="T7">-&gt;incrementTime();</text:span><text:line-break/><text:line-break/><text:span text:style-name="T7"> <text:s text:c="3"/>}</text:span><text:line-break/><text:line-break/><text:line-break/><text:span text:style-name="T7"> <text:s text:c="3"/></text:span><text:span text:style-name="T6">else</text:span><text:line-break/><text:span text:style-name="T6"> <text:s text:c="3"/></text:span><text:span text:style-name="T7">{</text:span><text:line-break/><text:line-break/><text:span text:style-name="T7"> <text:s text:c="7"/>printString(</text:span><text:span text:style-name="T5">"scause: "</text:span><text:span text:style-name="T7">);</text:span><text:line-break/><text:span text:style-name="T7"> <text:s text:c="7"/>printInt(scause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printString(</text:span><text:span text:style-name="T5">"sepc: "</text:span><text:span text:style-name="T7">);</text:span><text:line-break/><text:span text:style-name="T7"> <text:s text:c="7"/>printInt(sepc,</text:span><text:span text:style-name="T13">16</text:span><text:span text:style-name="T7">,</text:span><text:span text:style-name="T13">0</text:span><text:span text:style-name="T7">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line-break/><text:span text:style-name="T2">// <text:s text:c="7"/>printString("\n");</text:span><text:line-break/><text:span text:style-name="T2"> <text:s text:c="7"/>//stavila sam praznu petlju</text:span><text:line-break/><text:span text:style-name="T2"> <text:s text:c="7"/>//da mi u testu sedam</text:span><text:line-break/><text:span text:style-name="T2"> <text:s text:c="7"/>//kad pukne, ne bi ispisivao</text:span><text:line-break/><text:span text:style-name="T2"> <text:s text:c="7"/>//scause 2 petsto puta</text:span><text:line-break/><text:line-break/><text:span text:style-name="T2"> <text:s text:c="7"/></text:span><text:span text:style-name="T6">__asm__ volatile</text:span><text:span text:style-name="T7">(</text:span><text:span text:style-name="T5">"li a0,0x5555"</text:span><text:span text:style-name="T7">);</text:span><text:line-break/><text:span text:style-name="T7"> <text:s text:c="7"/></text:span><text:span text:style-name="T6">__asm__ volatile</text:span><text:span text:style-name="T7">(</text:span><text:span text:style-name="T5">"li a1,0x100000"</text:span><text:span text:style-name="T7">);</text:span><text:line-break/><text:span text:style-name="T7"> <text:s text:c="7"/></text:span><text:span text:style-name="T6">__asm__ volatile</text:span><text:span text:style-name="T7">(</text:span><text:span text:style-name="T5">"sw a0, 0(a1)"</text:span><text:span text:style-name="T7">);</text:span><text:line-break/><text:span text:style-name="T7"> <text:s text:c="7"/></text:span><text:span text:style-name="T2">//while(1);</text:span><text:line-break/><text:line-break/><text:span text:style-name="T2"> <text:s text:c="3"/></text:span><text:span text:style-name="T7">}</text:span><text:line-break/><text:span text:style-name="T7"> <text:s text:c="3"/>w_sstatus(sstatus);</text:span><text:line-break/><text:soft-page-break/><text:span text:style-name="T7"> <text:s text:c="3"/>w_sepc(sepc);</text:span><text:line-break/><text:line-break/><text:line-break/><text:span text:style-name="T7">}</text:span><text:line-break/>syscall_cpp.hpp</text:p>
      <text:p text:style-name="P1"/>
      <text:p text:style-name="P1"><text:span text:style-name="T2">//</text:span><text:line-break/><text:span text:style-name="T2">// Created by os on 5/17/24.</text:span><text:line-break/><text:span text:style-name="T2">//</text:span><text:line-break/><text:line-break/><text:span text:style-name="T3">#ifndef </text:span><text:span text:style-name="T4">syscall_cpp</text:span><text:line-break/><text:span text:style-name="T3">#define </text:span><text:span text:style-name="T4">syscall_cpp</text:span><text:line-break/><text:line-break/><text:span text:style-name="T3">#include </text:span><text:span text:style-name="T5">"syscall_c.h"</text:span><text:line-break/><text:line-break/><text:line-break/><text:span text:style-name="T6">void</text:span><text:span text:style-name="T7">* </text:span><text:span text:style-name="T6">operator new</text:span><text:span text:style-name="T7">(</text:span><text:span text:style-name="T9">size_t </text:span><text:span text:style-name="T7">size);</text:span><text:line-break/><text:span text:style-name="T6">void operator delete</text:span><text:span text:style-name="T7">(</text:span><text:span text:style-name="T6">void</text:span><text:span text:style-name="T7">* p) </text:span><text:span text:style-name="T6">noexcept</text:span><text:span text:style-name="T7">;</text:span><text:line-break/><text:line-break/><text:span text:style-name="T6">class </text:span><text:span text:style-name="T10">Semaphore </text:span><text:span text:style-name="T7">{</text:span><text:line-break/><text:span text:style-name="T6">public</text:span><text:span text:style-name="T7">:</text:span><text:line-break/><text:span text:style-name="T7"> <text:s text:c="3"/></text:span><text:span text:style-name="T6">explicit </text:span><text:span text:style-name="T12">Semaphore</text:span><text:span text:style-name="T7">(</text:span><text:span text:style-name="T6">unsigned </text:span><text:span text:style-name="T7">init = </text:span><text:span text:style-name="T13">1</text:span><text:span text:style-name="T7">);</text:span><text:line-break/><text:span text:style-name="T7"> <text:s text:c="3"/></text:span><text:span text:style-name="T6">virtual </text:span><text:span text:style-name="T12">~Semaphore</text:span><text:span text:style-name="T7">();</text:span><text:line-break/><text:line-break/><text:span text:style-name="T7"> <text:s text:c="3"/></text:span><text:span text:style-name="T6">int </text:span><text:span text:style-name="T12">wait</text:span><text:span text:style-name="T7">();</text:span><text:line-break/><text:span text:style-name="T7"> <text:s text:c="3"/></text:span><text:span text:style-name="T6">int </text:span><text:span text:style-name="T12">signal</text:span><text:span text:style-name="T7">();</text:span><text:line-break/><text:span text:style-name="T7"> <text:s text:c="3"/></text:span><text:span text:style-name="T6">int </text:span><text:span text:style-name="T12">timedwait</text:span><text:span text:style-name="T7">(</text:span><text:span text:style-name="T9">time_t </text:span><text:span text:style-name="T7">timeout) ;</text:span><text:line-break/><text:span text:style-name="T7"> <text:s text:c="3"/></text:span><text:span text:style-name="T6">int </text:span><text:span text:style-name="T12">trywait</text:span><text:span text:style-name="T7">();</text:span><text:line-break/><text:line-break/><text:span text:style-name="T7"> <text:s text:c="3"/></text:span><text:span text:style-name="T6">int </text:span><text:span text:style-name="T12">waitN</text:span><text:span text:style-name="T7">(</text:span><text:span text:style-name="T6">int </text:span><text:span text:style-name="T7">n);</text:span><text:line-break/><text:span text:style-name="T7"> <text:s text:c="3"/></text:span><text:span text:style-name="T6">int </text:span><text:span text:style-name="T12">signalN</text:span><text:span text:style-name="T7">();</text:span><text:line-break/><text:line-break/><text:span text:style-name="T6">protected</text:span><text:span text:style-name="T7">:</text:span><text:line-break/><text:span text:style-name="T7"> <text:s text:c="3"/></text:span><text:span text:style-name="T9">sem_t </text:span><text:span text:style-name="T11">myHandle</text:span><text:span text:style-name="T7">;</text:span><text:line-break/><text:span text:style-name="T7">};</text:span><text:line-break/><text:line-break/><text:span text:style-name="T6">class </text:span><text:span text:style-name="T10">Thread </text:span><text:span text:style-name="T7">{</text:span><text:line-break/><text:span text:style-name="T6">public</text:span><text:span text:style-name="T7">:</text:span><text:line-break/><text:line-break/><text:span text:style-name="T7"> <text:s text:c="3"/></text:span><text:span text:style-name="T12">Thread</text:span><text:span text:style-name="T7">(</text:span><text:span text:style-name="T6">void </text:span><text:span text:style-name="T7">(*body)(</text:span><text:span text:style-name="T6">void</text:span><text:span text:style-name="T7">*), </text:span><text:span text:style-name="T6">void</text:span><text:span text:style-name="T7">* arg);</text:span><text:line-break/><text:span text:style-name="T7"> <text:s text:c="3"/></text:span><text:span text:style-name="T6">virtual </text:span><text:span text:style-name="T12">~Thread</text:span><text:span text:style-name="T7">();</text:span><text:line-break/><text:line-break/><text:span text:style-name="T7"> <text:s text:c="3"/></text:span><text:span text:style-name="T6">int </text:span><text:span text:style-name="T12">start</text:span><text:span text:style-name="T7">();</text:span><text:line-break/><text:span text:style-name="T7"> <text:s text:c="3"/></text:span><text:span text:style-name="T6">static void </text:span><text:span text:style-name="T12">dispatch</text:span><text:span text:style-name="T7">();</text:span><text:line-break/><text:span text:style-name="T7"> <text:s text:c="3"/></text:span><text:span text:style-name="T6">static int </text:span><text:span text:style-name="T12">sleep</text:span><text:span text:style-name="T7">(</text:span><text:span text:style-name="T9">time_t </text:span><text:span text:style-name="T7">time);</text:span><text:line-break/><text:span text:style-name="T7"> <text:s text:c="3"/></text:span><text:span text:style-name="T6">int </text:span><text:span text:style-name="T12">getThreadId</text:span><text:span text:style-name="T7">();</text:span><text:line-break/><text:line-break/><text:line-break/><text:span text:style-name="T7"> <text:s text:c="3"/></text:span><text:span text:style-name="T6">void </text:span><text:span text:style-name="T12">join</text:span><text:span text:style-name="T7">();</text:span><text:line-break/><text:span text:style-name="T7"> <text:s text:c="3"/></text:span><text:span text:style-name="T6">static void </text:span><text:span text:style-name="T12">joinALL</text:span><text:span text:style-name="T7">();</text:span><text:line-break/><text:span text:style-name="T7"> <text:s text:c="3"/></text:span><text:span text:style-name="T6">static void </text:span><text:span text:style-name="T12">setRunning</text:span><text:span text:style-name="T7">(</text:span><text:span text:style-name="T10">Thread</text:span><text:span text:style-name="T7">* thread);</text:span><text:line-break/><text:span text:style-name="T7"> <text:s text:c="3"/></text:span><text:span text:style-name="T6">void </text:span><text:span text:style-name="T12">man</text:span><text:span text:style-name="T7">(</text:span><text:span text:style-name="T6">unsigned int </text:span><text:span text:style-name="T7">id);</text:span><text:line-break/><text:span text:style-name="T7"> <text:s text:c="3"/></text:span><text:span text:style-name="T6">void </text:span><text:span text:style-name="T12">woman</text:span><text:span text:style-name="T7">(</text:span><text:span text:style-name="T6">unsigned int </text:span><text:span text:style-name="T7">id);</text:span><text:line-break/><text:span text:style-name="T7"> <text:s text:c="3"/></text:span><text:span text:style-name="T6">void </text:span><text:span text:style-name="T12">barrier</text:span><text:span text:style-name="T7">();</text:span><text:line-break/><text:soft-page-break/><text:line-break/><text:span text:style-name="T7"> <text:s text:c="3"/></text:span><text:span text:style-name="T6">void </text:span><text:span text:style-name="T12">send</text:span><text:span text:style-name="T7">(</text:span><text:span text:style-name="T6">char const</text:span><text:span text:style-name="T7">* message);</text:span><text:line-break/><text:span text:style-name="T7"> <text:s text:c="3"/></text:span><text:span text:style-name="T6">char const</text:span><text:span text:style-name="T7">* </text:span><text:span text:style-name="T12">receive</text:span><text:span text:style-name="T7">();</text:span><text:line-break/><text:line-break/><text:span text:style-name="T7"> <text:s text:c="3"/></text:span><text:span text:style-name="T6">static void </text:span><text:span text:style-name="T12">setMaxThreads</text:span><text:span text:style-name="T7">( </text:span><text:span text:style-name="T6">int </text:span><text:span text:style-name="T7">num);</text:span><text:line-break/><text:span text:style-name="T7"> <text:s text:c="3"/></text:span><text:span text:style-name="T6">static void </text:span><text:span text:style-name="T12">barrier_2</text:span><text:span text:style-name="T7">();</text:span><text:line-break/><text:line-break/><text:span text:style-name="T7"> <text:s text:c="3"/></text:span><text:span text:style-name="T6">void </text:span><text:span text:style-name="T12">producer</text:span><text:span text:style-name="T7">(</text:span><text:span text:style-name="T6">int </text:span><text:span text:style-name="T7">id);</text:span><text:line-break/><text:span text:style-name="T7"> <text:s text:c="3"/></text:span><text:span text:style-name="T6">void </text:span><text:span text:style-name="T12">consumer</text:span><text:span text:style-name="T7">(</text:span><text:span text:style-name="T6">int </text:span><text:span text:style-name="T7">id);</text:span><text:line-break/><text:line-break/><text:span text:style-name="T7"> <text:s text:c="3"/></text:span><text:span text:style-name="T6">void </text:span><text:span text:style-name="T12">O</text:span><text:span text:style-name="T7">(</text:span><text:span text:style-name="T6">unsigned int </text:span><text:span text:style-name="T7">id);</text:span><text:line-break/><text:span text:style-name="T7"> <text:s text:c="3"/></text:span><text:span text:style-name="T6">void </text:span><text:span text:style-name="T12">H</text:span><text:span text:style-name="T7">(</text:span><text:span text:style-name="T6">unsigned int </text:span><text:span text:style-name="T7">id);</text:span><text:line-break/><text:line-break/><text:span text:style-name="T7"> <text:s text:c="3"/></text:span><text:span text:style-name="T6">void </text:span><text:span text:style-name="T12">savage</text:span><text:span text:style-name="T7">(</text:span><text:span text:style-name="T6">unsigned int </text:span><text:span text:style-name="T7">id);</text:span><text:line-break/><text:span text:style-name="T7"> <text:s text:c="3"/></text:span><text:span text:style-name="T6">void </text:span><text:span text:style-name="T12">cook</text:span><text:span text:style-name="T7">();</text:span><text:line-break/><text:line-break/><text:span text:style-name="T7"> <text:s text:c="3"/></text:span><text:span text:style-name="T6">void </text:span><text:span text:style-name="T12">birdChild</text:span><text:span text:style-name="T7">(</text:span><text:span text:style-name="T6">unsigned int </text:span><text:span text:style-name="T7">id);</text:span><text:line-break/><text:span text:style-name="T7"> <text:s text:c="3"/></text:span><text:span text:style-name="T6">void </text:span><text:span text:style-name="T12">birdParent</text:span><text:span text:style-name="T7">(</text:span><text:span text:style-name="T6">unsigned int </text:span><text:span text:style-name="T7">id);</text:span><text:line-break/><text:line-break/><text:span text:style-name="T7"> <text:s text:c="3"/></text:span><text:span text:style-name="T6">void </text:span><text:span text:style-name="T12">pcela</text:span><text:span text:style-name="T7">(</text:span><text:span text:style-name="T6">unsigned int </text:span><text:span text:style-name="T7">id);</text:span><text:line-break/><text:span text:style-name="T7"> <text:s text:c="3"/></text:span><text:span text:style-name="T6">void </text:span><text:span text:style-name="T12">meda</text:span><text:span text:style-name="T7">();</text:span><text:line-break/><text:line-break/><text:span text:style-name="T7"> <text:s text:c="3"/></text:span><text:span text:style-name="T6">void </text:span><text:span text:style-name="T12">pingThread</text:span><text:span text:style-name="T7">();</text:span><text:line-break/><text:span text:style-name="T6">protected</text:span><text:span text:style-name="T7">:</text:span><text:line-break/><text:span text:style-name="T7"> <text:s text:c="3"/></text:span><text:span text:style-name="T12">Thread</text:span><text:span text:style-name="T7">();</text:span><text:line-break/><text:span text:style-name="T7"> <text:s text:c="3"/></text:span><text:span text:style-name="T6">virtual void </text:span><text:span text:style-name="T12">run</text:span><text:span text:style-name="T7">(){};</text:span><text:line-break/><text:span text:style-name="T7"> <text:s text:c="3"/></text:span><text:span text:style-name="T2">//thread_t myHandle;</text:span><text:line-break/><text:line-break/><text:span text:style-name="T6">private</text:span><text:span text:style-name="T7">:</text:span><text:line-break/><text:line-break/><text:span text:style-name="T7"> <text:s text:c="3"/></text:span><text:span text:style-name="T9">thread_t </text:span><text:span text:style-name="T11">myHandle</text:span><text:span text:style-name="T7">;</text:span><text:line-break/><text:span text:style-name="T7"> <text:s text:c="3"/></text:span><text:span text:style-name="T6">void </text:span><text:span text:style-name="T7">(*</text:span><text:span text:style-name="T11">body</text:span><text:span text:style-name="T7">)(</text:span><text:span text:style-name="T6">void</text:span><text:span text:style-name="T7">*);</text:span><text:line-break/><text:span text:style-name="T7"> <text:s text:c="3"/></text:span><text:span text:style-name="T6">void</text:span><text:span text:style-name="T7">* </text:span><text:span text:style-name="T11">arg</text:span><text:span text:style-name="T7">;</text:span><text:line-break/><text:span text:style-name="T7"> <text:s text:c="3"/></text:span><text:span text:style-name="T2">//const char* message;</text:span><text:line-break/><text:line-break/><text:line-break/><text:span text:style-name="T2"> <text:s text:c="3"/>//wrapper za poziv run() metode</text:span><text:line-break/><text:span text:style-name="T2"> <text:s text:c="3"/></text:span><text:span text:style-name="T6">static void </text:span><text:span text:style-name="T12">threadWrapper</text:span><text:span text:style-name="T7">(</text:span><text:span text:style-name="T6">void</text:span><text:span text:style-name="T7">* thread);</text:span><text:line-break/><text:span text:style-name="T7">};</text:span><text:line-break/><text:line-break/><text:line-break/><text:line-break/><text:line-break/><text:line-break/><text:line-break/><text:line-break/><text:span text:style-name="T6">class </text:span><text:span text:style-name="T10">Console </text:span><text:span text:style-name="T7">{</text:span><text:line-break/><text:span text:style-name="T6">public</text:span><text:span text:style-name="T7">:</text:span><text:line-break/><text:span text:style-name="T7"> <text:s text:c="3"/></text:span><text:span text:style-name="T6">static void </text:span><text:span text:style-name="T12">putc</text:span><text:span text:style-name="T7">(</text:span><text:span text:style-name="T6">char </text:span><text:span text:style-name="T7">c);</text:span><text:line-break/><text:span text:style-name="T7"> <text:s text:c="3"/></text:span><text:span text:style-name="T6">static char </text:span><text:span text:style-name="T12">getc</text:span><text:span text:style-name="T7">();</text:span><text:line-break/><text:span text:style-name="T7">};</text:span><text:line-break/><text:line-break/><text:span text:style-name="T2">//Nisam radila asinhronu</text:span><text:line-break/><text:span text:style-name="T6">class </text:span><text:span text:style-name="T10">PeriodicThread </text:span><text:span text:style-name="T7">: </text:span><text:span text:style-name="T6">public </text:span><text:span text:style-name="T10">Thread </text:span><text:span text:style-name="T7">{</text:span><text:line-break/><text:soft-page-break/><text:span text:style-name="T6">public</text:span><text:span text:style-name="T7">:</text:span><text:line-break/><text:span text:style-name="T7"> <text:s text:c="3"/></text:span><text:span text:style-name="T6">void </text:span><text:span text:style-name="T12">terminate </text:span><text:span text:style-name="T7">();</text:span><text:line-break/><text:span text:style-name="T6">protected</text:span><text:span text:style-name="T7">:</text:span><text:line-break/><text:span text:style-name="T7"> <text:s text:c="3"/></text:span><text:span text:style-name="T12">PeriodicThread </text:span><text:span text:style-name="T7">(</text:span><text:span text:style-name="T9">time_t </text:span><text:span text:style-name="T7">period);</text:span><text:line-break/><text:span text:style-name="T7"> <text:s text:c="3"/></text:span><text:span text:style-name="T6">virtual void </text:span><text:span text:style-name="T12">periodicActivation </text:span><text:span text:style-name="T7">() {}</text:span><text:line-break/><text:span text:style-name="T6">private</text:span><text:span text:style-name="T7">:</text:span><text:line-break/><text:span text:style-name="T7"> <text:s text:c="3"/></text:span><text:span text:style-name="T9">time_t </text:span><text:span text:style-name="T11">period</text:span><text:span text:style-name="T7">;</text:span><text:line-break/><text:span text:style-name="T7">};</text:span><text:line-break/><text:line-break/><text:line-break/><text:span text:style-name="T3">#endif </text:span><text:span text:style-name="T2">//syscall_cpp</text:span></text:p>
      <text:p text:style-name="P1"/>
      <text:p text:style-name="P1">syscall_cpp.cpp</text:p>
      <text:p text:style-name="P1"><text:span text:style-name="T8"><text:s/></text:span><text:span text:style-name="T2">//</text:span><text:line-break/><text:span text:style-name="T2">// Created by os on 5/17/24.</text:span><text:line-break/><text:span text:style-name="T2">//</text:span><text:line-break/><text:line-break/><text:line-break/><text:span text:style-name="T3">#include </text:span><text:span text:style-name="T5">"../h/syscall_cpp.hpp"</text:span><text:line-break/><text:span text:style-name="T3">#include </text:span><text:span text:style-name="T5">"../h/syscall_c.h"</text:span><text:line-break/><text:span text:style-name="T3">#include </text:span><text:span text:style-name="T5">"../h/tcb.hpp"</text:span><text:line-break/><text:span text:style-name="T3">#include </text:span><text:span text:style-name="T5">"../h/Semaphore_k.hpp"</text:span><text:line-break/><text:span text:style-name="T2">//***Semafor deo***</text:span><text:line-break/><text:span text:style-name="T10">Semaphore</text:span><text:span text:style-name="T7">::</text:span><text:span text:style-name="T12">Semaphore</text:span><text:span text:style-name="T7">(</text:span><text:span text:style-name="T6">unsigned int </text:span><text:span text:style-name="T7">init) {</text:span><text:line-break/><text:span text:style-name="T7"> <text:s text:c="3"/>sem_open(&amp;</text:span><text:span text:style-name="T6">this</text:span><text:span text:style-name="T7">-&gt;</text:span><text:span text:style-name="T11">myHandle</text:span><text:span text:style-name="T7">, init);</text:span><text:line-break/><text:span text:style-name="T7">}</text:span><text:line-break/><text:line-break/><text:span text:style-name="T10">Semaphore</text:span><text:span text:style-name="T7">::</text:span><text:span text:style-name="T12">~Semaphore</text:span><text:span text:style-name="T7">() {</text:span><text:line-break/><text:span text:style-name="T7"> <text:s text:c="3"/></text:span><text:span text:style-name="T6">if</text:span><text:span text:style-name="T7">(</text:span><text:span text:style-name="T11">myHandle</text:span><text:span text:style-name="T7">){</text:span><text:line-break/><text:span text:style-name="T7"> <text:s text:c="7"/>sem_close(</text:span><text:span text:style-name="T6">this</text:span><text:span text:style-name="T7">-&gt;</text:span><text:span text:style-name="T11">myHandle</text:span><text:span text:style-name="T7">);</text:span><text:line-break/><text:span text:style-name="T7"> <text:s text:c="7"/>mem_free(</text:span><text:span text:style-name="T11">myHandle</text:span><text:span text:style-name="T7">);</text:span><text:line-break/><text:span text:style-name="T7"> <text:s text:c="7"/></text:span><text:span text:style-name="T11">myHandle </text:span><text:span text:style-name="T7">= </text:span><text:span text:style-name="T6">nullptr</text:span><text:span text:style-name="T7">;</text:span><text:line-break/><text:span text:style-name="T7"> <text:s text:c="3"/>}</text:span><text:line-break/><text:line-break/><text:line-break/><text:span text:style-name="T7">}</text:span><text:line-break/><text:line-break/><text:span text:style-name="T6">int </text:span><text:span text:style-name="T10">Semaphore</text:span><text:span text:style-name="T7">::</text:span><text:span text:style-name="T12">wait</text:span><text:span text:style-name="T7">() {</text:span><text:line-break/><text:span text:style-name="T7"> <text:s text:c="3"/></text:span><text:span text:style-name="T6">return </text:span><text:span text:style-name="T7">sem_wait(</text:span><text:span text:style-name="T6">this</text:span><text:span text:style-name="T7">-&gt;</text:span><text:span text:style-name="T11">myHandle</text:span><text:span text:style-name="T7">);</text:span><text:line-break/><text:span text:style-name="T7">}</text:span><text:line-break/><text:line-break/><text:span text:style-name="T6">int </text:span><text:span text:style-name="T10">Semaphore</text:span><text:span text:style-name="T7">::</text:span><text:span text:style-name="T12">signal</text:span><text:span text:style-name="T7">() {</text:span><text:line-break/><text:span text:style-name="T7"> <text:s text:c="3"/></text:span><text:span text:style-name="T6">return </text:span><text:span text:style-name="T7">sem_signal(</text:span><text:span text:style-name="T6">this</text:span><text:span text:style-name="T7">-&gt;</text:span><text:span text:style-name="T11">myHandle</text:span><text:span text:style-name="T7">);</text:span><text:line-break/><text:span text:style-name="T7">}</text:span><text:line-break/><text:line-break/><text:line-break/><text:span text:style-name="T2">//da li i jedan od ovih testova proverava trywait? ----&gt; NE, SMOR :(</text:span><text:line-break/><text:span text:style-name="T6">int </text:span><text:span text:style-name="T10">Semaphore</text:span><text:span text:style-name="T7">::</text:span><text:span text:style-name="T12">trywait</text:span><text:span text:style-name="T7">() {</text:span><text:line-break/><text:span text:style-name="T7"> <text:s text:c="3"/></text:span><text:span text:style-name="T6">return </text:span><text:span text:style-name="T7">sem_trywait(</text:span><text:span text:style-name="T6">this</text:span><text:span text:style-name="T7">-&gt;</text:span><text:span text:style-name="T11">myHandle</text:span><text:span text:style-name="T7">);</text:span><text:line-break/><text:span text:style-name="T7">}</text:span><text:line-break/><text:line-break/><text:span text:style-name="T2">//nisam radila asinhronu</text:span><text:line-break/><text:span text:style-name="T6">int </text:span><text:span text:style-name="T10">Semaphore</text:span><text:span text:style-name="T7">::</text:span><text:span text:style-name="T12">timedwait</text:span><text:span text:style-name="T7">(</text:span><text:span text:style-name="T9">time_t </text:span><text:span text:style-name="T7">t) {</text:span><text:line-break/><text:span text:style-name="T7"> <text:s text:c="3"/></text:span><text:span text:style-name="T6">return </text:span><text:span text:style-name="T7">sem_timedwait(</text:span><text:span text:style-name="T6">this</text:span><text:span text:style-name="T7">-&gt;</text:span><text:span text:style-name="T11">myHandle</text:span><text:span text:style-name="T7">,t);</text:span><text:line-break/><text:span text:style-name="T7">}</text:span><text:line-break/><text:soft-page-break/><text:line-break/><text:span text:style-name="T7"> </text:span><text:span text:style-name="T6">int </text:span><text:span text:style-name="T10">Semaphore</text:span><text:span text:style-name="T7">::</text:span><text:span text:style-name="T12">waitN</text:span><text:span text:style-name="T7">(</text:span><text:span text:style-name="T6">int </text:span><text:span text:style-name="T7">n) {</text:span><text:line-break/><text:span text:style-name="T7"> <text:s text:c="4"/></text:span><text:span text:style-name="T6">return </text:span><text:span text:style-name="T7">sem_waitN(</text:span><text:span text:style-name="T6">this</text:span><text:span text:style-name="T7">-&gt;</text:span><text:span text:style-name="T11">myHandle</text:span><text:span text:style-name="T7">,n);</text:span><text:line-break/><text:span text:style-name="T7"> }</text:span><text:line-break/><text:line-break/><text:span text:style-name="T7"> </text:span><text:span text:style-name="T6">int </text:span><text:span text:style-name="T10">Semaphore</text:span><text:span text:style-name="T7">::</text:span><text:span text:style-name="T12">signalN</text:span><text:span text:style-name="T7">() {</text:span><text:line-break/><text:span text:style-name="T7"> <text:s text:c="4"/></text:span><text:span text:style-name="T6">return </text:span><text:span text:style-name="T7">sem_signalN(</text:span><text:span text:style-name="T6">this</text:span><text:span text:style-name="T7">-&gt;</text:span><text:span text:style-name="T11">myHandle</text:span><text:span text:style-name="T7">);</text:span><text:line-break/><text:span text:style-name="T7"> }</text:span><text:line-break/><text:line-break/><text:line-break/><text:span text:style-name="T2">//***Thread deo***</text:span><text:line-break/><text:span text:style-name="T6">void </text:span><text:span text:style-name="T10">Thread</text:span><text:span text:style-name="T7">::</text:span><text:span text:style-name="T12">dispatch</text:span><text:span text:style-name="T7">() {</text:span><text:line-break/><text:span text:style-name="T7"> <text:s text:c="3"/>thread_dispatch();</text:span><text:line-break/><text:span text:style-name="T7">}</text:span><text:line-break/><text:line-break/><text:span text:style-name="T10">Thread</text:span><text:span text:style-name="T7">::</text:span><text:span text:style-name="T12">Thread</text:span><text:span text:style-name="T7">(</text:span><text:span text:style-name="T6">void </text:span><text:span text:style-name="T7">(*body)(</text:span><text:span text:style-name="T6">void </text:span><text:span text:style-name="T7">*), </text:span><text:span text:style-name="T6">void </text:span><text:span text:style-name="T7">*arg) {</text:span><text:line-break/><text:line-break/><text:span text:style-name="T7"> <text:s text:c="3"/></text:span><text:span text:style-name="T11">myHandle</text:span><text:span text:style-name="T7">= </text:span><text:span text:style-name="T6">nullptr</text:span><text:span text:style-name="T7">;</text:span><text:line-break/><text:span text:style-name="T7"> <text:s text:c="3"/></text:span><text:span text:style-name="T6">this</text:span><text:span text:style-name="T7">-&gt;</text:span><text:span text:style-name="T11">body</text:span><text:span text:style-name="T7">=body;</text:span><text:line-break/><text:span text:style-name="T7"> <text:s text:c="3"/></text:span><text:span text:style-name="T6">this</text:span><text:span text:style-name="T7">-&gt;</text:span><text:span text:style-name="T11">arg</text:span><text:span text:style-name="T7">=arg;</text:span><text:line-break/><text:line-break/><text:line-break/><text:line-break/><text:span text:style-name="T7">}</text:span><text:line-break/><text:line-break/><text:line-break/><text:span text:style-name="T10">Thread</text:span><text:span text:style-name="T7">::</text:span><text:span text:style-name="T12">~Thread</text:span><text:span text:style-name="T7">() {</text:span><text:line-break/><text:span text:style-name="T7"> <text:s text:c="3"/></text:span><text:span text:style-name="T11">myHandle</text:span><text:span text:style-name="T7">-&gt;setFinished(</text:span><text:span text:style-name="T6">true</text:span><text:span text:style-name="T7">);</text:span><text:line-break/><text:span text:style-name="T7"> <text:s text:c="3"/></text:span><text:span text:style-name="T6">delete this</text:span><text:span text:style-name="T7">-&gt;</text:span><text:span text:style-name="T11">myHandle</text:span><text:span text:style-name="T7">;</text:span><text:line-break/><text:span text:style-name="T7">}</text:span><text:line-break/><text:line-break/><text:span text:style-name="T6">int </text:span><text:span text:style-name="T10">Thread</text:span><text:span text:style-name="T7">::</text:span><text:span text:style-name="T12">start</text:span><text:span text:style-name="T7">() {</text:span><text:line-break/><text:line-break/><text:span text:style-name="T7"> <text:s text:c="3"/></text:span><text:span text:style-name="T6">if</text:span><text:span text:style-name="T7">(</text:span><text:span text:style-name="T11">myHandle </text:span><text:span text:style-name="T7">== </text:span><text:span text:style-name="T6">nullptr</text:span><text:span text:style-name="T7">){ thread_create(&amp;</text:span><text:span text:style-name="T11">myHandle</text:span><text:span text:style-name="T7">,</text:span><text:span text:style-name="T11">body</text:span><text:span text:style-name="T7">,</text:span><text:span text:style-name="T11">arg</text:span><text:span text:style-name="T7">);</text:span><text:line-break/><text:span text:style-name="T7"> <text:s text:c="7"/></text:span><text:span text:style-name="T6">return </text:span><text:span text:style-name="T13">0</text:span><text:span text:style-name="T7">;</text:span><text:line-break/><text:span text:style-name="T7"> <text:s text:c="3"/>}</text:span><text:line-break/><text:span text:style-name="T7"> <text:s text:c="3"/></text:span><text:span text:style-name="T6">return </text:span><text:span text:style-name="T7">-</text:span><text:span text:style-name="T13">1</text:span><text:span text:style-name="T7">;</text:span><text:line-break/><text:span text:style-name="T7">}</text:span><text:line-break/><text:line-break/><text:span text:style-name="T10">Thread</text:span><text:span text:style-name="T7">::</text:span><text:span text:style-name="T12">Thread</text:span><text:span text:style-name="T7">(){</text:span><text:line-break/><text:span text:style-name="T7"> <text:s text:c="3"/></text:span><text:span text:style-name="T11">myHandle</text:span><text:span text:style-name="T7">=</text:span><text:span text:style-name="T6">nullptr</text:span><text:span text:style-name="T7">;</text:span><text:line-break/><text:span text:style-name="T7"> <text:s text:c="3"/></text:span><text:span text:style-name="T11">body </text:span><text:span text:style-name="T7">= threadWrapper;</text:span><text:line-break/><text:span text:style-name="T7"> <text:s text:c="3"/></text:span><text:span text:style-name="T11">arg </text:span><text:span text:style-name="T7">= </text:span><text:span text:style-name="T6">this</text:span><text:span text:style-name="T7">;</text:span><text:line-break/><text:span text:style-name="T7">}</text:span><text:line-break/><text:line-break/><text:line-break/><text:line-break/><text:span text:style-name="T6">int </text:span><text:span text:style-name="T10">Thread</text:span><text:span text:style-name="T7">::</text:span><text:span text:style-name="T12">sleep</text:span><text:span text:style-name="T7">(</text:span><text:span text:style-name="T9">time_t </text:span><text:span text:style-name="T7">time) {</text:span><text:line-break/><text:span text:style-name="T7"> <text:s text:c="3"/></text:span><text:span text:style-name="T6">return </text:span><text:span text:style-name="T13">0</text:span><text:span text:style-name="T7">;</text:span><text:line-break/><text:span text:style-name="T7">}</text:span><text:line-break/><text:line-break/><text:line-break/><text:span text:style-name="T6">void </text:span><text:span text:style-name="T10">Thread</text:span><text:span text:style-name="T7">::</text:span><text:span text:style-name="T12">threadWrapper</text:span><text:span text:style-name="T7">(</text:span><text:span text:style-name="T6">void </text:span><text:span text:style-name="T7">*thread) {</text:span><text:line-break/><text:span text:style-name="T7"> <text:s text:c="3"/>((</text:span><text:span text:style-name="T10">Thread</text:span><text:span text:style-name="T7">*)thread)-&gt;run();</text:span><text:line-break/><text:soft-page-break/><text:span text:style-name="T7">}</text:span><text:line-break/><text:line-break/><text:line-break/><text:line-break/><text:line-break/><text:span text:style-name="T7"> </text:span><text:span text:style-name="T6">void </text:span><text:span text:style-name="T10">Thread</text:span><text:span text:style-name="T7">::</text:span><text:span text:style-name="T12">setRunning</text:span><text:span text:style-name="T7">(</text:span><text:span text:style-name="T10">Thread </text:span><text:span text:style-name="T7">*thread) {</text:span><text:line-break/><text:span text:style-name="T7"> <text:s text:c="4"/>th_running(thread-&gt;</text:span><text:span text:style-name="T11">myHandle</text:span><text:span text:style-name="T7">);</text:span><text:line-break/><text:span text:style-name="T7"> }</text:span><text:line-break/><text:line-break/><text:span text:style-name="T7"> </text:span><text:span text:style-name="T6">int </text:span><text:span text:style-name="T10">Thread</text:span><text:span text:style-name="T7">::</text:span><text:span text:style-name="T12">getThreadId</text:span><text:span text:style-name="T7">() {</text:span><text:line-break/><text:span text:style-name="T7"> <text:s text:c="3"/></text:span><text:span text:style-name="T6">return </text:span><text:span text:style-name="T7">thread_id(</text:span><text:span text:style-name="T11">myHandle</text:span><text:span text:style-name="T7">);</text:span><text:line-break/><text:span text:style-name="T7"> }</text:span><text:line-break/><text:line-break/><text:span text:style-name="T7"> </text:span><text:span text:style-name="T6">void </text:span><text:span text:style-name="T10">Thread</text:span><text:span text:style-name="T7">::</text:span><text:span text:style-name="T12">join</text:span><text:span text:style-name="T7">() {</text:span><text:line-break/><text:span text:style-name="T7"> <text:s text:c="4"/>thread_join(</text:span><text:span text:style-name="T11">myHandle</text:span><text:span text:style-name="T7">);</text:span><text:line-break/><text:span text:style-name="T7"> }</text:span><text:line-break/><text:line-break/><text:span text:style-name="T7"> </text:span><text:span text:style-name="T6">void </text:span><text:span text:style-name="T10">Thread</text:span><text:span text:style-name="T7">::</text:span><text:span text:style-name="T12">man</text:span><text:span text:style-name="T7">(</text:span><text:span text:style-name="T6">unsigned int </text:span><text:span text:style-name="T7">id) {</text:span><text:line-break/><text:span text:style-name="T7"> <text:s text:c="4"/>thread_man(id);</text:span><text:line-break/><text:line-break/><text:span text:style-name="T7"> }</text:span><text:line-break/><text:line-break/><text:span text:style-name="T7"> </text:span><text:span text:style-name="T6">void </text:span><text:span text:style-name="T10">Thread</text:span><text:span text:style-name="T7">::</text:span><text:span text:style-name="T12">woman</text:span><text:span text:style-name="T7">(</text:span><text:span text:style-name="T6">unsigned int </text:span><text:span text:style-name="T7">id) {</text:span><text:line-break/><text:span text:style-name="T7"> <text:s text:c="4"/>thread_woman(id);</text:span><text:line-break/><text:span text:style-name="T7"> }</text:span><text:line-break/><text:line-break/><text:span text:style-name="T7"> </text:span><text:span text:style-name="T6">void </text:span><text:span text:style-name="T10">Thread</text:span><text:span text:style-name="T7">::</text:span><text:span text:style-name="T12">barrier</text:span><text:span text:style-name="T7">() {</text:span><text:line-break/><text:span text:style-name="T7"> <text:s text:c="3"/>thread_barriere();</text:span><text:line-break/><text:span text:style-name="T7"> }</text:span><text:line-break/><text:line-break/><text:line-break/><text:line-break/><text:line-break/><text:span text:style-name="T7"> </text:span><text:span text:style-name="T6">void </text:span><text:span text:style-name="T10">Thread</text:span><text:span text:style-name="T7">::</text:span><text:span text:style-name="T12">send</text:span><text:span text:style-name="T7">(</text:span><text:span text:style-name="T6">char const</text:span><text:span text:style-name="T7">* message) {</text:span><text:line-break/><text:span text:style-name="T7"> <text:s text:c="4"/>thread_send(</text:span><text:span text:style-name="T11">myHandle</text:span><text:span text:style-name="T7">,message);</text:span><text:line-break/><text:span text:style-name="T7"> }</text:span><text:line-break/><text:line-break/><text:span text:style-name="T7"> </text:span><text:span text:style-name="T6">char const</text:span><text:span text:style-name="T7">* </text:span><text:span text:style-name="T10">Thread</text:span><text:span text:style-name="T7">::</text:span><text:span text:style-name="T12">receive</text:span><text:span text:style-name="T7">() {</text:span><text:line-break/><text:span text:style-name="T7"> <text:s text:c="3"/></text:span><text:span text:style-name="T6">return </text:span><text:span text:style-name="T7">thread_receive();</text:span><text:line-break/><text:span text:style-name="T7"> }</text:span><text:line-break/><text:line-break/><text:span text:style-name="T7"> </text:span><text:span text:style-name="T6">void </text:span><text:span text:style-name="T10">Thread</text:span><text:span text:style-name="T7">::</text:span><text:span text:style-name="T12">joinALL</text:span><text:span text:style-name="T7">() {</text:span><text:line-break/><text:span text:style-name="T7"> <text:s text:c="3"/>thread_joinALL();</text:span><text:line-break/><text:span text:style-name="T7"> }</text:span><text:line-break/><text:line-break/><text:span text:style-name="T7"> </text:span><text:span text:style-name="T6">void </text:span><text:span text:style-name="T10">Thread</text:span><text:span text:style-name="T7">::</text:span><text:span text:style-name="T12">setMaxThreads</text:span><text:span text:style-name="T7">(</text:span><text:span text:style-name="T6">int </text:span><text:span text:style-name="T7">num) {</text:span><text:line-break/><text:span text:style-name="T7"> <text:s text:c="4"/>thread_setMaxThread(num);</text:span><text:line-break/><text:span text:style-name="T7"> }</text:span><text:line-break/><text:line-break/><text:span text:style-name="T7"> </text:span><text:span text:style-name="T6">void </text:span><text:span text:style-name="T10">Thread</text:span><text:span text:style-name="T7">::</text:span><text:span text:style-name="T12">barrier_2</text:span><text:span text:style-name="T7">() {</text:span><text:line-break/><text:span text:style-name="T7"> <text:s text:c="3"/>thread_barrier();</text:span><text:line-break/><text:span text:style-name="T7"> }</text:span><text:line-break/><text:line-break/><text:span text:style-name="T7"> </text:span><text:span text:style-name="T6">void </text:span><text:span text:style-name="T10">Thread</text:span><text:span text:style-name="T7">::</text:span><text:span text:style-name="T12">consumer</text:span><text:span text:style-name="T7">(</text:span><text:span text:style-name="T6">int </text:span><text:span text:style-name="T7">id) {</text:span><text:line-break/><text:soft-page-break/><text:span text:style-name="T7"> <text:s text:c="4"/>thread_consumer(id);</text:span><text:line-break/><text:line-break/><text:span text:style-name="T7"> }</text:span><text:line-break/><text:line-break/><text:span text:style-name="T7"> </text:span><text:span text:style-name="T6">void </text:span><text:span text:style-name="T10">Thread</text:span><text:span text:style-name="T7">::</text:span><text:span text:style-name="T12">producer</text:span><text:span text:style-name="T7">(</text:span><text:span text:style-name="T6">int </text:span><text:span text:style-name="T7">id) {</text:span><text:line-break/><text:span text:style-name="T7"> <text:s text:c="3"/>thread_producer(id);</text:span><text:line-break/><text:span text:style-name="T7"> }</text:span><text:line-break/><text:line-break/><text:span text:style-name="T7"> </text:span><text:span text:style-name="T6">void </text:span><text:span text:style-name="T10">Thread</text:span><text:span text:style-name="T7">::</text:span><text:span text:style-name="T12">O</text:span><text:span text:style-name="T7">(</text:span><text:span text:style-name="T6">unsigned int </text:span><text:span text:style-name="T7">id) {</text:span><text:line-break/><text:span text:style-name="T7"> <text:s text:c="4"/>thread_o(id);</text:span><text:line-break/><text:line-break/><text:span text:style-name="T7"> }</text:span><text:line-break/><text:line-break/><text:span text:style-name="T7"> </text:span><text:span text:style-name="T6">void </text:span><text:span text:style-name="T10">Thread</text:span><text:span text:style-name="T7">::</text:span><text:span text:style-name="T12">H</text:span><text:span text:style-name="T7">(</text:span><text:span text:style-name="T6">unsigned int </text:span><text:span text:style-name="T7">id) {</text:span><text:line-break/><text:span text:style-name="T7"> <text:s text:c="4"/>thread_h(id);</text:span><text:line-break/><text:span text:style-name="T7"> }</text:span><text:line-break/><text:line-break/><text:span text:style-name="T7"> </text:span><text:span text:style-name="T6">void </text:span><text:span text:style-name="T10">Thread</text:span><text:span text:style-name="T7">::</text:span><text:span text:style-name="T12">savage</text:span><text:span text:style-name="T7">(</text:span><text:span text:style-name="T6">unsigned int </text:span><text:span text:style-name="T7">id) {</text:span><text:line-break/><text:span text:style-name="T7"> <text:s text:c="4"/>thread_savage(id);</text:span><text:line-break/><text:line-break/><text:span text:style-name="T7"> }</text:span><text:line-break/><text:line-break/><text:span text:style-name="T7"> </text:span><text:span text:style-name="T6">void </text:span><text:span text:style-name="T10">Thread</text:span><text:span text:style-name="T7">::</text:span><text:span text:style-name="T12">cook</text:span><text:span text:style-name="T7">() {</text:span><text:line-break/><text:span text:style-name="T7"> <text:s text:c="4"/>thread_cook();</text:span><text:line-break/><text:span text:style-name="T7"> }</text:span><text:line-break/><text:line-break/><text:span text:style-name="T7"> </text:span><text:span text:style-name="T6">void </text:span><text:span text:style-name="T10">Thread</text:span><text:span text:style-name="T7">::</text:span><text:span text:style-name="T12">birdChild</text:span><text:span text:style-name="T7">(</text:span><text:span text:style-name="T6">unsigned int </text:span><text:span text:style-name="T7">id) {</text:span><text:line-break/><text:span text:style-name="T7"> <text:s text:c="4"/>thread_birdCH(id);</text:span><text:line-break/><text:span text:style-name="T7"> }</text:span><text:line-break/><text:line-break/><text:span text:style-name="T7"> </text:span><text:span text:style-name="T6">void </text:span><text:span text:style-name="T10">Thread</text:span><text:span text:style-name="T7">::</text:span><text:span text:style-name="T12">birdParent</text:span><text:span text:style-name="T7">(</text:span><text:span text:style-name="T6">unsigned int </text:span><text:span text:style-name="T7">id) {</text:span><text:line-break/><text:span text:style-name="T7"> <text:s text:c="4"/>thread_birdPA(id);</text:span><text:line-break/><text:span text:style-name="T7"> }</text:span><text:line-break/><text:line-break/><text:span text:style-name="T7"> </text:span><text:span text:style-name="T6">void </text:span><text:span text:style-name="T10">Thread</text:span><text:span text:style-name="T7">::</text:span><text:span text:style-name="T12">meda</text:span><text:span text:style-name="T7">() {</text:span><text:line-break/><text:span text:style-name="T7"> <text:s text:c="4"/>thread_BEAR();</text:span><text:line-break/><text:line-break/><text:span text:style-name="T7"> }</text:span><text:line-break/><text:line-break/><text:span text:style-name="T7"> </text:span><text:span text:style-name="T6">void </text:span><text:span text:style-name="T10">Thread</text:span><text:span text:style-name="T7">::</text:span><text:span text:style-name="T12">pcela</text:span><text:span text:style-name="T7">(</text:span><text:span text:style-name="T6">unsigned int </text:span><text:span text:style-name="T7">id) {</text:span><text:line-break/><text:span text:style-name="T7"> <text:s text:c="4"/>thread_BEE(id);</text:span><text:line-break/><text:span text:style-name="T7"> }</text:span><text:line-break/><text:line-break/><text:span text:style-name="T7"> </text:span><text:span text:style-name="T6">void </text:span><text:span text:style-name="T10">Thread</text:span><text:span text:style-name="T7">::</text:span><text:span text:style-name="T12">pingThread</text:span><text:span text:style-name="T7">() {</text:span><text:line-break/><text:span text:style-name="T7"> <text:s text:c="4"/>thread_ping(</text:span><text:span text:style-name="T11">myHandle</text:span><text:span text:style-name="T7">);</text:span><text:line-break/><text:span text:style-name="T7"> }</text:span><text:line-break/><text:line-break/><text:span text:style-name="T7"> </text:span><text:span text:style-name="T2">//**Konzola deo***</text:span><text:line-break/><text:span text:style-name="T6">void </text:span><text:span text:style-name="T10">Console</text:span><text:span text:style-name="T7">::</text:span><text:span text:style-name="T12">putc</text:span><text:span text:style-name="T7">(</text:span><text:span text:style-name="T6">char </text:span><text:span text:style-name="T7">c) {</text:span><text:line-break/><text:span text:style-name="T7"> <text:s text:c="3"/></text:span><text:span text:style-name="T4">syscall_c</text:span><text:span text:style-name="T7">::putc(c);</text:span><text:line-break/><text:span text:style-name="T7">}</text:span><text:line-break/><text:line-break/><text:span text:style-name="T6">char </text:span><text:span text:style-name="T10">Console</text:span><text:span text:style-name="T7">::</text:span><text:span text:style-name="T12">getc</text:span><text:span text:style-name="T7">() {</text:span><text:line-break/><text:span text:style-name="T7"> <text:s text:c="3"/></text:span><text:span text:style-name="T6">return </text:span><text:span text:style-name="T4">syscall_c</text:span><text:span text:style-name="T7">::getc();</text:span><text:line-break/><text:span text:style-name="T7">}</text:span><text:line-break/><text:soft-page-break/><text:line-break/><text:span text:style-name="T2">//***Ostalo - nisam radila***</text:span></text:p>
      <text:p text:style-name="P1"/>
      <text:p text:style-name="P1">scheduler.hpp</text:p>
      <text:p text:style-name="P1"><text:span text:style-name="T2">//</text:span><text:line-break/><text:span text:style-name="T2">// Created by os on 5/11/24.</text:span><text:line-break/><text:span text:style-name="T2">//</text:span><text:line-break/><text:line-break/><text:span text:style-name="T3">#ifndef </text:span><text:span text:style-name="T4">SCHEDULER_HPP</text:span><text:line-break/><text:span text:style-name="T3">#define </text:span><text:span text:style-name="T4">SCHEDULER_HPP</text:span><text:line-break/><text:line-break/><text:span text:style-name="T3">#include </text:span><text:span text:style-name="T5">"List.hpp"</text:span><text:line-break/><text:line-break/><text:span text:style-name="T6">class </text:span><text:span text:style-name="T10">TCB</text:span><text:span text:style-name="T7">;</text:span><text:line-break/><text:line-break/><text:span text:style-name="T6">class </text:span><text:span text:style-name="T10">Scheduler</text:span><text:line-break/><text:span text:style-name="T7">{</text:span><text:line-break/><text:span text:style-name="T6">public</text:span><text:span text:style-name="T7">:</text:span><text:line-break/><text:span text:style-name="T7"> <text:s text:c="3"/></text:span><text:span text:style-name="T6">static </text:span><text:span text:style-name="T10">Lista</text:span><text:span text:style-name="T7">&lt;</text:span><text:span text:style-name="T10">TCB</text:span><text:span text:style-name="T7">&gt; </text:span><text:span text:style-name="T11">readyThreadQueue</text:span><text:span text:style-name="T7">;</text:span><text:line-break/><text:line-break/><text:span text:style-name="T6">public</text:span><text:span text:style-name="T7">:</text:span><text:line-break/><text:span text:style-name="T7"> <text:s text:c="3"/></text:span><text:span text:style-name="T6">static </text:span><text:span text:style-name="T10">TCB </text:span><text:span text:style-name="T7">*</text:span><text:span text:style-name="T12">get</text:span><text:span text:style-name="T7">();</text:span><text:line-break/><text:line-break/><text:span text:style-name="T7"> <text:s text:c="3"/></text:span><text:span text:style-name="T6">static void </text:span><text:span text:style-name="T12">put</text:span><text:span text:style-name="T7">(</text:span><text:span text:style-name="T10">TCB </text:span><text:span text:style-name="T7">*ccb);</text:span><text:line-break/><text:line-break/><text:span text:style-name="T7">};</text:span><text:line-break/><text:line-break/><text:span text:style-name="T3">#endif</text:span></text:p>
      <text:p text:style-name="P1"><text:span text:style-name="T3"/></text:p>
      <text:p text:style-name="P1">scheduler.cpp</text:p>
      <text:p text:style-name="P1"><text:span text:style-name="T2">//</text:span><text:line-break/><text:span text:style-name="T2">// Created by os on 5/17/24.</text:span><text:line-break/><text:span text:style-name="T2">//</text:span><text:line-break/><text:line-break/><text:span text:style-name="T3">#include </text:span><text:span text:style-name="T5">"../h/scheduler.hpp"</text:span><text:line-break/><text:line-break/><text:span text:style-name="T10">Lista</text:span><text:span text:style-name="T7">&lt;</text:span><text:span text:style-name="T10">TCB</text:span><text:span text:style-name="T7">&gt; </text:span><text:span text:style-name="T10">Scheduler</text:span><text:span text:style-name="T7">::</text:span><text:span text:style-name="T11">readyThreadQueue</text:span><text:span text:style-name="T7">;</text:span><text:line-break/><text:line-break/><text:span text:style-name="T10">TCB </text:span><text:span text:style-name="T7">*</text:span><text:span text:style-name="T10">Scheduler</text:span><text:span text:style-name="T7">::</text:span><text:span text:style-name="T12">get</text:span><text:span text:style-name="T7">()</text:span><text:line-break/><text:span text:style-name="T7">{</text:span><text:line-break/><text:span text:style-name="T7"> <text:s text:c="3"/></text:span><text:span text:style-name="T6">return </text:span><text:span text:style-name="T11">readyThreadQueue</text:span><text:span text:style-name="T7">.removeFirst();</text:span><text:line-break/><text:span text:style-name="T7">}</text:span><text:line-break/><text:line-break/><text:span text:style-name="T6">void </text:span><text:span text:style-name="T10">Scheduler</text:span><text:span text:style-name="T7">::</text:span><text:span text:style-name="T12">put</text:span><text:span text:style-name="T7">(</text:span><text:span text:style-name="T10">TCB </text:span><text:span text:style-name="T7">*ccb)</text:span><text:line-break/><text:span text:style-name="T7">{</text:span><text:line-break/><text:span text:style-name="T7"> <text:s text:c="3"/></text:span><text:span text:style-name="T11">readyThreadQueue</text:span><text:span text:style-name="T7">.addLast(ccb);</text:span><text:line-break/><text:span text:style-name="T7">}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contextSwitch.S</text:p>
      <text:p text:style-name="P1"/>
      <text:p text:style-name="P1"><text:span text:style-name="T6">.global _ZN3TCB13contextSwitchEPNS_7ContextES1_</text:span><text:line-break/><text:span text:style-name="T6">.type _ZN3TCB13contextSwitchEPNS_7ContextES1_</text:span><text:span text:style-name="T7">, </text:span><text:span text:style-name="T3">@</text:span><text:span text:style-name="T7">function</text:span><text:line-break/><text:span text:style-name="T12">_ZN3TCB13contextSwitchEPNS_7ContextES1_:</text:span><text:line-break/><text:span text:style-name="T12"> <text:s text:c="3"/></text:span><text:span text:style-name="T6">sd </text:span><text:span text:style-name="T7">ra, </text:span><text:span text:style-name="T13">0 </text:span><text:span text:style-name="T6">* </text:span><text:span text:style-name="T13">8</text:span><text:span text:style-name="T7">(a0)</text:span><text:line-break/><text:span text:style-name="T7"> <text:s text:c="3"/></text:span><text:span text:style-name="T6">sd </text:span><text:span text:style-name="T7">sp, </text:span><text:span text:style-name="T13">1 </text:span><text:span text:style-name="T6">* </text:span><text:span text:style-name="T13">8</text:span><text:span text:style-name="T7">(a0)</text:span><text:line-break/><text:line-break/><text:span text:style-name="T7"> <text:s text:c="3"/></text:span><text:span text:style-name="T6">ld </text:span><text:span text:style-name="T7">ra, </text:span><text:span text:style-name="T13">0 </text:span><text:span text:style-name="T6">* </text:span><text:span text:style-name="T13">8</text:span><text:span text:style-name="T7">(a1)</text:span><text:line-break/><text:span text:style-name="T7"> <text:s text:c="3"/></text:span><text:span text:style-name="T6">ld </text:span><text:span text:style-name="T7">sp, </text:span><text:span text:style-name="T13">1 </text:span><text:span text:style-name="T6">* </text:span><text:span text:style-name="T13">8</text:span><text:span text:style-name="T7">(a1)</text:span><text:line-break/><text:line-break/><text:span text:style-name="T7"> <text:s text:c="3"/></text:span><text:span text:style-name="T6">ret</text:span></text:p>
      <text:p text:style-name="P1"/>
      <text:p text:style-name="P1">registerUtil.S</text:p>
      <text:p text:style-name="P1"><text:span text:style-name="T6">.global _ZN5Riscv13pushRegistersEv</text:span><text:line-break/><text:span text:style-name="T6">.type _ZN5Riscv13pushRegistersEv</text:span><text:span text:style-name="T7">, </text:span><text:span text:style-name="T3">@</text:span><text:span text:style-name="T7">function</text:span><text:line-break/><text:span text:style-name="T12">_ZN5Riscv13pushRegistersEv:</text:span><text:line-break/><text:span text:style-name="T12"> <text:s text:c="3"/></text:span><text:span text:style-name="T6">addi </text:span><text:span text:style-name="T7">sp,sp,-</text:span><text:span text:style-name="T13">256</text:span><text:line-break/><text:span text:style-name="T13"> <text:s text:c="3"/></text:span><text:span text:style-name="T6">.irp index</text:span><text:span text:style-name="T7">, </text:span><text:span text:style-name="T13">3</text:span><text:span text:style-name="T7">,</text:span><text:span text:style-name="T13">4</text:span><text:span text:style-name="T7">,</text:span><text:span text:style-name="T13">5</text:span><text:span text:style-name="T7">,</text:span><text:span text:style-name="T13">6</text:span><text:span text:style-name="T7">,</text:span><text:span text:style-name="T13">7</text:span><text:span text:style-name="T7">,</text:span><text:span text:style-name="T13">8</text:span><text:span text:style-name="T7">,</text:span><text:span text:style-name="T13">9</text:span><text:span text:style-name="T7">,</text:span><text:span text:style-name="T13">11</text:span><text:span text:style-name="T7">,</text:span><text:span text:style-name="T13">12</text:span><text:span text:style-name="T7">,</text:span><text:span text:style-name="T13">13</text:span><text:span text:style-name="T7">,</text:span><text:span text:style-name="T13">14</text:span><text:span text:style-name="T7">,</text:span><text:span text:style-name="T13">15</text:span><text:span text:style-name="T7">,</text:span><text:span text:style-name="T13">16</text:span><text:span text:style-name="T7">,</text:span><text:span text:style-name="T13">17</text:span><text:span text:style-name="T7">,</text:span><text:span text:style-name="T13">18</text:span><text:span text:style-name="T7">,</text:span><text:span text:style-name="T13">19</text:span><text:span text:style-name="T7">,</text:span><text:span text:style-name="T13">20</text:span><text:span text:style-name="T7">,</text:span><text:span text:style-name="T13">21</text:span><text:span text:style-name="T7">,</text:span><text:span text:style-name="T13">22</text:span><text:span text:style-name="T7">,</text:span><text:span text:style-name="T13">23</text:span><text:span text:style-name="T7">,</text:span><text:span text:style-name="T13">24</text:span><text:span text:style-name="T7">,</text:span><text:span text:style-name="T13">25</text:span><text:span text:style-name="T7">,</text:span><text:span text:style-name="T13">26</text:span><text:span text:style-name="T7">,</text:span><text:span text:style-name="T13">27</text:span><text:span text:style-name="T7">,</text:span><text:span text:style-name="T13">28</text:span><text:span text:style-name="T7">,</text:span><text:span text:style-name="T13">29</text:span><text:span text:style-name="T7">,</text:span><text:span text:style-name="T13">30</text:span><text:span text:style-name="T7">,</text:span><text:span text:style-name="T13">31</text:span><text:line-break/><text:span text:style-name="T13"> <text:s text:c="3"/></text:span><text:span text:style-name="T6">sd </text:span><text:span text:style-name="T7">x\index, \index </text:span><text:span text:style-name="T6">* </text:span><text:span text:style-name="T13">8</text:span><text:span text:style-name="T7">(sp)</text:span><text:line-break/><text:span text:style-name="T7"> <text:s text:c="3"/></text:span><text:span text:style-name="T6">.endr</text:span><text:line-break/><text:span text:style-name="T6"> <text:s text:c="3"/>ret</text:span><text:line-break/><text:line-break/><text:line-break/><text:span text:style-name="T6">.global _ZN5Riscv12popRegistersEv</text:span><text:line-break/><text:span text:style-name="T6">.type _ZN5Riscv12popRegistersEv</text:span><text:span text:style-name="T7">, </text:span><text:span text:style-name="T3">@</text:span><text:span text:style-name="T7">function</text:span><text:line-break/><text:span text:style-name="T12">_ZN5Riscv12popRegistersEv:</text:span><text:line-break/><text:line-break/><text:span text:style-name="T12"> <text:s text:c="3"/></text:span><text:span text:style-name="T6">.irp index</text:span><text:span text:style-name="T7">, </text:span><text:span text:style-name="T13">3</text:span><text:span text:style-name="T7">,</text:span><text:span text:style-name="T13">4</text:span><text:span text:style-name="T7">,</text:span><text:span text:style-name="T13">5</text:span><text:span text:style-name="T7">,</text:span><text:span text:style-name="T13">6</text:span><text:span text:style-name="T7">,</text:span><text:span text:style-name="T13">7</text:span><text:span text:style-name="T7">,</text:span><text:span text:style-name="T13">8</text:span><text:span text:style-name="T7">,</text:span><text:span text:style-name="T13">9</text:span><text:span text:style-name="T7">,</text:span><text:span text:style-name="T13">11</text:span><text:span text:style-name="T7">,</text:span><text:span text:style-name="T13">12</text:span><text:span text:style-name="T7">,</text:span><text:span text:style-name="T13">13</text:span><text:span text:style-name="T7">,</text:span><text:span text:style-name="T13">14</text:span><text:span text:style-name="T7">,</text:span><text:span text:style-name="T13">15</text:span><text:span text:style-name="T7">,</text:span><text:span text:style-name="T13">16</text:span><text:span text:style-name="T7">,</text:span><text:span text:style-name="T13">17</text:span><text:span text:style-name="T7">,</text:span><text:span text:style-name="T13">18</text:span><text:span text:style-name="T7">,</text:span><text:span text:style-name="T13">19</text:span><text:span text:style-name="T7">,</text:span><text:span text:style-name="T13">20</text:span><text:span text:style-name="T7">,</text:span><text:span text:style-name="T13">21</text:span><text:span text:style-name="T7">,</text:span><text:span text:style-name="T13">22</text:span><text:span text:style-name="T7">,</text:span><text:span text:style-name="T13">23</text:span><text:span text:style-name="T7">,</text:span><text:span text:style-name="T13">24</text:span><text:span text:style-name="T7">,</text:span><text:span text:style-name="T13">25</text:span><text:span text:style-name="T7">,</text:span><text:span text:style-name="T13">26</text:span><text:span text:style-name="T7">,</text:span><text:span text:style-name="T13">27</text:span><text:span text:style-name="T7">,</text:span><text:span text:style-name="T13">28</text:span><text:span text:style-name="T7">,</text:span><text:span text:style-name="T13">29</text:span><text:span text:style-name="T7">,</text:span><text:span text:style-name="T13">30</text:span><text:span text:style-name="T7">,</text:span><text:span text:style-name="T13">31</text:span><text:line-break/><text:span text:style-name="T13"> <text:s text:c="3"/></text:span><text:span text:style-name="T6">ld </text:span><text:span text:style-name="T7">x\index, \index </text:span><text:span text:style-name="T6">* </text:span><text:span text:style-name="T13">8</text:span><text:span text:style-name="T7">(sp)</text:span><text:line-break/><text:span text:style-name="T7"> <text:s text:c="3"/></text:span><text:span text:style-name="T6">.endr</text:span><text:line-break/><text:span text:style-name="T6"> <text:s text:c="3"/>addi </text:span><text:span text:style-name="T7">sp,sp,</text:span><text:span text:style-name="T13">256</text:span><text:line-break/><text:span text:style-name="T13"> <text:s text:c="3"/></text:span><text:span text:style-name="T6">ret</text:span><text:line-break/></text:p>
      <text:p text:style-name="P1"/>
      <text:p text:style-name="P1"/>
      <text:p text:style-name="P1">supervisorTrap.S</text:p>
      <text:p text:style-name="P1"/>
      <text:p text:style-name="P1"><text:span text:style-name="T6">.extern _ZN5Riscv20handleSupervisorTrapEv</text:span><text:line-break/><text:line-break/><text:span text:style-name="T6">.align </text:span><text:span text:style-name="T7">4</text:span><text:line-break/><text:span text:style-name="T6">.global _ZN5Riscv14supervisorTrapEv</text:span><text:line-break/><text:span text:style-name="T6">.type _ZN5Riscv14supervisorTrapEv</text:span><text:span text:style-name="T7">, </text:span><text:span text:style-name="T3">@</text:span><text:span text:style-name="T7">function</text:span><text:line-break/><text:span text:style-name="T12">_ZN5Riscv14supervisorTrapEv:</text:span><text:line-break/><text:span text:style-name="T12"> <text:s text:c="3"/></text:span><text:span text:style-name="T2"># push all registers to stack</text:span><text:line-break/><text:span text:style-name="T2"> <text:s text:c="3"/></text:span><text:span text:style-name="T6">addi </text:span><text:span text:style-name="T7">sp, sp, -</text:span><text:span text:style-name="T13">256</text:span><text:line-break/><text:span text:style-name="T13"> <text:s text:c="3"/></text:span><text:span text:style-name="T6">.irp index</text:span><text:span text:style-name="T7">, </text:span><text:span text:style-name="T13">0</text:span><text:span text:style-name="T7">,</text:span><text:span text:style-name="T13">1</text:span><text:span text:style-name="T7">,</text:span><text:span text:style-name="T13">2</text:span><text:span text:style-name="T7">,</text:span><text:span text:style-name="T13">3</text:span><text:span text:style-name="T7">,</text:span><text:span text:style-name="T13">4</text:span><text:span text:style-name="T7">,</text:span><text:span text:style-name="T13">5</text:span><text:span text:style-name="T7">,</text:span><text:span text:style-name="T13">6</text:span><text:span text:style-name="T7">,</text:span><text:span text:style-name="T13">7</text:span><text:span text:style-name="T7">,</text:span><text:span text:style-name="T13">8</text:span><text:span text:style-name="T7">,</text:span><text:span text:style-name="T13">9</text:span><text:span text:style-name="T7">,</text:span><text:span text:style-name="T13">10</text:span><text:span text:style-name="T7">,</text:span><text:span text:style-name="T13">11</text:span><text:span text:style-name="T7">,</text:span><text:span text:style-name="T13">12</text:span><text:span text:style-name="T7">,</text:span><text:span text:style-name="T13">13</text:span><text:span text:style-name="T7">,</text:span><text:span text:style-name="T13">14</text:span><text:span text:style-name="T7">,</text:span><text:span text:style-name="T13">15</text:span><text:span text:style-name="T7">,</text:span><text:span text:style-name="T13">16</text:span><text:span text:style-name="T7">,</text:span><text:span text:style-name="T13">17</text:span><text:span text:style-name="T7">,</text:span><text:span text:style-name="T13">18</text:span><text:span text:style-name="T7">,</text:span><text:span text:style-name="T13">19</text:span><text:span text:style-name="T7">,</text:span><text:span text:style-name="T13">20</text:span><text:span text:style-name="T7">,</text:span><text:span text:style-name="T13">21</text:span><text:span text:style-name="T7">,</text:span><text:span text:style-name="T13">22</text:span><text:span text:style-name="T7">,</text:span><text:span text:style-name="T13">23</text:span><text:span text:style-name="T7">,</text:span><text:span text:style-name="T13">24</text:span><text:span text:style-name="T7">,</text:span><text:span text:style-name="T13">25</text:span><text:span text:style-name="T7">,</text:span><text:span text:style-name="T13">26</text:span><text:span text:style-name="T7">,</text:span><text:span text:style-name="T13">27</text:span><text:span text:style-name="T7">,</text:span><text:span text:style-name="T13">28</text:span><text:span text:style-name="T7">,</text:span><text:span text:style-name="T13">29</text:span><text:span text:style-name="T7">,</text:span><text:span text:style-name="T13">30</text:span><text:span text:style-name="T7">,</text:span><text:span text:style-name="T13">31</text:span><text:line-break/><text:span text:style-name="T13"> <text:s text:c="3"/></text:span><text:span text:style-name="T6">sd </text:span><text:span text:style-name="T7">x\index, \index </text:span><text:span text:style-name="T6">* </text:span><text:span text:style-name="T13">8</text:span><text:span text:style-name="T7">(sp)</text:span><text:line-break/><text:span text:style-name="T7"> <text:s text:c="3"/></text:span><text:span text:style-name="T6">.endr</text:span><text:line-break/><text:line-break/><text:span text:style-name="T6"> <text:s text:c="3"/>call </text:span><text:span text:style-name="T7">_ZN5Riscv20handleSupervisorTrapEv</text:span><text:line-break/><text:soft-page-break/><text:line-break/><text:span text:style-name="T7"> <text:s text:c="3"/></text:span><text:span text:style-name="T2"># pop all registers from stack</text:span><text:line-break/><text:span text:style-name="T2"> <text:s text:c="3"/></text:span><text:span text:style-name="T6">.irp index</text:span><text:span text:style-name="T7">, </text:span><text:span text:style-name="T13">0</text:span><text:span text:style-name="T7">,</text:span><text:span text:style-name="T13">1</text:span><text:span text:style-name="T7">,</text:span><text:span text:style-name="T13">2</text:span><text:span text:style-name="T7">,</text:span><text:span text:style-name="T13">3</text:span><text:span text:style-name="T7">,</text:span><text:span text:style-name="T13">4</text:span><text:span text:style-name="T7">,</text:span><text:span text:style-name="T13">5</text:span><text:span text:style-name="T7">,</text:span><text:span text:style-name="T13">6</text:span><text:span text:style-name="T7">,</text:span><text:span text:style-name="T13">7</text:span><text:span text:style-name="T7">,</text:span><text:span text:style-name="T13">8</text:span><text:span text:style-name="T7">,</text:span><text:span text:style-name="T13">9</text:span><text:span text:style-name="T7">,</text:span><text:span text:style-name="T13">10</text:span><text:span text:style-name="T7">,</text:span><text:span text:style-name="T13">11</text:span><text:span text:style-name="T7">,</text:span><text:span text:style-name="T13">12</text:span><text:span text:style-name="T7">,</text:span><text:span text:style-name="T13">13</text:span><text:span text:style-name="T7">,</text:span><text:span text:style-name="T13">14</text:span><text:span text:style-name="T7">,</text:span><text:span text:style-name="T13">15</text:span><text:span text:style-name="T7">,</text:span><text:span text:style-name="T13">16</text:span><text:span text:style-name="T7">,</text:span><text:span text:style-name="T13">17</text:span><text:span text:style-name="T7">,</text:span><text:span text:style-name="T13">18</text:span><text:span text:style-name="T7">,</text:span><text:span text:style-name="T13">19</text:span><text:span text:style-name="T7">,</text:span><text:span text:style-name="T13">20</text:span><text:span text:style-name="T7">,</text:span><text:span text:style-name="T13">21</text:span><text:span text:style-name="T7">,</text:span><text:span text:style-name="T13">22</text:span><text:span text:style-name="T7">,</text:span><text:span text:style-name="T13">23</text:span><text:span text:style-name="T7">,</text:span><text:span text:style-name="T13">24</text:span><text:span text:style-name="T7">,</text:span><text:span text:style-name="T13">25</text:span><text:span text:style-name="T7">,</text:span><text:span text:style-name="T13">26</text:span><text:span text:style-name="T7">,</text:span><text:span text:style-name="T13">27</text:span><text:span text:style-name="T7">,</text:span><text:span text:style-name="T13">28</text:span><text:span text:style-name="T7">,</text:span><text:span text:style-name="T13">29</text:span><text:span text:style-name="T7">,</text:span><text:span text:style-name="T13">30</text:span><text:span text:style-name="T7">,</text:span><text:span text:style-name="T13">31</text:span><text:line-break/><text:span text:style-name="T13"> <text:s text:c="3"/></text:span><text:span text:style-name="T6">ld </text:span><text:span text:style-name="T7">x\index, \index </text:span><text:span text:style-name="T6">* </text:span><text:span text:style-name="T13">8</text:span><text:span text:style-name="T7">(sp)</text:span><text:line-break/><text:span text:style-name="T7"> <text:s text:c="3"/></text:span><text:span text:style-name="T6">.endr</text:span><text:line-break/><text:span text:style-name="T6"> <text:s text:c="3"/>addi </text:span><text:span text:style-name="T7">sp, sp, </text:span><text:span text:style-name="T13">256</text:span><text:line-break/><text:line-break/><text:span text:style-name="T13"> <text:s text:c="3"/></text:span><text:span text:style-name="T6">sret</text:span></text:p>
      <text:p text:style-name="P1"/>
      <text:p text:style-name="P1"/>
      <text:p text:style-name="P1">_new.cpp</text:p>
      <text:p text:style-name="P1"><text:span text:style-name="T2">//</text:span><text:line-break/><text:span text:style-name="T2">// Created by os on 5/17/24.</text:span><text:line-break/><text:span text:style-name="T2">//</text:span><text:line-break/><text:line-break/><text:span text:style-name="T3">#include </text:span><text:span text:style-name="T5">"../h/syscall_cpp.hpp"</text:span><text:line-break/><text:line-break/><text:line-break/><text:span text:style-name="T6">using </text:span><text:span text:style-name="T9">size_t </text:span><text:span text:style-name="T7">= </text:span><text:span text:style-name="T6">decltype</text:span><text:span text:style-name="T7">(</text:span><text:span text:style-name="T6">sizeof</text:span><text:span text:style-name="T7">(</text:span><text:span text:style-name="T13">0</text:span><text:span text:style-name="T7">));</text:span><text:line-break/><text:line-break/><text:line-break/><text:span text:style-name="T6">void </text:span><text:span text:style-name="T7">*</text:span><text:span text:style-name="T6">operator new</text:span><text:span text:style-name="T7">(</text:span><text:span text:style-name="T9">size_t </text:span><text:span text:style-name="T7">n)</text:span><text:line-break/><text:span text:style-name="T7">{</text:span><text:line-break/><text:span text:style-name="T7"> <text:s text:c="3"/></text:span><text:span text:style-name="T6">return </text:span><text:span text:style-name="T7">mem_alloc(n);</text:span><text:line-break/><text:span text:style-name="T7">}</text:span><text:line-break/><text:line-break/><text:span text:style-name="T6">void </text:span><text:span text:style-name="T7">*</text:span><text:span text:style-name="T6">operator new</text:span><text:span text:style-name="T7">[](</text:span><text:span text:style-name="T9">size_t </text:span><text:span text:style-name="T7">n)</text:span><text:line-break/><text:span text:style-name="T7">{</text:span><text:line-break/><text:span text:style-name="T7"> <text:s text:c="3"/></text:span><text:span text:style-name="T6">return </text:span><text:span text:style-name="T7">mem_alloc(n);</text:span><text:line-break/><text:span text:style-name="T7">}</text:span><text:line-break/><text:line-break/><text:span text:style-name="T6">void operator delete</text:span><text:span text:style-name="T7">(</text:span><text:span text:style-name="T6">void </text:span><text:span text:style-name="T7">*p) </text:span><text:span text:style-name="T6">noexcept</text:span><text:line-break/><text:span text:style-name="T7">{</text:span><text:line-break/><text:span text:style-name="T7"> <text:s text:c="3"/>mem_free(p);</text:span><text:line-break/><text:span text:style-name="T7">}</text:span><text:line-break/><text:line-break/><text:span text:style-name="T6">void operator delete</text:span><text:span text:style-name="T7">[](</text:span><text:span text:style-name="T6">void </text:span><text:span text:style-name="T7">*p) </text:span><text:span text:style-name="T6">noexcept</text:span><text:line-break/><text:span text:style-name="T7">{</text:span><text:line-break/><text:span text:style-name="T7"> <text:s text:c="3"/>mem_free(p);</text:span><text:line-break/><text:span text:style-name="T7">}</text:span><text:line-break/></text:p>
      <text:p text:style-name="P2">main.cpp</text:p>
      <text:p text:style-name="P2"><text:span text:style-name="T2">//</text:span><text:line-break/><text:span text:style-name="T2">// Created by os on 5/17/24.</text:span><text:line-break/><text:span text:style-name="T2">//</text:span><text:line-break/><text:line-break/><text:span text:style-name="T3">#include </text:span><text:span text:style-name="T5">"../test/printing.hpp"</text:span><text:line-break/><text:span text:style-name="T3">#include </text:span><text:span text:style-name="T5">"../h/riscv.hpp"</text:span><text:line-break/><text:span text:style-name="T3">#include </text:span><text:span text:style-name="T5">"../h/syscall_cpp.hpp"</text:span><text:line-break/><text:span text:style-name="T3">#include </text:span><text:span text:style-name="T5">"../h/tcb.hpp"</text:span><text:line-break/><text:line-break/><text:line-break/><text:span text:style-name="T6">extern void </text:span><text:span text:style-name="T12">userMain</text:span><text:span text:style-name="T7">();</text:span><text:line-break/><text:soft-page-break/><text:line-break/><text:line-break/><text:line-break/><text:line-break/><text:span text:style-name="T6">int </text:span><text:span text:style-name="T12">main</text:span><text:span text:style-name="T7">() {</text:span><text:line-break/><text:line-break/><text:line-break/><text:line-break/><text:span text:style-name="T7"> <text:s text:c="3"/></text:span><text:span text:style-name="T10">TCB </text:span><text:span text:style-name="T7">*threads[</text:span><text:span text:style-name="T13">2</text:span><text:span text:style-name="T7">];</text:span><text:line-break/><text:line-break/><text:span text:style-name="T7"> <text:s text:c="3"/></text:span><text:span text:style-name="T10">Riscv</text:span><text:span text:style-name="T7">::w_stvec((</text:span><text:span text:style-name="T9">uint64</text:span><text:span text:style-name="T7">) &amp;</text:span><text:span text:style-name="T10">Riscv</text:span><text:span text:style-name="T7">::supervisorTrap);</text:span><text:line-break/><text:span text:style-name="T7"> <text:s text:c="3"/></text:span><text:span text:style-name="T10">Riscv</text:span><text:span text:style-name="T7">::ms_sstatus(</text:span><text:span text:style-name="T10">Riscv</text:span><text:span text:style-name="T7">::</text:span><text:span text:style-name="T15">SSTATUS_SIE</text:span><text:span text:style-name="T7">);</text:span><text:line-break/><text:span text:style-name="T7"> <text:s text:c="3"/>thread_create(&amp;threads[</text:span><text:span text:style-name="T13">0</text:span><text:span text:style-name="T7">], </text:span><text:span text:style-name="T6">nullptr</text:span><text:span text:style-name="T7">, </text:span><text:span text:style-name="T6">nullptr</text:span><text:span text:style-name="T7">);</text:span><text:line-break/><text:line-break/><text:span text:style-name="T7"> <text:s text:c="3"/></text:span><text:span text:style-name="T10">TCB</text:span><text:span text:style-name="T7">::</text:span><text:span text:style-name="T11">running </text:span><text:span text:style-name="T7">= threads[</text:span><text:span text:style-name="T13">0</text:span><text:span text:style-name="T7">];</text:span><text:line-break/><text:line-break/><text:span text:style-name="T7"> <text:s text:c="3"/>thread_create(&amp;threads[</text:span><text:span text:style-name="T13">1</text:span><text:span text:style-name="T7">], </text:span><text:span text:style-name="T6">reinterpret_cast</text:span><text:span text:style-name="T7">&lt;</text:span><text:span text:style-name="T6">void </text:span><text:span text:style-name="T7">(*)(</text:span><text:span text:style-name="T6">void </text:span><text:span text:style-name="T7">*)&gt;(userMain), </text:span><text:span text:style-name="T6">nullptr</text:span><text:span text:style-name="T7">);</text:span><text:line-break/><text:line-break/><text:line-break/><text:span text:style-name="T7"> <text:s text:c="3"/></text:span><text:span text:style-name="T6">while </text:span><text:span text:style-name="T7">(!threads[</text:span><text:span text:style-name="T13">1</text:span><text:span text:style-name="T7">]-&gt;isFinished()) {</text:span><text:line-break/><text:span text:style-name="T7"> <text:s text:c="7"/>thread_dispatch();</text:span><text:line-break/><text:span text:style-name="T7"> <text:s text:c="3"/>}</text:span><text:line-break/><text:line-break/><text:line-break/><text:line-break/><text:span text:style-name="T7"> <text:s text:c="3"/>printString(</text:span><text:span text:style-name="T5">"Vratila sam se u main</text:span><text:span text:style-name="T6">\n</text:span><text:span text:style-name="T5">"</text:span><text:span text:style-name="T7">);</text:span><text:line-break/><text:line-break/><text:span text:style-name="T7"> <text:s text:c="3"/></text:span><text:span text:style-name="T6">for</text:span><text:span text:style-name="T7">(</text:span><text:span text:style-name="T6">auto</text:span><text:span text:style-name="T7">* i:threads){</text:span><text:line-break/><text:span text:style-name="T7"> <text:s text:c="7"/></text:span><text:span text:style-name="T6">delete </text:span><text:span text:style-name="T7">i;</text:span><text:line-break/><text:span text:style-name="T7"> <text:s text:c="3"/>}</text:span><text:line-break/><text:line-break/><text:line-break/><text:line-break/><text:span text:style-name="T2">// <text:s text:c="3"/>Riscv::w_stvec((uint64) &amp;Riscv::supervisorTrap);</text:span><text:line-break/><text:span text:style-name="T2">// <text:s text:c="3"/>Riscv::ms_sstatus(Riscv::SSTATUS_SIE);</text:span><text:line-break/><text:span text:style-name="T2">//</text:span><text:line-break/><text:span text:style-name="T2">// <text:s text:c="3"/>auto* main = new Thread(nullptr, nullptr);</text:span><text:line-break/><text:span text:style-name="T2">// <text:s text:c="3"/>main-&gt;start();</text:span><text:line-break/><text:span text:style-name="T2">// <text:s text:c="3"/>//thread_create(&amp;threads[0], nullptr, nullptr);</text:span><text:line-break/><text:span text:style-name="T2">// <text:s text:c="3"/>TCB::running = reinterpret_cast&lt;TCB *&gt;(main);</text:span><text:line-break/><text:span text:style-name="T2">// <text:s text:c="3"/>printString("Main postavljen za running\n");</text:span><text:line-break/><text:span text:style-name="T2">// <text:s text:c="3"/>auto* userMainn = new Thread(reinterpret_cast&lt;void (*)(void *)&gt;(userMain), nullptr);</text:span><text:line-break/><text:span text:style-name="T2">//</text:span><text:line-break/><text:span text:style-name="T2">// <text:s text:c="3"/>userMainn-&gt;start();</text:span><text:line-break/><text:span text:style-name="T2">// <text:s text:c="3"/>userMainn-&gt;join();</text:span><text:line-break/><text:span text:style-name="T2">//</text:span><text:line-break/><text:span text:style-name="T2">// <text:s text:c="3"/>printString("User main kraj\n");</text:span><text:line-break/><text:span text:style-name="T2">//</text:span><text:line-break/><text:span text:style-name="T2">//</text:span><text:line-break/><text:span text:style-name="T2">//</text:span><text:line-break/><text:span text:style-name="T2">// <text:s text:c="3"/>printString("Vratila sam se u main\n");</text:span><text:line-break/><text:line-break/><text:line-break/><text:line-break/><text:soft-page-break/><text:span text:style-name="T2"> <text:s text:c="3"/></text:span><text:span text:style-name="T6">return </text:span><text:span text:style-name="T13">0</text:span><text:span text:style-name="T7">;</text:span><text:line-break/><text:line-break/><text:span text:style-name="T7">};</text:span></text:p>
      <text:p text:style-name="P2">TESTOVI ZA MODIFIKACIJE</text:p>
      <text:p text:style-name="P2"/>
      <text:p text:style-name="P2">Test8.hpp</text:p>
      <text:p text:style-name="P2"><text:span text:style-name="T2">//</text:span><text:line-break/><text:span text:style-name="T2">// Created by os on 9/19/24.</text:span><text:line-break/><text:span text:style-name="T2">//</text:span><text:line-break/><text:line-break/><text:span text:style-name="T3">#ifndef </text:span><text:span text:style-name="T4">PB_TEST8_HPP</text:span><text:line-break/><text:span text:style-name="T3">#define </text:span><text:span text:style-name="T4">PB_TEST8_HPP</text:span><text:line-break/><text:line-break/><text:line-break/><text:span text:style-name="T6">void </text:span><text:span text:style-name="T12">test8</text:span><text:span text:style-name="T7">();</text:span><text:line-break/><text:span text:style-name="T6">void </text:span><text:span text:style-name="T12">testBarijera</text:span><text:span text:style-name="T7">();</text:span><text:span text:style-name="T2">//preko liste</text:span><text:line-break/><text:span text:style-name="T6">void </text:span><text:span text:style-name="T12">testBarijera2</text:span><text:span text:style-name="T7">();</text:span><text:span text:style-name="T2">//preko semafora</text:span><text:line-break/><text:span text:style-name="T6">void </text:span><text:span text:style-name="T12">testSEND_RECEIVE</text:span><text:span text:style-name="T7">();</text:span><text:line-break/><text:span text:style-name="T6">void </text:span><text:span text:style-name="T12">test_JOIN_all</text:span><text:span text:style-name="T7">();</text:span><text:line-break/><text:span text:style-name="T6">void </text:span><text:span text:style-name="T12">testSetMaxThreads</text:span><text:span text:style-name="T7">();</text:span><text:line-break/><text:span text:style-name="T6">void </text:span><text:span text:style-name="T12">testAtomicBroadcast</text:span><text:span text:style-name="T7">();</text:span><text:line-break/><text:span text:style-name="T6">void </text:span><text:span text:style-name="T12">testH2O</text:span><text:span text:style-name="T7">();</text:span><text:line-break/><text:span text:style-name="T6">void </text:span><text:span text:style-name="T12">testDiningSavages</text:span><text:span text:style-name="T7">();</text:span><text:line-break/><text:span text:style-name="T6">void </text:span><text:span text:style-name="T12">testHungryBirds</text:span><text:span text:style-name="T7">();</text:span><text:line-break/><text:span text:style-name="T6">void </text:span><text:span text:style-name="T12">testBeeBear</text:span><text:span text:style-name="T7">();</text:span><text:line-break/><text:span text:style-name="T6">void </text:span><text:span text:style-name="T12">testSemaforSaZetonima</text:span><text:span text:style-name="T7">();</text:span><text:line-break/><text:span text:style-name="T6">void </text:span><text:span text:style-name="T12">testPing</text:span><text:span text:style-name="T7">();</text:span><text:line-break/><text:span text:style-name="T6">void </text:span><text:span text:style-name="T12">testTryWait</text:span><text:span text:style-name="T7">();</text:span><text:line-break/><text:span text:style-name="T6">void </text:span><text:span text:style-name="T12">testPrioritetniSemafor</text:span><text:span text:style-name="T7">();</text:span><text:line-break/><text:span text:style-name="T3">#endif </text:span><text:span text:style-name="T2">//PB_TEST8_HPP</text:span><text:line-break/></text:p>
      <text:p text:style-name="P2">Test8.cpp</text:p>
      <text:p text:style-name="P2"/>
      <text:p text:style-name="P2"><text:span text:style-name="T2">//</text:span><text:line-break/><text:span text:style-name="T2">// Created by os on 9/19/24.</text:span><text:line-break/><text:span text:style-name="T2">//</text:span><text:line-break/><text:line-break/><text:span text:style-name="T3">#include </text:span><text:span text:style-name="T5">"Test8.hpp"</text:span><text:line-break/><text:span text:style-name="T3">#include </text:span><text:span text:style-name="T5">"../h/syscall_cpp.hpp"</text:span><text:line-break/><text:span text:style-name="T3">#include </text:span><text:span text:style-name="T5">"printing.hpp"</text:span><text:line-break/><text:line-break/><text:span text:style-name="T6">static int </text:span><text:span text:style-name="T7">ID=</text:span><text:span text:style-name="T13">1</text:span><text:span text:style-name="T7">;</text:span><text:line-break/><text:span text:style-name="T6">static int </text:span><text:span text:style-name="T7">X=</text:span><text:span text:style-name="T13">13</text:span><text:span text:style-name="T7">;</text:span><text:line-break/><text:span text:style-name="T6">class </text:span><text:span text:style-name="T10">A1</text:span><text:span text:style-name="T7">:</text:span><text:span text:style-name="T6">public </text:span><text:span text:style-name="T10">Thread</text:span><text:span text:style-name="T7">{</text:span><text:line-break/><text:span text:style-name="T7"> <text:s text:c="3"/></text:span><text:span text:style-name="T6">int </text:span><text:span text:style-name="T11">id</text:span><text:span text:style-name="T7">;</text:span><text:line-break/><text:span text:style-name="T7"> <text:s text:c="3"/></text:span><text:span text:style-name="T6">int </text:span><text:span text:style-name="T11">type</text:span><text:span text:style-name="T7">;</text:span><text:line-break/><text:span text:style-name="T7"> <text:s text:c="3"/></text:span><text:span text:style-name="T2">//0-man</text:span><text:line-break/><text:span text:style-name="T2"> <text:s text:c="3"/>//1-woman</text:span><text:line-break/><text:span text:style-name="T6">public</text:span><text:span text:style-name="T7">:</text:span><text:line-break/><text:span text:style-name="T7"> <text:s text:c="3"/></text:span><text:span text:style-name="T12">A1</text:span><text:span text:style-name="T7">(</text:span><text:span text:style-name="T6">int </text:span><text:span text:style-name="T7">t):Thread(),</text:span><text:span text:style-name="T11">id</text:span><text:span text:style-name="T7">(ID++),</text:span><text:span text:style-name="T11">type</text:span><text:span text:style-name="T7">(t){</text:span><text:line-break/><text:span text:style-name="T7"> <text:s text:c="7"/>printString(</text:span><text:span text:style-name="T5">"Nit kreirana - id: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}</text:span><text:line-break/><text:span text:style-name="T6">protected</text:span><text:span text:style-name="T7">:</text:span><text:line-break/><text:span text:style-name="T7"> <text:s text:c="3"/></text:span><text:span text:style-name="T6">void </text:span><text:span text:style-name="T12">run</text:span><text:span text:style-name="T7">() </text:span><text:span text:style-name="T6">override</text:span><text:span text:style-name="T7">;</text:span><text:line-break/><text:soft-page-break/><text:span text:style-name="T7">};</text:span><text:line-break/><text:line-break/><text:span text:style-name="T6">void </text:span><text:span text:style-name="T10">A1</text:span><text:span text:style-name="T7">::</text:span><text:span text:style-name="T12">run</text:span><text:span text:style-name="T7">() {</text:span><text:line-break/><text:span text:style-name="T7"> <text:s text:c="3"/></text:span><text:span text:style-name="T6">for</text:span><text:span text:style-name="T7">(</text:span><text:span text:style-name="T6">int </text:span><text:span text:style-name="T7">m=</text:span><text:span text:style-name="T13">0</text:span><text:span text:style-name="T7">;m&lt;</text:span><text:span text:style-name="T13">3</text:span><text:span text:style-name="T7">;m++){</text:span><text:line-break/><text:span text:style-name="T7"> <text:s text:c="7"/>printString(</text:span><text:span text:style-name="T5">"Nit, pocetak wrappera- id: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printString(</text:span><text:span text:style-name="T5">"Iteracija: "</text:span><text:span text:style-name="T7">);</text:span><text:line-break/><text:span text:style-name="T7"> <text:s text:c="7"/>printInt(m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1000</text:span><text:span text:style-name="T7">;i++){</text:span><text:line-break/><text:span text:style-name="T7"> <text:s text:c="11"/></text:span><text:span text:style-name="T6">for</text:span><text:span text:style-name="T7">(</text:span><text:span text:style-name="T6">int </text:span><text:span text:style-name="T7">j=</text:span><text:span text:style-name="T13">0</text:span><text:span text:style-name="T7">;j&lt;</text:span><text:span text:style-name="T13">1000</text:span><text:span text:style-name="T7">;j++){}</text:span><text:line-break/><text:span text:style-name="T7"> <text:s text:c="11"/>thread_dispatch();</text:span><text:line-break/><text:span text:style-name="T7"> <text:s text:c="7"/>}</text:span><text:line-break/><text:span text:style-name="T7"> <text:s text:c="7"/>printString(</text:span><text:span text:style-name="T5">"Nit - id: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printString(</text:span><text:span text:style-name="T5">"Iteracija: "</text:span><text:span text:style-name="T7">);</text:span><text:line-break/><text:span text:style-name="T7"> <text:s text:c="7"/>printInt(m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</text:span><text:span text:style-name="T6">if</text:span><text:span text:style-name="T7">(</text:span><text:span text:style-name="T11">type</text:span><text:span text:style-name="T7">){</text:span><text:line-break/><text:span text:style-name="T7"> <text:s text:c="11"/>woman(</text:span><text:span text:style-name="T11">id</text:span><text:span text:style-name="T7">);</text:span><text:line-break/><text:span text:style-name="T7"> <text:s text:c="7"/>}</text:span><text:span text:style-name="T6">else if</text:span><text:span text:style-name="T7">(</text:span><text:span text:style-name="T11">type</text:span><text:span text:style-name="T7">==</text:span><text:span text:style-name="T13">0</text:span><text:span text:style-name="T7">){</text:span><text:line-break/><text:span text:style-name="T7"> <text:s text:c="11"/>man(</text:span><text:span text:style-name="T11">id</text:span><text:span text:style-name="T7">);</text:span><text:line-break/><text:span text:style-name="T7"> <text:s text:c="7"/>}</text:span><text:line-break/><text:span text:style-name="T7"> <text:s text:c="7"/>thread_dispatch();</text:span><text:line-break/><text:span text:style-name="T7"> <text:s text:c="7"/>printString(</text:span><text:span text:style-name="T5">"Jedna itercija gotova</text:span><text:span text:style-name="T6">\n</text:span><text:span text:style-name="T5">"</text:span><text:span text:style-name="T7">);</text:span><text:line-break/><text:span text:style-name="T7"> <text:s text:c="3"/>}</text:span><text:line-break/><text:line-break/><text:span text:style-name="T7">}</text:span><text:line-break/><text:span text:style-name="T6">void </text:span><text:span text:style-name="T12">test8</text:span><text:span text:style-name="T7">(){</text:span><text:line-break/><text:span text:style-name="T7"> <text:s text:c="3"/></text:span><text:span text:style-name="T10">A1</text:span><text:span text:style-name="T7">* niz[X];</text:span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X;i++){</text:span><text:line-break/><text:span text:style-name="T7"> <text:s text:c="7"/></text:span><text:span text:style-name="T6">if</text:span><text:span text:style-name="T7">(i%</text:span><text:span text:style-name="T13">3</text:span><text:span text:style-name="T7">==</text:span><text:span text:style-name="T13">0</text:span><text:span text:style-name="T7">){</text:span><text:line-break/><text:span text:style-name="T7"> <text:s text:c="11"/>niz[i]=</text:span><text:span text:style-name="T6">new </text:span><text:span text:style-name="T7">A1(</text:span><text:span text:style-name="T13">0</text:span><text:span text:style-name="T7">);</text:span><text:line-break/><text:span text:style-name="T7"> <text:s text:c="7"/>}</text:span><text:span text:style-name="T6">else</text:span><text:span text:style-name="T7">{</text:span><text:line-break/><text:span text:style-name="T7"> <text:s text:c="11"/>niz[i]=</text:span><text:span text:style-name="T6">new </text:span><text:span text:style-name="T7">A1(</text:span><text:span text:style-name="T13">1</text:span><text:span text:style-name="T7">);</text:span><text:line-break/><text:span text:style-name="T7"> <text:s text:c="7"/>}</text:span><text:line-break/><text:span text:style-name="T7"> <text:s text:c="3"/>}</text:span><text:line-break/><text:span text:style-name="T7"> <text:s text:c="3"/></text:span><text:span text:style-name="T6">for</text:span><text:span text:style-name="T7">(</text:span><text:span text:style-name="T6">auto </text:span><text:span text:style-name="T7">nit:niz){</text:span><text:line-break/><text:span text:style-name="T7"> <text:s text:c="7"/>nit-&gt;start();</text:span><text:line-break/><text:span text:style-name="T7"> <text:s text:c="3"/>}</text:span><text:line-break/><text:line-break/><text:span text:style-name="T7"> <text:s text:c="3"/></text:span><text:span text:style-name="T6">for</text:span><text:span text:style-name="T7">(</text:span><text:span text:style-name="T6">auto </text:span><text:span text:style-name="T7">nit:niz){</text:span><text:line-break/><text:span text:style-name="T7"> <text:s text:c="7"/>nit-&gt;join();</text:span><text:line-break/><text:span text:style-name="T7"> <text:s text:c="3"/>}</text:span><text:line-break/><text:span text:style-name="T7"> <text:s text:c="3"/></text:span><text:span text:style-name="T6">for</text:span><text:span text:style-name="T7">(</text:span><text:span text:style-name="T6">auto </text:span><text:span text:style-name="T7">nit:niz){</text:span><text:line-break/><text:span text:style-name="T7"> <text:s text:c="7"/></text:span><text:span text:style-name="T6">delete </text:span><text:span text:style-name="T7">nit;</text:span><text:line-break/><text:span text:style-name="T7"> <text:s text:c="3"/>}</text:span><text:line-break/><text:span text:style-name="T7"> <text:s text:c="3"/>printString(</text:span><text:span text:style-name="T5">"TEST 8 - unisex WC gotov</text:span><text:span text:style-name="T6">\n</text:span><text:span text:style-name="T5">"</text:span><text:span text:style-name="T7">);</text:span><text:line-break/><text:span text:style-name="T7">};</text:span><text:line-break/><text:line-break/><text:line-break/><text:span text:style-name="T2">//BARIJERA - 1. nacin preko liste</text:span><text:line-break/><text:span text:style-name="T6">static int </text:span><text:span text:style-name="T7">IDD=</text:span><text:span text:style-name="T13">1</text:span><text:span text:style-name="T7">;</text:span><text:line-break/><text:line-break/><text:span text:style-name="T6">class </text:span><text:span text:style-name="T10">A2</text:span><text:span text:style-name="T7">:</text:span><text:span text:style-name="T6">public </text:span><text:span text:style-name="T10">Thread</text:span><text:span text:style-name="T7">{</text:span><text:line-break/><text:soft-page-break/><text:span text:style-name="T7"> <text:s text:c="3"/></text:span><text:span text:style-name="T6">int </text:span><text:span text:style-name="T11">id</text:span><text:span text:style-name="T7">;</text:span><text:line-break/><text:span text:style-name="T6">public</text:span><text:span text:style-name="T7">:</text:span><text:line-break/><text:span text:style-name="T7"> <text:s text:c="3"/></text:span><text:span text:style-name="T12">A2</text:span><text:span text:style-name="T7">():Thread(),</text:span><text:span text:style-name="T11">id</text:span><text:span text:style-name="T7">(IDD++){</text:span><text:line-break/><text:span text:style-name="T7"> <text:s text:c="7"/>printString(</text:span><text:span text:style-name="T5">"Nit A kreirana</text:span><text:span text:style-name="T6">\n</text:span><text:span text:style-name="T5">"</text:span><text:span text:style-name="T7">);</text:span><text:line-break/><text:span text:style-name="T7"> <text:s text:c="3"/>}</text:span><text:line-break/><text:span text:style-name="T6">protected</text:span><text:span text:style-name="T7">:</text:span><text:line-break/><text:span text:style-name="T7"> <text:s text:c="3"/></text:span><text:span text:style-name="T6">void </text:span><text:span text:style-name="T12">run</text:span><text:span text:style-name="T7">() </text:span><text:span text:style-name="T6">override</text:span><text:span text:style-name="T7">;</text:span><text:line-break/><text:span text:style-name="T7">};</text:span><text:line-break/><text:line-break/><text:span text:style-name="T6">void </text:span><text:span text:style-name="T10">A2</text:span><text:span text:style-name="T7">::</text:span><text:span text:style-name="T12">run</text:span><text:span text:style-name="T7">(){</text:span><text:line-break/><text:span text:style-name="T7"> <text:s text:c="3"/></text:span><text:span text:style-name="T6">for</text:span><text:span text:style-name="T7">(</text:span><text:span text:style-name="T6">int </text:span><text:span text:style-name="T7">m=</text:span><text:span text:style-name="T13">0</text:span><text:span text:style-name="T7">;m&lt;</text:span><text:span text:style-name="T13">3</text:span><text:span text:style-name="T7">;m++){</text:span><text:line-break/><text:span text:style-name="T7"> <text:s text:c="7"/>printString(</text:span><text:span text:style-name="T5">"Pocetak wrappera - nit id: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 i iteracija "</text:span><text:span text:style-name="T7">);</text:span><text:line-break/><text:span text:style-name="T7"> <text:s text:c="7"/>printInt(m);</text:span><text:line-break/><text:span text:style-name="T7"> <text:s text:c="7"/>printString(</text:span><text:span text:style-name="T5">". Obrada...</text:span><text:span text:style-name="T6">\n</text:span><text:span text:style-name="T5">"</text:span><text:span text:style-name="T7">);</text:span><text:line-break/><text:span text:style-name="T7"> <text:s text:c="7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1000</text:span><text:span text:style-name="T7">;i++){</text:span><text:line-break/><text:span text:style-name="T7"> <text:s text:c="11"/></text:span><text:span text:style-name="T6">for</text:span><text:span text:style-name="T7">(</text:span><text:span text:style-name="T6">int </text:span><text:span text:style-name="T7">j=</text:span><text:span text:style-name="T13">0</text:span><text:span text:style-name="T7">;j&lt;</text:span><text:span text:style-name="T13">10000</text:span><text:span text:style-name="T7">;j++){</text:span><text:line-break/><text:line-break/><text:span text:style-name="T7"> <text:s text:c="11"/>}</text:span><text:line-break/><text:span text:style-name="T7"> <text:s text:c="11"/>thread_dispatch();</text:span><text:line-break/><text:span text:style-name="T7"> <text:s text:c="7"/>}</text:span><text:line-break/><text:span text:style-name="T7"> <text:s text:c="7"/>printString(</text:span><text:span text:style-name="T5">"Nit id: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 poziva barijeru, iteracija: "</text:span><text:span text:style-name="T7">);</text:span><text:line-break/><text:span text:style-name="T7"> <text:s text:c="7"/>printInt(m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barrier();</text:span><text:line-break/><text:span text:style-name="T7"> <text:s text:c="7"/>printString(</text:span><text:span text:style-name="T5">"Nit id: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 prosla barijeru, iteracija: "</text:span><text:span text:style-name="T7">);</text:span><text:line-break/><text:span text:style-name="T7"> <text:s text:c="7"/>printInt(m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}</text:span><text:line-break/><text:span text:style-name="T7"> <text:s text:c="3"/>printString(</text:span><text:span text:style-name="T5">"Gotove sve tri iteracije</text:span><text:span text:style-name="T6">\n</text:span><text:span text:style-name="T5">"</text:span><text:span text:style-name="T7">);</text:span><text:line-break/><text:span text:style-name="T7"> <text:s text:c="3"/>printString(</text:span><text:span text:style-name="T5">"Nit id: "</text:span><text:span text:style-name="T7">);</text:span><text:line-break/><text:span text:style-name="T7"> <text:s text:c="3"/>printInt(</text:span><text:span text:style-name="T11">id</text:span><text:span text:style-name="T7">);</text:span><text:line-break/><text:span text:style-name="T7"> <text:s text:c="3"/>printString(</text:span><text:span text:style-name="T5">"</text:span><text:span text:style-name="T6">\n</text:span><text:span text:style-name="T5">"</text:span><text:span text:style-name="T7">);</text:span><text:line-break/><text:span text:style-name="T7">}</text:span><text:line-break/><text:line-break/><text:span text:style-name="T6">void </text:span><text:span text:style-name="T12">testBarijera</text:span><text:span text:style-name="T7">(){</text:span><text:line-break/><text:span text:style-name="T7"> <text:s text:c="3"/></text:span><text:span text:style-name="T10">A2</text:span><text:span text:style-name="T7">* niti[</text:span><text:span text:style-name="T13">6</text:span><text:span text:style-name="T7">];</text:span><text:line-break/><text:span text:style-name="T7"> <text:s text:c="3"/></text:span><text:span text:style-name="T6">for</text:span><text:span text:style-name="T7">(</text:span><text:span text:style-name="T6">auto </text:span><text:span text:style-name="T7">&amp; nit:niti){</text:span><text:line-break/><text:span text:style-name="T7"> <text:s text:c="7"/>nit = </text:span><text:span text:style-name="T6">new </text:span><text:span text:style-name="T7">A2();</text:span><text:line-break/><text:span text:style-name="T7"> <text:s text:c="3"/>}</text:span><text:line-break/><text:span text:style-name="T7"> <text:s text:c="3"/></text:span><text:span text:style-name="T6">for</text:span><text:span text:style-name="T7">(</text:span><text:span text:style-name="T6">auto </text:span><text:span text:style-name="T7">&amp; nit:niti){</text:span><text:line-break/><text:span text:style-name="T7"> <text:s text:c="7"/>nit-&gt;start();</text:span><text:line-break/><text:span text:style-name="T7"> <text:s text:c="3"/>}</text:span><text:line-break/><text:span text:style-name="T7"> <text:s text:c="3"/></text:span><text:span text:style-name="T6">for</text:span><text:span text:style-name="T7">(</text:span><text:span text:style-name="T6">auto </text:span><text:span text:style-name="T7">&amp; nit:niti){</text:span><text:line-break/><text:span text:style-name="T7"> <text:s text:c="7"/>nit-&gt;join();</text:span><text:line-break/><text:span text:style-name="T7"> <text:s text:c="3"/>}</text:span><text:line-break/><text:span text:style-name="T7"> <text:s text:c="3"/></text:span><text:span text:style-name="T6">for</text:span><text:span text:style-name="T7">(</text:span><text:span text:style-name="T6">auto </text:span><text:span text:style-name="T7">&amp; nit:niti){</text:span><text:line-break/><text:span text:style-name="T7"> <text:s text:c="7"/></text:span><text:span text:style-name="T6">delete </text:span><text:span text:style-name="T7">nit;</text:span><text:line-break/><text:span text:style-name="T7"> <text:s text:c="3"/>}</text:span><text:line-break/><text:span text:style-name="T7"> <text:s text:c="3"/>printString(</text:span><text:span text:style-name="T5">"TEST 8 - sinhronizacija na BARIJERI uspesno zavrsen</text:span><text:span text:style-name="T6">\n</text:span><text:span text:style-name="T5">"</text:span><text:span text:style-name="T7">);</text:span><text:line-break/><text:span text:style-name="T7">}</text:span><text:line-break/><text:line-break/><text:soft-page-break/><text:span text:style-name="T2">//Barijera 2. nacin preko semafora</text:span><text:line-break/><text:span text:style-name="T6">int </text:span><text:span text:style-name="T7">z = </text:span><text:span text:style-name="T13">1</text:span><text:span text:style-name="T7">;</text:span><text:line-break/><text:span text:style-name="T6">class </text:span><text:span text:style-name="T10">A6</text:span><text:span text:style-name="T7">:</text:span><text:span text:style-name="T6">public </text:span><text:span text:style-name="T10">Thread</text:span><text:span text:style-name="T7">{</text:span><text:line-break/><text:span text:style-name="T7"> <text:s text:c="3"/></text:span><text:span text:style-name="T6">int </text:span><text:span text:style-name="T11">id</text:span><text:span text:style-name="T7">;</text:span><text:line-break/><text:span text:style-name="T6">public</text:span><text:span text:style-name="T7">:</text:span><text:line-break/><text:span text:style-name="T7"> <text:s text:c="3"/></text:span><text:span text:style-name="T12">A6</text:span><text:span text:style-name="T7">():Thread(),</text:span><text:span text:style-name="T11">id</text:span><text:span text:style-name="T7">(z++){</text:span><text:line-break/><text:span text:style-name="T7"> <text:s text:c="7"/>printString(</text:span><text:span text:style-name="T5">"Nit id -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 kreirana</text:span><text:span text:style-name="T6">\n</text:span><text:span text:style-name="T5">"</text:span><text:span text:style-name="T7">);</text:span><text:line-break/><text:span text:style-name="T7"> <text:s text:c="3"/>}</text:span><text:line-break/><text:span text:style-name="T6">protected</text:span><text:span text:style-name="T7">:</text:span><text:line-break/><text:span text:style-name="T7"> <text:s text:c="3"/></text:span><text:span text:style-name="T6">void </text:span><text:span text:style-name="T12">run</text:span><text:span text:style-name="T7">() </text:span><text:span text:style-name="T6">override</text:span><text:span text:style-name="T7">;</text:span><text:line-break/><text:span text:style-name="T7">};</text:span><text:line-break/><text:line-break/><text:span text:style-name="T6">void </text:span><text:span text:style-name="T10">A6</text:span><text:span text:style-name="T7">::</text:span><text:span text:style-name="T12">run</text:span><text:span text:style-name="T7">() {</text:span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3</text:span><text:span text:style-name="T7">;i++){</text:span><text:line-break/><text:line-break/><text:span text:style-name="T7"> <text:s text:c="7"/>printString(</text:span><text:span text:style-name="T5">"Nit id -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 i pocetak obrade, iteracija: "</text:span><text:span text:style-name="T7">);</text:span><text:line-break/><text:span text:style-name="T7"> <text:s text:c="7"/>printInt(i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</text:span><text:span text:style-name="T6">for</text:span><text:span text:style-name="T7">(</text:span><text:span text:style-name="T6">int </text:span><text:span text:style-name="T7">j=</text:span><text:span text:style-name="T13">0</text:span><text:span text:style-name="T7">;j&lt;</text:span><text:span text:style-name="T13">10000</text:span><text:span text:style-name="T7">;j++){</text:span><text:line-break/><text:span text:style-name="T7"> <text:s text:c="11"/></text:span><text:span text:style-name="T6">for</text:span><text:span text:style-name="T7">(</text:span><text:span text:style-name="T6">int </text:span><text:span text:style-name="T7">k=</text:span><text:span text:style-name="T13">0</text:span><text:span text:style-name="T7">;k&lt;</text:span><text:span text:style-name="T13">1000</text:span><text:span text:style-name="T7">;k++){}</text:span><text:line-break/><text:span text:style-name="T7"> <text:s text:c="11"/>thread_dispatch();</text:span><text:line-break/><text:span text:style-name="T7"> <text:s text:c="7"/>}</text:span><text:line-break/><text:span text:style-name="T7"> <text:s text:c="7"/>printString(</text:span><text:span text:style-name="T5">"Nit id -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 poziva barijeru, iteracija: "</text:span><text:span text:style-name="T7">);</text:span><text:line-break/><text:span text:style-name="T7"> <text:s text:c="7"/>printInt(i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</text:span><text:span text:style-name="T10">Thread</text:span><text:span text:style-name="T7">::barrier_2();</text:span><text:line-break/><text:span text:style-name="T7"> <text:s text:c="7"/>printString(</text:span><text:span text:style-name="T5">"Nit id -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 prosla barijeru, iteracija: "</text:span><text:span text:style-name="T7">);</text:span><text:line-break/><text:span text:style-name="T7"> <text:s text:c="7"/>printInt(i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line-break/><text:span text:style-name="T7"> <text:s text:c="3"/>}</text:span><text:line-break/><text:span text:style-name="T7"> <text:s text:c="3"/>printString(</text:span><text:span text:style-name="T5">"Nit id - "</text:span><text:span text:style-name="T7">);</text:span><text:line-break/><text:span text:style-name="T7"> <text:s text:c="3"/>printInt(</text:span><text:span text:style-name="T11">id</text:span><text:span text:style-name="T7">);</text:span><text:line-break/><text:span text:style-name="T7"> <text:s text:c="3"/>printString(</text:span><text:span text:style-name="T5">" zavrsila</text:span><text:span text:style-name="T6">\n</text:span><text:span text:style-name="T5">"</text:span><text:span text:style-name="T7">);</text:span><text:line-break/><text:span text:style-name="T7">}</text:span><text:line-break/><text:span text:style-name="T6">void </text:span><text:span text:style-name="T12">testBarijera2</text:span><text:span text:style-name="T7">(){</text:span><text:line-break/><text:span text:style-name="T7"> <text:s text:c="3"/></text:span><text:span text:style-name="T10">A6</text:span><text:span text:style-name="T7">* niz[</text:span><text:span text:style-name="T13">10</text:span><text:span text:style-name="T7">];</text:span><text:line-break/><text:span text:style-name="T7"> <text:s text:c="3"/></text:span><text:span text:style-name="T6">for</text:span><text:span text:style-name="T7">(</text:span><text:span text:style-name="T6">auto </text:span><text:span text:style-name="T7">&amp; nit:niz){</text:span><text:line-break/><text:span text:style-name="T7"> <text:s text:c="7"/>nit = </text:span><text:span text:style-name="T6">new </text:span><text:span text:style-name="T7">A6();</text:span><text:line-break/><text:span text:style-name="T7"> <text:s text:c="3"/>}</text:span><text:line-break/><text:span text:style-name="T7"> <text:s text:c="3"/></text:span><text:span text:style-name="T6">for</text:span><text:span text:style-name="T7">(</text:span><text:span text:style-name="T6">auto</text:span><text:span text:style-name="T7">&amp; nit : niz){</text:span><text:line-break/><text:span text:style-name="T7"> <text:s text:c="7"/>nit-&gt;start();</text:span><text:line-break/><text:span text:style-name="T7"> <text:s text:c="3"/>}</text:span><text:line-break/><text:span text:style-name="T7"> <text:s text:c="3"/></text:span><text:span text:style-name="T6">for</text:span><text:span text:style-name="T7">(</text:span><text:span text:style-name="T6">auto</text:span><text:span text:style-name="T7">&amp; nit : niz){</text:span><text:line-break/><text:span text:style-name="T7"> <text:s text:c="7"/>nit-&gt;join();</text:span><text:line-break/><text:span text:style-name="T7"> <text:s text:c="3"/>}</text:span><text:line-break/><text:span text:style-name="T7"> <text:s text:c="3"/></text:span><text:span text:style-name="T6">for</text:span><text:span text:style-name="T7">(</text:span><text:span text:style-name="T6">auto</text:span><text:span text:style-name="T7">&amp; nit : niz){</text:span><text:line-break/><text:span text:style-name="T7"> <text:s text:c="7"/></text:span><text:span text:style-name="T6">delete </text:span><text:span text:style-name="T7">nit;</text:span><text:line-break/><text:span text:style-name="T7"> <text:s text:c="3"/>}</text:span><text:line-break/><text:soft-page-break/><text:span text:style-name="T7"> <text:s text:c="3"/>printString(</text:span><text:span text:style-name="T5">"Test 8 - blokiranje na barijeri sa dvojakim vratima- USPESNO ZAVRSEN</text:span><text:span text:style-name="T6">\n</text:span><text:span text:style-name="T5">"</text:span><text:span text:style-name="T7">);</text:span><text:line-break/><text:span text:style-name="T7">}</text:span><text:line-break/><text:line-break/><text:span text:style-name="T2">//SEND - RECEIVE</text:span><text:line-break/><text:span text:style-name="T2">//POZIVAJUCA NIT - ona u cijem run wrapperu se poziva nit-&gt;send() se suspednuje ako nit nije primila</text:span><text:line-break/><text:span text:style-name="T2">//neku poruku a poslata joj je</text:span><text:line-break/><text:span text:style-name="T2">//POZIVAJUCA NIT - ona u cijem kontekstu se zove receive() se suspenduje ako nema poruka</text:span><text:line-break/><text:span text:style-name="T6">int </text:span><text:span text:style-name="T7">IDd=</text:span><text:span text:style-name="T13">1</text:span><text:span text:style-name="T7">;</text:span><text:line-break/><text:line-break/><text:span text:style-name="T6">class </text:span><text:span text:style-name="T10">A3</text:span><text:span text:style-name="T7">:</text:span><text:span text:style-name="T6">public </text:span><text:span text:style-name="T10">Thread</text:span><text:span text:style-name="T7">{</text:span><text:line-break/><text:span text:style-name="T7"> <text:s text:c="3"/></text:span><text:span text:style-name="T6">int </text:span><text:span text:style-name="T11">id</text:span><text:span text:style-name="T7">;</text:span><text:line-break/><text:line-break/><text:span text:style-name="T7"> <text:s text:c="3"/></text:span><text:span text:style-name="T10">Thread</text:span><text:span text:style-name="T7">* </text:span><text:span text:style-name="T11">toSend1</text:span><text:span text:style-name="T7">;</text:span><text:line-break/><text:span text:style-name="T7"> <text:s text:c="3"/></text:span><text:span text:style-name="T10">Thread</text:span><text:span text:style-name="T7">* </text:span><text:span text:style-name="T11">toSend2</text:span><text:span text:style-name="T7">;</text:span><text:line-break/><text:line-break/><text:span text:style-name="T6">public</text:span><text:span text:style-name="T7">:</text:span><text:line-break/><text:span text:style-name="T7"> <text:s text:c="3"/></text:span><text:span text:style-name="T12">A3</text:span><text:span text:style-name="T7">():Thread(),</text:span><text:span text:style-name="T11">id</text:span><text:span text:style-name="T7">(IDd++),</text:span><text:span text:style-name="T11">toSend1</text:span><text:span text:style-name="T7">(</text:span><text:span text:style-name="T6">nullptr</text:span><text:span text:style-name="T7">),</text:span><text:span text:style-name="T11">toSend2</text:span><text:span text:style-name="T7">(</text:span><text:span text:style-name="T6">nullptr</text:span><text:span text:style-name="T7">){</text:span><text:line-break/><text:span text:style-name="T7"> <text:s text:c="7"/>printString(</text:span><text:span text:style-name="T5">"Nit A kreirana - id: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}</text:span><text:line-break/><text:span text:style-name="T7"> <text:s text:c="3"/></text:span><text:span text:style-name="T6">void </text:span><text:span text:style-name="T12">setToSend</text:span><text:span text:style-name="T7">(</text:span><text:span text:style-name="T10">Thread</text:span><text:span text:style-name="T7">* t1, </text:span><text:span text:style-name="T10">Thread</text:span><text:span text:style-name="T7">* t2){</text:span><text:line-break/><text:span text:style-name="T7"> <text:s text:c="7"/></text:span><text:span text:style-name="T11">toSend1 </text:span><text:span text:style-name="T7">= t1;</text:span><text:line-break/><text:span text:style-name="T7"> <text:s text:c="7"/></text:span><text:span text:style-name="T11">toSend2 </text:span><text:span text:style-name="T7">= t2;</text:span><text:line-break/><text:span text:style-name="T7"> <text:s text:c="3"/>}</text:span><text:line-break/><text:span text:style-name="T6">protected</text:span><text:span text:style-name="T7">:</text:span><text:line-break/><text:span text:style-name="T7"> <text:s text:c="3"/></text:span><text:span text:style-name="T6">void </text:span><text:span text:style-name="T12">run</text:span><text:span text:style-name="T7">() </text:span><text:span text:style-name="T6">override</text:span><text:span text:style-name="T7">;</text:span><text:line-break/><text:span text:style-name="T7">};</text:span><text:line-break/><text:span text:style-name="T6">void </text:span><text:span text:style-name="T10">A3</text:span><text:span text:style-name="T7">::</text:span><text:span text:style-name="T12">run</text:span><text:span text:style-name="T7">(){</text:span><text:line-break/><text:span text:style-name="T7"> <text:s text:c="3"/></text:span><text:span text:style-name="T6">for</text:span><text:span text:style-name="T7">(</text:span><text:span text:style-name="T6">int </text:span><text:span text:style-name="T7">m=</text:span><text:span text:style-name="T13">1</text:span><text:span text:style-name="T7">;m&lt;</text:span><text:span text:style-name="T13">6</text:span><text:span text:style-name="T7">;m++){</text:span><text:line-break/><text:span text:style-name="T7"> <text:s text:c="7"/>printString(</text:span><text:span text:style-name="T5">"A: "</text:span><text:span text:style-name="T7">);</text:span><text:line-break/><text:span text:style-name="T7"> <text:s text:c="7"/>printInt(m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1000</text:span><text:span text:style-name="T7">;i++){</text:span><text:line-break/><text:span text:style-name="T7"> <text:s text:c="11"/></text:span><text:span text:style-name="T6">for</text:span><text:span text:style-name="T7">(</text:span><text:span text:style-name="T6">int </text:span><text:span text:style-name="T7">j=</text:span><text:span text:style-name="T13">0</text:span><text:span text:style-name="T7">;j&lt;</text:span><text:span text:style-name="T13">10000</text:span><text:span text:style-name="T7">;j++){</text:span><text:line-break/><text:line-break/><text:span text:style-name="T7"> <text:s text:c="11"/>}</text:span><text:line-break/><text:span text:style-name="T7"> <text:s text:c="11"/>thread_dispatch();</text:span><text:line-break/><text:span text:style-name="T7"> <text:s text:c="7"/>}</text:span><text:line-break/><text:line-break/><text:span text:style-name="T7"> <text:s text:c="7"/>printString(</text:span><text:span text:style-name="T5">"A: "</text:span><text:span text:style-name="T7">);</text:span><text:line-break/><text:span text:style-name="T7"> <text:s text:c="7"/>printInt(m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printString(</text:span><text:span text:style-name="T5">"A salje B</text:span><text:span text:style-name="T6">\n</text:span><text:span text:style-name="T5">"</text:span><text:span text:style-name="T7">);</text:span><text:line-break/><text:span text:style-name="T7"> <text:s text:c="7"/></text:span><text:span text:style-name="T11">toSend1</text:span><text:span text:style-name="T7">-&gt;send(</text:span><text:span text:style-name="T5">"B: poruka od A za B</text:span><text:span text:style-name="T6">\n</text:span><text:span text:style-name="T5">"</text:span><text:span text:style-name="T7">);</text:span><text:line-break/><text:span text:style-name="T7"> <text:s text:c="11"/>printString(</text:span><text:span text:style-name="T5">"A salje C</text:span><text:span text:style-name="T6">\n</text:span><text:span text:style-name="T5">"</text:span><text:span text:style-name="T7">);</text:span><text:line-break/><text:span text:style-name="T7"> <text:s text:c="7"/></text:span><text:span text:style-name="T11">toSend2</text:span><text:span text:style-name="T7">-&gt;send(</text:span><text:span text:style-name="T5">"C: poruka od A za C</text:span><text:span text:style-name="T6">\n</text:span><text:span text:style-name="T5"> "</text:span><text:span text:style-name="T7">);</text:span><text:line-break/><text:span text:style-name="T7"> <text:s text:c="7"/>printString(</text:span><text:span text:style-name="T5">"A poslala sve i sad prima: "</text:span><text:span text:style-name="T7">);</text:span><text:line-break/><text:span text:style-name="T7"> <text:s text:c="7"/>printInt(m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line-break/><text:span text:style-name="T2">// <text:s text:c="7"/>printString("A prima poruke: ");</text:span><text:line-break/><text:span text:style-name="T2">// <text:s text:c="7"/>printInt(m);</text:span><text:line-break/><text:span text:style-name="T2">// <text:s text:c="7"/>printString(". put\n");</text:span><text:line-break/><text:span text:style-name="T2"> <text:s text:c="7"/></text:span><text:span text:style-name="T7">printString(receive());</text:span><text:line-break/><text:soft-page-break/><text:span text:style-name="T7"> <text:s text:c="7"/>printString(receive());</text:span><text:line-break/><text:span text:style-name="T7"> <text:s text:c="7"/>printString(</text:span><text:span text:style-name="T5">"A sve primila: "</text:span><text:span text:style-name="T7">);</text:span><text:line-break/><text:span text:style-name="T7"> <text:s text:c="7"/>printInt(m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}</text:span><text:line-break/><text:span text:style-name="T2">// <text:s text:c="3"/>printString("Gotove sve tri iteracije\n");</text:span><text:line-break/><text:span text:style-name="T2">// <text:s text:c="3"/>printString("Nit A id: ");</text:span><text:line-break/><text:span text:style-name="T2">// <text:s text:c="3"/>printInt(id);</text:span><text:line-break/><text:span text:style-name="T2">// <text:s text:c="3"/>printString("\n");</text:span><text:line-break/><text:span text:style-name="T7">}</text:span><text:line-break/><text:line-break/><text:span text:style-name="T6">class </text:span><text:span text:style-name="T10">B3</text:span><text:span text:style-name="T7">:</text:span><text:span text:style-name="T6">public </text:span><text:span text:style-name="T10">Thread</text:span><text:span text:style-name="T7">{</text:span><text:line-break/><text:span text:style-name="T7"> <text:s text:c="3"/></text:span><text:span text:style-name="T6">int </text:span><text:span text:style-name="T11">id</text:span><text:span text:style-name="T7">;</text:span><text:line-break/><text:line-break/><text:span text:style-name="T7"> <text:s text:c="3"/></text:span><text:span text:style-name="T10">Thread</text:span><text:span text:style-name="T7">* </text:span><text:span text:style-name="T11">toSend1</text:span><text:span text:style-name="T7">;</text:span><text:line-break/><text:span text:style-name="T7"> <text:s text:c="3"/></text:span><text:span text:style-name="T10">Thread</text:span><text:span text:style-name="T7">* </text:span><text:span text:style-name="T11">toSend2</text:span><text:span text:style-name="T7">;</text:span><text:line-break/><text:line-break/><text:span text:style-name="T6">public</text:span><text:span text:style-name="T7">:</text:span><text:line-break/><text:span text:style-name="T7"> <text:s text:c="3"/></text:span><text:span text:style-name="T12">B3</text:span><text:span text:style-name="T7">():Thread(),</text:span><text:span text:style-name="T11">id</text:span><text:span text:style-name="T7">(IDd++),</text:span><text:span text:style-name="T11">toSend1</text:span><text:span text:style-name="T7">(</text:span><text:span text:style-name="T6">nullptr</text:span><text:span text:style-name="T7">),</text:span><text:span text:style-name="T11">toSend2</text:span><text:span text:style-name="T7">(</text:span><text:span text:style-name="T6">nullptr</text:span><text:span text:style-name="T7">){</text:span><text:line-break/><text:span text:style-name="T7"> <text:s text:c="7"/>printString(</text:span><text:span text:style-name="T5">"Nit B kreirana - id: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}</text:span><text:line-break/><text:span text:style-name="T7"> <text:s text:c="3"/></text:span><text:span text:style-name="T6">void </text:span><text:span text:style-name="T12">setToSend</text:span><text:span text:style-name="T7">(</text:span><text:span text:style-name="T10">Thread</text:span><text:span text:style-name="T7">* t1, </text:span><text:span text:style-name="T10">Thread</text:span><text:span text:style-name="T7">* t2){</text:span><text:line-break/><text:span text:style-name="T7"> <text:s text:c="7"/></text:span><text:span text:style-name="T11">toSend1 </text:span><text:span text:style-name="T7">= t1;</text:span><text:line-break/><text:span text:style-name="T7"> <text:s text:c="7"/></text:span><text:span text:style-name="T11">toSend2 </text:span><text:span text:style-name="T7">= t2;</text:span><text:line-break/><text:span text:style-name="T7"> <text:s text:c="3"/>}</text:span><text:line-break/><text:span text:style-name="T6">protected</text:span><text:span text:style-name="T7">:</text:span><text:line-break/><text:span text:style-name="T7"> <text:s text:c="3"/></text:span><text:span text:style-name="T6">void </text:span><text:span text:style-name="T12">run</text:span><text:span text:style-name="T7">() </text:span><text:span text:style-name="T6">override</text:span><text:span text:style-name="T7">;</text:span><text:line-break/><text:span text:style-name="T7">};</text:span><text:line-break/><text:span text:style-name="T6">void </text:span><text:span text:style-name="T10">B3</text:span><text:span text:style-name="T7">::</text:span><text:span text:style-name="T12">run</text:span><text:span text:style-name="T7">(){</text:span><text:line-break/><text:span text:style-name="T7"> <text:s text:c="3"/></text:span><text:span text:style-name="T6">for</text:span><text:span text:style-name="T7">(</text:span><text:span text:style-name="T6">int </text:span><text:span text:style-name="T7">m=</text:span><text:span text:style-name="T13">1</text:span><text:span text:style-name="T7">;m&lt;</text:span><text:span text:style-name="T13">6</text:span><text:span text:style-name="T7">;m++){</text:span><text:line-break/><text:span text:style-name="T7"> <text:s text:c="7"/>printString(</text:span><text:span text:style-name="T5">"B: "</text:span><text:span text:style-name="T7">);</text:span><text:line-break/><text:span text:style-name="T7"> <text:s text:c="7"/>printInt(m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1000</text:span><text:span text:style-name="T7">;i++){</text:span><text:line-break/><text:span text:style-name="T7"> <text:s text:c="11"/></text:span><text:span text:style-name="T6">for</text:span><text:span text:style-name="T7">(</text:span><text:span text:style-name="T6">int </text:span><text:span text:style-name="T7">j=</text:span><text:span text:style-name="T13">0</text:span><text:span text:style-name="T7">;j&lt;</text:span><text:span text:style-name="T13">10000</text:span><text:span text:style-name="T7">;j++){</text:span><text:line-break/><text:line-break/><text:span text:style-name="T7"> <text:s text:c="11"/>}</text:span><text:line-break/><text:span text:style-name="T7"> <text:s text:c="11"/>thread_dispatch();</text:span><text:line-break/><text:span text:style-name="T7"> <text:s text:c="7"/>}</text:span><text:line-break/><text:line-break/><text:span text:style-name="T7"> <text:s text:c="7"/>printString(</text:span><text:span text:style-name="T5">"B: "</text:span><text:span text:style-name="T7">);</text:span><text:line-break/><text:span text:style-name="T7"> <text:s text:c="7"/>printInt(m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printString(</text:span><text:span text:style-name="T5">"B salje niti A</text:span><text:span text:style-name="T6">\n</text:span><text:span text:style-name="T5">"</text:span><text:span text:style-name="T7">);</text:span><text:line-break/><text:span text:style-name="T7"> <text:s text:c="7"/></text:span><text:span text:style-name="T11">toSend1</text:span><text:span text:style-name="T7">-&gt;send(</text:span><text:span text:style-name="T5">"A: poruka od B za A</text:span><text:span text:style-name="T6">\n</text:span><text:span text:style-name="T5">"</text:span><text:span text:style-name="T7">);</text:span><text:line-break/><text:span text:style-name="T7"> <text:s text:c="7"/>printString(</text:span><text:span text:style-name="T5">"B poslala i sad prima: "</text:span><text:span text:style-name="T7">);</text:span><text:line-break/><text:span text:style-name="T7"> <text:s text:c="7"/>printInt(m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line-break/><text:span text:style-name="T2">// <text:s text:c="7"/>printString("B prima poruke: ");</text:span><text:line-break/><text:span text:style-name="T2">// <text:s text:c="7"/>printInt(m);</text:span><text:line-break/><text:span text:style-name="T2">// <text:s text:c="7"/>printString(". put\n");</text:span><text:line-break/><text:span text:style-name="T2"> <text:s text:c="7"/></text:span><text:span text:style-name="T7">printString(receive());</text:span><text:line-break/><text:span text:style-name="T7"> <text:s text:c="7"/>printString(receive());</text:span><text:line-break/><text:span text:style-name="T7"> <text:s text:c="7"/>printString(</text:span><text:span text:style-name="T5">"B primila sve: "</text:span><text:span text:style-name="T7">);</text:span><text:line-break/><text:soft-page-break/><text:span text:style-name="T7"> <text:s text:c="7"/>printInt(m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}</text:span><text:line-break/><text:span text:style-name="T2">// <text:s text:c="3"/>printString("Gotove sve tri iteracije\n");</text:span><text:line-break/><text:span text:style-name="T2">// <text:s text:c="3"/>printString("Nit B id: ");</text:span><text:line-break/><text:span text:style-name="T2">// <text:s text:c="3"/>printInt(id);</text:span><text:line-break/><text:span text:style-name="T2">// <text:s text:c="3"/>printString("\n");</text:span><text:line-break/><text:span text:style-name="T7">}</text:span><text:line-break/><text:line-break/><text:span text:style-name="T6">class </text:span><text:span text:style-name="T10">C3</text:span><text:span text:style-name="T7">:</text:span><text:span text:style-name="T6">public </text:span><text:span text:style-name="T10">Thread</text:span><text:span text:style-name="T7">{</text:span><text:line-break/><text:span text:style-name="T7"> <text:s text:c="3"/></text:span><text:span text:style-name="T6">int </text:span><text:span text:style-name="T11">id</text:span><text:span text:style-name="T7">;</text:span><text:line-break/><text:line-break/><text:span text:style-name="T7"> <text:s text:c="3"/></text:span><text:span text:style-name="T10">Thread</text:span><text:span text:style-name="T7">* </text:span><text:span text:style-name="T11">toSend1</text:span><text:span text:style-name="T7">;</text:span><text:line-break/><text:span text:style-name="T7"> <text:s text:c="3"/></text:span><text:span text:style-name="T10">Thread</text:span><text:span text:style-name="T7">* </text:span><text:span text:style-name="T11">toSend2</text:span><text:span text:style-name="T7">;</text:span><text:line-break/><text:line-break/><text:span text:style-name="T6">public</text:span><text:span text:style-name="T7">:</text:span><text:line-break/><text:span text:style-name="T7"> <text:s text:c="3"/></text:span><text:span text:style-name="T12">C3</text:span><text:span text:style-name="T7">():Thread(),</text:span><text:span text:style-name="T11">id</text:span><text:span text:style-name="T7">(IDd++),</text:span><text:span text:style-name="T11">toSend1</text:span><text:span text:style-name="T7">(</text:span><text:span text:style-name="T6">nullptr</text:span><text:span text:style-name="T7">),</text:span><text:span text:style-name="T11">toSend2</text:span><text:span text:style-name="T7">(</text:span><text:span text:style-name="T6">nullptr</text:span><text:span text:style-name="T7">){</text:span><text:line-break/><text:span text:style-name="T7"> <text:s text:c="7"/>printString(</text:span><text:span text:style-name="T5">"Nit kreirana - id: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}</text:span><text:line-break/><text:span text:style-name="T7"> <text:s text:c="3"/></text:span><text:span text:style-name="T6">void </text:span><text:span text:style-name="T12">setToSend</text:span><text:span text:style-name="T7">(</text:span><text:span text:style-name="T10">Thread</text:span><text:span text:style-name="T7">* t1, </text:span><text:span text:style-name="T10">Thread</text:span><text:span text:style-name="T7">* t2){</text:span><text:line-break/><text:span text:style-name="T7"> <text:s text:c="7"/></text:span><text:span text:style-name="T11">toSend1 </text:span><text:span text:style-name="T7">= t1;</text:span><text:line-break/><text:span text:style-name="T7"> <text:s text:c="7"/></text:span><text:span text:style-name="T11">toSend2 </text:span><text:span text:style-name="T7">= t2;</text:span><text:line-break/><text:span text:style-name="T7"> <text:s text:c="3"/>}</text:span><text:line-break/><text:span text:style-name="T6">protected</text:span><text:span text:style-name="T7">:</text:span><text:line-break/><text:span text:style-name="T7"> <text:s text:c="3"/></text:span><text:span text:style-name="T6">void </text:span><text:span text:style-name="T12">run</text:span><text:span text:style-name="T7">() </text:span><text:span text:style-name="T6">override</text:span><text:span text:style-name="T7">;</text:span><text:line-break/><text:span text:style-name="T7">};</text:span><text:line-break/><text:span text:style-name="T6">void </text:span><text:span text:style-name="T10">C3</text:span><text:span text:style-name="T7">::</text:span><text:span text:style-name="T12">run</text:span><text:span text:style-name="T7">(){</text:span><text:line-break/><text:span text:style-name="T7"> <text:s text:c="3"/></text:span><text:span text:style-name="T6">for</text:span><text:span text:style-name="T7">(</text:span><text:span text:style-name="T6">int </text:span><text:span text:style-name="T7">m=</text:span><text:span text:style-name="T13">1</text:span><text:span text:style-name="T7">;m&lt;</text:span><text:span text:style-name="T13">6</text:span><text:span text:style-name="T7">;m++){</text:span><text:line-break/><text:span text:style-name="T2">// <text:s text:c="7"/>printString("Pocetak wrappera C- nit id: ");</text:span><text:line-break/><text:span text:style-name="T2">// <text:s text:c="7"/>printInt(id);</text:span><text:line-break/><text:span text:style-name="T2">// <text:s text:c="7"/>printString(" i iteracija ");</text:span><text:line-break/><text:span text:style-name="T2">// <text:s text:c="7"/>printInt(m);</text:span><text:line-break/><text:span text:style-name="T2">// <text:s text:c="7"/>printString(". Obrada...\n");</text:span><text:line-break/><text:span text:style-name="T2"> <text:s text:c="7"/></text:span><text:span text:style-name="T7">printString(</text:span><text:span text:style-name="T5">"C: "</text:span><text:span text:style-name="T7">);</text:span><text:line-break/><text:span text:style-name="T7"> <text:s text:c="7"/>printInt(m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1000</text:span><text:span text:style-name="T7">;i++){</text:span><text:line-break/><text:span text:style-name="T7"> <text:s text:c="11"/></text:span><text:span text:style-name="T6">for</text:span><text:span text:style-name="T7">(</text:span><text:span text:style-name="T6">int </text:span><text:span text:style-name="T7">j=</text:span><text:span text:style-name="T13">0</text:span><text:span text:style-name="T7">;j&lt;</text:span><text:span text:style-name="T13">10000</text:span><text:span text:style-name="T7">;j++){</text:span><text:line-break/><text:line-break/><text:span text:style-name="T7"> <text:s text:c="11"/>}</text:span><text:line-break/><text:span text:style-name="T7"> <text:s text:c="11"/>thread_dispatch();</text:span><text:line-break/><text:span text:style-name="T7"> <text:s text:c="7"/>}</text:span><text:line-break/><text:line-break/><text:span text:style-name="T7"> <text:s text:c="7"/>printString(</text:span><text:span text:style-name="T5">"C: "</text:span><text:span text:style-name="T7">);</text:span><text:line-break/><text:span text:style-name="T7"> <text:s text:c="7"/>printInt(m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printString(</text:span><text:span text:style-name="T5">"C salje poruku niti A</text:span><text:span text:style-name="T6">\n</text:span><text:span text:style-name="T5">"</text:span><text:span text:style-name="T7">);</text:span><text:line-break/><text:span text:style-name="T7"> <text:s text:c="7"/></text:span><text:span text:style-name="T11">toSend1</text:span><text:span text:style-name="T7">-&gt;send(</text:span><text:span text:style-name="T5">"A: poruka od C za A</text:span><text:span text:style-name="T6">\n</text:span><text:span text:style-name="T5">"</text:span><text:span text:style-name="T7">);</text:span><text:line-break/><text:span text:style-name="T7"> <text:s text:c="7"/>printString(</text:span><text:span text:style-name="T5">"C salje8 poruku niti B</text:span><text:span text:style-name="T6">\n</text:span><text:span text:style-name="T5">"</text:span><text:span text:style-name="T7">);</text:span><text:line-break/><text:span text:style-name="T7"> <text:s text:c="7"/></text:span><text:span text:style-name="T11">toSend2</text:span><text:span text:style-name="T7">-&gt;send(</text:span><text:span text:style-name="T5">"B: poruka od C za B</text:span><text:span text:style-name="T6">\n</text:span><text:span text:style-name="T5"> "</text:span><text:span text:style-name="T7">);</text:span><text:line-break/><text:span text:style-name="T7"> <text:s text:c="7"/>printString(</text:span><text:span text:style-name="T5">"C sve poruke poslate i sad prima: "</text:span><text:span text:style-name="T7">);</text:span><text:line-break/><text:span text:style-name="T7"> <text:s text:c="7"/>printInt(m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printString(receive());</text:span><text:line-break/><text:span text:style-name="T7"> <text:s text:c="7"/>printString(</text:span><text:span text:style-name="T5">"C primila : "</text:span><text:span text:style-name="T7">);</text:span><text:line-break/><text:soft-page-break/><text:span text:style-name="T7"> <text:s text:c="7"/>printInt(m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line-break/><text:span text:style-name="T7"> <text:s text:c="3"/>}</text:span><text:line-break/><text:span text:style-name="T2">// <text:s text:c="3"/>printString("Gotove sve tri iteracije\n");</text:span><text:line-break/><text:span text:style-name="T2">// <text:s text:c="3"/>printString("Nit C id: ");</text:span><text:line-break/><text:span text:style-name="T2">// <text:s text:c="3"/>printInt(id);</text:span><text:line-break/><text:span text:style-name="T2">// <text:s text:c="3"/>printString("\n");</text:span><text:line-break/><text:span text:style-name="T7">}</text:span><text:line-break/><text:line-break/><text:span text:style-name="T6">void </text:span><text:span text:style-name="T12">testSEND_RECEIVE</text:span><text:span text:style-name="T7">(){</text:span><text:line-break/><text:span text:style-name="T7"> <text:s text:c="3"/></text:span><text:span text:style-name="T10">A3</text:span><text:span text:style-name="T7">* a3 = </text:span><text:span text:style-name="T6">new </text:span><text:span text:style-name="T7">A3();</text:span><text:line-break/><text:span text:style-name="T7"> <text:s text:c="3"/></text:span><text:span text:style-name="T10">B3</text:span><text:span text:style-name="T7">* b3=</text:span><text:span text:style-name="T6">new </text:span><text:span text:style-name="T7">B3();</text:span><text:line-break/><text:span text:style-name="T7"> <text:s text:c="3"/></text:span><text:span text:style-name="T10">C3</text:span><text:span text:style-name="T7">* c3 = </text:span><text:span text:style-name="T6">new </text:span><text:span text:style-name="T7">C3();</text:span><text:line-break/><text:line-break/><text:span text:style-name="T7"> <text:s text:c="3"/>a3-&gt;setToSend(b3,c3);</text:span><text:line-break/><text:span text:style-name="T7"> <text:s text:c="3"/>b3-&gt;setToSend(a3, </text:span><text:span text:style-name="T6">nullptr</text:span><text:span text:style-name="T7">);</text:span><text:line-break/><text:span text:style-name="T7"> <text:s text:c="3"/>c3-&gt;setToSend(a3,b3);</text:span><text:line-break/><text:line-break/><text:span text:style-name="T7"> <text:s text:c="3"/>a3-&gt;start();</text:span><text:line-break/><text:span text:style-name="T7"> <text:s text:c="3"/>b3-&gt;start();</text:span><text:line-break/><text:span text:style-name="T7"> <text:s text:c="3"/>c3-&gt;start();</text:span><text:line-break/><text:line-break/><text:span text:style-name="T7"> <text:s text:c="3"/>a3-&gt;join();</text:span><text:line-break/><text:span text:style-name="T7"> <text:s text:c="3"/>b3-&gt;join();</text:span><text:line-break/><text:span text:style-name="T7"> <text:s text:c="3"/>c3-&gt;join();</text:span><text:line-break/><text:line-break/><text:span text:style-name="T7"> <text:s text:c="3"/></text:span><text:span text:style-name="T6">delete </text:span><text:span text:style-name="T7">a3;</text:span><text:line-break/><text:span text:style-name="T7"> <text:s text:c="3"/></text:span><text:span text:style-name="T6">delete </text:span><text:span text:style-name="T7">b3;</text:span><text:line-break/><text:span text:style-name="T7"> <text:s text:c="3"/></text:span><text:span text:style-name="T6">delete </text:span><text:span text:style-name="T7">c3;</text:span><text:line-break/><text:line-break/><text:span text:style-name="T7"> <text:s text:c="3"/>printString(</text:span><text:span text:style-name="T5">"TEST 8 - Send/Receive message uspesno zavrsen</text:span><text:span text:style-name="T6">\n</text:span><text:span text:style-name="T5">"</text:span><text:span text:style-name="T7">);</text:span><text:line-break/><text:span text:style-name="T7">}</text:span><text:line-break/><text:line-break/><text:span text:style-name="T6">int </text:span><text:span text:style-name="T7">IDdd=</text:span><text:span text:style-name="T13">1</text:span><text:span text:style-name="T7">;</text:span><text:line-break/><text:line-break/><text:span text:style-name="T6">class </text:span><text:span text:style-name="T10">A4</text:span><text:span text:style-name="T7">:</text:span><text:span text:style-name="T6">public </text:span><text:span text:style-name="T10">Thread</text:span><text:span text:style-name="T7">{</text:span><text:line-break/><text:span text:style-name="T7"> <text:s text:c="3"/></text:span><text:span text:style-name="T6">int </text:span><text:span text:style-name="T11">id</text:span><text:span text:style-name="T7">;</text:span><text:line-break/><text:line-break/><text:span text:style-name="T6">public</text:span><text:span text:style-name="T7">:</text:span><text:line-break/><text:span text:style-name="T7"> <text:s text:c="3"/></text:span><text:span text:style-name="T12">A4</text:span><text:span text:style-name="T7">():Thread(),</text:span><text:span text:style-name="T11">id</text:span><text:span text:style-name="T7">(IDdd++){</text:span><text:line-break/><text:span text:style-name="T7"> <text:s text:c="7"/>printString(</text:span><text:span text:style-name="T5">"Nit A kreirana - id: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}</text:span><text:line-break/><text:span text:style-name="T6">protected</text:span><text:span text:style-name="T7">:</text:span><text:line-break/><text:span text:style-name="T7"> <text:s text:c="3"/></text:span><text:span text:style-name="T6">void </text:span><text:span text:style-name="T12">run</text:span><text:span text:style-name="T7">() </text:span><text:span text:style-name="T6">override</text:span><text:span text:style-name="T7">;</text:span><text:line-break/><text:span text:style-name="T7">};</text:span><text:line-break/><text:line-break/><text:line-break/><text:span text:style-name="T6">class </text:span><text:span text:style-name="T10">B4</text:span><text:span text:style-name="T7">:</text:span><text:span text:style-name="T6">public </text:span><text:span text:style-name="T10">Thread</text:span><text:span text:style-name="T7">{</text:span><text:line-break/><text:span text:style-name="T7"> <text:s text:c="3"/></text:span><text:span text:style-name="T6">int </text:span><text:span text:style-name="T11">id</text:span><text:span text:style-name="T7">;</text:span><text:line-break/><text:line-break/><text:span text:style-name="T6">public</text:span><text:span text:style-name="T7">:</text:span><text:line-break/><text:span text:style-name="T7"> <text:s text:c="3"/></text:span><text:span text:style-name="T12">B4</text:span><text:span text:style-name="T7">():Thread(),</text:span><text:span text:style-name="T11">id</text:span><text:span text:style-name="T7">(IDdd++){</text:span><text:line-break/><text:soft-page-break/><text:span text:style-name="T7"> <text:s text:c="7"/>printString(</text:span><text:span text:style-name="T5">"Nit B kreirana - id: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}</text:span><text:line-break/><text:span text:style-name="T6">protected</text:span><text:span text:style-name="T7">:</text:span><text:line-break/><text:span text:style-name="T7"> <text:s text:c="3"/></text:span><text:span text:style-name="T6">void </text:span><text:span text:style-name="T12">run</text:span><text:span text:style-name="T7">() </text:span><text:span text:style-name="T6">override</text:span><text:span text:style-name="T7">;</text:span><text:line-break/><text:span text:style-name="T7">};</text:span><text:line-break/><text:line-break/><text:span text:style-name="T6">class </text:span><text:span text:style-name="T10">C4</text:span><text:span text:style-name="T7">:</text:span><text:span text:style-name="T6">public </text:span><text:span text:style-name="T10">Thread</text:span><text:span text:style-name="T7">{</text:span><text:line-break/><text:span text:style-name="T7"> <text:s text:c="3"/></text:span><text:span text:style-name="T6">int </text:span><text:span text:style-name="T11">id</text:span><text:span text:style-name="T7">;</text:span><text:line-break/><text:line-break/><text:span text:style-name="T6">public</text:span><text:span text:style-name="T7">:</text:span><text:line-break/><text:span text:style-name="T7"> <text:s text:c="3"/></text:span><text:span text:style-name="T12">C4</text:span><text:span text:style-name="T7">():Thread(),</text:span><text:span text:style-name="T11">id</text:span><text:span text:style-name="T7">(IDdd++){</text:span><text:line-break/><text:span text:style-name="T7"> <text:s text:c="7"/>printString(</text:span><text:span text:style-name="T5">"Nit C kreirana - id: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}</text:span><text:line-break/><text:span text:style-name="T6">protected</text:span><text:span text:style-name="T7">:</text:span><text:line-break/><text:span text:style-name="T7"> <text:s text:c="3"/></text:span><text:span text:style-name="T6">void </text:span><text:span text:style-name="T12">run</text:span><text:span text:style-name="T7">() </text:span><text:span text:style-name="T6">override</text:span><text:span text:style-name="T7">;</text:span><text:line-break/><text:span text:style-name="T7">};</text:span><text:line-break/><text:line-break/><text:span text:style-name="T6">void </text:span><text:span text:style-name="T10">A4</text:span><text:span text:style-name="T7">::</text:span><text:span text:style-name="T12">run</text:span><text:span text:style-name="T7">(){</text:span><text:line-break/><text:line-break/><text:span text:style-name="T7"> <text:s text:c="3"/></text:span><text:span text:style-name="T10">B4</text:span><text:span text:style-name="T7">* b1 = </text:span><text:span text:style-name="T6">new </text:span><text:span text:style-name="T7">B4();</text:span><text:line-break/><text:span text:style-name="T7"> <text:s text:c="3"/></text:span><text:span text:style-name="T10">B4</text:span><text:span text:style-name="T7">* b2 = </text:span><text:span text:style-name="T6">new </text:span><text:span text:style-name="T7">B4();</text:span><text:line-break/><text:span text:style-name="T7"> <text:s text:c="3"/></text:span><text:span text:style-name="T10">B4</text:span><text:span text:style-name="T7">* b3 = </text:span><text:span text:style-name="T6">new </text:span><text:span text:style-name="T7">B4();</text:span><text:line-break/><text:span text:style-name="T7"> <text:s text:c="3"/></text:span><text:span text:style-name="T10">C4</text:span><text:span text:style-name="T7">* c1 = </text:span><text:span text:style-name="T6">new </text:span><text:span text:style-name="T7">C4();</text:span><text:line-break/><text:span text:style-name="T7"> <text:s text:c="3"/>b1-&gt;start();</text:span><text:line-break/><text:span text:style-name="T7"> <text:s text:c="3"/>b2-&gt;start();</text:span><text:line-break/><text:span text:style-name="T7"> <text:s text:c="3"/>b3-&gt;start();</text:span><text:line-break/><text:span text:style-name="T7"> <text:s text:c="3"/>c1-&gt;start();</text:span><text:line-break/><text:span text:style-name="T7"> <text:s text:c="3"/>printString(</text:span><text:span text:style-name="T5">"A obrada...</text:span><text:span text:style-name="T6">\n</text:span><text:span text:style-name="T5"> "</text:span><text:span text:style-name="T7">);</text:span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1000</text:span><text:span text:style-name="T7">;i++){</text:span><text:line-break/><text:span text:style-name="T7"> <text:s text:c="7"/></text:span><text:span text:style-name="T6">for</text:span><text:span text:style-name="T7">(</text:span><text:span text:style-name="T6">int </text:span><text:span text:style-name="T7">j=</text:span><text:span text:style-name="T13">0</text:span><text:span text:style-name="T7">;j&lt;</text:span><text:span text:style-name="T13">10000</text:span><text:span text:style-name="T7">;j++){</text:span><text:line-break/><text:line-break/><text:span text:style-name="T7"> <text:s text:c="7"/>}</text:span><text:line-break/><text:span text:style-name="T7"> <text:s text:c="7"/>thread_dispatch();</text:span><text:line-break/><text:span text:style-name="T7"> <text:s text:c="3"/>}</text:span><text:line-break/><text:span text:style-name="T7"> <text:s text:c="3"/>joinALL();</text:span><text:line-break/><text:span text:style-name="T7"> <text:s text:c="3"/>printString(</text:span><text:span text:style-name="T5">"A zavrsila</text:span><text:span text:style-name="T6">\n</text:span><text:span text:style-name="T5">"</text:span><text:span text:style-name="T7">);</text:span><text:line-break/><text:line-break/><text:line-break/><text:span text:style-name="T7">}</text:span><text:line-break/><text:line-break/><text:span text:style-name="T6">void </text:span><text:span text:style-name="T10">B4</text:span><text:span text:style-name="T7">::</text:span><text:span text:style-name="T12">run</text:span><text:span text:style-name="T7">(){</text:span><text:line-break/><text:line-break/><text:span text:style-name="T7"> <text:s text:c="3"/></text:span><text:span text:style-name="T10">C4</text:span><text:span text:style-name="T7">* c1 = </text:span><text:span text:style-name="T6">new </text:span><text:span text:style-name="T7">C4();</text:span><text:line-break/><text:span text:style-name="T7"> <text:s text:c="3"/></text:span><text:span text:style-name="T10">C4</text:span><text:span text:style-name="T7">* c2 = </text:span><text:span text:style-name="T6">new </text:span><text:span text:style-name="T7">C4();</text:span><text:line-break/><text:span text:style-name="T7"> <text:s text:c="3"/></text:span><text:span text:style-name="T10">C4</text:span><text:span text:style-name="T7">* c3 = </text:span><text:span text:style-name="T6">new </text:span><text:span text:style-name="T7">C4();</text:span><text:line-break/><text:span text:style-name="T7"> <text:s text:c="3"/>c1-&gt;start();</text:span><text:line-break/><text:span text:style-name="T7"> <text:s text:c="3"/>c2-&gt;start();</text:span><text:line-break/><text:span text:style-name="T7"> <text:s text:c="3"/>c3-&gt;start();</text:span><text:line-break/><text:span text:style-name="T7"> <text:s text:c="3"/>printString(</text:span><text:span text:style-name="T5">"B obrada...</text:span><text:span text:style-name="T6">\n</text:span><text:span text:style-name="T5">"</text:span><text:span text:style-name="T7">);</text:span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1000</text:span><text:span text:style-name="T7">;i++){</text:span><text:line-break/><text:span text:style-name="T7"> <text:s text:c="7"/></text:span><text:span text:style-name="T6">for</text:span><text:span text:style-name="T7">(</text:span><text:span text:style-name="T6">int </text:span><text:span text:style-name="T7">j=</text:span><text:span text:style-name="T13">0</text:span><text:span text:style-name="T7">;j&lt;</text:span><text:span text:style-name="T13">10000</text:span><text:span text:style-name="T7">;j++){</text:span><text:line-break/><text:line-break/><text:soft-page-break/><text:span text:style-name="T7"> <text:s text:c="7"/>}</text:span><text:line-break/><text:span text:style-name="T7"> <text:s text:c="7"/>thread_dispatch();</text:span><text:line-break/><text:span text:style-name="T7"> <text:s text:c="3"/>}</text:span><text:line-break/><text:span text:style-name="T7"> <text:s text:c="3"/>joinALL();</text:span><text:line-break/><text:span text:style-name="T7"> <text:s text:c="3"/>printString(</text:span><text:span text:style-name="T5">"B zavrsila </text:span><text:span text:style-name="T6">\n</text:span><text:span text:style-name="T5">"</text:span><text:span text:style-name="T7">);</text:span><text:line-break/><text:line-break/><text:span text:style-name="T7">}</text:span><text:line-break/><text:span text:style-name="T6">void </text:span><text:span text:style-name="T10">C4</text:span><text:span text:style-name="T7">::</text:span><text:span text:style-name="T12">run</text:span><text:span text:style-name="T7">(){</text:span><text:line-break/><text:line-break/><text:span text:style-name="T7"> <text:s text:c="3"/>printString(</text:span><text:span text:style-name="T5">"C obrada...</text:span><text:span text:style-name="T6">\n</text:span><text:span text:style-name="T5"> "</text:span><text:span text:style-name="T7">);</text:span><text:line-break/><text:line-break/><text:span text:style-name="T7"> <text:s text:c="3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1000</text:span><text:span text:style-name="T7">;i++){</text:span><text:line-break/><text:span text:style-name="T7"> <text:s text:c="7"/></text:span><text:span text:style-name="T6">for</text:span><text:span text:style-name="T7">(</text:span><text:span text:style-name="T6">int </text:span><text:span text:style-name="T7">j=</text:span><text:span text:style-name="T13">0</text:span><text:span text:style-name="T7">;j&lt;</text:span><text:span text:style-name="T13">10000</text:span><text:span text:style-name="T7">;j++){</text:span><text:line-break/><text:line-break/><text:span text:style-name="T7"> <text:s text:c="7"/>}</text:span><text:line-break/><text:span text:style-name="T7"> <text:s text:c="7"/>thread_dispatch();</text:span><text:line-break/><text:span text:style-name="T7"> <text:s text:c="3"/>}</text:span><text:line-break/><text:line-break/><text:span text:style-name="T7"> <text:s text:c="3"/>printString(</text:span><text:span text:style-name="T5">"C zavrsila </text:span><text:span text:style-name="T6">\n</text:span><text:span text:style-name="T5">"</text:span><text:span text:style-name="T7">);</text:span><text:line-break/><text:span text:style-name="T7"> <text:s text:c="3"/>thread_dispatch();</text:span><text:line-break/><text:line-break/><text:line-break/><text:span text:style-name="T7">}</text:span><text:line-break/><text:line-break/><text:span text:style-name="T6">void </text:span><text:span text:style-name="T12">test_JOIN_all</text:span><text:span text:style-name="T7">(){</text:span><text:line-break/><text:span text:style-name="T7"> <text:s text:c="3"/></text:span><text:span text:style-name="T10">A4</text:span><text:span text:style-name="T7">* a4 = </text:span><text:span text:style-name="T6">new </text:span><text:span text:style-name="T7">A4();</text:span><text:line-break/><text:span text:style-name="T7"> <text:s text:c="3"/>a4-&gt;start();</text:span><text:line-break/><text:span text:style-name="T7"> <text:s text:c="3"/>a4-&gt;join();</text:span><text:line-break/><text:span text:style-name="T7"> <text:s text:c="3"/></text:span><text:span text:style-name="T6">delete </text:span><text:span text:style-name="T7">a4;</text:span><text:line-break/><text:line-break/><text:span text:style-name="T7"> <text:s text:c="3"/>printString(</text:span><text:span text:style-name="T5">"TEST 8 - join ALL uspesno zavrsen</text:span><text:span text:style-name="T6">\n</text:span><text:span text:style-name="T5">"</text:span><text:span text:style-name="T7">);</text:span><text:line-break/><text:line-break/><text:span text:style-name="T7">}</text:span><text:line-break/><text:line-break/><text:span text:style-name="T2">//set Max User Threads</text:span><text:line-break/><text:span text:style-name="T6">static int </text:span><text:span text:style-name="T7">identifikator=</text:span><text:span text:style-name="T13">1</text:span><text:span text:style-name="T7">;</text:span><text:line-break/><text:span text:style-name="T6">class </text:span><text:span text:style-name="T10">A5</text:span><text:span text:style-name="T7">:</text:span><text:span text:style-name="T6">public </text:span><text:span text:style-name="T10">Thread</text:span><text:span text:style-name="T7">{</text:span><text:line-break/><text:span text:style-name="T7"> <text:s text:c="3"/></text:span><text:span text:style-name="T6">int </text:span><text:span text:style-name="T11">id</text:span><text:span text:style-name="T7">;</text:span><text:line-break/><text:span text:style-name="T6">public</text:span><text:span text:style-name="T7">:</text:span><text:line-break/><text:span text:style-name="T7"> <text:s text:c="3"/></text:span><text:span text:style-name="T12">A5</text:span><text:span text:style-name="T7">():Thread(),</text:span><text:span text:style-name="T11">id</text:span><text:span text:style-name="T7">(identifikator++){</text:span><text:line-break/><text:span text:style-name="T7"> <text:s text:c="7"/>printString(</text:span><text:span text:style-name="T5">"Nit A kreirana, ID: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}</text:span><text:line-break/><text:span text:style-name="T6">protected</text:span><text:span text:style-name="T7">:</text:span><text:line-break/><text:span text:style-name="T7"> <text:s text:c="3"/></text:span><text:span text:style-name="T6">void </text:span><text:span text:style-name="T12">run</text:span><text:span text:style-name="T7">() </text:span><text:span text:style-name="T6">override</text:span><text:span text:style-name="T7">;</text:span><text:line-break/><text:line-break/><text:span text:style-name="T7">};</text:span><text:line-break/><text:line-break/><text:span text:style-name="T6">void </text:span><text:span text:style-name="T10">A5</text:span><text:span text:style-name="T7">::</text:span><text:span text:style-name="T12">run</text:span><text:span text:style-name="T7">() {</text:span><text:line-break/><text:span text:style-name="T7"> <text:s text:c="3"/></text:span><text:span text:style-name="T2">//int id = getThreadId();</text:span><text:line-break/><text:span text:style-name="T2"> <text:s text:c="3"/></text:span><text:span text:style-name="T7">printString(</text:span><text:span text:style-name="T5">"Thread ID = "</text:span><text:span text:style-name="T7">);</text:span><text:line-break/><text:span text:style-name="T7"> <text:s text:c="3"/>printInt(</text:span><text:span text:style-name="T11">id</text:span><text:span text:style-name="T7">);</text:span><text:line-break/><text:span text:style-name="T7"> <text:s text:c="3"/>printString(</text:span><text:span text:style-name="T5">": START!</text:span><text:span text:style-name="T6">\n</text:span><text:span text:style-name="T5">"</text:span><text:span text:style-name="T7">);</text:span><text:line-break/><text:soft-pag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5</text:span><text:span text:style-name="T7">;i++){</text:span><text:line-break/><text:span text:style-name="T7"> <text:s text:c="7"/></text:span><text:span text:style-name="T2">//int id = getThreadId();</text:span><text:line-break/><text:span text:style-name="T2"> <text:s text:c="7"/></text:span><text:span text:style-name="T7">printString(</text:span><text:span text:style-name="T5">"Thread ID =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: HELLO! "</text:span><text:span text:style-name="T7">);</text:span><text:line-break/><text:span text:style-name="T7"> <text:s text:c="7"/>printString(</text:span><text:span text:style-name="T5">"Iteration: "</text:span><text:span text:style-name="T7">);</text:span><text:line-break/><text:span text:style-name="T7"> <text:s text:c="7"/>printInt(i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</text:span><text:span text:style-name="T6">for</text:span><text:span text:style-name="T7">(</text:span><text:span text:style-name="T6">int </text:span><text:span text:style-name="T7">j=</text:span><text:span text:style-name="T13">0</text:span><text:span text:style-name="T7">;j&lt;</text:span><text:span text:style-name="T13">10000</text:span><text:span text:style-name="T7">;j++){</text:span><text:line-break/><text:span text:style-name="T7"> <text:s text:c="11"/></text:span><text:span text:style-name="T6">for</text:span><text:span text:style-name="T7">(</text:span><text:span text:style-name="T6">int </text:span><text:span text:style-name="T7">k=</text:span><text:span text:style-name="T13">0</text:span><text:span text:style-name="T7">;k&lt;</text:span><text:span text:style-name="T13">10000</text:span><text:span text:style-name="T7">;k++){}</text:span><text:line-break/><text:span text:style-name="T7"> <text:s text:c="11"/>thread_dispatch();</text:span><text:line-break/><text:span text:style-name="T7"> <text:s text:c="7"/>}</text:span><text:line-break/><text:span text:style-name="T2">// <text:s text:c="7"/>printString("Thread ID = ");</text:span><text:line-break/><text:span text:style-name="T2">// <text:s text:c="7"/>printInt(id);</text:span><text:line-break/><text:span text:style-name="T2">// <text:s text:c="7"/>printString(": BACK FROM PROCESSING!\n");</text:span><text:line-break/><text:span text:style-name="T2">// <text:s text:c="7"/>printString("Iteration: ");</text:span><text:line-break/><text:span text:style-name="T2">// <text:s text:c="7"/>printInt(i);</text:span><text:line-break/><text:span text:style-name="T2">// <text:s text:c="7"/>printString("\n");</text:span><text:line-break/><text:line-break/><text:span text:style-name="T2"> <text:s text:c="3"/></text:span><text:span text:style-name="T7">}</text:span><text:line-break/><text:span text:style-name="T7"> <text:s text:c="3"/>printString(</text:span><text:span text:style-name="T5">"Thread ID = "</text:span><text:span text:style-name="T7">);</text:span><text:line-break/><text:span text:style-name="T7"> <text:s text:c="3"/>printInt(</text:span><text:span text:style-name="T11">id</text:span><text:span text:style-name="T7">);</text:span><text:line-break/><text:span text:style-name="T7"> <text:s text:c="3"/>printString(</text:span><text:span text:style-name="T5">": END!</text:span><text:span text:style-name="T6">\n</text:span><text:span text:style-name="T5">"</text:span><text:span text:style-name="T7">);</text:span><text:line-break/><text:span text:style-name="T7">}</text:span><text:line-break/><text:line-break/><text:span text:style-name="T6">void </text:span><text:span text:style-name="T12">testSetMaxThreads</text:span><text:span text:style-name="T7">(){</text:span><text:line-break/><text:span text:style-name="T7"> <text:s text:c="3"/></text:span><text:span text:style-name="T10">Thread</text:span><text:span text:style-name="T7">* threads[</text:span><text:span text:style-name="T13">21</text:span><text:span text:style-name="T7">];</text:span><text:line-break/><text:span text:style-name="T7"> <text:s text:c="3"/></text:span><text:span text:style-name="T10">Thread</text:span><text:span text:style-name="T7">::setMaxThreads(</text:span><text:span text:style-name="T13">7</text:span><text:span text:style-name="T7">);</text:span><text:line-break/><text:span text:style-name="T7"> <text:s text:c="3"/></text:span><text:span text:style-name="T6">for</text:span><text:span text:style-name="T7">(</text:span><text:span text:style-name="T6">auto</text:span><text:span text:style-name="T7">&amp; th:threads){</text:span><text:line-break/><text:span text:style-name="T7"> <text:s text:c="7"/>th=</text:span><text:span text:style-name="T6">new </text:span><text:span text:style-name="T7">A5();</text:span><text:line-break/><text:span text:style-name="T7"> <text:s text:c="3"/>}</text:span><text:line-break/><text:span text:style-name="T7"> <text:s text:c="3"/></text:span><text:span text:style-name="T6">for</text:span><text:span text:style-name="T7">(</text:span><text:span text:style-name="T6">auto</text:span><text:span text:style-name="T7">&amp; th:threads){</text:span><text:line-break/><text:span text:style-name="T7"> <text:s text:c="7"/>th-&gt;start();</text:span><text:line-break/><text:span text:style-name="T7"> <text:s text:c="3"/>}</text:span><text:line-break/><text:span text:style-name="T7"> <text:s text:c="3"/></text:span><text:span text:style-name="T6">for</text:span><text:span text:style-name="T7">(</text:span><text:span text:style-name="T6">auto</text:span><text:span text:style-name="T7">&amp; th:threads){</text:span><text:line-break/><text:span text:style-name="T7"> <text:s text:c="7"/>th-&gt;join();</text:span><text:line-break/><text:span text:style-name="T7"> <text:s text:c="3"/>}</text:span><text:line-break/><text:span text:style-name="T7"> <text:s text:c="3"/></text:span><text:span text:style-name="T6">for</text:span><text:span text:style-name="T7">(</text:span><text:span text:style-name="T6">auto</text:span><text:span text:style-name="T7">&amp; th:threads){</text:span><text:line-break/><text:span text:style-name="T7"> <text:s text:c="7"/></text:span><text:span text:style-name="T6">delete </text:span><text:span text:style-name="T7">th;</text:span><text:line-break/><text:span text:style-name="T7"> <text:s text:c="3"/>}</text:span><text:line-break/><text:span text:style-name="T7"> <text:s text:c="3"/>printString(</text:span><text:span text:style-name="T5">"TEST 8 - Maksimalan Broj Korisnickih Niti - USPESNO ZAVRSEN</text:span><text:span text:style-name="T6">\n</text:span><text:span text:style-name="T5">"</text:span><text:span text:style-name="T7">);</text:span><text:line-break/><text:line-break/><text:span text:style-name="T7">};</text:span><text:line-break/><text:span text:style-name="T6">static int </text:span><text:span text:style-name="T7">x=</text:span><text:span text:style-name="T13">0</text:span><text:span text:style-name="T7">;</text:span><text:line-break/><text:span text:style-name="T6">class </text:span><text:span text:style-name="T10">A7</text:span><text:span text:style-name="T7">:</text:span><text:span text:style-name="T6">public </text:span><text:span text:style-name="T10">Thread</text:span><text:span text:style-name="T7">{</text:span><text:line-break/><text:span text:style-name="T7"> <text:s text:c="3"/></text:span><text:span text:style-name="T6">int </text:span><text:span text:style-name="T11">id</text:span><text:span text:style-name="T7">;</text:span><text:line-break/><text:span text:style-name="T6">public</text:span><text:span text:style-name="T7">:</text:span><text:line-break/><text:span text:style-name="T7"> <text:s text:c="3"/></text:span><text:span text:style-name="T12">A7</text:span><text:span text:style-name="T7">(): Thread(),</text:span><text:span text:style-name="T11">id</text:span><text:span text:style-name="T7">(x++){</text:span><text:line-break/><text:span text:style-name="T7"> <text:s text:c="7"/>printString(</text:span><text:span text:style-name="T5">"Producer kreiran</text:span><text:span text:style-name="T6">\n</text:span><text:span text:style-name="T5">"</text:span><text:span text:style-name="T7">);</text:span><text:line-break/><text:span text:style-name="T7"> <text:s text:c="3"/>}</text:span><text:line-break/><text:span text:style-name="T6">protected</text:span><text:span text:style-name="T7">:</text:span><text:line-break/><text:span text:style-name="T7"> <text:s text:c="3"/></text:span><text:span text:style-name="T6">void </text:span><text:span text:style-name="T12">run</text:span><text:span text:style-name="T7">() </text:span><text:span text:style-name="T6">override </text:span><text:span text:style-name="T7">{</text:span><text:line-break/><text:line-break/><text:span text:style-name="T7"> <text:s text:c="7"/>printString(</text:span><text:span text:style-name="T5">"Producer run wrapper</text:span><text:span text:style-name="T6">\n</text:span><text:span text:style-name="T5">"</text:span><text:span text:style-name="T7">);</text:span><text:line-break/><text:span text:style-name="T7"> <text:s text:c="7"/></text:span><text:span text:style-name="T6">for </text:span><text:span text:style-name="T7">(</text:span><text:span text:style-name="T6">int </text:span><text:span text:style-name="T7">i = </text:span><text:span text:style-name="T13">0</text:span><text:span text:style-name="T7">; i &lt; </text:span><text:span text:style-name="T13">1000</text:span><text:span text:style-name="T7">; i++) {</text:span><text:line-break/><text:span text:style-name="T7"> <text:s text:c="11"/></text:span><text:span text:style-name="T6">for </text:span><text:span text:style-name="T7">(</text:span><text:span text:style-name="T6">int </text:span><text:span text:style-name="T7">j = </text:span><text:span text:style-name="T13">0</text:span><text:span text:style-name="T7">; j &lt; </text:span><text:span text:style-name="T13">1000</text:span><text:span text:style-name="T7">; j++) {}</text:span><text:line-break/><text:span text:style-name="T7"> <text:s text:c="11"/>thread_dispatch();</text:span><text:line-break/><text:soft-page-break/><text:span text:style-name="T7"> <text:s text:c="7"/>}</text:span><text:line-break/><text:span text:style-name="T7"> <text:s text:c="7"/>printString(</text:span><text:span text:style-name="T5">"Pozivam producer metod</text:span><text:span text:style-name="T6">\n</text:span><text:span text:style-name="T5">"</text:span><text:span text:style-name="T7">);</text:span><text:line-break/><text:span text:style-name="T7"> <text:s text:c="7"/></text:span><text:span text:style-name="T10">Thread</text:span><text:span text:style-name="T7">::producer(</text:span><text:span text:style-name="T11">id</text:span><text:span text:style-name="T7">);</text:span><text:line-break/><text:line-break/><text:span text:style-name="T7"> <text:s text:c="7"/>printString(</text:span><text:span text:style-name="T5">"Producer finished</text:span><text:span text:style-name="T6">\n</text:span><text:span text:style-name="T5">"</text:span><text:span text:style-name="T7">);</text:span><text:line-break/><text:span text:style-name="T7"> <text:s text:c="7"/>thread_dispatch();</text:span><text:line-break/><text:span text:style-name="T7"> <text:s text:c="3"/>}</text:span><text:line-break/><text:span text:style-name="T7">};</text:span><text:line-break/><text:line-break/><text:span text:style-name="T6">class </text:span><text:span text:style-name="T10">B7</text:span><text:span text:style-name="T7">:</text:span><text:span text:style-name="T6">public </text:span><text:span text:style-name="T10">Thread </text:span><text:span text:style-name="T7">{</text:span><text:line-break/><text:line-break/><text:span text:style-name="T7"> <text:s text:c="3"/></text:span><text:span text:style-name="T6">int </text:span><text:span text:style-name="T11">id</text:span><text:span text:style-name="T7">;</text:span><text:line-break/><text:span text:style-name="T6">public</text:span><text:span text:style-name="T7">:</text:span><text:line-break/><text:span text:style-name="T7"> <text:s text:c="3"/></text:span><text:span text:style-name="T12">B7</text:span><text:span text:style-name="T7">() : Thread(), </text:span><text:span text:style-name="T11">id</text:span><text:span text:style-name="T7">(x++) {</text:span><text:line-break/><text:span text:style-name="T7"> <text:s text:c="7"/>printString(</text:span><text:span text:style-name="T5">"Consumer kreiran</text:span><text:span text:style-name="T6">\n</text:span><text:span text:style-name="T5">"</text:span><text:span text:style-name="T7">);</text:span><text:line-break/><text:span text:style-name="T7"> <text:s text:c="3"/>}</text:span><text:line-break/><text:line-break/><text:span text:style-name="T6">protected</text:span><text:span text:style-name="T7">:</text:span><text:line-break/><text:span text:style-name="T7"> <text:s text:c="3"/></text:span><text:span text:style-name="T6">void </text:span><text:span text:style-name="T12">run</text:span><text:span text:style-name="T7">() </text:span><text:span text:style-name="T6">override</text:span><text:span text:style-name="T7">{</text:span><text:line-break/><text:span text:style-name="T2">// <text:s text:c="3"/>}</text:span><text:line-break/><text:span text:style-name="T2"> <text:s text:c="7"/></text:span><text:span text:style-name="T7">printString(</text:span><text:span text:style-name="T5">"Consumer run wrapper</text:span><text:span text:style-name="T6">\n</text:span><text:span text:style-name="T5">"</text:span><text:span text:style-name="T7">);</text:span><text:line-break/><text:span text:style-name="T7"> <text:s text:c="7"/></text:span><text:span text:style-name="T6">for </text:span><text:span text:style-name="T7">(</text:span><text:span text:style-name="T6">int </text:span><text:span text:style-name="T7">i = </text:span><text:span text:style-name="T13">0</text:span><text:span text:style-name="T7">;i &lt; </text:span><text:span text:style-name="T13">1000</text:span><text:span text:style-name="T7">; i++) {</text:span><text:line-break/><text:span text:style-name="T7"> <text:s text:c="11"/></text:span><text:span text:style-name="T6">for </text:span><text:span text:style-name="T7">(</text:span><text:span text:style-name="T6">int </text:span><text:span text:style-name="T7">j = </text:span><text:span text:style-name="T13">0</text:span><text:span text:style-name="T7">; j &lt; </text:span><text:span text:style-name="T13">1000</text:span><text:span text:style-name="T7">; j++) {}</text:span><text:line-break/><text:span text:style-name="T7"> <text:s text:c="11"/>thread_dispatch();</text:span><text:line-break/><text:span text:style-name="T7"> <text:s text:c="7"/>}</text:span><text:line-break/><text:span text:style-name="T7"> <text:s text:c="7"/>printString(</text:span><text:span text:style-name="T5">"Pozivam consumer metod</text:span><text:span text:style-name="T6">\n</text:span><text:span text:style-name="T5">"</text:span><text:span text:style-name="T7">);</text:span><text:line-break/><text:span text:style-name="T7"> <text:s text:c="7"/></text:span><text:span text:style-name="T10">Thread</text:span><text:span text:style-name="T7">::consumer(</text:span><text:span text:style-name="T11">id</text:span><text:span text:style-name="T7">);</text:span><text:line-break/><text:line-break/><text:span text:style-name="T7"> <text:s text:c="7"/>printString(</text:span><text:span text:style-name="T5">"Consumer finished</text:span><text:span text:style-name="T6">\n</text:span><text:span text:style-name="T5">"</text:span><text:span text:style-name="T7">);</text:span><text:line-break/><text:line-break/><text:span text:style-name="T7"> <text:s text:c="7"/>thread_dispatch();</text:span><text:line-break/><text:span text:style-name="T7"> <text:s text:c="3"/>}</text:span><text:line-break/><text:span text:style-name="T7">};</text:span><text:line-break/><text:line-break/><text:span text:style-name="T6">void </text:span><text:span text:style-name="T12">testAtomicBroadcast</text:span><text:span text:style-name="T7">(){</text:span><text:line-break/><text:span text:style-name="T7"> <text:s text:c="3"/></text:span><text:span text:style-name="T10">Thread</text:span><text:span text:style-name="T7">* array[</text:span><text:span text:style-name="T13">9</text:span><text:span text:style-name="T7">];</text:span><text:line-break/><text:span text:style-name="T7"> <text:s text:c="3"/>array[</text:span><text:span text:style-name="T13">0</text:span><text:span text:style-name="T7">] = </text:span><text:span text:style-name="T6">new </text:span><text:span text:style-name="T7">A7();</text:span><text:line-break/><text:span text:style-name="T7"> <text:s text:c="3"/></text:span><text:span text:style-name="T2">//array[1] = new A7();</text:span><text:line-break/><text:line-break/><text:span text:style-name="T2"> <text:s text:c="3"/></text:span><text:span text:style-name="T7">x=</text:span><text:span text:style-name="T13">0</text:span><text:span text:style-name="T7">;</text:span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1</text:span><text:span text:style-name="T7">;i&lt;</text:span><text:span text:style-name="T13">9</text:span><text:span text:style-name="T7">;i++){</text:span><text:line-break/><text:span text:style-name="T7"> <text:s text:c="7"/>array[i] = </text:span><text:span text:style-name="T6">new </text:span><text:span text:style-name="T7">B7();</text:span><text:line-break/><text:span text:style-name="T7"> <text:s text:c="3"/>}</text:span><text:line-break/><text:span text:style-name="T7"> <text:s text:c="3"/></text:span><text:span text:style-name="T6">for</text:span><text:span text:style-name="T7">(</text:span><text:span text:style-name="T6">auto</text:span><text:span text:style-name="T7">&amp; nit:array){</text:span><text:line-break/><text:span text:style-name="T7"> <text:s text:c="7"/>nit-&gt;start();</text:span><text:line-break/><text:span text:style-name="T7"> <text:s text:c="3"/>}</text:span><text:line-break/><text:line-break/><text:span text:style-name="T7"> <text:s text:c="3"/></text:span><text:span text:style-name="T6">for</text:span><text:span text:style-name="T7">(</text:span><text:span text:style-name="T6">auto</text:span><text:span text:style-name="T7">&amp; nit:array){</text:span><text:line-break/><text:span text:style-name="T7"> <text:s text:c="7"/>nit-&gt;join();</text:span><text:line-break/><text:span text:style-name="T7"> <text:s text:c="3"/>}</text:span><text:line-break/><text:line-break/><text:span text:style-name="T7"> <text:s text:c="3"/></text:span><text:span text:style-name="T6">for</text:span><text:span text:style-name="T7">(</text:span><text:span text:style-name="T6">auto</text:span><text:span text:style-name="T7">&amp; nit:array){</text:span><text:line-break/><text:span text:style-name="T7"> <text:s text:c="7"/></text:span><text:span text:style-name="T6">delete </text:span><text:span text:style-name="T7">nit;</text:span><text:line-break/><text:span text:style-name="T7"> <text:s text:c="3"/>}</text:span><text:line-break/><text:span text:style-name="T7"> <text:s text:c="3"/>printString(</text:span><text:span text:style-name="T5">"test 8 - atomic broadcast uspesno zavrsen</text:span><text:span text:style-name="T6">\n</text:span><text:span text:style-name="T5">"</text:span><text:span text:style-name="T7">);</text:span><text:line-break/><text:span text:style-name="T7">}</text:span><text:line-break/><text:soft-page-break/><text:line-break/><text:span text:style-name="T6">static int </text:span><text:span text:style-name="T7">BR=</text:span><text:span text:style-name="T13">1</text:span><text:span text:style-name="T7">;</text:span><text:line-break/><text:span text:style-name="T6">static int </text:span><text:span text:style-name="T7">TH=</text:span><text:span text:style-name="T13">15</text:span><text:span text:style-name="T7">;</text:span><text:line-break/><text:span text:style-name="T6">class </text:span><text:span text:style-name="T10">A8</text:span><text:span text:style-name="T7">:</text:span><text:span text:style-name="T6">public </text:span><text:span text:style-name="T10">Thread</text:span><text:span text:style-name="T7">{</text:span><text:line-break/><text:span text:style-name="T7"> <text:s text:c="3"/></text:span><text:span text:style-name="T6">int </text:span><text:span text:style-name="T11">id</text:span><text:span text:style-name="T7">;</text:span><text:line-break/><text:span text:style-name="T7"> <text:s text:c="3"/></text:span><text:span text:style-name="T6">int </text:span><text:span text:style-name="T11">type</text:span><text:span text:style-name="T7">;</text:span><text:line-break/><text:span text:style-name="T7"> <text:s text:c="3"/></text:span><text:span text:style-name="T2">//0-oxygen</text:span><text:line-break/><text:span text:style-name="T2"> <text:s text:c="3"/>//1-hidrogen</text:span><text:line-break/><text:span text:style-name="T6">public</text:span><text:span text:style-name="T7">:</text:span><text:line-break/><text:span text:style-name="T7"> <text:s text:c="3"/></text:span><text:span text:style-name="T12">A8</text:span><text:span text:style-name="T7">(</text:span><text:span text:style-name="T6">int </text:span><text:span text:style-name="T7">t):Thread(),</text:span><text:span text:style-name="T11">id</text:span><text:span text:style-name="T7">(BR++),</text:span><text:span text:style-name="T11">type</text:span><text:span text:style-name="T7">(t){</text:span><text:line-break/><text:span text:style-name="T7"> <text:s text:c="7"/>printString(</text:span><text:span text:style-name="T5">"Nit kreirana - id: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}</text:span><text:line-break/><text:span text:style-name="T6">protected</text:span><text:span text:style-name="T7">:</text:span><text:line-break/><text:span text:style-name="T7"> <text:s text:c="3"/></text:span><text:span text:style-name="T6">void </text:span><text:span text:style-name="T12">run</text:span><text:span text:style-name="T7">() </text:span><text:span text:style-name="T6">override</text:span><text:span text:style-name="T7">;</text:span><text:line-break/><text:span text:style-name="T7">};</text:span><text:line-break/><text:line-break/><text:span text:style-name="T6">void </text:span><text:span text:style-name="T10">A8</text:span><text:span text:style-name="T7">::</text:span><text:span text:style-name="T12">run</text:span><text:span text:style-name="T7">() {</text:span><text:line-break/><text:span text:style-name="T7"> <text:s text:c="3"/></text:span><text:span text:style-name="T6">for</text:span><text:span text:style-name="T7">(</text:span><text:span text:style-name="T6">int </text:span><text:span text:style-name="T7">m=</text:span><text:span text:style-name="T13">0</text:span><text:span text:style-name="T7">;m&lt;</text:span><text:span text:style-name="T13">3</text:span><text:span text:style-name="T7">;m++){</text:span><text:line-break/><text:span text:style-name="T7"> <text:s text:c="7"/>printString(</text:span><text:span text:style-name="T5">"Nit, pocetak wrappera- id: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printString(</text:span><text:span text:style-name="T5">"Iteracija: "</text:span><text:span text:style-name="T7">);</text:span><text:line-break/><text:span text:style-name="T7"> <text:s text:c="7"/>printInt(m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1000</text:span><text:span text:style-name="T7">;i++){</text:span><text:line-break/><text:span text:style-name="T7"> <text:s text:c="11"/></text:span><text:span text:style-name="T6">for</text:span><text:span text:style-name="T7">(</text:span><text:span text:style-name="T6">int </text:span><text:span text:style-name="T7">j=</text:span><text:span text:style-name="T13">0</text:span><text:span text:style-name="T7">;j&lt;</text:span><text:span text:style-name="T13">1000</text:span><text:span text:style-name="T7">;j++){}</text:span><text:line-break/><text:span text:style-name="T7"> <text:s text:c="11"/>thread_dispatch();</text:span><text:line-break/><text:span text:style-name="T7"> <text:s text:c="7"/>}</text:span><text:line-break/><text:span text:style-name="T7"> <text:s text:c="7"/>printString(</text:span><text:span text:style-name="T5">"Nit - id: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printString(</text:span><text:span text:style-name="T5">"Iteracija: "</text:span><text:span text:style-name="T7">);</text:span><text:line-break/><text:span text:style-name="T7"> <text:s text:c="7"/>printInt(m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</text:span><text:span text:style-name="T6">if</text:span><text:span text:style-name="T7">(</text:span><text:span text:style-name="T11">type</text:span><text:span text:style-name="T7">){</text:span><text:line-break/><text:span text:style-name="T7"> <text:s text:c="11"/>H(</text:span><text:span text:style-name="T11">id</text:span><text:span text:style-name="T7">);</text:span><text:line-break/><text:span text:style-name="T7"> <text:s text:c="7"/>}</text:span><text:span text:style-name="T6">else if</text:span><text:span text:style-name="T7">(</text:span><text:span text:style-name="T11">type</text:span><text:span text:style-name="T7">==</text:span><text:span text:style-name="T13">0</text:span><text:span text:style-name="T7">){</text:span><text:line-break/><text:span text:style-name="T7"> <text:s text:c="11"/>O(</text:span><text:span text:style-name="T11">id</text:span><text:span text:style-name="T7">);</text:span><text:line-break/><text:span text:style-name="T7"> <text:s text:c="7"/>}</text:span><text:line-break/><text:span text:style-name="T7"> <text:s text:c="7"/>thread_dispatch();</text:span><text:line-break/><text:span text:style-name="T7"> <text:s text:c="7"/>printString(</text:span><text:span text:style-name="T5">"Jedna itercija gotova</text:span><text:span text:style-name="T6">\n</text:span><text:span text:style-name="T5">"</text:span><text:span text:style-name="T7">);</text:span><text:line-break/><text:span text:style-name="T7"> <text:s text:c="3"/>}</text:span><text:line-break/><text:line-break/><text:span text:style-name="T7">}</text:span><text:line-break/><text:span text:style-name="T6">void </text:span><text:span text:style-name="T12">testH2O</text:span><text:span text:style-name="T7">(){</text:span><text:line-break/><text:span text:style-name="T7"> <text:s text:c="3"/></text:span><text:span text:style-name="T10">A8</text:span><text:span text:style-name="T7">* niz[TH];</text:span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TH;i++){</text:span><text:line-break/><text:span text:style-name="T7"> <text:s text:c="7"/></text:span><text:span text:style-name="T6">if</text:span><text:span text:style-name="T7">(i%</text:span><text:span text:style-name="T13">3</text:span><text:span text:style-name="T7">==</text:span><text:span text:style-name="T13">0</text:span><text:span text:style-name="T7">){</text:span><text:line-break/><text:span text:style-name="T7"> <text:s text:c="11"/>niz[i]=</text:span><text:span text:style-name="T6">new </text:span><text:span text:style-name="T7">A8(</text:span><text:span text:style-name="T13">0</text:span><text:span text:style-name="T7">);</text:span><text:line-break/><text:span text:style-name="T7"> <text:s text:c="7"/>}</text:span><text:span text:style-name="T6">else</text:span><text:span text:style-name="T7">{</text:span><text:line-break/><text:span text:style-name="T7"> <text:s text:c="11"/>niz[i]=</text:span><text:span text:style-name="T6">new </text:span><text:span text:style-name="T7">A8(</text:span><text:span text:style-name="T13">1</text:span><text:span text:style-name="T7">);</text:span><text:line-break/><text:span text:style-name="T7"> <text:s text:c="7"/>}</text:span><text:line-break/><text:span text:style-name="T7"> <text:s text:c="3"/>}</text:span><text:line-break/><text:span text:style-name="T7"> <text:s text:c="3"/></text:span><text:span text:style-name="T6">for</text:span><text:span text:style-name="T7">(</text:span><text:span text:style-name="T6">auto </text:span><text:span text:style-name="T7">nit:niz){</text:span><text:line-break/><text:span text:style-name="T7"> <text:s text:c="7"/>nit-&gt;start();</text:span><text:line-break/><text:soft-page-break/><text:span text:style-name="T7"> <text:s text:c="3"/>}</text:span><text:line-break/><text:line-break/><text:span text:style-name="T7"> <text:s text:c="3"/></text:span><text:span text:style-name="T6">for</text:span><text:span text:style-name="T7">(</text:span><text:span text:style-name="T6">auto </text:span><text:span text:style-name="T7">nit:niz){</text:span><text:line-break/><text:span text:style-name="T7"> <text:s text:c="7"/>nit-&gt;join();</text:span><text:line-break/><text:span text:style-name="T7"> <text:s text:c="3"/>}</text:span><text:line-break/><text:span text:style-name="T7"> <text:s text:c="3"/></text:span><text:span text:style-name="T6">for</text:span><text:span text:style-name="T7">(</text:span><text:span text:style-name="T6">auto </text:span><text:span text:style-name="T7">nit:niz){</text:span><text:line-break/><text:span text:style-name="T7"> <text:s text:c="7"/></text:span><text:span text:style-name="T6">delete </text:span><text:span text:style-name="T7">nit;</text:span><text:line-break/><text:span text:style-name="T7"> <text:s text:c="3"/>}</text:span><text:line-break/><text:span text:style-name="T7"> <text:s text:c="3"/>printString(</text:span><text:span text:style-name="T5">"TEST 8 - molekul kiseonika gotov</text:span><text:span text:style-name="T6">\n</text:span><text:span text:style-name="T5">"</text:span><text:span text:style-name="T7">);</text:span><text:line-break/><text:span text:style-name="T7">};</text:span><text:line-break/><text:line-break/><text:span text:style-name="T6">static int </text:span><text:span text:style-name="T7">iden=</text:span><text:span text:style-name="T13">1</text:span><text:span text:style-name="T7">;</text:span><text:line-break/><text:span text:style-name="T6">static int </text:span><text:span text:style-name="T7">XX=</text:span><text:span text:style-name="T13">49</text:span><text:span text:style-name="T7">;</text:span><text:line-break/><text:span text:style-name="T6">class </text:span><text:span text:style-name="T10">A9</text:span><text:span text:style-name="T7">:</text:span><text:span text:style-name="T6">public </text:span><text:span text:style-name="T10">Thread</text:span><text:span text:style-name="T7">{</text:span><text:line-break/><text:span text:style-name="T7"> <text:s text:c="3"/></text:span><text:span text:style-name="T6">int </text:span><text:span text:style-name="T11">id</text:span><text:span text:style-name="T7">;</text:span><text:line-break/><text:span text:style-name="T7"> <text:s text:c="3"/></text:span><text:span text:style-name="T6">int </text:span><text:span text:style-name="T11">type</text:span><text:span text:style-name="T7">;</text:span><text:line-break/><text:span text:style-name="T7"> <text:s text:c="3"/></text:span><text:span text:style-name="T2">//0-savage</text:span><text:line-break/><text:span text:style-name="T2"> <text:s text:c="3"/>//1-cook</text:span><text:line-break/><text:span text:style-name="T6">public</text:span><text:span text:style-name="T7">:</text:span><text:line-break/><text:span text:style-name="T7"> <text:s text:c="3"/></text:span><text:span text:style-name="T12">A9</text:span><text:span text:style-name="T7">(</text:span><text:span text:style-name="T6">int </text:span><text:span text:style-name="T7">t):Thread(),</text:span><text:span text:style-name="T11">id</text:span><text:span text:style-name="T7">(iden++),</text:span><text:span text:style-name="T11">type</text:span><text:span text:style-name="T7">(t){</text:span><text:line-break/><text:span text:style-name="T7"> <text:s text:c="7"/>printString(</text:span><text:span text:style-name="T5">"Nit kreirana - id: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}</text:span><text:line-break/><text:span text:style-name="T6">protected</text:span><text:span text:style-name="T7">:</text:span><text:line-break/><text:span text:style-name="T7"> <text:s text:c="3"/></text:span><text:span text:style-name="T6">void </text:span><text:span text:style-name="T12">run</text:span><text:span text:style-name="T7">() </text:span><text:span text:style-name="T6">override</text:span><text:span text:style-name="T7">;</text:span><text:line-break/><text:span text:style-name="T7">};</text:span><text:line-break/><text:line-break/><text:span text:style-name="T6">void </text:span><text:span text:style-name="T10">A9</text:span><text:span text:style-name="T7">::</text:span><text:span text:style-name="T12">run</text:span><text:span text:style-name="T7">() {</text:span><text:line-break/><text:span text:style-name="T7"> <text:s text:c="3"/></text:span><text:span text:style-name="T6">for</text:span><text:span text:style-name="T7">(</text:span><text:span text:style-name="T6">int </text:span><text:span text:style-name="T7">m=</text:span><text:span text:style-name="T13">0</text:span><text:span text:style-name="T7">;m&lt;</text:span><text:span text:style-name="T13">3</text:span><text:span text:style-name="T7">;m++){</text:span><text:line-break/><text:span text:style-name="T7"> <text:s text:c="7"/>printString(</text:span><text:span text:style-name="T5">"Nit, pocetak wrappera- id: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printString(</text:span><text:span text:style-name="T5">"Iteracija: "</text:span><text:span text:style-name="T7">);</text:span><text:line-break/><text:span text:style-name="T7"> <text:s text:c="7"/>printInt(m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1000</text:span><text:span text:style-name="T7">;i++){</text:span><text:line-break/><text:span text:style-name="T7"> <text:s text:c="11"/></text:span><text:span text:style-name="T6">for</text:span><text:span text:style-name="T7">(</text:span><text:span text:style-name="T6">int </text:span><text:span text:style-name="T7">j=</text:span><text:span text:style-name="T13">0</text:span><text:span text:style-name="T7">;j&lt;</text:span><text:span text:style-name="T13">1000</text:span><text:span text:style-name="T7">;j++){}</text:span><text:line-break/><text:span text:style-name="T7"> <text:s text:c="11"/>thread_dispatch();</text:span><text:line-break/><text:span text:style-name="T7"> <text:s text:c="7"/>}</text:span><text:line-break/><text:span text:style-name="T7"> <text:s text:c="7"/>printString(</text:span><text:span text:style-name="T5">"Nit - id: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printString(</text:span><text:span text:style-name="T5">"Iteracija: "</text:span><text:span text:style-name="T7">);</text:span><text:line-break/><text:span text:style-name="T7"> <text:s text:c="7"/>printInt(m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</text:span><text:span text:style-name="T6">if</text:span><text:span text:style-name="T7">(</text:span><text:span text:style-name="T11">type</text:span><text:span text:style-name="T7">){</text:span><text:line-break/><text:span text:style-name="T7"> <text:s text:c="11"/>cook();</text:span><text:line-break/><text:span text:style-name="T7"> <text:s text:c="7"/>}</text:span><text:span text:style-name="T6">else if</text:span><text:span text:style-name="T7">(</text:span><text:span text:style-name="T11">type</text:span><text:span text:style-name="T7">==</text:span><text:span text:style-name="T13">0</text:span><text:span text:style-name="T7">){</text:span><text:line-break/><text:span text:style-name="T7"> <text:s text:c="11"/>savage(</text:span><text:span text:style-name="T11">id</text:span><text:span text:style-name="T7">);</text:span><text:line-break/><text:span text:style-name="T7"> <text:s text:c="7"/>}</text:span><text:line-break/><text:span text:style-name="T7"> <text:s text:c="7"/>thread_dispatch();</text:span><text:line-break/><text:span text:style-name="T7"> <text:s text:c="7"/>printString(</text:span><text:span text:style-name="T5">"Jedna itercija gotova</text:span><text:span text:style-name="T6">\n</text:span><text:span text:style-name="T5">"</text:span><text:span text:style-name="T7">);</text:span><text:line-break/><text:span text:style-name="T7"> <text:s text:c="3"/>}</text:span><text:line-break/><text:line-break/><text:span text:style-name="T7">}</text:span><text:line-break/><text:line-break/><text:soft-page-break/><text:span text:style-name="T6">void </text:span><text:span text:style-name="T12">testDiningSavages</text:span><text:span text:style-name="T7">(){</text:span><text:line-break/><text:span text:style-name="T7"> <text:s text:c="3"/></text:span><text:span text:style-name="T10">A9</text:span><text:span text:style-name="T7">* niz[XX];</text:span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30</text:span><text:span text:style-name="T7">;i++){</text:span><text:line-break/><text:span text:style-name="T7"> <text:s text:c="7"/>niz[i]=</text:span><text:span text:style-name="T6">new </text:span><text:span text:style-name="T7">A9(</text:span><text:span text:style-name="T13">0</text:span><text:span text:style-name="T7">);</text:span><text:line-break/><text:span text:style-name="T7"> <text:s text:c="3"/>}</text:span><text:line-break/><text:span text:style-name="T7"> <text:s text:c="3"/>niz[</text:span><text:span text:style-name="T13">30</text:span><text:span text:style-name="T7">] = </text:span><text:span text:style-name="T6">new </text:span><text:span text:style-name="T7">A9(</text:span><text:span text:style-name="T13">1</text:span><text:span text:style-name="T7">);</text:span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31</text:span><text:span text:style-name="T7">;i&lt;XX;i++){</text:span><text:line-break/><text:span text:style-name="T7"> <text:s text:c="7"/>niz[i]=</text:span><text:span text:style-name="T6">new </text:span><text:span text:style-name="T7">A9(</text:span><text:span text:style-name="T13">0</text:span><text:span text:style-name="T7">);</text:span><text:line-break/><text:span text:style-name="T7"> <text:s text:c="3"/>}</text:span><text:line-break/><text:span text:style-name="T7"> <text:s text:c="3"/></text:span><text:span text:style-name="T6">for</text:span><text:span text:style-name="T7">(</text:span><text:span text:style-name="T6">auto </text:span><text:span text:style-name="T7">nit:niz){</text:span><text:line-break/><text:span text:style-name="T7"> <text:s text:c="7"/>nit-&gt;start();</text:span><text:line-break/><text:span text:style-name="T7"> <text:s text:c="3"/>}</text:span><text:line-break/><text:line-break/><text:span text:style-name="T7"> <text:s text:c="3"/></text:span><text:span text:style-name="T6">for</text:span><text:span text:style-name="T7">(</text:span><text:span text:style-name="T6">auto </text:span><text:span text:style-name="T7">nit:niz){</text:span><text:line-break/><text:span text:style-name="T7"> <text:s text:c="7"/>nit-&gt;join();</text:span><text:line-break/><text:span text:style-name="T7"> <text:s text:c="3"/>}</text:span><text:line-break/><text:span text:style-name="T7"> <text:s text:c="3"/></text:span><text:span text:style-name="T6">for</text:span><text:span text:style-name="T7">(</text:span><text:span text:style-name="T6">auto </text:span><text:span text:style-name="T7">nit:niz){</text:span><text:line-break/><text:span text:style-name="T7"> <text:s text:c="7"/></text:span><text:span text:style-name="T6">delete </text:span><text:span text:style-name="T7">nit;</text:span><text:line-break/><text:span text:style-name="T7"> <text:s text:c="3"/>}</text:span><text:line-break/><text:span text:style-name="T7"> <text:s text:c="3"/>printString(</text:span><text:span text:style-name="T5">"TEST 8 - DINING SAVAGE gotov</text:span><text:span text:style-name="T6">\n</text:span><text:span text:style-name="T5">"</text:span><text:span text:style-name="T7">);</text:span><text:line-break/><text:span text:style-name="T7">};</text:span><text:line-break/><text:line-break/><text:span text:style-name="T6">static int </text:span><text:span text:style-name="T7">num=</text:span><text:span text:style-name="T13">1</text:span><text:span text:style-name="T7">;</text:span><text:line-break/><text:span text:style-name="T6">static int </text:span><text:span text:style-name="T7">BIR=</text:span><text:span text:style-name="T13">50</text:span><text:span text:style-name="T7">;</text:span><text:line-break/><text:span text:style-name="T6">class </text:span><text:span text:style-name="T10">A10</text:span><text:span text:style-name="T7">:</text:span><text:span text:style-name="T6">public </text:span><text:span text:style-name="T10">Thread</text:span><text:span text:style-name="T7">{</text:span><text:line-break/><text:span text:style-name="T7"> <text:s text:c="3"/></text:span><text:span text:style-name="T6">int </text:span><text:span text:style-name="T11">id</text:span><text:span text:style-name="T7">;</text:span><text:line-break/><text:span text:style-name="T7"> <text:s text:c="3"/></text:span><text:span text:style-name="T6">int </text:span><text:span text:style-name="T11">type</text:span><text:span text:style-name="T7">;</text:span><text:line-break/><text:span text:style-name="T7"> <text:s text:c="3"/></text:span><text:span text:style-name="T2">//0-child</text:span><text:line-break/><text:span text:style-name="T2"> <text:s text:c="3"/>//1-parent</text:span><text:line-break/><text:span text:style-name="T6">public</text:span><text:span text:style-name="T7">:</text:span><text:line-break/><text:span text:style-name="T7"> <text:s text:c="3"/></text:span><text:span text:style-name="T12">A10</text:span><text:span text:style-name="T7">(</text:span><text:span text:style-name="T6">int </text:span><text:span text:style-name="T7">t):Thread(),</text:span><text:span text:style-name="T11">id</text:span><text:span text:style-name="T7">(num++),</text:span><text:span text:style-name="T11">type</text:span><text:span text:style-name="T7">(t){</text:span><text:line-break/><text:span text:style-name="T7"> <text:s text:c="7"/>printString(</text:span><text:span text:style-name="T5">"Nit kreirana - id: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}</text:span><text:line-break/><text:span text:style-name="T6">protected</text:span><text:span text:style-name="T7">:</text:span><text:line-break/><text:span text:style-name="T7"> <text:s text:c="3"/></text:span><text:span text:style-name="T6">void </text:span><text:span text:style-name="T12">run</text:span><text:span text:style-name="T7">() </text:span><text:span text:style-name="T6">override</text:span><text:span text:style-name="T7">;</text:span><text:line-break/><text:span text:style-name="T7">};</text:span><text:line-break/><text:line-break/><text:span text:style-name="T6">void </text:span><text:span text:style-name="T10">A10</text:span><text:span text:style-name="T7">::</text:span><text:span text:style-name="T12">run</text:span><text:span text:style-name="T7">() {</text:span><text:line-break/><text:span text:style-name="T7"> <text:s text:c="3"/></text:span><text:span text:style-name="T6">for</text:span><text:span text:style-name="T7">(</text:span><text:span text:style-name="T6">int </text:span><text:span text:style-name="T7">m=</text:span><text:span text:style-name="T13">0</text:span><text:span text:style-name="T7">;m&lt;</text:span><text:span text:style-name="T13">3</text:span><text:span text:style-name="T7">;m++){</text:span><text:line-break/><text:span text:style-name="T7"> <text:s text:c="7"/>printString(</text:span><text:span text:style-name="T5">"Nit, pocetak wrappera- id: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printString(</text:span><text:span text:style-name="T5">"Iteracija: "</text:span><text:span text:style-name="T7">);</text:span><text:line-break/><text:span text:style-name="T7"> <text:s text:c="7"/>printInt(m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1000</text:span><text:span text:style-name="T7">;i++){</text:span><text:line-break/><text:span text:style-name="T7"> <text:s text:c="11"/></text:span><text:span text:style-name="T6">for</text:span><text:span text:style-name="T7">(</text:span><text:span text:style-name="T6">int </text:span><text:span text:style-name="T7">j=</text:span><text:span text:style-name="T13">0</text:span><text:span text:style-name="T7">;j&lt;</text:span><text:span text:style-name="T13">1000</text:span><text:span text:style-name="T7">;j++){}</text:span><text:line-break/><text:span text:style-name="T7"> <text:s text:c="11"/>thread_dispatch();</text:span><text:line-break/><text:span text:style-name="T7"> <text:s text:c="7"/>}</text:span><text:line-break/><text:span text:style-name="T7"> <text:s text:c="7"/>printString(</text:span><text:span text:style-name="T5">"Nit - id: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printString(</text:span><text:span text:style-name="T5">"Iteracija: "</text:span><text:span text:style-name="T7">);</text:span><text:line-break/><text:span text:style-name="T7"> <text:s text:c="7"/>printInt(m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oft-page-break/><text:span text:style-name="T7"> <text:s text:c="7"/></text:span><text:span text:style-name="T6">if</text:span><text:span text:style-name="T7">(</text:span><text:span text:style-name="T11">type</text:span><text:span text:style-name="T7">){</text:span><text:line-break/><text:span text:style-name="T7"> <text:s text:c="11"/>birdParent(</text:span><text:span text:style-name="T11">id</text:span><text:span text:style-name="T7">);</text:span><text:line-break/><text:span text:style-name="T7"> <text:s text:c="7"/>}</text:span><text:span text:style-name="T6">else if</text:span><text:span text:style-name="T7">(</text:span><text:span text:style-name="T11">type</text:span><text:span text:style-name="T7">==</text:span><text:span text:style-name="T13">0</text:span><text:span text:style-name="T7">){</text:span><text:line-break/><text:span text:style-name="T7"> <text:s text:c="11"/>birdChild(</text:span><text:span text:style-name="T11">id</text:span><text:span text:style-name="T7">);</text:span><text:line-break/><text:span text:style-name="T7"> <text:s text:c="7"/>}</text:span><text:line-break/><text:span text:style-name="T7"> <text:s text:c="7"/></text:span><text:span text:style-name="T2">//thread_dispatch();</text:span><text:line-break/><text:span text:style-name="T2"> <text:s text:c="7"/></text:span><text:span text:style-name="T7">printString(</text:span><text:span text:style-name="T5">"Jedna itercija gotova</text:span><text:span text:style-name="T6">\n</text:span><text:span text:style-name="T5">"</text:span><text:span text:style-name="T7">);</text:span><text:line-break/><text:span text:style-name="T7"> <text:s text:c="3"/>}</text:span><text:line-break/><text:line-break/><text:span text:style-name="T7">}</text:span><text:line-break/><text:line-break/><text:span text:style-name="T6">void </text:span><text:span text:style-name="T12">testHungryBirds</text:span><text:span text:style-name="T7">(){</text:span><text:line-break/><text:span text:style-name="T7"> <text:s text:c="3"/></text:span><text:span text:style-name="T10">A10</text:span><text:span text:style-name="T7">* niz[BIR];</text:span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BIR;i++){</text:span><text:line-break/><text:span text:style-name="T7"> <text:s text:c="7"/></text:span><text:span text:style-name="T6">switch </text:span><text:span text:style-name="T7">(i) {</text:span><text:line-break/><text:span text:style-name="T7"> <text:s text:c="11"/></text:span><text:span text:style-name="T6">case </text:span><text:span text:style-name="T13">0</text:span><text:span text:style-name="T7">:{</text:span><text:line-break/><text:span text:style-name="T7"> <text:s text:c="15"/>niz[</text:span><text:span text:style-name="T13">0</text:span><text:span text:style-name="T7">]=</text:span><text:span text:style-name="T6">new </text:span><text:span text:style-name="T7">A10(</text:span><text:span text:style-name="T13">0</text:span><text:span text:style-name="T7">)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6">case </text:span><text:span text:style-name="T13">1</text:span><text:span text:style-name="T7">:{</text:span><text:line-break/><text:span text:style-name="T7"> <text:s text:c="15"/>niz[</text:span><text:span text:style-name="T13">1</text:span><text:span text:style-name="T7">] =</text:span><text:span text:style-name="T6">new </text:span><text:span text:style-name="T7">A10(</text:span><text:span text:style-name="T13">1</text:span><text:span text:style-name="T7">)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6">case </text:span><text:span text:style-name="T13">31</text:span><text:span text:style-name="T7">:{</text:span><text:line-break/><text:span text:style-name="T7"> <text:s text:c="15"/>niz[</text:span><text:span text:style-name="T13">31</text:span><text:span text:style-name="T7">] = </text:span><text:span text:style-name="T6">new </text:span><text:span text:style-name="T7">A10(</text:span><text:span text:style-name="T13">1</text:span><text:span text:style-name="T7">)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span text:style-name="T7"> <text:s text:c="11"/></text:span><text:span text:style-name="T6">default</text:span><text:span text:style-name="T7">:{</text:span><text:line-break/><text:span text:style-name="T7"> <text:s text:c="15"/>niz[i] = </text:span><text:span text:style-name="T6">new </text:span><text:span text:style-name="T7">A10(</text:span><text:span text:style-name="T13">0</text:span><text:span text:style-name="T7">)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line-break/><text:span text:style-name="T7"> <text:s text:c="7"/>}</text:span><text:line-break/><text:span text:style-name="T7"> <text:s text:c="3"/>}</text:span><text:line-break/><text:line-break/><text:span text:style-name="T7"> <text:s text:c="3"/></text:span><text:span text:style-name="T6">for</text:span><text:span text:style-name="T7">(</text:span><text:span text:style-name="T6">auto </text:span><text:span text:style-name="T7">nit:niz){</text:span><text:line-break/><text:span text:style-name="T7"> <text:s text:c="7"/>nit-&gt;start();</text:span><text:line-break/><text:span text:style-name="T7"> <text:s text:c="3"/>}</text:span><text:line-break/><text:line-break/><text:span text:style-name="T7"> <text:s text:c="3"/></text:span><text:span text:style-name="T6">for</text:span><text:span text:style-name="T7">(</text:span><text:span text:style-name="T6">auto </text:span><text:span text:style-name="T7">nit:niz){</text:span><text:line-break/><text:span text:style-name="T7"> <text:s text:c="7"/>nit-&gt;join();</text:span><text:line-break/><text:span text:style-name="T7"> <text:s text:c="3"/>}</text:span><text:line-break/><text:span text:style-name="T7"> <text:s text:c="3"/></text:span><text:span text:style-name="T6">for</text:span><text:span text:style-name="T7">(</text:span><text:span text:style-name="T6">auto </text:span><text:span text:style-name="T7">nit:niz){</text:span><text:line-break/><text:span text:style-name="T7"> <text:s text:c="7"/></text:span><text:span text:style-name="T6">delete </text:span><text:span text:style-name="T7">nit;</text:span><text:line-break/><text:span text:style-name="T7"> <text:s text:c="3"/>}</text:span><text:line-break/><text:span text:style-name="T7"> <text:s text:c="3"/>printString(</text:span><text:span text:style-name="T5">"TEST 8 - HUNGRY BIRDS - gotov</text:span><text:span text:style-name="T6">\n</text:span><text:span text:style-name="T5">"</text:span><text:span text:style-name="T7">);</text:span><text:line-break/><text:span text:style-name="T7">}</text:span><text:line-break/><text:line-break/><text:span text:style-name="T6">static int </text:span><text:span text:style-name="T7">number=</text:span><text:span text:style-name="T13">1</text:span><text:span text:style-name="T7">;</text:span><text:line-break/><text:span text:style-name="T6">static int </text:span><text:span text:style-name="T7">animals=</text:span><text:span text:style-name="T13">50</text:span><text:span text:style-name="T7">;</text:span><text:line-break/><text:span text:style-name="T6">class </text:span><text:span text:style-name="T10">A11</text:span><text:span text:style-name="T7">:</text:span><text:span text:style-name="T6">public </text:span><text:span text:style-name="T10">Thread</text:span><text:span text:style-name="T7">{</text:span><text:line-break/><text:span text:style-name="T7"> <text:s text:c="3"/></text:span><text:span text:style-name="T6">int </text:span><text:span text:style-name="T11">id</text:span><text:span text:style-name="T7">;</text:span><text:line-break/><text:span text:style-name="T7"> <text:s text:c="3"/></text:span><text:span text:style-name="T6">int </text:span><text:span text:style-name="T11">type</text:span><text:span text:style-name="T7">;</text:span><text:line-break/><text:span text:style-name="T7"> <text:s text:c="3"/></text:span><text:span text:style-name="T2">//0-pcela</text:span><text:line-break/><text:span text:style-name="T2"> <text:s text:c="3"/>//1-medved</text:span><text:line-break/><text:span text:style-name="T6">public</text:span><text:span text:style-name="T7">:</text:span><text:line-break/><text:span text:style-name="T7"> <text:s text:c="3"/></text:span><text:span text:style-name="T12">A11</text:span><text:span text:style-name="T7">(</text:span><text:span text:style-name="T6">int </text:span><text:span text:style-name="T7">t):Thread(),</text:span><text:span text:style-name="T11">id</text:span><text:span text:style-name="T7">(number++),</text:span><text:span text:style-name="T11">type</text:span><text:span text:style-name="T7">(t){</text:span><text:line-break/><text:soft-page-break/><text:span text:style-name="T7"> <text:s text:c="7"/>printString(</text:span><text:span text:style-name="T5">"Nit kreirana - id: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3"/>}</text:span><text:line-break/><text:span text:style-name="T6">protected</text:span><text:span text:style-name="T7">:</text:span><text:line-break/><text:span text:style-name="T7"> <text:s text:c="3"/></text:span><text:span text:style-name="T6">void </text:span><text:span text:style-name="T12">run</text:span><text:span text:style-name="T7">() </text:span><text:span text:style-name="T6">override</text:span><text:span text:style-name="T7">;</text:span><text:line-break/><text:span text:style-name="T7">};</text:span><text:line-break/><text:line-break/><text:span text:style-name="T6">void </text:span><text:span text:style-name="T10">A11</text:span><text:span text:style-name="T7">::</text:span><text:span text:style-name="T12">run</text:span><text:span text:style-name="T7">() {</text:span><text:line-break/><text:span text:style-name="T7"> <text:s text:c="3"/></text:span><text:span text:style-name="T6">for</text:span><text:span text:style-name="T7">(</text:span><text:span text:style-name="T6">int </text:span><text:span text:style-name="T7">m=</text:span><text:span text:style-name="T13">0</text:span><text:span text:style-name="T7">;m&lt;</text:span><text:span text:style-name="T13">3</text:span><text:span text:style-name="T7">;m++){</text:span><text:line-break/><text:span text:style-name="T7"> <text:s text:c="7"/>printString(</text:span><text:span text:style-name="T5">"Nit, pocetak wrappera- id: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printString(</text:span><text:span text:style-name="T5">"Iteracija: "</text:span><text:span text:style-name="T7">);</text:span><text:line-break/><text:span text:style-name="T7"> <text:s text:c="7"/>printInt(m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1000</text:span><text:span text:style-name="T7">;i++){</text:span><text:line-break/><text:span text:style-name="T7"> <text:s text:c="11"/></text:span><text:span text:style-name="T6">for</text:span><text:span text:style-name="T7">(</text:span><text:span text:style-name="T6">int </text:span><text:span text:style-name="T7">j=</text:span><text:span text:style-name="T13">0</text:span><text:span text:style-name="T7">;j&lt;</text:span><text:span text:style-name="T13">1000</text:span><text:span text:style-name="T7">;j++){}</text:span><text:line-break/><text:span text:style-name="T7"> <text:s text:c="11"/>thread_dispatch();</text:span><text:line-break/><text:span text:style-name="T7"> <text:s text:c="7"/>}</text:span><text:line-break/><text:span text:style-name="T7"> <text:s text:c="7"/>printString(</text:span><text:span text:style-name="T5">"Nit - id: "</text:span><text:span text:style-name="T7">);</text:span><text:line-break/><text:span text:style-name="T7"> <text:s text:c="7"/>printInt(</text:span><text:span text:style-name="T11">id</text:span><text:span text:style-name="T7">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printString(</text:span><text:span text:style-name="T5">"Iteracija: "</text:span><text:span text:style-name="T7">);</text:span><text:line-break/><text:span text:style-name="T7"> <text:s text:c="7"/>printInt(m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</text:span><text:span text:style-name="T6">if</text:span><text:span text:style-name="T7">(</text:span><text:span text:style-name="T11">type</text:span><text:span text:style-name="T7">){</text:span><text:line-break/><text:span text:style-name="T7"> <text:s text:c="11"/>meda();</text:span><text:line-break/><text:span text:style-name="T7"> <text:s text:c="7"/>}</text:span><text:span text:style-name="T6">else if</text:span><text:span text:style-name="T7">(</text:span><text:span text:style-name="T11">type</text:span><text:span text:style-name="T7">==</text:span><text:span text:style-name="T13">0</text:span><text:span text:style-name="T7">){</text:span><text:line-break/><text:span text:style-name="T7"> <text:s text:c="11"/>pcela(</text:span><text:span text:style-name="T11">id</text:span><text:span text:style-name="T7">);</text:span><text:line-break/><text:span text:style-name="T7"> <text:s text:c="7"/>}</text:span><text:line-break/><text:span text:style-name="T7"> <text:s text:c="7"/></text:span><text:span text:style-name="T2">//thread_dispatch();</text:span><text:line-break/><text:span text:style-name="T2"> <text:s text:c="7"/></text:span><text:span text:style-name="T7">printString(</text:span><text:span text:style-name="T5">"Jedna itercija gotova</text:span><text:span text:style-name="T6">\n</text:span><text:span text:style-name="T5">"</text:span><text:span text:style-name="T7">);</text:span><text:line-break/><text:span text:style-name="T7"> <text:s text:c="3"/>}</text:span><text:line-break/><text:line-break/><text:span text:style-name="T7">}</text:span><text:line-break/><text:line-break/><text:line-break/><text:line-break/><text:line-break/><text:span text:style-name="T6">void </text:span><text:span text:style-name="T12">testBeeBear</text:span><text:span text:style-name="T7">() {</text:span><text:line-break/><text:span text:style-name="T7"> <text:s text:c="3"/></text:span><text:span text:style-name="T10">A11</text:span><text:span text:style-name="T7">* niz[animals];</text:span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animals;i++){</text:span><text:line-break/><text:span text:style-name="T7"> <text:s text:c="7"/></text:span><text:span text:style-name="T6">switch </text:span><text:span text:style-name="T7">(i) {</text:span><text:line-break/><text:line-break/><text:span text:style-name="T7"> <text:s text:c="11"/></text:span><text:span text:style-name="T6">case </text:span><text:span text:style-name="T13">5</text:span><text:span text:style-name="T7">:{</text:span><text:line-break/><text:span text:style-name="T7"> <text:s text:c="15"/>niz[</text:span><text:span text:style-name="T13">5</text:span><text:span text:style-name="T7">] =</text:span><text:span text:style-name="T6">new </text:span><text:span text:style-name="T7">A11(</text:span><text:span text:style-name="T13">1</text:span><text:span text:style-name="T7">)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line-break/><text:span text:style-name="T7"> <text:s text:c="11"/></text:span><text:span text:style-name="T6">default</text:span><text:span text:style-name="T7">:{</text:span><text:line-break/><text:span text:style-name="T7"> <text:s text:c="15"/>niz[i] = </text:span><text:span text:style-name="T6">new </text:span><text:span text:style-name="T7">A11(</text:span><text:span text:style-name="T13">0</text:span><text:span text:style-name="T7">);</text:span><text:line-break/><text:span text:style-name="T7"> <text:s text:c="15"/></text:span><text:span text:style-name="T6">break</text:span><text:span text:style-name="T7">;</text:span><text:line-break/><text:span text:style-name="T7"> <text:s text:c="11"/>}</text:span><text:line-break/><text:line-break/><text:span text:style-name="T7"> <text:s text:c="7"/>}</text:span><text:line-break/><text:soft-page-break/><text:span text:style-name="T7"> <text:s text:c="3"/>}</text:span><text:line-break/><text:line-break/><text:span text:style-name="T7"> <text:s text:c="3"/></text:span><text:span text:style-name="T6">for</text:span><text:span text:style-name="T7">(</text:span><text:span text:style-name="T6">auto </text:span><text:span text:style-name="T7">nit:niz){</text:span><text:line-break/><text:span text:style-name="T7"> <text:s text:c="7"/>nit-&gt;start();</text:span><text:line-break/><text:span text:style-name="T7"> <text:s text:c="3"/>}</text:span><text:line-break/><text:line-break/><text:span text:style-name="T7"> <text:s text:c="3"/></text:span><text:span text:style-name="T6">for</text:span><text:span text:style-name="T7">(</text:span><text:span text:style-name="T6">auto </text:span><text:span text:style-name="T7">nit:niz){</text:span><text:line-break/><text:span text:style-name="T7"> <text:s text:c="7"/>nit-&gt;join();</text:span><text:line-break/><text:span text:style-name="T7"> <text:s text:c="3"/>}</text:span><text:line-break/><text:span text:style-name="T7"> <text:s text:c="3"/></text:span><text:span text:style-name="T6">for</text:span><text:span text:style-name="T7">(</text:span><text:span text:style-name="T6">auto </text:span><text:span text:style-name="T7">nit:niz){</text:span><text:line-break/><text:span text:style-name="T7"> <text:s text:c="7"/></text:span><text:span text:style-name="T6">delete </text:span><text:span text:style-name="T7">nit;</text:span><text:line-break/><text:span text:style-name="T7"> <text:s text:c="3"/>}</text:span><text:line-break/><text:span text:style-name="T7"> <text:s text:c="3"/>printString(</text:span><text:span text:style-name="T5">"TEST 8 - HUNGRY BIRDS - gotov</text:span><text:span text:style-name="T6">\n</text:span><text:span text:style-name="T5">"</text:span><text:span text:style-name="T7">);</text:span><text:line-break/><text:span text:style-name="T7">}</text:span><text:line-break/><text:span text:style-name="T6">class </text:span><text:span text:style-name="T10">A12</text:span><text:span text:style-name="T7">:</text:span><text:span text:style-name="T6">public </text:span><text:span text:style-name="T10">Thread</text:span><text:span text:style-name="T7">{</text:span><text:line-break/><text:span text:style-name="T6">public</text:span><text:span text:style-name="T7">:</text:span><text:line-break/><text:line-break/><text:span text:style-name="T7"> <text:s text:c="3"/></text:span><text:span text:style-name="T12">A12</text:span><text:span text:style-name="T7">():Thread(){</text:span><text:line-break/><text:line-break/><text:span text:style-name="T7"> <text:s text:c="3"/>}</text:span><text:line-break/><text:span text:style-name="T6">protected</text:span><text:span text:style-name="T7">:</text:span><text:line-break/><text:span text:style-name="T7"> <text:s text:c="3"/></text:span><text:span text:style-name="T6">void </text:span><text:span text:style-name="T12">run</text:span><text:span text:style-name="T7">() </text:span><text:span text:style-name="T6">override</text:span><text:span text:style-name="T7">;</text:span><text:line-break/><text:span text:style-name="T7">};</text:span><text:line-break/><text:line-break/><text:span text:style-name="T6">class </text:span><text:span text:style-name="T10">B12</text:span><text:span text:style-name="T7">:</text:span><text:span text:style-name="T6">public </text:span><text:span text:style-name="T10">Thread</text:span><text:span text:style-name="T7">{</text:span><text:line-break/><text:span text:style-name="T6">public</text:span><text:span text:style-name="T7">:</text:span><text:line-break/><text:line-break/><text:span text:style-name="T7"> <text:s text:c="3"/></text:span><text:span text:style-name="T12">B12</text:span><text:span text:style-name="T7">():Thread(){</text:span><text:line-break/><text:line-break/><text:span text:style-name="T7"> <text:s text:c="3"/>}</text:span><text:line-break/><text:span text:style-name="T6">protected</text:span><text:span text:style-name="T7">:</text:span><text:line-break/><text:span text:style-name="T7"> <text:s text:c="3"/></text:span><text:span text:style-name="T6">virtual void </text:span><text:span text:style-name="T12">run</text:span><text:span text:style-name="T7">();</text:span><text:line-break/><text:span text:style-name="T7">};</text:span><text:line-break/><text:span text:style-name="T10">Semaphore</text:span><text:span text:style-name="T7">* sem2;</text:span><text:line-break/><text:span text:style-name="T10">Semaphore</text:span><text:span text:style-name="T7">* sem3;</text:span><text:line-break/><text:span text:style-name="T6">void </text:span><text:span text:style-name="T10">A12</text:span><text:span text:style-name="T7">::</text:span><text:span text:style-name="T12">run</text:span><text:span text:style-name="T7">() {</text:span><text:line-break/><text:span text:style-name="T7"> <text:s text:c="3"/>printString(</text:span><text:span text:style-name="T5">"Nit A obrada...</text:span><text:span text:style-name="T6">\n</text:span><text:span text:style-name="T5">"</text:span><text:span text:style-name="T7">);</text:span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1000</text:span><text:span text:style-name="T7">;i++){</text:span><text:line-break/><text:span text:style-name="T7"> <text:s text:c="7"/></text:span><text:span text:style-name="T6">for</text:span><text:span text:style-name="T7">(</text:span><text:span text:style-name="T6">int </text:span><text:span text:style-name="T7">j=</text:span><text:span text:style-name="T13">0</text:span><text:span text:style-name="T7">;j&lt;</text:span><text:span text:style-name="T13">1000</text:span><text:span text:style-name="T7">;j++){}</text:span><text:line-break/><text:span text:style-name="T7"> <text:s text:c="7"/>thread_dispatch();</text:span><text:line-break/><text:span text:style-name="T7"> <text:s text:c="3"/>};</text:span><text:line-break/><text:span text:style-name="T7"> <text:s text:c="3"/>printString(</text:span><text:span text:style-name="T5">"Nit A hoce 10 zetona...</text:span><text:span text:style-name="T6">\n</text:span><text:span text:style-name="T5">"</text:span><text:span text:style-name="T7">);</text:span><text:line-break/><text:span text:style-name="T7"> <text:s text:c="3"/>sem2-&gt;waitN(</text:span><text:span text:style-name="T13">10</text:span><text:span text:style-name="T7">);</text:span><text:line-break/><text:span text:style-name="T7"> <text:s text:c="3"/>printString(</text:span><text:span text:style-name="T5">"Nit uzela 10 zetona </text:span><text:span text:style-name="T6">\n</text:span><text:span text:style-name="T5">"</text:span><text:span text:style-name="T7">);</text:span><text:line-break/><text:line-break/><text:line-break/><text:line-break/><text:line-break/><text:span text:style-name="T7"> <text:s text:c="3"/>printString(</text:span><text:span text:style-name="T5">"A: zavrsila</text:span><text:span text:style-name="T6">\n</text:span><text:span text:style-name="T5">"</text:span><text:span text:style-name="T7">);</text:span><text:line-break/><text:line-break/><text:span text:style-name="T7">}</text:span><text:line-break/><text:line-break/><text:span text:style-name="T6">void </text:span><text:span text:style-name="T10">B12</text:span><text:span text:style-name="T7">::</text:span><text:span text:style-name="T12">run</text:span><text:span text:style-name="T7">() {</text:span><text:line-break/><text:line-break/><text:span text:style-name="T7"> <text:s text:c="3"/></text:span><text:span text:style-name="T6">for</text:span><text:span text:style-name="T7">(</text:span><text:span text:style-name="T6">int </text:span><text:span text:style-name="T7">i =</text:span><text:span text:style-name="T13">0</text:span><text:span text:style-name="T7">;i&lt;</text:span><text:span text:style-name="T13">5</text:span><text:span text:style-name="T7">;i++){</text:span><text:line-break/><text:soft-page-break/><text:span text:style-name="T7"> <text:s text:c="7"/>sem2-&gt;signalN();</text:span><text:line-break/><text:span text:style-name="T7"> <text:s text:c="7"/>printString(</text:span><text:span text:style-name="T5">"Nit B signalizira semafor 2</text:span><text:span text:style-name="T6">\n</text:span><text:span text:style-name="T5">"</text:span><text:span text:style-name="T7">);</text:span><text:line-break/><text:line-break/><text:span text:style-name="T7"> <text:s text:c="3"/>}</text:span><text:line-break/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1000</text:span><text:span text:style-name="T7">;i++){</text:span><text:line-break/><text:span text:style-name="T7"> <text:s text:c="7"/></text:span><text:span text:style-name="T6">for</text:span><text:span text:style-name="T7">(</text:span><text:span text:style-name="T6">int </text:span><text:span text:style-name="T7">j=</text:span><text:span text:style-name="T13">0</text:span><text:span text:style-name="T7">;j&lt;</text:span><text:span text:style-name="T13">1000</text:span><text:span text:style-name="T7">;j++){}</text:span><text:line-break/><text:span text:style-name="T7"> <text:s text:c="7"/>thread_dispatch();</text:span><text:line-break/><text:span text:style-name="T7"> <text:s text:c="3"/>};</text:span><text:line-break/><text:span text:style-name="T7"> <text:s text:c="3"/>printString(</text:span><text:span text:style-name="T5">"Nit B hoce 5 zetona</text:span><text:span text:style-name="T6">\n</text:span><text:span text:style-name="T5">"</text:span><text:span text:style-name="T7">);</text:span><text:line-break/><text:span text:style-name="T7"> <text:s text:c="3"/>sem3-&gt;waitN(</text:span><text:span text:style-name="T13">5</text:span><text:span text:style-name="T7">);</text:span><text:line-break/><text:span text:style-name="T7"> <text:s text:c="3"/>printString(</text:span><text:span text:style-name="T5">"Nit B uzela 5 zetona.</text:span><text:span text:style-name="T6">\n</text:span><text:span text:style-name="T5">"</text:span><text:span text:style-name="T7">);</text:span><text:line-break/><text:line-break/><text:line-break/><text:span text:style-name="T7"> <text:s text:c="3"/>printString(</text:span><text:span text:style-name="T5">"B: Zavrsila!</text:span><text:span text:style-name="T6">\n</text:span><text:span text:style-name="T5">"</text:span><text:span text:style-name="T7">);</text:span><text:line-break/><text:line-break/><text:span text:style-name="T7">}</text:span><text:line-break/><text:line-break/><text:line-break/><text:span text:style-name="T6">void </text:span><text:span text:style-name="T12">testSemaforSaZetonima</text:span><text:span text:style-name="T7">() {</text:span><text:line-break/><text:span text:style-name="T7"> <text:s text:c="3"/>sem2 = </text:span><text:span text:style-name="T6">new </text:span><text:span text:style-name="T7">Semaphore(</text:span><text:span text:style-name="T13">5</text:span><text:span text:style-name="T7">);</text:span><text:line-break/><text:span text:style-name="T7"> <text:s text:c="3"/>sem3 = </text:span><text:span text:style-name="T6">new </text:span><text:span text:style-name="T7">Semaphore(</text:span><text:span text:style-name="T13">5</text:span><text:span text:style-name="T7">);</text:span><text:line-break/><text:span text:style-name="T7"> <text:s text:c="3"/></text:span><text:span text:style-name="T10">A12</text:span><text:span text:style-name="T7">* a = </text:span><text:span text:style-name="T6">new </text:span><text:span text:style-name="T7">A12();</text:span><text:line-break/><text:span text:style-name="T7"> <text:s text:c="3"/></text:span><text:span text:style-name="T10">B12</text:span><text:span text:style-name="T7">* b = </text:span><text:span text:style-name="T6">new </text:span><text:span text:style-name="T7">B12();</text:span><text:line-break/><text:line-break/><text:line-break/><text:span text:style-name="T7"> <text:s text:c="3"/>a-&gt;start();</text:span><text:line-break/><text:span text:style-name="T7"> <text:s text:c="3"/>b-&gt;start();</text:span><text:line-break/><text:line-break/><text:line-break/><text:span text:style-name="T7"> <text:s text:c="3"/>a-&gt;join();</text:span><text:line-break/><text:span text:style-name="T7"> <text:s text:c="3"/>b-&gt;join();</text:span><text:line-break/><text:line-break/><text:span text:style-name="T2">// <text:s text:c="3"/>delete sem2;</text:span><text:line-break/><text:span text:style-name="T2">// <text:s text:c="3"/>delete sem3;</text:span><text:line-break/><text:span text:style-name="T2"> <text:s text:c="3"/></text:span><text:span text:style-name="T6">delete </text:span><text:span text:style-name="T7">a;</text:span><text:line-break/><text:span text:style-name="T7"> <text:s text:c="3"/></text:span><text:span text:style-name="T6">delete </text:span><text:span text:style-name="T7">b;</text:span><text:line-break/><text:span text:style-name="T7">};</text:span><text:line-break/><text:line-break/><text:span text:style-name="T6">class </text:span><text:span text:style-name="T10">A13</text:span><text:span text:style-name="T7">:</text:span><text:span text:style-name="T6">public </text:span><text:span text:style-name="T10">Thread </text:span><text:span text:style-name="T7">{</text:span><text:line-break/><text:span text:style-name="T6">private</text:span><text:span text:style-name="T7">:</text:span><text:line-break/><text:line-break/><text:span text:style-name="T6">public</text:span><text:span text:style-name="T7">:</text:span><text:line-break/><text:span text:style-name="T7"> <text:s text:c="3"/></text:span><text:span text:style-name="T10">Thread</text:span><text:span text:style-name="T7">* </text:span><text:span text:style-name="T11">toPing</text:span><text:span text:style-name="T7">;</text:span><text:line-break/><text:span text:style-name="T7"> <text:s text:c="3"/></text:span><text:span text:style-name="T6">void </text:span><text:span text:style-name="T12">setToPing</text:span><text:span text:style-name="T7">(</text:span><text:span text:style-name="T10">Thread</text:span><text:span text:style-name="T7">* t1){</text:span><text:line-break/><text:span text:style-name="T7"> <text:s text:c="7"/></text:span><text:span text:style-name="T11">toPing</text:span><text:span text:style-name="T7">=t1;</text:span><text:line-break/><text:span text:style-name="T7"> <text:s text:c="3"/>}</text:span><text:line-break/><text:span text:style-name="T7"> <text:s text:c="3"/></text:span><text:span text:style-name="T12">A13</text:span><text:span text:style-name="T7">() : Thread() {};</text:span><text:line-break/><text:span text:style-name="T6">protected</text:span><text:span text:style-name="T7">:</text:span><text:line-break/><text:span text:style-name="T7"> <text:s text:c="3"/></text:span><text:span text:style-name="T6">virtual void </text:span><text:span text:style-name="T12">run</text:span><text:span text:style-name="T7">();</text:span><text:line-break/><text:span text:style-name="T7">};</text:span><text:line-break/><text:line-break/><text:span text:style-name="T6">void </text:span><text:span text:style-name="T10">A13</text:span><text:span text:style-name="T7">::</text:span><text:span text:style-name="T12">run</text:span><text:span text:style-name="T7">(){</text:span><text:line-break/><text:span text:style-name="T2">// <text:s text:c="3"/>int* test = new int[600];</text:span><text:line-break/><text:span text:style-name="T2">// <text:s text:c="3"/>test[0]=1;</text:span><text:line-break/><text:soft-page-break/><text:span text:style-name="T2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10</text:span><text:span text:style-name="T7">;i++){</text:span><text:line-break/><text:span text:style-name="T7"> <text:s text:c="7"/></text:span><text:span text:style-name="T6">for</text:span><text:span text:style-name="T7">(</text:span><text:span text:style-name="T9">uint64 </text:span><text:span text:style-name="T7">j=</text:span><text:span text:style-name="T13">0</text:span><text:span text:style-name="T7">;j&lt;</text:span><text:span text:style-name="T13">30000</text:span><text:span text:style-name="T7">;j++){</text:span><text:line-break/><text:span text:style-name="T7"> <text:s text:c="11"/></text:span><text:span text:style-name="T6">for</text:span><text:span text:style-name="T7">(</text:span><text:span text:style-name="T6">int </text:span><text:span text:style-name="T7">k=</text:span><text:span text:style-name="T13">0</text:span><text:span text:style-name="T7">;k&lt;</text:span><text:span text:style-name="T13">1000</text:span><text:span text:style-name="T7">;k++){}</text:span><text:line-break/><text:span text:style-name="T7"> <text:s text:c="11"/>thread_dispatch();</text:span><text:line-break/><text:span text:style-name="T7"> <text:s text:c="7"/>}</text:span><text:line-break/><text:span text:style-name="T7"> <text:s text:c="7"/>printString(</text:span><text:span text:style-name="T5">"A: "</text:span><text:span text:style-name="T7">);</text:span><text:line-break/><text:span text:style-name="T7"> <text:s text:c="7"/>printInt(i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</text:span><text:span text:style-name="T6">if</text:span><text:span text:style-name="T7">(i==</text:span><text:span text:style-name="T13">7</text:span><text:span text:style-name="T7">){</text:span><text:line-break/><text:span text:style-name="T7"> <text:s text:c="11"/>printString(</text:span><text:span text:style-name="T5">"A: Pinging B...</text:span><text:span text:style-name="T6">\n</text:span><text:span text:style-name="T5">"</text:span><text:span text:style-name="T7">);</text:span><text:line-break/><text:span text:style-name="T7"> <text:s text:c="11"/></text:span><text:span text:style-name="T11">toPing</text:span><text:span text:style-name="T7">-&gt;pingThread();</text:span><text:line-break/><text:span text:style-name="T7"> <text:s text:c="7"/>}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thread_dispatch();</text:span><text:line-break/><text:span text:style-name="T7"> <text:s text:c="3"/>}</text:span><text:line-break/><text:span text:style-name="T7">}</text:span><text:line-break/><text:line-break/><text:line-break/><text:span text:style-name="T6">class </text:span><text:span text:style-name="T10">B13</text:span><text:span text:style-name="T7">:</text:span><text:span text:style-name="T6">public </text:span><text:span text:style-name="T10">Thread </text:span><text:span text:style-name="T7">{</text:span><text:line-break/><text:span text:style-name="T6">private</text:span><text:span text:style-name="T7">:</text:span><text:line-break/><text:line-break/><text:span text:style-name="T6">public</text:span><text:span text:style-name="T7">:</text:span><text:line-break/><text:span text:style-name="T7"> <text:s text:c="3"/></text:span><text:span text:style-name="T12">B13</text:span><text:span text:style-name="T7">() : Thread() {};</text:span><text:line-break/><text:span text:style-name="T6">protected</text:span><text:span text:style-name="T7">:</text:span><text:line-break/><text:span text:style-name="T7"> <text:s text:c="3"/></text:span><text:span text:style-name="T6">virtual void </text:span><text:span text:style-name="T12">run</text:span><text:span text:style-name="T7">();</text:span><text:line-break/><text:span text:style-name="T7">};</text:span><text:line-break/><text:line-break/><text:span text:style-name="T6">void </text:span><text:span text:style-name="T10">B13</text:span><text:span text:style-name="T7">::</text:span><text:span text:style-name="T12">run</text:span><text:span text:style-name="T7">(){</text:span><text:line-break/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10</text:span><text:span text:style-name="T7">;i++){</text:span><text:line-break/><text:span text:style-name="T7"> <text:s text:c="7"/></text:span><text:span text:style-name="T6">for</text:span><text:span text:style-name="T7">(</text:span><text:span text:style-name="T9">uint64 </text:span><text:span text:style-name="T7">j=</text:span><text:span text:style-name="T13">0</text:span><text:span text:style-name="T7">;j&lt;</text:span><text:span text:style-name="T13">30000</text:span><text:span text:style-name="T7">;j++){</text:span><text:line-break/><text:span text:style-name="T7"> <text:s text:c="11"/></text:span><text:span text:style-name="T6">for</text:span><text:span text:style-name="T7">(</text:span><text:span text:style-name="T6">int </text:span><text:span text:style-name="T7">k=</text:span><text:span text:style-name="T13">0</text:span><text:span text:style-name="T7">;k&lt;</text:span><text:span text:style-name="T13">1000</text:span><text:span text:style-name="T7">;k++){}</text:span><text:line-break/><text:span text:style-name="T7"> <text:s text:c="11"/>thread_dispatch();</text:span><text:line-break/><text:span text:style-name="T7"> <text:s text:c="7"/>}</text:span><text:line-break/><text:span text:style-name="T7"> <text:s text:c="7"/>printString(</text:span><text:span text:style-name="T5">"B: "</text:span><text:span text:style-name="T7">);</text:span><text:line-break/><text:span text:style-name="T7"> <text:s text:c="7"/>printInt(i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thread_dispatch();</text:span><text:line-break/><text:span text:style-name="T7"> <text:s text:c="3"/>}</text:span><text:line-break/><text:span text:style-name="T7">}</text:span><text:line-break/><text:line-break/><text:span text:style-name="T6">class </text:span><text:span text:style-name="T10">C13</text:span><text:span text:style-name="T7">:</text:span><text:span text:style-name="T6">public </text:span><text:span text:style-name="T10">Thread </text:span><text:span text:style-name="T7">{</text:span><text:line-break/><text:span text:style-name="T6">private</text:span><text:span text:style-name="T7">:</text:span><text:line-break/><text:line-break/><text:span text:style-name="T6">public</text:span><text:span text:style-name="T7">:</text:span><text:line-break/><text:span text:style-name="T7"> <text:s text:c="3"/></text:span><text:span text:style-name="T10">Thread</text:span><text:span text:style-name="T7">* </text:span><text:span text:style-name="T11">toPing</text:span><text:span text:style-name="T7">;</text:span><text:line-break/><text:span text:style-name="T7"> <text:s text:c="3"/></text:span><text:span text:style-name="T12">C13</text:span><text:span text:style-name="T7">(</text:span><text:span text:style-name="T6">void</text:span><text:span text:style-name="T7">* t) : Thread() {</text:span><text:span text:style-name="T11">toPing </text:span><text:span text:style-name="T7">= (</text:span><text:span text:style-name="T10">Thread</text:span><text:span text:style-name="T7">*)t;};</text:span><text:line-break/><text:line-break/><text:span text:style-name="T6">protected</text:span><text:span text:style-name="T7">:</text:span><text:line-break/><text:span text:style-name="T7"> <text:s text:c="3"/></text:span><text:span text:style-name="T6">virtual void </text:span><text:span text:style-name="T12">run</text:span><text:span text:style-name="T7">();</text:span><text:line-break/><text:span text:style-name="T7">};</text:span><text:line-break/><text:line-break/><text:span text:style-name="T6">void </text:span><text:span text:style-name="T10">C13</text:span><text:span text:style-name="T7">::</text:span><text:span text:style-name="T12">run</text:span><text:span text:style-name="T7">(){</text:span><text:line-break/><text:span text:style-name="T2">// <text:s text:c="3"/>int* test = new int[600];</text:span><text:line-break/><text:span text:style-name="T2">// <text:s text:c="3"/>test[0]=1;</text:span><text:line-break/><text:span text:style-name="T2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10</text:span><text:span text:style-name="T7">;i++){</text:span><text:line-break/><text:soft-page-break/><text:span text:style-name="T7"> <text:s text:c="7"/></text:span><text:span text:style-name="T6">for</text:span><text:span text:style-name="T7">(</text:span><text:span text:style-name="T9">uint64 </text:span><text:span text:style-name="T7">j=</text:span><text:span text:style-name="T13">0</text:span><text:span text:style-name="T7">;j&lt;</text:span><text:span text:style-name="T13">30000</text:span><text:span text:style-name="T7">;j++){</text:span><text:line-break/><text:span text:style-name="T7"> <text:s text:c="11"/></text:span><text:span text:style-name="T6">for</text:span><text:span text:style-name="T7">(</text:span><text:span text:style-name="T6">int </text:span><text:span text:style-name="T7">k=</text:span><text:span text:style-name="T13">0</text:span><text:span text:style-name="T7">;k&lt;</text:span><text:span text:style-name="T13">1000</text:span><text:span text:style-name="T7">;k++){}</text:span><text:line-break/><text:span text:style-name="T7"> <text:s text:c="11"/>thread_dispatch();</text:span><text:line-break/><text:span text:style-name="T7"> <text:s text:c="7"/>}</text:span><text:line-break/><text:span text:style-name="T7"> <text:s text:c="7"/>printString(</text:span><text:span text:style-name="T5">"C: "</text:span><text:span text:style-name="T7">);</text:span><text:line-break/><text:span text:style-name="T7"> <text:s text:c="7"/>printInt(i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</text:span><text:span text:style-name="T6">if</text:span><text:span text:style-name="T7">(i==</text:span><text:span text:style-name="T13">5</text:span><text:span text:style-name="T7">){</text:span><text:line-break/><text:span text:style-name="T7"> <text:s text:c="11"/>printString(</text:span><text:span text:style-name="T5">"C: Pinging A...</text:span><text:span text:style-name="T6">\n</text:span><text:span text:style-name="T5">"</text:span><text:span text:style-name="T7">);</text:span><text:line-break/><text:span text:style-name="T7"> <text:s text:c="11"/></text:span><text:span text:style-name="T11">toPing</text:span><text:span text:style-name="T7">-&gt;pingThread();</text:span><text:line-break/><text:span text:style-name="T7"> <text:s text:c="7"/>}</text:span><text:line-break/><text:span text:style-name="T7"> <text:s text:c="7"/>thread_dispatch();</text:span><text:line-break/><text:span text:style-name="T7"> <text:s text:c="3"/>}</text:span><text:line-break/><text:span text:style-name="T7">}</text:span><text:line-break/><text:line-break/><text:line-break/><text:span text:style-name="T6">void </text:span><text:span text:style-name="T12">testPing</text:span><text:span text:style-name="T7">(){</text:span><text:line-break/><text:span text:style-name="T7"> <text:s text:c="3"/></text:span><text:span text:style-name="T2">//Thread *threads[3];</text:span><text:line-break/><text:line-break/><text:line-break/><text:span text:style-name="T2"> <text:s text:c="3"/></text:span><text:span text:style-name="T10">A13</text:span><text:span text:style-name="T7">* a1=</text:span><text:span text:style-name="T6">new </text:span><text:span text:style-name="T7">A13();</text:span><text:line-break/><text:span text:style-name="T7"> <text:s text:c="3"/>printString(</text:span><text:span text:style-name="T5">"A kreiran</text:span><text:span text:style-name="T6">\n</text:span><text:span text:style-name="T5">"</text:span><text:span text:style-name="T7">);</text:span><text:line-break/><text:span text:style-name="T7"> <text:s text:c="3"/></text:span><text:span text:style-name="T10">B13</text:span><text:span text:style-name="T7">* b1=</text:span><text:span text:style-name="T6">new </text:span><text:span text:style-name="T7">B13();</text:span><text:line-break/><text:span text:style-name="T7"> <text:s text:c="3"/>printString(</text:span><text:span text:style-name="T5">"B kreiran</text:span><text:span text:style-name="T6">\n</text:span><text:span text:style-name="T5">"</text:span><text:span text:style-name="T7">);</text:span><text:line-break/><text:span text:style-name="T7"> <text:s text:c="3"/></text:span><text:span text:style-name="T10">C13</text:span><text:span text:style-name="T7">* c1 =</text:span><text:span text:style-name="T6">new </text:span><text:span text:style-name="T7">C13(a1);</text:span><text:line-break/><text:line-break/><text:span text:style-name="T7"> <text:s text:c="3"/>a1-&gt;setToPing(c1);</text:span><text:line-break/><text:line-break/><text:span text:style-name="T7"> <text:s text:c="3"/>printString(</text:span><text:span text:style-name="T5">"C krieran</text:span><text:span text:style-name="T6">\n</text:span><text:span text:style-name="T5">"</text:span><text:span text:style-name="T7">);</text:span><text:line-break/><text:line-break/><text:span text:style-name="T7"> <text:s text:c="3"/>a1-&gt;start();</text:span><text:line-break/><text:span text:style-name="T7"> <text:s text:c="3"/>b1-&gt;start();</text:span><text:line-break/><text:span text:style-name="T7"> <text:s text:c="3"/>c1-&gt;start();</text:span><text:line-break/><text:line-break/><text:span text:style-name="T7"> <text:s text:c="3"/></text:span><text:span text:style-name="T2">//a1-&gt;join();</text:span><text:line-break/><text:span text:style-name="T2"> <text:s text:c="3"/></text:span><text:span text:style-name="T7">b1-&gt;join();</text:span><text:line-break/><text:span text:style-name="T7"> <text:s text:c="3"/>c1-&gt;join();</text:span><text:line-break/><text:line-break/><text:span text:style-name="T7"> <text:s text:c="3"/></text:span><text:span text:style-name="T6">delete </text:span><text:span text:style-name="T7">a1;</text:span><text:line-break/><text:span text:style-name="T7"> <text:s text:c="3"/></text:span><text:span text:style-name="T6">delete </text:span><text:span text:style-name="T7">c1;</text:span><text:line-break/><text:span text:style-name="T7"> <text:s text:c="3"/></text:span><text:span text:style-name="T6">delete </text:span><text:span text:style-name="T7">b1;</text:span><text:line-break/><text:line-break/><text:span text:style-name="T7"> <text:s text:c="3"/>printString(</text:span><text:span text:style-name="T5">"TEST 8 - PING thread uspesno gotov</text:span><text:span text:style-name="T6">\n</text:span><text:span text:style-name="T5">"</text:span><text:span text:style-name="T7">);</text:span><text:line-break/><text:line-break/><text:span text:style-name="T7">}</text:span><text:line-break/><text:line-break/><text:span text:style-name="T6">static </text:span><text:span text:style-name="T10">Semaphore</text:span><text:span text:style-name="T7">* s;</text:span><text:line-break/><text:span text:style-name="T6">static </text:span><text:span text:style-name="T10">Semaphore</text:span><text:span text:style-name="T7">* waitNiti;</text:span><text:line-break/><text:span text:style-name="T6">class </text:span><text:span text:style-name="T10">testTRYWait</text:span><text:span text:style-name="T7">: </text:span><text:span text:style-name="T6">public </text:span><text:span text:style-name="T10">Thread</text:span><text:span text:style-name="T7">{</text:span><text:line-break/><text:span text:style-name="T6">private</text:span><text:span text:style-name="T7">:</text:span><text:line-break/><text:span text:style-name="T7"> <text:s text:c="3"/></text:span><text:span text:style-name="T10">Semaphore </text:span><text:span text:style-name="T7">* </text:span><text:span text:style-name="T11">sem</text:span><text:span text:style-name="T7">;</text:span><text:line-break/><text:span text:style-name="T6">public</text:span><text:span text:style-name="T7">:</text:span><text:line-break/><text:span text:style-name="T7"> <text:s text:c="3"/></text:span><text:span text:style-name="T12">testTRYWait</text:span><text:span text:style-name="T7">(</text:span><text:span text:style-name="T10">Semaphore</text:span><text:span text:style-name="T7">* s): Thread(), </text:span><text:span text:style-name="T11">sem</text:span><text:span text:style-name="T7">(s){};</text:span><text:line-break/><text:line-break/><text:span text:style-name="T6">protected</text:span><text:span text:style-name="T7">:</text:span><text:line-break/><text:soft-page-break/><text:span text:style-name="T7"> <text:s text:c="3"/></text:span><text:span text:style-name="T6">void </text:span><text:span text:style-name="T12">run</text:span><text:span text:style-name="T7">() </text:span><text:span text:style-name="T6">override</text:span><text:span text:style-name="T7">{</text:span><text:line-break/><text:span text:style-name="T7"> <text:s text:c="7"/></text:span><text:span text:style-name="T6">int </text:span><text:span text:style-name="T7">i = </text:span><text:span text:style-name="T13">3</text:span><text:span text:style-name="T7">;</text:span><text:line-break/><text:span text:style-name="T7"> <text:s text:c="7"/></text:span><text:span text:style-name="T6">while</text:span><text:span text:style-name="T7">(i&gt;</text:span><text:span text:style-name="T13">0</text:span><text:span text:style-name="T7">){</text:span><text:line-break/><text:span text:style-name="T7"> <text:s text:c="11"/></text:span><text:span text:style-name="T6">int </text:span><text:span text:style-name="T7">id = getThreadId();</text:span><text:line-break/><text:span text:style-name="T7"> <text:s text:c="11"/></text:span><text:span text:style-name="T6">int </text:span><text:span text:style-name="T7">res = </text:span><text:span text:style-name="T11">sem</text:span><text:span text:style-name="T7">-&gt;trywait();</text:span><text:line-break/><text:span text:style-name="T7"> <text:s text:c="11"/></text:span><text:span text:style-name="T2">//thread_dispatch();</text:span><text:line-break/><text:span text:style-name="T2"> <text:s text:c="11"/></text:span><text:span text:style-name="T6">if</text:span><text:span text:style-name="T7">(res==</text:span><text:span text:style-name="T13">1</text:span><text:span text:style-name="T7">){</text:span><text:line-break/><text:span text:style-name="T7"> <text:s text:c="15"/>printString(</text:span><text:span text:style-name="T5">"Nit usla u kriticnu sekciju i smanjila semafor, njen id je: "</text:span><text:span text:style-name="T7">);</text:span><text:line-break/><text:span text:style-name="T7"> <text:s text:c="15"/>printInt(id,</text:span><text:span text:style-name="T13">10</text:span><text:span text:style-name="T7">,</text:span><text:span text:style-name="T13">0</text:span><text:span text:style-name="T7">);</text:span><text:line-break/><text:span text:style-name="T7"> <text:s text:c="15"/>printString(</text:span><text:span text:style-name="T5">"</text:span><text:span text:style-name="T6">\n</text:span><text:span text:style-name="T5">"</text:span><text:span text:style-name="T7">);</text:span><text:line-break/><text:span text:style-name="T7"> <text:s text:c="15"/></text:span><text:span text:style-name="T6">for</text:span><text:span text:style-name="T7">(</text:span><text:span text:style-name="T6">int </text:span><text:span text:style-name="T7">j=</text:span><text:span text:style-name="T13">0</text:span><text:span text:style-name="T7">;j&lt;</text:span><text:span text:style-name="T13">10000</text:span><text:span text:style-name="T7">;j++){</text:span><text:line-break/><text:span text:style-name="T7"> <text:s text:c="19"/></text:span><text:span text:style-name="T6">for</text:span><text:span text:style-name="T7">(</text:span><text:span text:style-name="T6">int </text:span><text:span text:style-name="T7">k=</text:span><text:span text:style-name="T13">0</text:span><text:span text:style-name="T7">;k&lt;</text:span><text:span text:style-name="T13">30000</text:span><text:span text:style-name="T7">;k++){}</text:span><text:line-break/><text:span text:style-name="T7"> <text:s text:c="19"/>thread_dispatch();</text:span><text:line-break/><text:span text:style-name="T7"> <text:s text:c="15"/>}</text:span><text:line-break/><text:span text:style-name="T7"> <text:s text:c="15"/></text:span><text:span text:style-name="T11">sem</text:span><text:span text:style-name="T7">-&gt;signal();</text:span><text:line-break/><text:span text:style-name="T7"> <text:s text:c="15"/>printString(</text:span><text:span text:style-name="T5">"Nit izasla iz kriticne sekcije, njen id je: "</text:span><text:span text:style-name="T7">);</text:span><text:line-break/><text:span text:style-name="T7"> <text:s text:c="15"/>printInt(id,</text:span><text:span text:style-name="T13">10</text:span><text:span text:style-name="T7">,</text:span><text:span text:style-name="T13">0</text:span><text:span text:style-name="T7">);</text:span><text:line-break/><text:span text:style-name="T7"> <text:s text:c="15"/>printString(</text:span><text:span text:style-name="T5">"</text:span><text:span text:style-name="T6">\n</text:span><text:span text:style-name="T5">"</text:span><text:span text:style-name="T7">);</text:span><text:line-break/><text:line-break/><text:span text:style-name="T7"> <text:s text:c="15"/></text:span><text:span text:style-name="T6">break</text:span><text:span text:style-name="T7">;</text:span><text:line-break/><text:line-break/><text:line-break/><text:line-break/><text:span text:style-name="T7"> <text:s text:c="11"/>}</text:span><text:line-break/><text:span text:style-name="T7"> <text:s text:c="11"/></text:span><text:span text:style-name="T6">else if</text:span><text:span text:style-name="T7">(res == -</text:span><text:span text:style-name="T13">1</text:span><text:span text:style-name="T7">){</text:span><text:line-break/><text:span text:style-name="T7"> <text:s text:c="15"/>printString(</text:span><text:span text:style-name="T5">"Nit nije uspela da se prodje semafor, nastavlja dalje, njen id je: "</text:span><text:span text:style-name="T7">);</text:span><text:line-break/><text:span text:style-name="T7"> <text:s text:c="15"/>printInt(id,</text:span><text:span text:style-name="T13">10</text:span><text:span text:style-name="T7">,</text:span><text:span text:style-name="T13">0</text:span><text:span text:style-name="T7">);</text:span><text:line-break/><text:span text:style-name="T7"> <text:s text:c="15"/>printString(</text:span><text:span text:style-name="T5">"</text:span><text:span text:style-name="T6">\n</text:span><text:span text:style-name="T5">"</text:span><text:span text:style-name="T7">);</text:span><text:line-break/><text:span text:style-name="T7"> <text:s text:c="15"/></text:span><text:span text:style-name="T6">for</text:span><text:span text:style-name="T7">(</text:span><text:span text:style-name="T6">int </text:span><text:span text:style-name="T7">j=</text:span><text:span text:style-name="T13">0</text:span><text:span text:style-name="T7">;j&lt;</text:span><text:span text:style-name="T13">10000</text:span><text:span text:style-name="T7">;j++){</text:span><text:line-break/><text:span text:style-name="T7"> <text:s text:c="19"/></text:span><text:span text:style-name="T6">for</text:span><text:span text:style-name="T7">(</text:span><text:span text:style-name="T6">int </text:span><text:span text:style-name="T7">k=</text:span><text:span text:style-name="T13">0</text:span><text:span text:style-name="T7">;k&lt;</text:span><text:span text:style-name="T13">30000</text:span><text:span text:style-name="T7">;k++){}</text:span><text:line-break/><text:span text:style-name="T7"> <text:s text:c="19"/>thread_dispatch();</text:span><text:line-break/><text:span text:style-name="T7"> <text:s text:c="15"/>}</text:span><text:line-break/><text:span text:style-name="T7"> <text:s text:c="11"/>}</text:span><text:line-break/><text:span text:style-name="T7"> <text:s text:c="11"/></text:span><text:span text:style-name="T6">else</text:span><text:span text:style-name="T7">{</text:span><text:line-break/><text:span text:style-name="T7"> <text:s text:c="15"/>printString(</text:span><text:span text:style-name="T5">"Semafor zatvoren i oslobodjen</text:span><text:span text:style-name="T6">\n</text:span><text:span text:style-name="T5">"</text:span><text:span text:style-name="T7">);</text:span><text:line-break/><text:span text:style-name="T7"> <text:s text:c="11"/>}</text:span><text:line-break/><text:span text:style-name="T7"> <text:s text:c="11"/>i--;</text:span><text:line-break/><text:span text:style-name="T7"> <text:s text:c="11"/>thread_dispatch();</text:span><text:line-break/><text:line-break/><text:span text:style-name="T7"> <text:s text:c="7"/>}</text:span><text:line-break/><text:span text:style-name="T7"> <text:s text:c="7"/>waitNiti-&gt;signal();</text:span><text:line-break/><text:span text:style-name="T7"> <text:s text:c="7"/>printString(</text:span><text:span text:style-name="T5">"Nit zavrsila</text:span><text:span text:style-name="T6">\n</text:span><text:span text:style-name="T5">"</text:span><text:span text:style-name="T7">);</text:span><text:line-break/><text:span text:style-name="T7"> <text:s text:c="3"/>};</text:span><text:line-break/><text:line-break/><text:span text:style-name="T7">};</text:span><text:line-break/><text:line-break/><text:line-break/><text:span text:style-name="T6">void </text:span><text:span text:style-name="T12">testTryWait</text:span><text:span text:style-name="T7">(){</text:span><text:line-break/><text:span text:style-name="T7"> <text:s text:c="3"/></text:span><text:span text:style-name="T10">Thread</text:span><text:span text:style-name="T7">* th[</text:span><text:span text:style-name="T13">10</text:span><text:span text:style-name="T7">];</text:span><text:line-break/><text:span text:style-name="T7"> <text:s text:c="3"/>s=</text:span><text:span text:style-name="T6">new </text:span><text:span text:style-name="T7">Semaphore(</text:span><text:span text:style-name="T13">4</text:span><text:span text:style-name="T7">);</text:span><text:line-break/><text:span text:style-name="T7"> <text:s text:c="3"/>waitNiti=</text:span><text:span text:style-name="T6">new </text:span><text:span text:style-name="T7">Semaphore(</text:span><text:span text:style-name="T13">0</text:span><text:span text:style-name="T7">);</text:span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10</text:span><text:span text:style-name="T7">;i++){</text:span><text:line-break/><text:span text:style-name="T7"> <text:s text:c="7"/>th[i] = </text:span><text:span text:style-name="T6">new </text:span><text:span text:style-name="T7">testTRYWait(s);</text:span><text:line-break/><text:span text:style-name="T7"> <text:s text:c="3"/>}</text:span><text:line-break/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10</text:span><text:span text:style-name="T7">;i++){</text:span><text:line-break/><text:soft-page-break/><text:span text:style-name="T7"> <text:s text:c="7"/>th[i]-&gt;start();</text:span><text:line-break/><text:span text:style-name="T7"> <text:s text:c="3"/>}</text:span><text:line-break/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10</text:span><text:span text:style-name="T7">;i++){</text:span><text:line-break/><text:span text:style-name="T7"> <text:s text:c="7"/>waitNiti-&gt;wait();</text:span><text:line-break/><text:span text:style-name="T7"> <text:s text:c="3"/>}</text:span><text:line-break/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10</text:span><text:span text:style-name="T7">;i++){</text:span><text:line-break/><text:span text:style-name="T7"> <text:s text:c="7"/></text:span><text:span text:style-name="T6">delete </text:span><text:span text:style-name="T7">th[i];</text:span><text:line-break/><text:span text:style-name="T7"> <text:s text:c="3"/>}</text:span><text:line-break/><text:span text:style-name="T7"> <text:s text:c="3"/></text:span><text:span text:style-name="T6">delete </text:span><text:span text:style-name="T7">s;</text:span><text:line-break/><text:span text:style-name="T7"> <text:s text:c="3"/></text:span><text:span text:style-name="T6">delete </text:span><text:span text:style-name="T7">waitNiti;</text:span><text:line-break/><text:line-break/><text:line-break/><text:span text:style-name="T7"> <text:s text:c="3"/>printString(</text:span><text:span text:style-name="T5">"Modifikacija TRY-wait, TEST 8, uspesno zavrsena</text:span><text:span text:style-name="T6">\n</text:span><text:span text:style-name="T5">"</text:span><text:span text:style-name="T7">);</text:span><text:line-break/><text:line-break/><text:span text:style-name="T7">}</text:span><text:line-break/><text:line-break/><text:span text:style-name="T6">static <text:s/></text:span><text:span text:style-name="T10">Semaphore </text:span><text:span text:style-name="T7">*prioritySem;</text:span><text:line-break/><text:line-break/><text:line-break/><text:span text:style-name="T6">class </text:span><text:span text:style-name="T10">A15</text:span><text:span text:style-name="T7">:</text:span><text:span text:style-name="T6">public </text:span><text:span text:style-name="T10">Thread</text:span><text:span text:style-name="T7">{</text:span><text:line-break/><text:span text:style-name="T6">private</text:span><text:span text:style-name="T7">:</text:span><text:line-break/><text:span text:style-name="T7"> <text:s text:c="3"/></text:span><text:span text:style-name="T10">Semaphore</text:span><text:span text:style-name="T7">* </text:span><text:span text:style-name="T11">shared</text:span><text:span text:style-name="T7">;</text:span><text:line-break/><text:span text:style-name="T6">public</text:span><text:span text:style-name="T7">:</text:span><text:line-break/><text:span text:style-name="T7"> <text:s text:c="3"/></text:span><text:span text:style-name="T12">A15</text:span><text:span text:style-name="T7">(</text:span><text:span text:style-name="T10">Semaphore</text:span><text:span text:style-name="T7">* sem):Thread(){</text:span><text:line-break/><text:span text:style-name="T7"> <text:s text:c="7"/></text:span><text:span text:style-name="T2">//printString("Semafor postavljen\n");</text:span><text:line-break/><text:span text:style-name="T2"> <text:s text:c="7"/></text:span><text:span text:style-name="T6">this</text:span><text:span text:style-name="T7">-&gt;</text:span><text:span text:style-name="T11">shared </text:span><text:span text:style-name="T7">= sem;</text:span><text:line-break/><text:span text:style-name="T7"> <text:s text:c="3"/>}</text:span><text:line-break/><text:span text:style-name="T6">protected</text:span><text:span text:style-name="T7">:</text:span><text:line-break/><text:span text:style-name="T7"> <text:s text:c="3"/></text:span><text:span text:style-name="T6">virtual void </text:span><text:span text:style-name="T12">run</text:span><text:span text:style-name="T7">();</text:span><text:line-break/><text:line-break/><text:span text:style-name="T7">};</text:span><text:line-break/><text:line-break/><text:span text:style-name="T6">void </text:span><text:span text:style-name="T10">A15</text:span><text:span text:style-name="T7">::</text:span><text:span text:style-name="T12">run</text:span><text:span text:style-name="T7">() {</text:span><text:line-break/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3</text:span><text:span text:style-name="T7">;i++){</text:span><text:line-break/><text:line-break/><text:span text:style-name="T7"> <text:s text:c="7"/></text:span><text:span text:style-name="T6">int </text:span><text:span text:style-name="T7">id;</text:span><text:line-break/><text:span text:style-name="T7"> <text:s text:c="7"/>printString(</text:span><text:span text:style-name="T5">"ID: "</text:span><text:span text:style-name="T7">);</text:span><text:line-break/><text:span text:style-name="T7"> <text:s text:c="7"/>printInt(getThreadId());</text:span><text:line-break/><text:span text:style-name="T7"> <text:s text:c="7"/>printString(</text:span><text:span text:style-name="T5">": Pokusavam da pristupim: ...</text:span><text:span text:style-name="T6">\n</text:span><text:span text:style-name="T5">"</text:span><text:span text:style-name="T7">);</text:span><text:line-break/><text:line-break/><text:span text:style-name="T7"> <text:s text:c="7"/></text:span><text:span text:style-name="T11">shared</text:span><text:span text:style-name="T7">-&gt;wait();</text:span><text:line-break/><text:line-break/><text:span text:style-name="T7"> <text:s text:c="7"/>printString(</text:span><text:span text:style-name="T5">"Usla u krit. oblast nit id: "</text:span><text:span text:style-name="T7">);</text:span><text:line-break/><text:span text:style-name="T7"> <text:s text:c="7"/>printInt(id=getThreadId()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span text:style-name="T7"> <text:s text:c="7"/></text:span><text:span text:style-name="T6">for</text:span><text:span text:style-name="T7">(</text:span><text:span text:style-name="T6">int </text:span><text:span text:style-name="T7">j=</text:span><text:span text:style-name="T13">0</text:span><text:span text:style-name="T7">;j&lt;id*</text:span><text:span text:style-name="T13">1000</text:span><text:span text:style-name="T7">;j++){</text:span><text:line-break/><text:span text:style-name="T7"> <text:s text:c="11"/></text:span><text:span text:style-name="T2">//for(int k=0;k&lt;)</text:span><text:line-break/><text:span text:style-name="T2"> <text:s text:c="11"/>//busy wait</text:span><text:line-break/><text:span text:style-name="T2"> <text:s text:c="11"/></text:span><text:span text:style-name="T7">thread_dispatch();</text:span><text:line-break/><text:span text:style-name="T7"> <text:s text:c="7"/>}</text:span><text:line-break/><text:span text:style-name="T7"> <text:s text:c="7"/>printString(</text:span><text:span text:style-name="T5">"DISPATCH iz krit. oblasti nit id: "</text:span><text:span text:style-name="T7">);</text:span><text:line-break/><text:span text:style-name="T7"> <text:s text:c="7"/>printInt(getThreadId());</text:span><text:line-break/><text:soft-pag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line-break/><text:span text:style-name="T7"> <text:s text:c="7"/>thread_dispatch();</text:span><text:line-break/><text:line-break/><text:line-break/><text:span text:style-name="T7"> <text:s text:c="7"/>printString(</text:span><text:span text:style-name="T5">"Vratila sam se iz promene konteksta nit id: "</text:span><text:span text:style-name="T7">);</text:span><text:line-break/><text:span text:style-name="T7"> <text:s text:c="7"/>printInt(getThreadId());</text:span><text:line-break/><text:span text:style-name="T7"> <text:s text:c="7"/>printString(</text:span><text:span text:style-name="T5">"</text:span><text:span text:style-name="T6">\n</text:span><text:span text:style-name="T5">"</text:span><text:span text:style-name="T7">);</text:span><text:line-break/><text:line-break/><text:span text:style-name="T7"> <text:s text:c="7"/></text:span><text:span text:style-name="T11">shared</text:span><text:span text:style-name="T7">-&gt;signal();</text:span><text:line-break/><text:span text:style-name="T7"> <text:s text:c="7"/>thread_dispatch();</text:span><text:line-break/><text:line-break/><text:span text:style-name="T7"> <text:s text:c="3"/>}</text:span><text:line-break/><text:line-break/><text:span text:style-name="T7"> <text:s text:c="3"/>printString(</text:span><text:span text:style-name="T5">" Zavrsila nit id: "</text:span><text:span text:style-name="T7">);</text:span><text:line-break/><text:span text:style-name="T7"> <text:s text:c="3"/>printInt(getThreadId());</text:span><text:line-break/><text:span text:style-name="T7"> <text:s text:c="3"/>printString(</text:span><text:span text:style-name="T5">"</text:span><text:span text:style-name="T6">\n</text:span><text:span text:style-name="T5">"</text:span><text:span text:style-name="T7">);</text:span><text:line-break/><text:line-break/><text:line-break/><text:line-break/><text:span text:style-name="T7">}</text:span><text:line-break/><text:line-break/><text:span text:style-name="T6">void </text:span><text:span text:style-name="T12">testPrioritetniSemafor</text:span><text:span text:style-name="T7">(){</text:span><text:line-break/><text:span text:style-name="T7"> <text:s text:c="3"/></text:span><text:span text:style-name="T10">Thread</text:span><text:span text:style-name="T7">* threads[</text:span><text:span text:style-name="T13">50</text:span><text:span text:style-name="T7">];</text:span><text:line-break/><text:line-break/><text:span text:style-name="T7"> <text:s text:c="3"/>prioritySem = </text:span><text:span text:style-name="T6">new </text:span><text:span text:style-name="T7">Semaphore(</text:span><text:span text:style-name="T13">5</text:span><text:span text:style-name="T7">);</text:span><text:line-break/><text:line-break/><text:span text:style-name="T7"> <text:s text:c="3"/></text:span><text:span text:style-name="T2">//prioritySem-&gt;promeniPrioritet();</text:span><text:line-break/><text:line-break/><text:span text:style-name="T2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50</text:span><text:span text:style-name="T7">;i++){</text:span><text:line-break/><text:span text:style-name="T7"> <text:s text:c="7"/>threads[i] = </text:span><text:span text:style-name="T6">new </text:span><text:span text:style-name="T7">A15(prioritySem);</text:span><text:line-break/><text:span text:style-name="T7"> <text:s text:c="3"/>}</text:span><text:line-break/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50</text:span><text:span text:style-name="T7">;i++){</text:span><text:line-break/><text:span text:style-name="T7"> <text:s text:c="7"/>threads[i]-&gt;start();</text:span><text:line-break/><text:span text:style-name="T7"> <text:s text:c="3"/>}</text:span><text:line-break/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50</text:span><text:span text:style-name="T7">;i++){</text:span><text:line-break/><text:span text:style-name="T7"> <text:s text:c="7"/>threads[i]-&gt;join();</text:span><text:line-break/><text:span text:style-name="T7"> <text:s text:c="3"/>}</text:span><text:line-break/><text:line-break/><text:span text:style-name="T7"> <text:s text:c="3"/></text:span><text:span text:style-name="T6">for</text:span><text:span text:style-name="T7">(</text:span><text:span text:style-name="T6">int </text:span><text:span text:style-name="T7">i=</text:span><text:span text:style-name="T13">0</text:span><text:span text:style-name="T7">;i&lt;</text:span><text:span text:style-name="T13">50</text:span><text:span text:style-name="T7">;i++){</text:span><text:line-break/><text:span text:style-name="T7"> <text:s text:c="7"/></text:span><text:span text:style-name="T6">delete </text:span><text:span text:style-name="T7">threads[i];</text:span><text:line-break/><text:span text:style-name="T7"> <text:s text:c="3"/>}</text:span><text:line-break/><text:span text:style-name="T7"> <text:s text:c="3"/>printString(</text:span><text:span text:style-name="T5">"TEST8 - prioritetni semafor - USPESNO GOTOV</text:span><text:span text:style-name="T6">\n</text:span><text:span text:style-name="T5">"</text:span><text:span text:style-name="T7">);</text:span><text:line-break/><text:span text:style-name="T7">}</text:span></text:p>
      <text:p text:style-name="P2"/>
      <text:p text:style-name="P2">USERMAIN dodat novi level I novi case za test8</text:p>
      <text:p text:style-name="P2"/>
      <text:p text:style-name="P2"><text:span text:style-name="T3">#include </text:span><text:span text:style-name="T5">"printing.hpp"</text:span><text:line-break/><text:line-break/><text:span text:style-name="T3">#define </text:span><text:span text:style-name="T4">LEVEL_1_IMPLEMENTED </text:span><text:span text:style-name="T13">1</text:span><text:line-break/><text:span text:style-name="T3">#define </text:span><text:span text:style-name="T4">LEVEL_2_IMPLEMENTED </text:span><text:span text:style-name="T13">1</text:span><text:line-break/><text:span text:style-name="T3">#define </text:span><text:span text:style-name="T4">LEVEL_3_IMPLEMENTED </text:span><text:span text:style-name="T13">1</text:span><text:line-break/><text:soft-page-break/><text:span text:style-name="T3">#define </text:span><text:span text:style-name="T4">LEVEL_4_IMPLEMENTED </text:span><text:span text:style-name="T13">0</text:span><text:line-break/><text:span text:style-name="T3">#define </text:span><text:span text:style-name="T4">LEVEL_5_IMPLEMENTED </text:span><text:span text:style-name="T13">1</text:span><text:line-break/><text:line-break/><text:span text:style-name="T3">#if </text:span><text:span text:style-name="T4">LEVEL_2_IMPLEMENTED </text:span><text:span text:style-name="T7">== </text:span><text:span text:style-name="T13">1</text:span><text:line-break/><text:span text:style-name="T2">// TEST 1 (zadatak 2, niti C API i sinhrona promena konteksta)</text:span><text:line-break/><text:span text:style-name="T3">#include </text:span><text:span text:style-name="T5">"../test/Threads_C_API_test.hpp"</text:span><text:line-break/><text:span text:style-name="T2">// TEST 2 (zadatak 2., niti CPP API i sinhrona promena konteksta)</text:span><text:line-break/><text:span text:style-name="T3">#include </text:span><text:span text:style-name="T5">"../test/Threads_CPP_API_test.hpp"</text:span><text:line-break/><text:span text:style-name="T2">// TEST 7 (zadatak 2., testiranje da li se korisnicki kod izvrsava u korisnickom rezimu)</text:span><text:line-break/><text:span text:style-name="T3">#include </text:span><text:span text:style-name="T5">"../test/System_Mode_test.hpp"</text:span><text:line-break/><text:span text:style-name="T3">#endif</text:span><text:line-break/><text:line-break/><text:span text:style-name="T3">#if </text:span><text:span text:style-name="T4">LEVEL_3_IMPLEMENTED </text:span><text:span text:style-name="T7">== </text:span><text:span text:style-name="T13">1</text:span><text:line-break/><text:span text:style-name="T2">// TEST 3 (zadatak 3., kompletan C API sa semaforima, sinhrona promena konteksta)</text:span><text:line-break/><text:span text:style-name="T3">#include </text:span><text:span text:style-name="T5">"../test/ConsumerProducer_C_API_test.hpp"</text:span><text:line-break/><text:span text:style-name="T2">// TEST 4 (zadatak 3., kompletan CPP API sa semaforima, sinhrona promena konteksta)</text:span><text:line-break/><text:span text:style-name="T3">#include </text:span><text:span text:style-name="T5">"../test/ConsumerProducer_CPP_Sync_API_test.hpp"</text:span><text:line-break/><text:span text:style-name="T3">#endif</text:span><text:line-break/><text:line-break/><text:span text:style-name="T3">#if </text:span><text:span text:style-name="T4">LEVEL_4_IMPLEMENTED </text:span><text:span text:style-name="T7">== </text:span><text:span text:style-name="T13">1</text:span><text:line-break/><text:span text:style-name="T17">// TEST 5 (zadatak 4., thread_sleep test C API)</text:span><text:line-break/><text:span text:style-name="T17">#include "../test/ThreadSleep_C_API_test.hpp"</text:span><text:line-break/><text:span text:style-name="T17">// TEST 6 (zadatak 4. CPP API i asinhrona promena konteksta)</text:span><text:line-break/><text:span text:style-name="T17">#include "../test/ConsumerProducer_CPP_API_test.hpp"</text:span><text:line-break/><text:span text:style-name="T17">#include "System_Mode_test.hpp"</text:span><text:line-break/><text:line-break/><text:span text:style-name="T3">#endif</text:span><text:line-break/><text:line-break/><text:span text:style-name="T3">#if </text:span><text:span text:style-name="T4">LEVEL_5_IMPLEMENTED </text:span><text:span text:style-name="T7">== </text:span><text:span text:style-name="T13">1</text:span><text:line-break/><text:span text:style-name="T3">#include </text:span><text:span text:style-name="T5">"Test8.hpp"</text:span><text:line-break/><text:line-break/><text:span text:style-name="T3">#endif</text:span><text:line-break/><text:line-break/><text:span text:style-name="T6">void </text:span><text:span text:style-name="T12">userMain</text:span><text:span text:style-name="T7">() {</text:span><text:line-break/><text:span text:style-name="T7"> <text:s text:c="3"/>printString(</text:span><text:span text:style-name="T5">"Unesite broj testa? [1-7]</text:span><text:span text:style-name="T6">\n</text:span><text:span text:style-name="T5">"</text:span><text:span text:style-name="T7">);</text:span><text:line-break/><text:span text:style-name="T7"> <text:s text:c="3"/></text:span><text:span text:style-name="T6">int </text:span><text:span text:style-name="T7">test = getc() - </text:span><text:span text:style-name="T5">'0'</text:span><text:span text:style-name="T7">;</text:span><text:line-break/><text:span text:style-name="T7"> <text:s text:c="3"/>getc(); </text:span><text:span text:style-name="T2">// Enter posle broja</text:span><text:line-break/><text:line-break/><text:span text:style-name="T2"> <text:s text:c="3"/></text:span><text:span text:style-name="T6">if </text:span><text:span text:style-name="T7">((test &gt;= </text:span><text:span text:style-name="T13">1 </text:span><text:span text:style-name="T7">&amp;&amp; test &lt;= </text:span><text:span text:style-name="T13">2</text:span><text:span text:style-name="T7">) || test == </text:span><text:span text:style-name="T13">7</text:span><text:span text:style-name="T7">) {</text:span><text:line-break/><text:span text:style-name="T7"> <text:s text:c="7"/></text:span><text:span text:style-name="T6">if </text:span><text:span text:style-name="T7">(</text:span><text:span text:style-name="T4">LEVEL_2_IMPLEMENTED </text:span><text:span text:style-name="T7">== </text:span><text:span text:style-name="T13">0</text:span><text:span text:style-name="T7">) {</text:span><text:line-break/><text:span text:style-name="T7"> <text:s text:c="11"/>printString(</text:span><text:span text:style-name="T5">"Nije navedeno da je zadatak 2 implementiran</text:span><text:span text:style-name="T6">\n</text:span><text:span text:style-name="T5">"</text:span><text:span text:style-name="T7">);</text:span><text:line-break/><text:span text:style-name="T7"> <text:s text:c="11"/></text:span><text:span text:style-name="T6">return</text:span><text:span text:style-name="T7">;</text:span><text:line-break/><text:span text:style-name="T7"> <text:s text:c="7"/>}</text:span><text:line-break/><text:span text:style-name="T7"> <text:s text:c="3"/>}</text:span><text:line-break/><text:line-break/><text:span text:style-name="T7"> <text:s text:c="3"/></text:span><text:span text:style-name="T6">if </text:span><text:span text:style-name="T7">(test &gt;= </text:span><text:span text:style-name="T13">3 </text:span><text:span text:style-name="T7">&amp;&amp; test &lt;= </text:span><text:span text:style-name="T13">4</text:span><text:span text:style-name="T7">) {</text:span><text:line-break/><text:span text:style-name="T7"> <text:s text:c="7"/></text:span><text:span text:style-name="T6">if </text:span><text:span text:style-name="T7">(</text:span><text:span text:style-name="T4">LEVEL_3_IMPLEMENTED </text:span><text:span text:style-name="T7">== </text:span><text:span text:style-name="T13">0</text:span><text:span text:style-name="T7">) {</text:span><text:line-break/><text:span text:style-name="T7"> <text:s text:c="11"/>printString(</text:span><text:span text:style-name="T5">"Nije navedeno da je zadatak 3 implementiran</text:span><text:span text:style-name="T6">\n</text:span><text:span text:style-name="T5">"</text:span><text:span text:style-name="T7">);</text:span><text:line-break/><text:span text:style-name="T7"> <text:s text:c="11"/></text:span><text:span text:style-name="T6">return</text:span><text:span text:style-name="T7">;</text:span><text:line-break/><text:span text:style-name="T7"> <text:s text:c="7"/>}</text:span><text:line-break/><text:span text:style-name="T7"> <text:s text:c="3"/>}</text:span><text:line-break/><text:line-break/><text:span text:style-name="T7"> <text:s text:c="3"/></text:span><text:span text:style-name="T6">if </text:span><text:span text:style-name="T7">(test &gt;= </text:span><text:span text:style-name="T13">5 </text:span><text:span text:style-name="T7">&amp;&amp; test &lt;= </text:span><text:span text:style-name="T13">6</text:span><text:span text:style-name="T7">) {</text:span><text:line-break/><text:span text:style-name="T7"> <text:s text:c="7"/></text:span><text:span text:style-name="T6">if </text:span><text:span text:style-name="T7">(</text:span><text:span text:style-name="T4">LEVEL_4_IMPLEMENTED </text:span><text:span text:style-name="T7">== </text:span><text:span text:style-name="T13">0</text:span><text:span text:style-name="T7">) {</text:span><text:line-break/><text:span text:style-name="T7"> <text:s text:c="11"/>printString(</text:span><text:span text:style-name="T5">"Nije navedeno da je zadatak 4 implementiran</text:span><text:span text:style-name="T6">\n</text:span><text:span text:style-name="T5">"</text:span><text:span text:style-name="T7">);</text:span><text:line-break/><text:span text:style-name="T7"> <text:s text:c="11"/></text:span><text:span text:style-name="T6">return</text:span><text:span text:style-name="T7">;</text:span><text:line-break/><text:soft-page-break/><text:span text:style-name="T7"> <text:s text:c="7"/>}</text:span><text:line-break/><text:span text:style-name="T7"> <text:s text:c="3"/>}</text:span><text:line-break/><text:line-break/><text:span text:style-name="T7"> <text:s text:c="3"/></text:span><text:span text:style-name="T6">switch </text:span><text:span text:style-name="T7">(test) {</text:span><text:line-break/><text:span text:style-name="T7"> <text:s text:c="7"/></text:span><text:span text:style-name="T6">case </text:span><text:span text:style-name="T13">1</text:span><text:span text:style-name="T7">:</text:span><text:line-break/><text:span text:style-name="T3">#if </text:span><text:span text:style-name="T4">LEVEL_2_IMPLEMENTED </text:span><text:span text:style-name="T7">== </text:span><text:span text:style-name="T13">1</text:span><text:line-break/><text:span text:style-name="T13"> <text:s text:c="11"/></text:span><text:span text:style-name="T7">Threads_C_API_test();</text:span><text:line-break/><text:span text:style-name="T7"> <text:s text:c="11"/>printString(</text:span><text:span text:style-name="T5">"TEST 1 (zadatak 2, niti C API i sinhrona promena konteksta)</text:span><text:span text:style-name="T6">\n</text:span><text:span text:style-name="T5">"</text:span><text:span text:style-name="T7">);</text:span><text:line-break/><text:span text:style-name="T3">#endif</text:span><text:line-break/><text:span text:style-name="T3"> <text:s text:c="11"/></text:span><text:span text:style-name="T6">break</text:span><text:span text:style-name="T7">;</text:span><text:line-break/><text:span text:style-name="T7"> <text:s text:c="7"/></text:span><text:span text:style-name="T6">case </text:span><text:span text:style-name="T13">2</text:span><text:span text:style-name="T7">:</text:span><text:line-break/><text:span text:style-name="T3">#if </text:span><text:span text:style-name="T4">LEVEL_2_IMPLEMENTED </text:span><text:span text:style-name="T7">== </text:span><text:span text:style-name="T13">1</text:span><text:line-break/><text:span text:style-name="T13"> <text:s text:c="11"/></text:span><text:span text:style-name="T7">Threads_CPP_API_test();</text:span><text:line-break/><text:span text:style-name="T7"> <text:s text:c="11"/>printString(</text:span><text:span text:style-name="T5">"TEST 2 (zadatak 2., niti CPP API i sinhrona promena konteksta)</text:span><text:span text:style-name="T6">\n</text:span><text:span text:style-name="T5">"</text:span><text:span text:style-name="T7">);</text:span><text:line-break/><text:span text:style-name="T3">#endif</text:span><text:line-break/><text:span text:style-name="T3"> <text:s text:c="11"/></text:span><text:span text:style-name="T6">break</text:span><text:span text:style-name="T7">;</text:span><text:line-break/><text:span text:style-name="T7"> <text:s text:c="7"/></text:span><text:span text:style-name="T6">case </text:span><text:span text:style-name="T13">3</text:span><text:span text:style-name="T7">:</text:span><text:line-break/><text:span text:style-name="T3">#if </text:span><text:span text:style-name="T4">LEVEL_3_IMPLEMENTED </text:span><text:span text:style-name="T7">== </text:span><text:span text:style-name="T13">1</text:span><text:line-break/><text:span text:style-name="T13"> <text:s text:c="11"/></text:span><text:span text:style-name="T7">producerConsumer_C_API();</text:span><text:line-break/><text:span text:style-name="T7"> <text:s text:c="11"/>printString(</text:span><text:span text:style-name="T5">"TEST 3 (zadatak 3., kompletan C API sa semaforima, sinhrona promena konteksta)</text:span><text:span text:style-name="T6">\n</text:span><text:span text:style-name="T5">"</text:span><text:span text:style-name="T7">);</text:span><text:line-break/><text:span text:style-name="T3">#endif</text:span><text:line-break/><text:span text:style-name="T3"> <text:s text:c="11"/></text:span><text:span text:style-name="T6">break</text:span><text:span text:style-name="T7">;</text:span><text:line-break/><text:span text:style-name="T7"> <text:s text:c="7"/></text:span><text:span text:style-name="T6">case </text:span><text:span text:style-name="T13">4</text:span><text:span text:style-name="T7">:</text:span><text:line-break/><text:span text:style-name="T3">#if </text:span><text:span text:style-name="T4">LEVEL_3_IMPLEMENTED </text:span><text:span text:style-name="T7">== </text:span><text:span text:style-name="T13">1</text:span><text:line-break/><text:span text:style-name="T13"> <text:s text:c="11"/></text:span><text:span text:style-name="T7">producerConsumer_CPP_Sync_API();</text:span><text:line-break/><text:span text:style-name="T7"> <text:s text:c="11"/>printString(</text:span><text:span text:style-name="T5">"TEST 4 (zadatak 3., kompletan CPP API sa semaforima, sinhrona promena konteksta)</text:span><text:span text:style-name="T6">\n</text:span><text:span text:style-name="T5">"</text:span><text:span text:style-name="T7">);</text:span><text:line-break/><text:span text:style-name="T3">#endif</text:span><text:line-break/><text:span text:style-name="T3"> <text:s text:c="11"/></text:span><text:span text:style-name="T6">break</text:span><text:span text:style-name="T7">;</text:span><text:line-break/><text:span text:style-name="T7"> <text:s text:c="7"/></text:span><text:span text:style-name="T6">case </text:span><text:span text:style-name="T13">5</text:span><text:span text:style-name="T7">:</text:span><text:line-break/><text:span text:style-name="T3">#if </text:span><text:span text:style-name="T4">LEVEL_4_IMPLEMENTED </text:span><text:span text:style-name="T7">== </text:span><text:span text:style-name="T13">1</text:span><text:line-break/><text:span text:style-name="T13"> <text:s text:c="11"/></text:span><text:span text:style-name="T17">testSleeping();</text:span><text:line-break/><text:span text:style-name="T17"> <text:s text:c="11"/>printString("TEST 5 (zadatak 4., thread_sleep test C API)\n");</text:span><text:line-break/><text:span text:style-name="T3">#endif</text:span><text:line-break/><text:span text:style-name="T3"> <text:s text:c="11"/></text:span><text:span text:style-name="T6">break</text:span><text:span text:style-name="T7">;</text:span><text:line-break/><text:span text:style-name="T7"> <text:s text:c="7"/></text:span><text:span text:style-name="T6">case </text:span><text:span text:style-name="T13">6</text:span><text:span text:style-name="T7">:</text:span><text:line-break/><text:span text:style-name="T3">#if </text:span><text:span text:style-name="T4">LEVEL_4_IMPLEMENTED </text:span><text:span text:style-name="T7">== </text:span><text:span text:style-name="T13">1</text:span><text:line-break/><text:span text:style-name="T13"> <text:s text:c="11"/></text:span><text:span text:style-name="T17">testConsumerProducer();</text:span><text:line-break/><text:span text:style-name="T17"> <text:s text:c="11"/>printString("TEST 6 (zadatak 4. CPP API i asinhrona promena konteksta)\n");</text:span><text:line-break/><text:span text:style-name="T3">#endif</text:span><text:line-break/><text:span text:style-name="T3"> <text:s text:c="11"/></text:span><text:span text:style-name="T6">break</text:span><text:span text:style-name="T7">;</text:span><text:line-break/><text:span text:style-name="T7"> <text:s text:c="7"/></text:span><text:span text:style-name="T6">case </text:span><text:span text:style-name="T13">7</text:span><text:span text:style-name="T7">:</text:span><text:line-break/><text:span text:style-name="T3">#if </text:span><text:span text:style-name="T4">LEVEL_2_IMPLEMENTED </text:span><text:span text:style-name="T7">== </text:span><text:span text:style-name="T13">1</text:span><text:line-break/><text:span text:style-name="T13"> <text:s text:c="11"/></text:span><text:span text:style-name="T7">System_Mode_test();</text:span><text:line-break/><text:span text:style-name="T7"> <text:s text:c="11"/>printString(</text:span><text:span text:style-name="T5">"Test se nije uspesno zavrsio</text:span><text:span text:style-name="T6">\n</text:span><text:span text:style-name="T5">"</text:span><text:span text:style-name="T7">);</text:span><text:line-break/><text:span text:style-name="T7"> <text:s text:c="11"/>printString(</text:span><text:span text:style-name="T5">"TEST 7 (zadatak 2., testiranje da li se korisnicki kod izvrsava u korisnickom rezimu)</text:span><text:span text:style-name="T6">\n</text:span><text:span text:style-name="T5">"</text:span><text:span text:style-name="T7">);</text:span><text:line-break/><text:span text:style-name="T3">#endif</text:span><text:line-break/><text:span text:style-name="T3"> <text:s text:c="11"/></text:span><text:span text:style-name="T6">break</text:span><text:span text:style-name="T7">;</text:span><text:line-break/><text:span text:style-name="T7"> <text:s text:c="7"/></text:span><text:span text:style-name="T6">case </text:span><text:span text:style-name="T13">8</text:span><text:span text:style-name="T7">:</text:span><text:line-break/><text:span text:style-name="T3">#if </text:span><text:span text:style-name="T4">LEVEL_5_IMPLEMENTED</text:span><text:span text:style-name="T7">==</text:span><text:span text:style-name="T13">1</text:span><text:line-break/><text:span text:style-name="T13"> <text:s text:c="11"/></text:span><text:span text:style-name="T2">//test8();</text:span><text:line-break/><text:span text:style-name="T2"> <text:s text:c="11"/>//testBarijera();</text:span><text:line-break/><text:span text:style-name="T2"> <text:s text:c="11"/>//testSEND_RECEIVE();</text:span><text:line-break/><text:span text:style-name="T2"> <text:s text:c="11"/>//test_JOIN_all();</text:span><text:line-break/><text:span text:style-name="T2"> <text:s text:c="11"/>//testSetMaxThreads();</text:span><text:line-break/><text:span text:style-name="T2"> <text:s text:c="11"/>//testBarijera2();</text:span><text:line-break/><text:soft-page-break/><text:span text:style-name="T2"> <text:s text:c="11"/>//testAtomicBroadcast();</text:span><text:line-break/><text:span text:style-name="T2"> <text:s text:c="11"/>//testH2O();</text:span><text:line-break/><text:span text:style-name="T2"> <text:s text:c="11"/>//testDiningSavages();</text:span><text:line-break/><text:span text:style-name="T2"> <text:s text:c="11"/>//testHungryBirds();</text:span><text:line-break/><text:span text:style-name="T2"> <text:s text:c="11"/>//testBeeBear();</text:span><text:line-break/><text:span text:style-name="T2"> <text:s text:c="11"/>//testSemaforSaZetonima();</text:span><text:line-break/><text:span text:style-name="T2"> <text:s text:c="11"/>//testPing();</text:span><text:line-break/><text:span text:style-name="T2"> <text:s text:c="11"/>//testTryWait();</text:span><text:line-break/><text:span text:style-name="T2"> <text:s text:c="11"/></text:span><text:span text:style-name="T7">testPrioritetniSemafor();</text:span><text:line-break/><text:span text:style-name="T3">#endif</text:span><text:line-break/><text:span text:style-name="T3"> <text:s text:c="11"/></text:span><text:span text:style-name="T6">break</text:span><text:span text:style-name="T7">;</text:span><text:line-break/><text:line-break/><text:span text:style-name="T7"> <text:s text:c="7"/></text:span><text:span text:style-name="T6">default</text:span><text:span text:style-name="T7">:</text:span><text:line-break/><text:span text:style-name="T7"> <text:s text:c="11"/>printString(</text:span><text:span text:style-name="T5">"Niste uneli odgovarajuci broj za test</text:span><text:span text:style-name="T6">\n</text:span><text:span text:style-name="T5">"</text:span><text:span text:style-name="T7">);</text:span><text:line-break/><text:span text:style-name="T7"> <text:s text:c="3"/>}</text:span><text:line-break/><text:span text:style-name="T7">}</text:span></text:p>
      <text:p text:style-name="P2"/>
      <text:p text:style-name="P2">GOVNO OD PREDMETA…… :(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5T10:27:38.712854400</meta:creation-date>
    <dc:date>2024-09-25T10:44:54.901666271</dc:date>
    <meta:editing-duration>PT7M6S</meta:editing-duration>
    <meta:editing-cycles>1</meta:editing-cycles>
    <meta:document-statistic meta:table-count="0" meta:image-count="0" meta:object-count="0" meta:page-count="85" meta:paragraph-count="46" meta:word-count="9280" meta:character-count="100470" meta:non-whitespace-character-count="71008"/>
    <meta:generator>LibreOffice/6.4.7.2$Linux_X86_64 LibreOffice_project/40$Build-2</meta:generator>
  </office:meta>
</office:document-meta>
</file>